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ST_data" table:style-name="ta1">
        <table:table-column table:style-name="co1" table:number-columns-repeated="2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paramSet_01.txt</text:p>
          </table:table-cell>
          <table:table-cell office:value-type="string" calcext:value-type="string">
            <text:p>paramSet_02.txt</text:p>
          </table:table-cell>
          <table:table-cell office:value-type="string" calcext:value-type="string">
            <text:p>paramSet_03.txt</text:p>
          </table:table-cell>
          <table:table-cell office:value-type="string" calcext:value-type="string">
            <text:p>paramSet_04.txt</text:p>
          </table:table-cell>
          <table:table-cell office:value-type="string" calcext:value-type="string">
            <text:p>paramSet_05.txt</text:p>
          </table:table-cell>
          <table:table-cell office:value-type="string" calcext:value-type="string">
            <text:p>paramSet_06.txt</text:p>
          </table:table-cell>
          <table:table-cell office:value-type="string" calcext:value-type="string">
            <text:p>paramSet_07.txt</text:p>
          </table:table-cell>
          <table:table-cell office:value-type="string" calcext:value-type="string">
            <text:p>paramSet_08.txt</text:p>
          </table:table-cell>
          <table:table-cell office:value-type="string" calcext:value-type="string">
            <text:p>paramSet_09.txt</text:p>
          </table:table-cell>
          <table:table-cell office:value-type="string" calcext:value-type="string">
            <text:p>paramSet_10.txt</text:p>
          </table:table-cell>
          <table:table-cell office:value-type="string" calcext:value-type="string">
            <text:p>paramSet_11.txt</text:p>
          </table:table-cell>
          <table:table-cell office:value-type="string" calcext:value-type="string">
            <text:p>paramSet_12.txt</text:p>
          </table:table-cell>
          <table:table-cell office:value-type="string" calcext:value-type="string">
            <text:p>paramSet_13.txt</text:p>
          </table:table-cell>
          <table:table-cell office:value-type="string" calcext:value-type="string">
            <text:p>paramSet_14.txt</text:p>
          </table:table-cell>
          <table:table-cell office:value-type="string" calcext:value-type="string">
            <text:p>paramSet_15.txt</text:p>
          </table:table-cell>
          <table:table-cell office:value-type="string" calcext:value-type="string">
            <text:p>paramSet_16.txt</text:p>
          </table:table-cell>
          <table:table-cell office:value-type="string" calcext:value-type="string">
            <text:p>paramSet_17.txt</text:p>
          </table:table-cell>
          <table:table-cell office:value-type="string" calcext:value-type="string">
            <text:p>paramSet_18.txt</text:p>
          </table:table-cell>
          <table:table-cell office:value-type="string" calcext:value-type="string">
            <text:p>paramSet_19.txt</text:p>
          </table:table-cell>
          <table:table-cell office:value-type="string" calcext:value-type="string">
            <text:p>paramSet_20.txt</text:p>
          </table:table-cell>
          <table:table-cell office:value-type="string" calcext:value-type="string">
            <text:p>Best 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3.5" calcext:value-type="float">
            <text:p>2453.5</text:p>
          </table:table-cell>
          <table:table-cell office:value-type="float" office:value="1189.59" calcext:value-type="float">
            <text:p>1189.59</text:p>
          </table:table-cell>
          <table:table-cell office:value-type="float" office:value="2770.39" calcext:value-type="float">
            <text:p>2770.39</text:p>
          </table:table-cell>
          <table:table-cell office:value-type="float" office:value="1811.89" calcext:value-type="float">
            <text:p>1811.89</text:p>
          </table:table-cell>
          <table:table-cell office:value-type="float" office:value="750.611" calcext:value-type="float">
            <text:p>750.611</text:p>
          </table:table-cell>
          <table:table-cell office:value-type="float" office:value="3967.12" calcext:value-type="float">
            <text:p>3967.12</text:p>
          </table:table-cell>
          <table:table-cell office:value-type="float" office:value="1657.81" calcext:value-type="float">
            <text:p>1657.81</text:p>
          </table:table-cell>
          <table:table-cell office:value-type="float" office:value="1495.61" calcext:value-type="float">
            <text:p>1495.61</text:p>
          </table:table-cell>
          <table:table-cell office:value-type="float" office:value="582.237" calcext:value-type="float">
            <text:p>582.237</text:p>
          </table:table-cell>
          <table:table-cell office:value-type="float" office:value="1878.24" calcext:value-type="float">
            <text:p>1878.24</text:p>
          </table:table-cell>
          <table:table-cell office:value-type="float" office:value="1130.83" calcext:value-type="float">
            <text:p>1130.83</text:p>
          </table:table-cell>
          <table:table-cell office:value-type="float" office:value="2986.81" calcext:value-type="float">
            <text:p>2986.81</text:p>
          </table:table-cell>
          <table:table-cell office:value-type="float" office:value="599.638" calcext:value-type="float">
            <text:p>599.638</text:p>
          </table:table-cell>
          <table:table-cell office:value-type="float" office:value="2620.57" calcext:value-type="float">
            <text:p>2620.57</text:p>
          </table:table-cell>
          <table:table-cell office:value-type="float" office:value="521.233" calcext:value-type="float">
            <text:p>521.233</text:p>
          </table:table-cell>
          <table:table-cell office:value-type="float" office:value="1362.78" calcext:value-type="float">
            <text:p>1362.78</text:p>
          </table:table-cell>
          <table:table-cell office:value-type="float" office:value="404.496" calcext:value-type="float">
            <text:p>404.496</text:p>
          </table:table-cell>
          <table:table-cell office:value-type="float" office:value="583.192" calcext:value-type="float">
            <text:p>583.192</text:p>
          </table:table-cell>
          <table:table-cell office:value-type="float" office:value="1539.95" calcext:value-type="float">
            <text:p>1539.95</text:p>
          </table:table-cell>
          <table:table-cell office:value-type="float" office:value="1492.19" calcext:value-type="float">
            <text:p>1492.19</text:p>
          </table:table-cell>
          <table:table-cell table:formula="of:=LOG(AVERAGE([.B2:.U2]))^-1" office:value-type="float" office:value="0.312365371283288" calcext:value-type="float">
            <text:p>0.3123653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.03" calcext:value-type="float">
            <text:p>340.03</text:p>
          </table:table-cell>
          <table:table-cell office:value-type="float" office:value="739.326" calcext:value-type="float">
            <text:p>739.326</text:p>
          </table:table-cell>
          <table:table-cell office:value-type="float" office:value="1287.82" calcext:value-type="float">
            <text:p>1287.82</text:p>
          </table:table-cell>
          <table:table-cell office:value-type="float" office:value="610.315" calcext:value-type="float">
            <text:p>610.315</text:p>
          </table:table-cell>
          <table:table-cell office:value-type="float" office:value="715.275" calcext:value-type="float">
            <text:p>715.275</text:p>
          </table:table-cell>
          <table:table-cell office:value-type="float" office:value="653.951" calcext:value-type="float">
            <text:p>653.951</text:p>
          </table:table-cell>
          <table:table-cell office:value-type="float" office:value="503.479" calcext:value-type="float">
            <text:p>503.479</text:p>
          </table:table-cell>
          <table:table-cell office:value-type="float" office:value="1553.67" calcext:value-type="float">
            <text:p>1553.67</text:p>
          </table:table-cell>
          <table:table-cell office:value-type="float" office:value="480.181" calcext:value-type="float">
            <text:p>480.181</text:p>
          </table:table-cell>
          <table:table-cell office:value-type="float" office:value="860.589" calcext:value-type="float">
            <text:p>860.589</text:p>
          </table:table-cell>
          <table:table-cell office:value-type="float" office:value="560.208" calcext:value-type="float">
            <text:p>560.208</text:p>
          </table:table-cell>
          <table:table-cell office:value-type="float" office:value="807.8" calcext:value-type="float">
            <text:p>807.8</text:p>
          </table:table-cell>
          <table:table-cell office:value-type="float" office:value="557.475" calcext:value-type="float">
            <text:p>557.475</text:p>
          </table:table-cell>
          <table:table-cell office:value-type="float" office:value="487.822" calcext:value-type="float">
            <text:p>487.822</text:p>
          </table:table-cell>
          <table:table-cell office:value-type="float" office:value="521.233" calcext:value-type="float">
            <text:p>521.233</text:p>
          </table:table-cell>
          <table:table-cell office:value-type="float" office:value="567.355" calcext:value-type="float">
            <text:p>567.355</text:p>
          </table:table-cell>
          <table:table-cell office:value-type="float" office:value="520.797" calcext:value-type="float">
            <text:p>520.797</text:p>
          </table:table-cell>
          <table:table-cell office:value-type="float" office:value="583.192" calcext:value-type="float">
            <text:p>583.192</text:p>
          </table:table-cell>
          <table:table-cell office:value-type="float" office:value="1216.21" calcext:value-type="float">
            <text:p>1216.21</text:p>
          </table:table-cell>
          <table:table-cell office:value-type="float" office:value="473.604" calcext:value-type="float">
            <text:p>473.604</text:p>
          </table:table-cell>
          <table:table-cell table:formula="of:=LOG(AVERAGE([.B3:.U3]))^-1" office:value-type="float" office:value="0.35132746145002" calcext:value-type="float">
            <text:p>0.351327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.03" calcext:value-type="float">
            <text:p>340.03</text:p>
          </table:table-cell>
          <table:table-cell office:value-type="float" office:value="739.326" calcext:value-type="float">
            <text:p>739.326</text:p>
          </table:table-cell>
          <table:table-cell office:value-type="float" office:value="719.999" calcext:value-type="float">
            <text:p>719.999</text:p>
          </table:table-cell>
          <table:table-cell office:value-type="float" office:value="631.751" calcext:value-type="float">
            <text:p>631.751</text:p>
          </table:table-cell>
          <table:table-cell office:value-type="float" office:value="480.735" calcext:value-type="float">
            <text:p>480.735</text:p>
          </table:table-cell>
          <table:table-cell office:value-type="float" office:value="527.054" calcext:value-type="float">
            <text:p>527.054</text:p>
          </table:table-cell>
          <table:table-cell office:value-type="float" office:value="503.479" calcext:value-type="float">
            <text:p>503.479</text:p>
          </table:table-cell>
          <table:table-cell office:value-type="float" office:value="656.407" calcext:value-type="float">
            <text:p>656.407</text:p>
          </table:table-cell>
          <table:table-cell office:value-type="float" office:value="451.184" calcext:value-type="float">
            <text:p>451.184</text:p>
          </table:table-cell>
          <table:table-cell office:value-type="float" office:value="639.534" calcext:value-type="float">
            <text:p>639.534</text:p>
          </table:table-cell>
          <table:table-cell office:value-type="float" office:value="428.836" calcext:value-type="float">
            <text:p>428.836</text:p>
          </table:table-cell>
          <table:table-cell office:value-type="float" office:value="391.51" calcext:value-type="float">
            <text:p>391.51</text:p>
          </table:table-cell>
          <table:table-cell office:value-type="float" office:value="456.258" calcext:value-type="float">
            <text:p>456.258</text:p>
          </table:table-cell>
          <table:table-cell office:value-type="float" office:value="413.672" calcext:value-type="float">
            <text:p>413.672</text:p>
          </table:table-cell>
          <table:table-cell office:value-type="float" office:value="494.815" calcext:value-type="float">
            <text:p>494.815</text:p>
          </table:table-cell>
          <table:table-cell office:value-type="float" office:value="563.945" calcext:value-type="float">
            <text:p>563.945</text:p>
          </table:table-cell>
          <table:table-cell office:value-type="float" office:value="389.075" calcext:value-type="float">
            <text:p>389.075</text:p>
          </table:table-cell>
          <table:table-cell office:value-type="float" office:value="357.469" calcext:value-type="float">
            <text:p>357.469</text:p>
          </table:table-cell>
          <table:table-cell office:value-type="float" office:value="660.932" calcext:value-type="float">
            <text:p>660.932</text:p>
          </table:table-cell>
          <table:table-cell office:value-type="float" office:value="473.604" calcext:value-type="float">
            <text:p>473.604</text:p>
          </table:table-cell>
          <table:table-cell table:formula="of:=LOG(AVERAGE([.B4:.U4]))^-1" office:value-type="float" office:value="0.368645451073162" calcext:value-type="float">
            <text:p>0.3686454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.356" calcext:value-type="float">
            <text:p>335.356</text:p>
          </table:table-cell>
          <table:table-cell office:value-type="float" office:value="484.736" calcext:value-type="float">
            <text:p>484.736</text:p>
          </table:table-cell>
          <table:table-cell office:value-type="float" office:value="463.513" calcext:value-type="float">
            <text:p>463.513</text:p>
          </table:table-cell>
          <table:table-cell office:value-type="float" office:value="575.368" calcext:value-type="float">
            <text:p>575.368</text:p>
          </table:table-cell>
          <table:table-cell office:value-type="float" office:value="427.756" calcext:value-type="float">
            <text:p>427.756</text:p>
          </table:table-cell>
          <table:table-cell office:value-type="float" office:value="527.054" calcext:value-type="float">
            <text:p>527.054</text:p>
          </table:table-cell>
          <table:table-cell office:value-type="float" office:value="503.479" calcext:value-type="float">
            <text:p>503.479</text:p>
          </table:table-cell>
          <table:table-cell office:value-type="float" office:value="475.206" calcext:value-type="float">
            <text:p>475.206</text:p>
          </table:table-cell>
          <table:table-cell office:value-type="float" office:value="423.392" calcext:value-type="float">
            <text:p>423.392</text:p>
          </table:table-cell>
          <table:table-cell office:value-type="float" office:value="554.992" calcext:value-type="float">
            <text:p>554.992</text:p>
          </table:table-cell>
          <table:table-cell office:value-type="float" office:value="408.679" calcext:value-type="float">
            <text:p>408.679</text:p>
          </table:table-cell>
          <table:table-cell office:value-type="float" office:value="394.449" calcext:value-type="float">
            <text:p>394.449</text:p>
          </table:table-cell>
          <table:table-cell office:value-type="float" office:value="435.183" calcext:value-type="float">
            <text:p>435.183</text:p>
          </table:table-cell>
          <table:table-cell office:value-type="float" office:value="413.672" calcext:value-type="float">
            <text:p>413.672</text:p>
          </table:table-cell>
          <table:table-cell office:value-type="float" office:value="515.958" calcext:value-type="float">
            <text:p>515.958</text:p>
          </table:table-cell>
          <table:table-cell office:value-type="float" office:value="402.675" calcext:value-type="float">
            <text:p>402.675</text:p>
          </table:table-cell>
          <table:table-cell office:value-type="float" office:value="389.075" calcext:value-type="float">
            <text:p>389.075</text:p>
          </table:table-cell>
          <table:table-cell office:value-type="float" office:value="350.192" calcext:value-type="float">
            <text:p>350.192</text:p>
          </table:table-cell>
          <table:table-cell office:value-type="float" office:value="464.165" calcext:value-type="float">
            <text:p>464.165</text:p>
          </table:table-cell>
          <table:table-cell office:value-type="float" office:value="449.658" calcext:value-type="float">
            <text:p>449.658</text:p>
          </table:table-cell>
          <table:table-cell table:formula="of:=LOG(AVERAGE([.B5:.U5]))^-1" office:value-type="float" office:value="0.376938903379427" calcext:value-type="float">
            <text:p>0.3769389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5.356" calcext:value-type="float">
            <text:p>335.356</text:p>
          </table:table-cell>
          <table:table-cell office:value-type="float" office:value="412.151" calcext:value-type="float">
            <text:p>412.151</text:p>
          </table:table-cell>
          <table:table-cell office:value-type="float" office:value="446.012" calcext:value-type="float">
            <text:p>446.012</text:p>
          </table:table-cell>
          <table:table-cell office:value-type="float" office:value="438.456" calcext:value-type="float">
            <text:p>438.456</text:p>
          </table:table-cell>
          <table:table-cell office:value-type="float" office:value="410.992" calcext:value-type="float">
            <text:p>410.992</text:p>
          </table:table-cell>
          <table:table-cell office:value-type="float" office:value="429.973" calcext:value-type="float">
            <text:p>429.973</text:p>
          </table:table-cell>
          <table:table-cell office:value-type="float" office:value="370.759" calcext:value-type="float">
            <text:p>370.759</text:p>
          </table:table-cell>
          <table:table-cell office:value-type="float" office:value="475.206" calcext:value-type="float">
            <text:p>475.206</text:p>
          </table:table-cell>
          <table:table-cell office:value-type="float" office:value="369.872" calcext:value-type="float">
            <text:p>369.872</text:p>
          </table:table-cell>
          <table:table-cell office:value-type="float" office:value="465.024" calcext:value-type="float">
            <text:p>465.024</text:p>
          </table:table-cell>
          <table:table-cell office:value-type="float" office:value="362.975" calcext:value-type="float">
            <text:p>362.975</text:p>
          </table:table-cell>
          <table:table-cell office:value-type="float" office:value="393.851" calcext:value-type="float">
            <text:p>393.851</text:p>
          </table:table-cell>
          <table:table-cell office:value-type="float" office:value="436.125" calcext:value-type="float">
            <text:p>436.125</text:p>
          </table:table-cell>
          <table:table-cell office:value-type="float" office:value="413.516" calcext:value-type="float">
            <text:p>413.516</text:p>
          </table:table-cell>
          <table:table-cell office:value-type="float" office:value="494.815" calcext:value-type="float">
            <text:p>494.815</text:p>
          </table:table-cell>
          <table:table-cell office:value-type="float" office:value="385.239" calcext:value-type="float">
            <text:p>385.239</text:p>
          </table:table-cell>
          <table:table-cell office:value-type="float" office:value="326.049" calcext:value-type="float">
            <text:p>326.049</text:p>
          </table:table-cell>
          <table:table-cell office:value-type="float" office:value="350.192" calcext:value-type="float">
            <text:p>350.192</text:p>
          </table:table-cell>
          <table:table-cell office:value-type="float" office:value="407.785" calcext:value-type="float">
            <text:p>407.785</text:p>
          </table:table-cell>
          <table:table-cell office:value-type="float" office:value="463.713" calcext:value-type="float">
            <text:p>463.713</text:p>
          </table:table-cell>
          <table:table-cell table:formula="of:=LOG(AVERAGE([.B6:.U6]))^-1" office:value-type="float" office:value="0.382826249997193" calcext:value-type="float">
            <text:p>0.38282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5.356" calcext:value-type="float">
            <text:p>335.356</text:p>
          </table:table-cell>
          <table:table-cell office:value-type="float" office:value="412.151" calcext:value-type="float">
            <text:p>412.151</text:p>
          </table:table-cell>
          <table:table-cell office:value-type="float" office:value="402.979" calcext:value-type="float">
            <text:p>402.979</text:p>
          </table:table-cell>
          <table:table-cell office:value-type="float" office:value="438.456" calcext:value-type="float">
            <text:p>438.456</text:p>
          </table:table-cell>
          <table:table-cell office:value-type="float" office:value="410.992" calcext:value-type="float">
            <text:p>410.992</text:p>
          </table:table-cell>
          <table:table-cell office:value-type="float" office:value="408.558" calcext:value-type="float">
            <text:p>408.558</text:p>
          </table:table-cell>
          <table:table-cell office:value-type="float" office:value="370.759" calcext:value-type="float">
            <text:p>370.759</text:p>
          </table:table-cell>
          <table:table-cell office:value-type="float" office:value="398.302" calcext:value-type="float">
            <text:p>398.302</text:p>
          </table:table-cell>
          <table:table-cell office:value-type="float" office:value="361.032" calcext:value-type="float">
            <text:p>361.032</text:p>
          </table:table-cell>
          <table:table-cell office:value-type="float" office:value="426.72" calcext:value-type="float">
            <text:p>426.72</text:p>
          </table:table-cell>
          <table:table-cell office:value-type="float" office:value="342.17" calcext:value-type="float">
            <text:p>342.17</text:p>
          </table:table-cell>
          <table:table-cell office:value-type="float" office:value="361.398" calcext:value-type="float">
            <text:p>361.398</text:p>
          </table:table-cell>
          <table:table-cell office:value-type="float" office:value="436.125" calcext:value-type="float">
            <text:p>436.125</text:p>
          </table:table-cell>
          <table:table-cell office:value-type="float" office:value="388.36" calcext:value-type="float">
            <text:p>388.36</text:p>
          </table:table-cell>
          <table:table-cell office:value-type="float" office:value="410.201" calcext:value-type="float">
            <text:p>410.201</text:p>
          </table:table-cell>
          <table:table-cell office:value-type="float" office:value="412.824" calcext:value-type="float">
            <text:p>412.824</text:p>
          </table:table-cell>
          <table:table-cell office:value-type="float" office:value="317.316" calcext:value-type="float">
            <text:p>317.316</text:p>
          </table:table-cell>
          <table:table-cell office:value-type="float" office:value="350.192" calcext:value-type="float">
            <text:p>350.192</text:p>
          </table:table-cell>
          <table:table-cell office:value-type="float" office:value="407.785" calcext:value-type="float">
            <text:p>407.785</text:p>
          </table:table-cell>
          <table:table-cell office:value-type="float" office:value="361.935" calcext:value-type="float">
            <text:p>361.935</text:p>
          </table:table-cell>
          <table:table-cell table:formula="of:=LOG(AVERAGE([.B7:.U7]))^-1" office:value-type="float" office:value="0.386328004456217" calcext:value-type="float">
            <text:p>0.3863280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1.269" calcext:value-type="float">
            <text:p>331.269</text:p>
          </table:table-cell>
          <table:table-cell office:value-type="float" office:value="381.588" calcext:value-type="float">
            <text:p>381.588</text:p>
          </table:table-cell>
          <table:table-cell office:value-type="float" office:value="424.157" calcext:value-type="float">
            <text:p>424.157</text:p>
          </table:table-cell>
          <table:table-cell office:value-type="float" office:value="369.191" calcext:value-type="float">
            <text:p>369.191</text:p>
          </table:table-cell>
          <table:table-cell office:value-type="float" office:value="410.992" calcext:value-type="float">
            <text:p>410.992</text:p>
          </table:table-cell>
          <table:table-cell office:value-type="float" office:value="359.983" calcext:value-type="float">
            <text:p>359.983</text:p>
          </table:table-cell>
          <table:table-cell office:value-type="float" office:value="371.146" calcext:value-type="float">
            <text:p>371.146</text:p>
          </table:table-cell>
          <table:table-cell office:value-type="float" office:value="398.302" calcext:value-type="float">
            <text:p>398.302</text:p>
          </table:table-cell>
          <table:table-cell office:value-type="float" office:value="349.854" calcext:value-type="float">
            <text:p>349.854</text:p>
          </table:table-cell>
          <table:table-cell office:value-type="float" office:value="411.666" calcext:value-type="float">
            <text:p>411.666</text:p>
          </table:table-cell>
          <table:table-cell office:value-type="float" office:value="342.17" calcext:value-type="float">
            <text:p>342.17</text:p>
          </table:table-cell>
          <table:table-cell office:value-type="float" office:value="364.691" calcext:value-type="float">
            <text:p>364.691</text:p>
          </table:table-cell>
          <table:table-cell office:value-type="float" office:value="432.716" calcext:value-type="float">
            <text:p>432.716</text:p>
          </table:table-cell>
          <table:table-cell office:value-type="float" office:value="388.349" calcext:value-type="float">
            <text:p>388.349</text:p>
          </table:table-cell>
          <table:table-cell office:value-type="float" office:value="410.201" calcext:value-type="float">
            <text:p>410.201</text:p>
          </table:table-cell>
          <table:table-cell office:value-type="float" office:value="370.301" calcext:value-type="float">
            <text:p>370.301</text:p>
          </table:table-cell>
          <table:table-cell office:value-type="float" office:value="312.989" calcext:value-type="float">
            <text:p>312.989</text:p>
          </table:table-cell>
          <table:table-cell office:value-type="float" office:value="349.729" calcext:value-type="float">
            <text:p>349.729</text:p>
          </table:table-cell>
          <table:table-cell office:value-type="float" office:value="359.707" calcext:value-type="float">
            <text:p>359.707</text:p>
          </table:table-cell>
          <table:table-cell office:value-type="float" office:value="356.969" calcext:value-type="float">
            <text:p>356.969</text:p>
          </table:table-cell>
          <table:table-cell table:formula="of:=LOG(AVERAGE([.B8:.U8]))^-1" office:value-type="float" office:value="0.388530902801663" calcext:value-type="float">
            <text:p>0.3885309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4.552" calcext:value-type="float">
            <text:p>324.552</text:p>
          </table:table-cell>
          <table:table-cell office:value-type="float" office:value="365.142" calcext:value-type="float">
            <text:p>365.142</text:p>
          </table:table-cell>
          <table:table-cell office:value-type="float" office:value="399.128" calcext:value-type="float">
            <text:p>399.128</text:p>
          </table:table-cell>
          <table:table-cell office:value-type="float" office:value="369.191" calcext:value-type="float">
            <text:p>369.191</text:p>
          </table:table-cell>
          <table:table-cell office:value-type="float" office:value="409.83" calcext:value-type="float">
            <text:p>409.83</text:p>
          </table:table-cell>
          <table:table-cell office:value-type="float" office:value="359.851" calcext:value-type="float">
            <text:p>359.851</text:p>
          </table:table-cell>
          <table:table-cell office:value-type="float" office:value="376.7" calcext:value-type="float">
            <text:p>376.7</text:p>
          </table:table-cell>
          <table:table-cell office:value-type="float" office:value="417.484" calcext:value-type="float">
            <text:p>417.484</text:p>
          </table:table-cell>
          <table:table-cell office:value-type="float" office:value="346.851" calcext:value-type="float">
            <text:p>346.851</text:p>
          </table:table-cell>
          <table:table-cell office:value-type="float" office:value="407.91" calcext:value-type="float">
            <text:p>407.91</text:p>
          </table:table-cell>
          <table:table-cell office:value-type="float" office:value="342.17" calcext:value-type="float">
            <text:p>342.17</text:p>
          </table:table-cell>
          <table:table-cell office:value-type="float" office:value="353.719" calcext:value-type="float">
            <text:p>353.719</text:p>
          </table:table-cell>
          <table:table-cell office:value-type="float" office:value="423.948" calcext:value-type="float">
            <text:p>423.948</text:p>
          </table:table-cell>
          <table:table-cell office:value-type="float" office:value="373.573" calcext:value-type="float">
            <text:p>373.573</text:p>
          </table:table-cell>
          <table:table-cell office:value-type="float" office:value="410.201" calcext:value-type="float">
            <text:p>410.201</text:p>
          </table:table-cell>
          <table:table-cell office:value-type="float" office:value="358.293" calcext:value-type="float">
            <text:p>358.293</text:p>
          </table:table-cell>
          <table:table-cell office:value-type="float" office:value="311.062" calcext:value-type="float">
            <text:p>311.062</text:p>
          </table:table-cell>
          <table:table-cell office:value-type="float" office:value="334.281" calcext:value-type="float">
            <text:p>334.281</text:p>
          </table:table-cell>
          <table:table-cell office:value-type="float" office:value="403.307" calcext:value-type="float">
            <text:p>403.307</text:p>
          </table:table-cell>
          <table:table-cell office:value-type="float" office:value="352.259" calcext:value-type="float">
            <text:p>352.259</text:p>
          </table:table-cell>
          <table:table-cell table:formula="of:=LOG(AVERAGE([.B9:.U9]))^-1" office:value-type="float" office:value="0.389027714456963" calcext:value-type="float">
            <text:p>0.3890277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.598" calcext:value-type="float">
            <text:p>321.598</text:p>
          </table:table-cell>
          <table:table-cell office:value-type="float" office:value="365.142" calcext:value-type="float">
            <text:p>365.142</text:p>
          </table:table-cell>
          <table:table-cell office:value-type="float" office:value="389.348" calcext:value-type="float">
            <text:p>389.348</text:p>
          </table:table-cell>
          <table:table-cell office:value-type="float" office:value="366.452" calcext:value-type="float">
            <text:p>366.452</text:p>
          </table:table-cell>
          <table:table-cell office:value-type="float" office:value="397.206" calcext:value-type="float">
            <text:p>397.206</text:p>
          </table:table-cell>
          <table:table-cell office:value-type="float" office:value="359.851" calcext:value-type="float">
            <text:p>359.851</text:p>
          </table:table-cell>
          <table:table-cell office:value-type="float" office:value="376.7" calcext:value-type="float">
            <text:p>376.7</text:p>
          </table:table-cell>
          <table:table-cell office:value-type="float" office:value="395.646" calcext:value-type="float">
            <text:p>395.646</text:p>
          </table:table-cell>
          <table:table-cell office:value-type="float" office:value="346.851" calcext:value-type="float">
            <text:p>346.851</text:p>
          </table:table-cell>
          <table:table-cell office:value-type="float" office:value="387.846" calcext:value-type="float">
            <text:p>387.846</text:p>
          </table:table-cell>
          <table:table-cell office:value-type="float" office:value="341.76" calcext:value-type="float">
            <text:p>341.76</text:p>
          </table:table-cell>
          <table:table-cell office:value-type="float" office:value="359.363" calcext:value-type="float">
            <text:p>359.363</text:p>
          </table:table-cell>
          <table:table-cell office:value-type="float" office:value="388.71" calcext:value-type="float">
            <text:p>388.71</text:p>
          </table:table-cell>
          <table:table-cell office:value-type="float" office:value="372.953" calcext:value-type="float">
            <text:p>372.953</text:p>
          </table:table-cell>
          <table:table-cell office:value-type="float" office:value="404.401" calcext:value-type="float">
            <text:p>404.401</text:p>
          </table:table-cell>
          <table:table-cell office:value-type="float" office:value="356.083" calcext:value-type="float">
            <text:p>356.083</text:p>
          </table:table-cell>
          <table:table-cell office:value-type="float" office:value="311.062" calcext:value-type="float">
            <text:p>311.062</text:p>
          </table:table-cell>
          <table:table-cell office:value-type="float" office:value="334.281" calcext:value-type="float">
            <text:p>334.281</text:p>
          </table:table-cell>
          <table:table-cell office:value-type="float" office:value="403.307" calcext:value-type="float">
            <text:p>403.307</text:p>
          </table:table-cell>
          <table:table-cell office:value-type="float" office:value="352.259" calcext:value-type="float">
            <text:p>352.259</text:p>
          </table:table-cell>
          <table:table-cell table:formula="of:=LOG(AVERAGE([.B10:.U10]))^-1" office:value-type="float" office:value="0.389996967603141" calcext:value-type="float">
            <text:p>0.3899969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1.576" calcext:value-type="float">
            <text:p>321.576</text:p>
          </table:table-cell>
          <table:table-cell office:value-type="float" office:value="362.492" calcext:value-type="float">
            <text:p>362.492</text:p>
          </table:table-cell>
          <table:table-cell office:value-type="float" office:value="381.204" calcext:value-type="float">
            <text:p>381.204</text:p>
          </table:table-cell>
          <table:table-cell office:value-type="float" office:value="366.452" calcext:value-type="float">
            <text:p>366.452</text:p>
          </table:table-cell>
          <table:table-cell office:value-type="float" office:value="397.206" calcext:value-type="float">
            <text:p>397.206</text:p>
          </table:table-cell>
          <table:table-cell office:value-type="float" office:value="359.851" calcext:value-type="float">
            <text:p>359.851</text:p>
          </table:table-cell>
          <table:table-cell office:value-type="float" office:value="371.962" calcext:value-type="float">
            <text:p>371.962</text:p>
          </table:table-cell>
          <table:table-cell office:value-type="float" office:value="375.631" calcext:value-type="float">
            <text:p>375.631</text:p>
          </table:table-cell>
          <table:table-cell office:value-type="float" office:value="346.851" calcext:value-type="float">
            <text:p>346.851</text:p>
          </table:table-cell>
          <table:table-cell office:value-type="float" office:value="383.326" calcext:value-type="float">
            <text:p>383.326</text:p>
          </table:table-cell>
          <table:table-cell office:value-type="float" office:value="341.76" calcext:value-type="float">
            <text:p>341.76</text:p>
          </table:table-cell>
          <table:table-cell office:value-type="float" office:value="350.921" calcext:value-type="float">
            <text:p>350.921</text:p>
          </table:table-cell>
          <table:table-cell office:value-type="float" office:value="388.71" calcext:value-type="float">
            <text:p>388.71</text:p>
          </table:table-cell>
          <table:table-cell office:value-type="float" office:value="362.65" calcext:value-type="float">
            <text:p>362.65</text:p>
          </table:table-cell>
          <table:table-cell office:value-type="float" office:value="403.349" calcext:value-type="float">
            <text:p>403.349</text:p>
          </table:table-cell>
          <table:table-cell office:value-type="float" office:value="346.478" calcext:value-type="float">
            <text:p>346.478</text:p>
          </table:table-cell>
          <table:table-cell office:value-type="float" office:value="310.053" calcext:value-type="float">
            <text:p>310.053</text:p>
          </table:table-cell>
          <table:table-cell office:value-type="float" office:value="334.281" calcext:value-type="float">
            <text:p>334.281</text:p>
          </table:table-cell>
          <table:table-cell office:value-type="float" office:value="345.549" calcext:value-type="float">
            <text:p>345.549</text:p>
          </table:table-cell>
          <table:table-cell office:value-type="float" office:value="352.259" calcext:value-type="float">
            <text:p>352.259</text:p>
          </table:table-cell>
          <table:table-cell table:formula="of:=LOG(AVERAGE([.B11:.U11]))^-1" office:value-type="float" office:value="0.391166375878524" calcext:value-type="float">
            <text:p>0.39116637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.899" calcext:value-type="float">
            <text:p>310.899</text:p>
          </table:table-cell>
          <table:table-cell office:value-type="float" office:value="364.908" calcext:value-type="float">
            <text:p>364.908</text:p>
          </table:table-cell>
          <table:table-cell office:value-type="float" office:value="381.204" calcext:value-type="float">
            <text:p>381.204</text:p>
          </table:table-cell>
          <table:table-cell office:value-type="float" office:value="365.802" calcext:value-type="float">
            <text:p>365.802</text:p>
          </table:table-cell>
          <table:table-cell office:value-type="float" office:value="392.344" calcext:value-type="float">
            <text:p>392.344</text:p>
          </table:table-cell>
          <table:table-cell office:value-type="float" office:value="359.851" calcext:value-type="float">
            <text:p>359.851</text:p>
          </table:table-cell>
          <table:table-cell office:value-type="float" office:value="354.561" calcext:value-type="float">
            <text:p>354.561</text:p>
          </table:table-cell>
          <table:table-cell office:value-type="float" office:value="381.464" calcext:value-type="float">
            <text:p>381.464</text:p>
          </table:table-cell>
          <table:table-cell office:value-type="float" office:value="334.935" calcext:value-type="float">
            <text:p>334.935</text:p>
          </table:table-cell>
          <table:table-cell office:value-type="float" office:value="376.218" calcext:value-type="float">
            <text:p>376.21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50.921" calcext:value-type="float">
            <text:p>350.921</text:p>
          </table:table-cell>
          <table:table-cell office:value-type="float" office:value="388.349" calcext:value-type="float">
            <text:p>388.349</text:p>
          </table:table-cell>
          <table:table-cell office:value-type="float" office:value="358.135" calcext:value-type="float">
            <text:p>358.135</text:p>
          </table:table-cell>
          <table:table-cell office:value-type="float" office:value="372.843" calcext:value-type="float">
            <text:p>372.843</text:p>
          </table:table-cell>
          <table:table-cell office:value-type="float" office:value="341.982" calcext:value-type="float">
            <text:p>341.982</text:p>
          </table:table-cell>
          <table:table-cell office:value-type="float" office:value="306.652" calcext:value-type="float">
            <text:p>306.652</text:p>
          </table:table-cell>
          <table:table-cell office:value-type="float" office:value="334.281" calcext:value-type="float">
            <text:p>334.281</text:p>
          </table:table-cell>
          <table:table-cell office:value-type="float" office:value="345.549" calcext:value-type="float">
            <text:p>345.549</text:p>
          </table:table-cell>
          <table:table-cell office:value-type="float" office:value="352.259" calcext:value-type="float">
            <text:p>352.259</text:p>
          </table:table-cell>
          <table:table-cell table:formula="of:=LOG(AVERAGE([.B12:.U12]))^-1" office:value-type="float" office:value="0.391981648106435" calcext:value-type="float">
            <text:p>0.39198164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.191" calcext:value-type="float">
            <text:p>310.191</text:p>
          </table:table-cell>
          <table:table-cell office:value-type="float" office:value="364.721" calcext:value-type="float">
            <text:p>364.721</text:p>
          </table:table-cell>
          <table:table-cell office:value-type="float" office:value="368.762" calcext:value-type="float">
            <text:p>368.762</text:p>
          </table:table-cell>
          <table:table-cell office:value-type="float" office:value="366.452" calcext:value-type="float">
            <text:p>366.452</text:p>
          </table:table-cell>
          <table:table-cell office:value-type="float" office:value="392.344" calcext:value-type="float">
            <text:p>392.344</text:p>
          </table:table-cell>
          <table:table-cell office:value-type="float" office:value="359.851" calcext:value-type="float">
            <text:p>359.851</text:p>
          </table:table-cell>
          <table:table-cell office:value-type="float" office:value="354.561" calcext:value-type="float">
            <text:p>354.561</text:p>
          </table:table-cell>
          <table:table-cell office:value-type="float" office:value="381.464" calcext:value-type="float">
            <text:p>381.464</text:p>
          </table:table-cell>
          <table:table-cell office:value-type="float" office:value="334.935" calcext:value-type="float">
            <text:p>334.935</text:p>
          </table:table-cell>
          <table:table-cell office:value-type="float" office:value="379.381" calcext:value-type="float">
            <text:p>379.381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6.765" calcext:value-type="float">
            <text:p>346.765</text:p>
          </table:table-cell>
          <table:table-cell office:value-type="float" office:value="385.374" calcext:value-type="float">
            <text:p>385.374</text:p>
          </table:table-cell>
          <table:table-cell office:value-type="float" office:value="351.265" calcext:value-type="float">
            <text:p>351.265</text:p>
          </table:table-cell>
          <table:table-cell office:value-type="float" office:value="383.475" calcext:value-type="float">
            <text:p>383.475</text:p>
          </table:table-cell>
          <table:table-cell office:value-type="float" office:value="328.033" calcext:value-type="float">
            <text:p>328.033</text:p>
          </table:table-cell>
          <table:table-cell office:value-type="float" office:value="306.627" calcext:value-type="float">
            <text:p>306.627</text:p>
          </table:table-cell>
          <table:table-cell office:value-type="float" office:value="334.18" calcext:value-type="float">
            <text:p>334.18</text:p>
          </table:table-cell>
          <table:table-cell office:value-type="float" office:value="340.789" calcext:value-type="float">
            <text:p>340.789</text:p>
          </table:table-cell>
          <table:table-cell office:value-type="float" office:value="352.259" calcext:value-type="float">
            <text:p>352.259</text:p>
          </table:table-cell>
          <table:table-cell table:formula="of:=LOG(AVERAGE([.B13:.U13]))^-1" office:value-type="float" office:value="0.392280110306424" calcext:value-type="float">
            <text:p>0.3922801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8.56" calcext:value-type="float">
            <text:p>308.56</text:p>
          </table:table-cell>
          <table:table-cell office:value-type="float" office:value="363.853" calcext:value-type="float">
            <text:p>363.853</text:p>
          </table:table-cell>
          <table:table-cell office:value-type="float" office:value="381.204" calcext:value-type="float">
            <text:p>381.204</text:p>
          </table:table-cell>
          <table:table-cell office:value-type="float" office:value="363.311" calcext:value-type="float">
            <text:p>363.311</text:p>
          </table:table-cell>
          <table:table-cell office:value-type="float" office:value="387.206" calcext:value-type="float">
            <text:p>387.206</text:p>
          </table:table-cell>
          <table:table-cell office:value-type="float" office:value="359.851" calcext:value-type="float">
            <text:p>359.851</text:p>
          </table:table-cell>
          <table:table-cell office:value-type="float" office:value="354.338" calcext:value-type="float">
            <text:p>354.338</text:p>
          </table:table-cell>
          <table:table-cell office:value-type="float" office:value="356.11" calcext:value-type="float">
            <text:p>356.11</text:p>
          </table:table-cell>
          <table:table-cell office:value-type="float" office:value="334.935" calcext:value-type="float">
            <text:p>334.935</text:p>
          </table:table-cell>
          <table:table-cell office:value-type="float" office:value="379.381" calcext:value-type="float">
            <text:p>379.381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6.765" calcext:value-type="float">
            <text:p>346.765</text:p>
          </table:table-cell>
          <table:table-cell office:value-type="float" office:value="385.374" calcext:value-type="float">
            <text:p>385.374</text:p>
          </table:table-cell>
          <table:table-cell office:value-type="float" office:value="354.567" calcext:value-type="float">
            <text:p>354.567</text:p>
          </table:table-cell>
          <table:table-cell office:value-type="float" office:value="377.323" calcext:value-type="float">
            <text:p>377.323</text:p>
          </table:table-cell>
          <table:table-cell office:value-type="float" office:value="310.544" calcext:value-type="float">
            <text:p>310.544</text:p>
          </table:table-cell>
          <table:table-cell office:value-type="float" office:value="307.549" calcext:value-type="float">
            <text:p>307.549</text:p>
          </table:table-cell>
          <table:table-cell office:value-type="float" office:value="326.981" calcext:value-type="float">
            <text:p>326.981</text:p>
          </table:table-cell>
          <table:table-cell office:value-type="float" office:value="337.364" calcext:value-type="float">
            <text:p>337.364</text:p>
          </table:table-cell>
          <table:table-cell office:value-type="float" office:value="343.335" calcext:value-type="float">
            <text:p>343.335</text:p>
          </table:table-cell>
          <table:table-cell table:formula="of:=LOG(AVERAGE([.B14:.U14]))^-1" office:value-type="float" office:value="0.392876928172017" calcext:value-type="float">
            <text:p>0.39287692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.942" calcext:value-type="float">
            <text:p>307.942</text:p>
          </table:table-cell>
          <table:table-cell office:value-type="float" office:value="363.853" calcext:value-type="float">
            <text:p>363.853</text:p>
          </table:table-cell>
          <table:table-cell office:value-type="float" office:value="381.204" calcext:value-type="float">
            <text:p>381.204</text:p>
          </table:table-cell>
          <table:table-cell office:value-type="float" office:value="363.311" calcext:value-type="float">
            <text:p>363.311</text:p>
          </table:table-cell>
          <table:table-cell office:value-type="float" office:value="387.206" calcext:value-type="float">
            <text:p>387.206</text:p>
          </table:table-cell>
          <table:table-cell office:value-type="float" office:value="359.851" calcext:value-type="float">
            <text:p>359.851</text:p>
          </table:table-cell>
          <table:table-cell office:value-type="float" office:value="353.937" calcext:value-type="float">
            <text:p>353.937</text:p>
          </table:table-cell>
          <table:table-cell office:value-type="float" office:value="347.142" calcext:value-type="float">
            <text:p>347.142</text:p>
          </table:table-cell>
          <table:table-cell office:value-type="float" office:value="334.935" calcext:value-type="float">
            <text:p>334.935</text:p>
          </table:table-cell>
          <table:table-cell office:value-type="float" office:value="379.381" calcext:value-type="float">
            <text:p>379.381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6.765" calcext:value-type="float">
            <text:p>346.765</text:p>
          </table:table-cell>
          <table:table-cell office:value-type="float" office:value="365.221" calcext:value-type="float">
            <text:p>365.221</text:p>
          </table:table-cell>
          <table:table-cell office:value-type="float" office:value="351.265" calcext:value-type="float">
            <text:p>351.265</text:p>
          </table:table-cell>
          <table:table-cell office:value-type="float" office:value="363.59" calcext:value-type="float">
            <text:p>363.59</text:p>
          </table:table-cell>
          <table:table-cell office:value-type="float" office:value="331.061" calcext:value-type="float">
            <text:p>331.061</text:p>
          </table:table-cell>
          <table:table-cell office:value-type="float" office:value="306.526" calcext:value-type="float">
            <text:p>306.526</text:p>
          </table:table-cell>
          <table:table-cell office:value-type="float" office:value="318.088" calcext:value-type="float">
            <text:p>318.088</text:p>
          </table:table-cell>
          <table:table-cell office:value-type="float" office:value="313.671" calcext:value-type="float">
            <text:p>313.671</text:p>
          </table:table-cell>
          <table:table-cell office:value-type="float" office:value="311.359" calcext:value-type="float">
            <text:p>311.359</text:p>
          </table:table-cell>
          <table:table-cell table:formula="of:=LOG(AVERAGE([.B15:.U15]))^-1" office:value-type="float" office:value="0.39376556555307" calcext:value-type="float">
            <text:p>0.3937655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7.305" calcext:value-type="float">
            <text:p>307.305</text:p>
          </table:table-cell>
          <table:table-cell office:value-type="float" office:value="362.562" calcext:value-type="float">
            <text:p>362.562</text:p>
          </table:table-cell>
          <table:table-cell office:value-type="float" office:value="380.463" calcext:value-type="float">
            <text:p>380.463</text:p>
          </table:table-cell>
          <table:table-cell office:value-type="float" office:value="361.588" calcext:value-type="float">
            <text:p>361.588</text:p>
          </table:table-cell>
          <table:table-cell office:value-type="float" office:value="383.425" calcext:value-type="float">
            <text:p>383.425</text:p>
          </table:table-cell>
          <table:table-cell office:value-type="float" office:value="358.173" calcext:value-type="float">
            <text:p>358.173</text:p>
          </table:table-cell>
          <table:table-cell office:value-type="float" office:value="353.942" calcext:value-type="float">
            <text:p>353.942</text:p>
          </table:table-cell>
          <table:table-cell office:value-type="float" office:value="342.387" calcext:value-type="float">
            <text:p>342.387</text:p>
          </table:table-cell>
          <table:table-cell office:value-type="float" office:value="334.935" calcext:value-type="float">
            <text:p>334.935</text:p>
          </table:table-cell>
          <table:table-cell office:value-type="float" office:value="374.002" calcext:value-type="float">
            <text:p>374.002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6.405" calcext:value-type="float">
            <text:p>346.405</text:p>
          </table:table-cell>
          <table:table-cell office:value-type="float" office:value="365.221" calcext:value-type="float">
            <text:p>365.221</text:p>
          </table:table-cell>
          <table:table-cell office:value-type="float" office:value="350.925" calcext:value-type="float">
            <text:p>350.925</text:p>
          </table:table-cell>
          <table:table-cell office:value-type="float" office:value="356.247" calcext:value-type="float">
            <text:p>356.247</text:p>
          </table:table-cell>
          <table:table-cell office:value-type="float" office:value="328.033" calcext:value-type="float">
            <text:p>328.033</text:p>
          </table:table-cell>
          <table:table-cell office:value-type="float" office:value="305.639" calcext:value-type="float">
            <text:p>305.639</text:p>
          </table:table-cell>
          <table:table-cell office:value-type="float" office:value="318.088" calcext:value-type="float">
            <text:p>318.088</text:p>
          </table:table-cell>
          <table:table-cell office:value-type="float" office:value="298.379" calcext:value-type="float">
            <text:p>298.379</text:p>
          </table:table-cell>
          <table:table-cell office:value-type="float" office:value="350.204" calcext:value-type="float">
            <text:p>350.204</text:p>
          </table:table-cell>
          <table:table-cell table:formula="of:=LOG(AVERAGE([.B16:.U16]))^-1" office:value-type="float" office:value="0.393847130508206" calcext:value-type="float">
            <text:p>0.3938471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1.556" calcext:value-type="float">
            <text:p>301.556</text:p>
          </table:table-cell>
          <table:table-cell office:value-type="float" office:value="356.82" calcext:value-type="float">
            <text:p>356.82</text:p>
          </table:table-cell>
          <table:table-cell office:value-type="float" office:value="378.556" calcext:value-type="float">
            <text:p>378.556</text:p>
          </table:table-cell>
          <table:table-cell office:value-type="float" office:value="356.215" calcext:value-type="float">
            <text:p>356.215</text:p>
          </table:table-cell>
          <table:table-cell office:value-type="float" office:value="383.425" calcext:value-type="float">
            <text:p>383.425</text:p>
          </table:table-cell>
          <table:table-cell office:value-type="float" office:value="354.064" calcext:value-type="float">
            <text:p>354.064</text:p>
          </table:table-cell>
          <table:table-cell office:value-type="float" office:value="353.052" calcext:value-type="float">
            <text:p>353.052</text:p>
          </table:table-cell>
          <table:table-cell office:value-type="float" office:value="342.418" calcext:value-type="float">
            <text:p>342.418</text:p>
          </table:table-cell>
          <table:table-cell office:value-type="float" office:value="342.31" calcext:value-type="float">
            <text:p>342.31</text:p>
          </table:table-cell>
          <table:table-cell office:value-type="float" office:value="373.334" calcext:value-type="float">
            <text:p>373.334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5.89" calcext:value-type="float">
            <text:p>345.89</text:p>
          </table:table-cell>
          <table:table-cell office:value-type="float" office:value="366.351" calcext:value-type="float">
            <text:p>366.351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356.247" calcext:value-type="float">
            <text:p>356.247</text:p>
          </table:table-cell>
          <table:table-cell office:value-type="float" office:value="305.04" calcext:value-type="float">
            <text:p>305.04</text:p>
          </table:table-cell>
          <table:table-cell office:value-type="float" office:value="305.232" calcext:value-type="float">
            <text:p>305.232</text:p>
          </table:table-cell>
          <table:table-cell office:value-type="float" office:value="318.088" calcext:value-type="float">
            <text:p>318.088</text:p>
          </table:table-cell>
          <table:table-cell office:value-type="float" office:value="298.379" calcext:value-type="float">
            <text:p>298.379</text:p>
          </table:table-cell>
          <table:table-cell office:value-type="float" office:value="347.964" calcext:value-type="float">
            <text:p>347.964</text:p>
          </table:table-cell>
          <table:table-cell table:formula="of:=LOG(AVERAGE([.B17:.U17]))^-1" office:value-type="float" office:value="0.394283363986199" calcext:value-type="float">
            <text:p>0.394283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.219" calcext:value-type="float">
            <text:p>300.219</text:p>
          </table:table-cell>
          <table:table-cell office:value-type="float" office:value="356.82" calcext:value-type="float">
            <text:p>356.82</text:p>
          </table:table-cell>
          <table:table-cell office:value-type="float" office:value="378.556" calcext:value-type="float">
            <text:p>378.556</text:p>
          </table:table-cell>
          <table:table-cell office:value-type="float" office:value="356.215" calcext:value-type="float">
            <text:p>356.215</text:p>
          </table:table-cell>
          <table:table-cell office:value-type="float" office:value="380.845" calcext:value-type="float">
            <text:p>380.845</text:p>
          </table:table-cell>
          <table:table-cell office:value-type="float" office:value="353.556" calcext:value-type="float">
            <text:p>353.556</text:p>
          </table:table-cell>
          <table:table-cell office:value-type="float" office:value="351.846" calcext:value-type="float">
            <text:p>351.846</text:p>
          </table:table-cell>
          <table:table-cell office:value-type="float" office:value="341.193" calcext:value-type="float">
            <text:p>341.193</text:p>
          </table:table-cell>
          <table:table-cell office:value-type="float" office:value="334.935" calcext:value-type="float">
            <text:p>334.935</text:p>
          </table:table-cell>
          <table:table-cell office:value-type="float" office:value="373.313" calcext:value-type="float">
            <text:p>373.313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5.89" calcext:value-type="float">
            <text:p>345.89</text:p>
          </table:table-cell>
          <table:table-cell office:value-type="float" office:value="366.351" calcext:value-type="float">
            <text:p>366.351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356.247" calcext:value-type="float">
            <text:p>356.247</text:p>
          </table:table-cell>
          <table:table-cell office:value-type="float" office:value="304.78" calcext:value-type="float">
            <text:p>304.78</text:p>
          </table:table-cell>
          <table:table-cell office:value-type="float" office:value="301.429" calcext:value-type="float">
            <text:p>301.429</text:p>
          </table:table-cell>
          <table:table-cell office:value-type="float" office:value="318.088" calcext:value-type="float">
            <text:p>318.088</text:p>
          </table:table-cell>
          <table:table-cell office:value-type="float" office:value="298.379" calcext:value-type="float">
            <text:p>298.379</text:p>
          </table:table-cell>
          <table:table-cell office:value-type="float" office:value="349.709" calcext:value-type="float">
            <text:p>349.709</text:p>
          </table:table-cell>
          <table:table-cell table:formula="of:=LOG(AVERAGE([.B18:.U18]))^-1" office:value-type="float" office:value="0.394446349911353" calcext:value-type="float">
            <text:p>0.39444634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.219" calcext:value-type="float">
            <text:p>300.219</text:p>
          </table:table-cell>
          <table:table-cell office:value-type="float" office:value="356.688" calcext:value-type="float">
            <text:p>356.688</text:p>
          </table:table-cell>
          <table:table-cell office:value-type="float" office:value="377.189" calcext:value-type="float">
            <text:p>377.189</text:p>
          </table:table-cell>
          <table:table-cell office:value-type="float" office:value="350.562" calcext:value-type="float">
            <text:p>350.562</text:p>
          </table:table-cell>
          <table:table-cell office:value-type="float" office:value="380.845" calcext:value-type="float">
            <text:p>380.845</text:p>
          </table:table-cell>
          <table:table-cell office:value-type="float" office:value="351.681" calcext:value-type="float">
            <text:p>351.681</text:p>
          </table:table-cell>
          <table:table-cell office:value-type="float" office:value="351.846" calcext:value-type="float">
            <text:p>351.846</text:p>
          </table:table-cell>
          <table:table-cell office:value-type="float" office:value="340.972" calcext:value-type="float">
            <text:p>340.972</text:p>
          </table:table-cell>
          <table:table-cell office:value-type="float" office:value="334.935" calcext:value-type="float">
            <text:p>334.935</text:p>
          </table:table-cell>
          <table:table-cell office:value-type="float" office:value="373.191" calcext:value-type="float">
            <text:p>373.191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5.89" calcext:value-type="float">
            <text:p>345.89</text:p>
          </table:table-cell>
          <table:table-cell office:value-type="float" office:value="366.351" calcext:value-type="float">
            <text:p>366.351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356.23" calcext:value-type="float">
            <text:p>356.23</text:p>
          </table:table-cell>
          <table:table-cell office:value-type="float" office:value="304.877" calcext:value-type="float">
            <text:p>304.877</text:p>
          </table:table-cell>
          <table:table-cell office:value-type="float" office:value="301.152" calcext:value-type="float">
            <text:p>301.152</text:p>
          </table:table-cell>
          <table:table-cell office:value-type="float" office:value="318.088" calcext:value-type="float">
            <text:p>318.088</text:p>
          </table:table-cell>
          <table:table-cell office:value-type="float" office:value="298.379" calcext:value-type="float">
            <text:p>298.379</text:p>
          </table:table-cell>
          <table:table-cell office:value-type="float" office:value="349.709" calcext:value-type="float">
            <text:p>349.709</text:p>
          </table:table-cell>
          <table:table-cell table:formula="of:=LOG(AVERAGE([.B19:.U19]))^-1" office:value-type="float" office:value="0.394540693825853" calcext:value-type="float">
            <text:p>0.39454069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.07" calcext:value-type="float">
            <text:p>300.07</text:p>
          </table:table-cell>
          <table:table-cell office:value-type="float" office:value="354.832" calcext:value-type="float">
            <text:p>354.832</text:p>
          </table:table-cell>
          <table:table-cell office:value-type="float" office:value="374.727" calcext:value-type="float">
            <text:p>374.727</text:p>
          </table:table-cell>
          <table:table-cell office:value-type="float" office:value="352.785" calcext:value-type="float">
            <text:p>352.785</text:p>
          </table:table-cell>
          <table:table-cell office:value-type="float" office:value="380.845" calcext:value-type="float">
            <text:p>380.845</text:p>
          </table:table-cell>
          <table:table-cell office:value-type="float" office:value="351.675" calcext:value-type="float">
            <text:p>351.675</text:p>
          </table:table-cell>
          <table:table-cell office:value-type="float" office:value="351.071" calcext:value-type="float">
            <text:p>351.071</text:p>
          </table:table-cell>
          <table:table-cell office:value-type="float" office:value="336.241" calcext:value-type="float">
            <text:p>336.241</text:p>
          </table:table-cell>
          <table:table-cell office:value-type="float" office:value="334.935" calcext:value-type="float">
            <text:p>334.935</text:p>
          </table:table-cell>
          <table:table-cell office:value-type="float" office:value="372.787" calcext:value-type="float">
            <text:p>372.787</text:p>
          </table:table-cell>
          <table:table-cell office:value-type="float" office:value="341.55" calcext:value-type="float">
            <text:p>341.55</text:p>
          </table:table-cell>
          <table:table-cell office:value-type="float" office:value="345.89" calcext:value-type="float">
            <text:p>345.89</text:p>
          </table:table-cell>
          <table:table-cell office:value-type="float" office:value="366.351" calcext:value-type="float">
            <text:p>366.351</text:p>
          </table:table-cell>
          <table:table-cell office:value-type="float" office:value="347.506" calcext:value-type="float">
            <text:p>347.506</text:p>
          </table:table-cell>
          <table:table-cell office:value-type="float" office:value="351.214" calcext:value-type="float">
            <text:p>351.214</text:p>
          </table:table-cell>
          <table:table-cell office:value-type="float" office:value="304.487" calcext:value-type="float">
            <text:p>304.487</text:p>
          </table:table-cell>
          <table:table-cell office:value-type="float" office:value="301.152" calcext:value-type="float">
            <text:p>301.152</text:p>
          </table:table-cell>
          <table:table-cell office:value-type="float" office:value="318.088" calcext:value-type="float">
            <text:p>318.088</text:p>
          </table:table-cell>
          <table:table-cell office:value-type="float" office:value="285.515" calcext:value-type="float">
            <text:p>285.515</text:p>
          </table:table-cell>
          <table:table-cell office:value-type="float" office:value="340.466" calcext:value-type="float">
            <text:p>340.466</text:p>
          </table:table-cell>
          <table:table-cell table:formula="of:=LOG(AVERAGE([.B20:.U20]))^-1" office:value-type="float" office:value="0.394904692366254" calcext:value-type="float">
            <text:p>0.39490469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6.2" calcext:value-type="float">
            <text:p>296.2</text:p>
          </table:table-cell>
          <table:table-cell office:value-type="float" office:value="350.808" calcext:value-type="float">
            <text:p>350.808</text:p>
          </table:table-cell>
          <table:table-cell office:value-type="float" office:value="373.592" calcext:value-type="float">
            <text:p>373.592</text:p>
          </table:table-cell>
          <table:table-cell office:value-type="float" office:value="339.67" calcext:value-type="float">
            <text:p>339.67</text:p>
          </table:table-cell>
          <table:table-cell office:value-type="float" office:value="380.845" calcext:value-type="float">
            <text:p>380.845</text:p>
          </table:table-cell>
          <table:table-cell office:value-type="float" office:value="351.606" calcext:value-type="float">
            <text:p>351.606</text:p>
          </table:table-cell>
          <table:table-cell office:value-type="float" office:value="343.598" calcext:value-type="float">
            <text:p>343.598</text:p>
          </table:table-cell>
          <table:table-cell office:value-type="float" office:value="335.529" calcext:value-type="float">
            <text:p>335.529</text:p>
          </table:table-cell>
          <table:table-cell office:value-type="float" office:value="323.733" calcext:value-type="float">
            <text:p>323.733</text:p>
          </table:table-cell>
          <table:table-cell office:value-type="float" office:value="372.283" calcext:value-type="float">
            <text:p>372.283</text:p>
          </table:table-cell>
          <table:table-cell office:value-type="float" office:value="325.201" calcext:value-type="float">
            <text:p>325.201</text:p>
          </table:table-cell>
          <table:table-cell office:value-type="float" office:value="345.125" calcext:value-type="float">
            <text:p>345.125</text:p>
          </table:table-cell>
          <table:table-cell office:value-type="float" office:value="366.351" calcext:value-type="float">
            <text:p>366.351</text:p>
          </table:table-cell>
          <table:table-cell office:value-type="float" office:value="344.862" calcext:value-type="float">
            <text:p>344.862</text:p>
          </table:table-cell>
          <table:table-cell office:value-type="float" office:value="351.214" calcext:value-type="float">
            <text:p>351.214</text:p>
          </table:table-cell>
          <table:table-cell office:value-type="float" office:value="304.209" calcext:value-type="float">
            <text:p>304.209</text:p>
          </table:table-cell>
          <table:table-cell office:value-type="float" office:value="301.152" calcext:value-type="float">
            <text:p>301.152</text:p>
          </table:table-cell>
          <table:table-cell office:value-type="float" office:value="315.313" calcext:value-type="float">
            <text:p>315.313</text:p>
          </table:table-cell>
          <table:table-cell office:value-type="float" office:value="285.515" calcext:value-type="float">
            <text:p>285.515</text:p>
          </table:table-cell>
          <table:table-cell office:value-type="float" office:value="332.304" calcext:value-type="float">
            <text:p>332.304</text:p>
          </table:table-cell>
          <table:table-cell table:formula="of:=LOG(AVERAGE([.B21:.U21]))^-1" office:value-type="float" office:value="0.395636517005503" calcext:value-type="float">
            <text:p>0.3956365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6.2" calcext:value-type="float">
            <text:p>296.2</text:p>
          </table:table-cell>
          <table:table-cell office:value-type="float" office:value="350.808" calcext:value-type="float">
            <text:p>350.808</text:p>
          </table:table-cell>
          <table:table-cell office:value-type="float" office:value="372.945" calcext:value-type="float">
            <text:p>372.945</text:p>
          </table:table-cell>
          <table:table-cell office:value-type="float" office:value="346.819" calcext:value-type="float">
            <text:p>346.819</text:p>
          </table:table-cell>
          <table:table-cell office:value-type="float" office:value="378.588" calcext:value-type="float">
            <text:p>378.588</text:p>
          </table:table-cell>
          <table:table-cell office:value-type="float" office:value="351.182" calcext:value-type="float">
            <text:p>351.182</text:p>
          </table:table-cell>
          <table:table-cell office:value-type="float" office:value="343.598" calcext:value-type="float">
            <text:p>343.598</text:p>
          </table:table-cell>
          <table:table-cell office:value-type="float" office:value="329.218" calcext:value-type="float">
            <text:p>329.218</text:p>
          </table:table-cell>
          <table:table-cell office:value-type="float" office:value="316.86" calcext:value-type="float">
            <text:p>316.86</text:p>
          </table:table-cell>
          <table:table-cell office:value-type="float" office:value="371.623" calcext:value-type="float">
            <text:p>371.623</text:p>
          </table:table-cell>
          <table:table-cell office:value-type="float" office:value="325.201" calcext:value-type="float">
            <text:p>325.201</text:p>
          </table:table-cell>
          <table:table-cell office:value-type="float" office:value="344.766" calcext:value-type="float">
            <text:p>344.766</text:p>
          </table:table-cell>
          <table:table-cell office:value-type="float" office:value="365.221" calcext:value-type="float">
            <text:p>365.221</text:p>
          </table:table-cell>
          <table:table-cell office:value-type="float" office:value="343.871" calcext:value-type="float">
            <text:p>343.871</text:p>
          </table:table-cell>
          <table:table-cell office:value-type="float" office:value="351.214" calcext:value-type="float">
            <text:p>351.214</text:p>
          </table:table-cell>
          <table:table-cell office:value-type="float" office:value="303.064" calcext:value-type="float">
            <text:p>303.064</text:p>
          </table:table-cell>
          <table:table-cell office:value-type="float" office:value="299.981" calcext:value-type="float">
            <text:p>299.981</text:p>
          </table:table-cell>
          <table:table-cell office:value-type="float" office:value="315.313" calcext:value-type="float">
            <text:p>315.313</text:p>
          </table:table-cell>
          <table:table-cell office:value-type="float" office:value="285.515" calcext:value-type="float">
            <text:p>285.515</text:p>
          </table:table-cell>
          <table:table-cell office:value-type="float" office:value="313.012" calcext:value-type="float">
            <text:p>313.012</text:p>
          </table:table-cell>
          <table:table-cell table:formula="of:=LOG(AVERAGE([.B22:.U22]))^-1" office:value-type="float" office:value="0.395981779368155" calcext:value-type="float">
            <text:p>0.39598177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5.58" calcext:value-type="float">
            <text:p>295.58</text:p>
          </table:table-cell>
          <table:table-cell office:value-type="float" office:value="349.997" calcext:value-type="float">
            <text:p>349.997</text:p>
          </table:table-cell>
          <table:table-cell office:value-type="float" office:value="374.208" calcext:value-type="float">
            <text:p>374.208</text:p>
          </table:table-cell>
          <table:table-cell office:value-type="float" office:value="346.819" calcext:value-type="float">
            <text:p>346.819</text:p>
          </table:table-cell>
          <table:table-cell office:value-type="float" office:value="375.853" calcext:value-type="float">
            <text:p>375.853</text:p>
          </table:table-cell>
          <table:table-cell office:value-type="float" office:value="350.79" calcext:value-type="float">
            <text:p>350.79</text:p>
          </table:table-cell>
          <table:table-cell office:value-type="float" office:value="343.598" calcext:value-type="float">
            <text:p>343.598</text:p>
          </table:table-cell>
          <table:table-cell office:value-type="float" office:value="329.026" calcext:value-type="float">
            <text:p>329.026</text:p>
          </table:table-cell>
          <table:table-cell office:value-type="float" office:value="316.86" calcext:value-type="float">
            <text:p>316.86</text:p>
          </table:table-cell>
          <table:table-cell office:value-type="float" office:value="370.259" calcext:value-type="float">
            <text:p>370.259</text:p>
          </table:table-cell>
          <table:table-cell office:value-type="float" office:value="341.539" calcext:value-type="float">
            <text:p>341.539</text:p>
          </table:table-cell>
          <table:table-cell office:value-type="float" office:value="342.697" calcext:value-type="float">
            <text:p>342.697</text:p>
          </table:table-cell>
          <table:table-cell office:value-type="float" office:value="365.221" calcext:value-type="float">
            <text:p>365.221</text:p>
          </table:table-cell>
          <table:table-cell office:value-type="float" office:value="344.376" calcext:value-type="float">
            <text:p>344.376</text:p>
          </table:table-cell>
          <table:table-cell office:value-type="float" office:value="350.001" calcext:value-type="float">
            <text:p>350.001</text:p>
          </table:table-cell>
          <table:table-cell office:value-type="float" office:value="303.064" calcext:value-type="float">
            <text:p>303.064</text:p>
          </table:table-cell>
          <table:table-cell office:value-type="float" office:value="299.537" calcext:value-type="float">
            <text:p>299.537</text:p>
          </table:table-cell>
          <table:table-cell office:value-type="float" office:value="310.209" calcext:value-type="float">
            <text:p>310.209</text:p>
          </table:table-cell>
          <table:table-cell office:value-type="float" office:value="284.119" calcext:value-type="float">
            <text:p>284.119</text:p>
          </table:table-cell>
          <table:table-cell office:value-type="float" office:value="304.576" calcext:value-type="float">
            <text:p>304.576</text:p>
          </table:table-cell>
          <table:table-cell table:formula="of:=LOG(AVERAGE([.B23:.U23]))^-1" office:value-type="float" office:value="0.396049567283296" calcext:value-type="float">
            <text:p>0.39604956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3.935" calcext:value-type="float">
            <text:p>293.935</text:p>
          </table:table-cell>
          <table:table-cell office:value-type="float" office:value="350.049" calcext:value-type="float">
            <text:p>350.049</text:p>
          </table:table-cell>
          <table:table-cell office:value-type="float" office:value="370.86" calcext:value-type="float">
            <text:p>370.86</text:p>
          </table:table-cell>
          <table:table-cell office:value-type="float" office:value="343.52" calcext:value-type="float">
            <text:p>343.52</text:p>
          </table:table-cell>
          <table:table-cell office:value-type="float" office:value="370.764" calcext:value-type="float">
            <text:p>370.764</text:p>
          </table:table-cell>
          <table:table-cell office:value-type="float" office:value="350.746" calcext:value-type="float">
            <text:p>350.746</text:p>
          </table:table-cell>
          <table:table-cell office:value-type="float" office:value="340.212" calcext:value-type="float">
            <text:p>340.212</text:p>
          </table:table-cell>
          <table:table-cell office:value-type="float" office:value="303.071" calcext:value-type="float">
            <text:p>303.071</text:p>
          </table:table-cell>
          <table:table-cell office:value-type="float" office:value="309.583" calcext:value-type="float">
            <text:p>309.583</text:p>
          </table:table-cell>
          <table:table-cell office:value-type="float" office:value="370.259" calcext:value-type="float">
            <text:p>370.259</text:p>
          </table:table-cell>
          <table:table-cell office:value-type="float" office:value="341.539" calcext:value-type="float">
            <text:p>341.539</text:p>
          </table:table-cell>
          <table:table-cell office:value-type="float" office:value="342.697" calcext:value-type="float">
            <text:p>342.697</text:p>
          </table:table-cell>
          <table:table-cell office:value-type="float" office:value="365.144" calcext:value-type="float">
            <text:p>365.144</text:p>
          </table:table-cell>
          <table:table-cell office:value-type="float" office:value="343.896" calcext:value-type="float">
            <text:p>343.896</text:p>
          </table:table-cell>
          <table:table-cell office:value-type="float" office:value="341.822" calcext:value-type="float">
            <text:p>341.822</text:p>
          </table:table-cell>
          <table:table-cell office:value-type="float" office:value="302.402" calcext:value-type="float">
            <text:p>302.402</text:p>
          </table:table-cell>
          <table:table-cell office:value-type="float" office:value="299.537" calcext:value-type="float">
            <text:p>299.537</text:p>
          </table:table-cell>
          <table:table-cell office:value-type="float" office:value="307.733" calcext:value-type="float">
            <text:p>307.733</text:p>
          </table:table-cell>
          <table:table-cell office:value-type="float" office:value="279.078" calcext:value-type="float">
            <text:p>279.078</text:p>
          </table:table-cell>
          <table:table-cell office:value-type="float" office:value="313.012" calcext:value-type="float">
            <text:p>313.012</text:p>
          </table:table-cell>
          <table:table-cell table:formula="of:=LOG(AVERAGE([.B24:.U24]))^-1" office:value-type="float" office:value="0.396647714170815" calcext:value-type="float">
            <text:p>0.39664771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3.646" calcext:value-type="float">
            <text:p>293.646</text:p>
          </table:table-cell>
          <table:table-cell office:value-type="float" office:value="349.988" calcext:value-type="float">
            <text:p>349.988</text:p>
          </table:table-cell>
          <table:table-cell office:value-type="float" office:value="362.295" calcext:value-type="float">
            <text:p>362.295</text:p>
          </table:table-cell>
          <table:table-cell office:value-type="float" office:value="339.921" calcext:value-type="float">
            <text:p>339.921</text:p>
          </table:table-cell>
          <table:table-cell office:value-type="float" office:value="375.521" calcext:value-type="float">
            <text:p>375.521</text:p>
          </table:table-cell>
          <table:table-cell office:value-type="float" office:value="349.024" calcext:value-type="float">
            <text:p>349.024</text:p>
          </table:table-cell>
          <table:table-cell office:value-type="float" office:value="340.212" calcext:value-type="float">
            <text:p>340.212</text:p>
          </table:table-cell>
          <table:table-cell office:value-type="float" office:value="296.37" calcext:value-type="float">
            <text:p>296.37</text:p>
          </table:table-cell>
          <table:table-cell office:value-type="float" office:value="302.307" calcext:value-type="float">
            <text:p>302.307</text:p>
          </table:table-cell>
          <table:table-cell office:value-type="float" office:value="370.259" calcext:value-type="float">
            <text:p>370.259</text:p>
          </table:table-cell>
          <table:table-cell office:value-type="float" office:value="341.539" calcext:value-type="float">
            <text:p>341.539</text:p>
          </table:table-cell>
          <table:table-cell office:value-type="float" office:value="342.697" calcext:value-type="float">
            <text:p>342.697</text:p>
          </table:table-cell>
          <table:table-cell office:value-type="float" office:value="364.382" calcext:value-type="float">
            <text:p>364.382</text:p>
          </table:table-cell>
          <table:table-cell office:value-type="float" office:value="343.896" calcext:value-type="float">
            <text:p>343.896</text:p>
          </table:table-cell>
          <table:table-cell office:value-type="float" office:value="341.812" calcext:value-type="float">
            <text:p>341.812</text:p>
          </table:table-cell>
          <table:table-cell office:value-type="float" office:value="302.295" calcext:value-type="float">
            <text:p>302.295</text:p>
          </table:table-cell>
          <table:table-cell office:value-type="float" office:value="299.255" calcext:value-type="float">
            <text:p>299.255</text:p>
          </table:table-cell>
          <table:table-cell office:value-type="float" office:value="307.301" calcext:value-type="float">
            <text:p>307.301</text:p>
          </table:table-cell>
          <table:table-cell office:value-type="float" office:value="279.078" calcext:value-type="float">
            <text:p>279.078</text:p>
          </table:table-cell>
          <table:table-cell office:value-type="float" office:value="309.191" calcext:value-type="float">
            <text:p>309.191</text:p>
          </table:table-cell>
          <table:table-cell table:formula="of:=LOG(AVERAGE([.B25:.U25]))^-1" office:value-type="float" office:value="0.396945671540828" calcext:value-type="float">
            <text:p>0.39694567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3.432" calcext:value-type="float">
            <text:p>293.432</text:p>
          </table:table-cell>
          <table:table-cell office:value-type="float" office:value="322.715" calcext:value-type="float">
            <text:p>322.715</text:p>
          </table:table-cell>
          <table:table-cell office:value-type="float" office:value="362.295" calcext:value-type="float">
            <text:p>362.295</text:p>
          </table:table-cell>
          <table:table-cell office:value-type="float" office:value="339.921" calcext:value-type="float">
            <text:p>339.921</text:p>
          </table:table-cell>
          <table:table-cell office:value-type="float" office:value="373.255" calcext:value-type="float">
            <text:p>373.255</text:p>
          </table:table-cell>
          <table:table-cell office:value-type="float" office:value="345.618" calcext:value-type="float">
            <text:p>345.618</text:p>
          </table:table-cell>
          <table:table-cell office:value-type="float" office:value="340.212" calcext:value-type="float">
            <text:p>340.212</text:p>
          </table:table-cell>
          <table:table-cell office:value-type="float" office:value="296.37" calcext:value-type="float">
            <text:p>296.37</text:p>
          </table:table-cell>
          <table:table-cell office:value-type="float" office:value="300.625" calcext:value-type="float">
            <text:p>300.625</text:p>
          </table:table-cell>
          <table:table-cell office:value-type="float" office:value="366.076" calcext:value-type="float">
            <text:p>366.076</text:p>
          </table:table-cell>
          <table:table-cell office:value-type="float" office:value="341.539" calcext:value-type="float">
            <text:p>341.539</text:p>
          </table:table-cell>
          <table:table-cell office:value-type="float" office:value="342.697" calcext:value-type="float">
            <text:p>342.697</text:p>
          </table:table-cell>
          <table:table-cell office:value-type="float" office:value="364.382" calcext:value-type="float">
            <text:p>364.382</text:p>
          </table:table-cell>
          <table:table-cell office:value-type="float" office:value="343.8" calcext:value-type="float">
            <text:p>343.8</text:p>
          </table:table-cell>
          <table:table-cell office:value-type="float" office:value="337.735" calcext:value-type="float">
            <text:p>337.735</text:p>
          </table:table-cell>
          <table:table-cell office:value-type="float" office:value="301.376" calcext:value-type="float">
            <text:p>301.376</text:p>
          </table:table-cell>
          <table:table-cell office:value-type="float" office:value="298.37" calcext:value-type="float">
            <text:p>298.37</text:p>
          </table:table-cell>
          <table:table-cell office:value-type="float" office:value="305.45" calcext:value-type="float">
            <text:p>305.45</text:p>
          </table:table-cell>
          <table:table-cell office:value-type="float" office:value="278.819" calcext:value-type="float">
            <text:p>278.819</text:p>
          </table:table-cell>
          <table:table-cell office:value-type="float" office:value="302.867" calcext:value-type="float">
            <text:p>302.867</text:p>
          </table:table-cell>
          <table:table-cell table:formula="of:=LOG(AVERAGE([.B26:.U26]))^-1" office:value-type="float" office:value="0.397501799779693" calcext:value-type="float">
            <text:p>0.3975017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.202" calcext:value-type="float">
            <text:p>288.202</text:p>
          </table:table-cell>
          <table:table-cell office:value-type="float" office:value="317.377" calcext:value-type="float">
            <text:p>317.377</text:p>
          </table:table-cell>
          <table:table-cell office:value-type="float" office:value="362.295" calcext:value-type="float">
            <text:p>362.295</text:p>
          </table:table-cell>
          <table:table-cell office:value-type="float" office:value="339.921" calcext:value-type="float">
            <text:p>339.921</text:p>
          </table:table-cell>
          <table:table-cell office:value-type="float" office:value="370.638" calcext:value-type="float">
            <text:p>370.638</text:p>
          </table:table-cell>
          <table:table-cell office:value-type="float" office:value="340.748" calcext:value-type="float">
            <text:p>340.748</text:p>
          </table:table-cell>
          <table:table-cell office:value-type="float" office:value="340.212" calcext:value-type="float">
            <text:p>340.212</text:p>
          </table:table-cell>
          <table:table-cell office:value-type="float" office:value="295.612" calcext:value-type="float">
            <text:p>295.612</text:p>
          </table:table-cell>
          <table:table-cell office:value-type="float" office:value="300.625" calcext:value-type="float">
            <text:p>300.625</text:p>
          </table:table-cell>
          <table:table-cell office:value-type="float" office:value="363.08" calcext:value-type="float">
            <text:p>363.08</text:p>
          </table:table-cell>
          <table:table-cell office:value-type="float" office:value="341.539" calcext:value-type="float">
            <text:p>341.539</text:p>
          </table:table-cell>
          <table:table-cell office:value-type="float" office:value="342.697" calcext:value-type="float">
            <text:p>342.697</text:p>
          </table:table-cell>
          <table:table-cell office:value-type="float" office:value="361.842" calcext:value-type="float">
            <text:p>361.842</text:p>
          </table:table-cell>
          <table:table-cell office:value-type="float" office:value="343.585" calcext:value-type="float">
            <text:p>343.585</text:p>
          </table:table-cell>
          <table:table-cell office:value-type="float" office:value="334.942" calcext:value-type="float">
            <text:p>334.942</text:p>
          </table:table-cell>
          <table:table-cell office:value-type="float" office:value="301.376" calcext:value-type="float">
            <text:p>301.376</text:p>
          </table:table-cell>
          <table:table-cell office:value-type="float" office:value="298.272" calcext:value-type="float">
            <text:p>298.272</text:p>
          </table:table-cell>
          <table:table-cell office:value-type="float" office:value="303.42" calcext:value-type="float">
            <text:p>303.42</text:p>
          </table:table-cell>
          <table:table-cell office:value-type="float" office:value="278.819" calcext:value-type="float">
            <text:p>278.819</text:p>
          </table:table-cell>
          <table:table-cell office:value-type="float" office:value="298.902" calcext:value-type="float">
            <text:p>298.902</text:p>
          </table:table-cell>
          <table:table-cell table:formula="of:=LOG(AVERAGE([.B27:.U27]))^-1" office:value-type="float" office:value="0.397853044957224" calcext:value-type="float">
            <text:p>0.3978530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8.202" calcext:value-type="float">
            <text:p>288.202</text:p>
          </table:table-cell>
          <table:table-cell office:value-type="float" office:value="313.141" calcext:value-type="float">
            <text:p>313.141</text:p>
          </table:table-cell>
          <table:table-cell office:value-type="float" office:value="360.111" calcext:value-type="float">
            <text:p>360.111</text:p>
          </table:table-cell>
          <table:table-cell office:value-type="float" office:value="338.928" calcext:value-type="float">
            <text:p>338.928</text:p>
          </table:table-cell>
          <table:table-cell office:value-type="float" office:value="372.282" calcext:value-type="float">
            <text:p>372.282</text:p>
          </table:table-cell>
          <table:table-cell office:value-type="float" office:value="340.748" calcext:value-type="float">
            <text:p>340.748</text:p>
          </table:table-cell>
          <table:table-cell office:value-type="float" office:value="338.264" calcext:value-type="float">
            <text:p>338.264</text:p>
          </table:table-cell>
          <table:table-cell office:value-type="float" office:value="292.985" calcext:value-type="float">
            <text:p>292.985</text:p>
          </table:table-cell>
          <table:table-cell office:value-type="float" office:value="299.747" calcext:value-type="float">
            <text:p>299.747</text:p>
          </table:table-cell>
          <table:table-cell office:value-type="float" office:value="363.08" calcext:value-type="float">
            <text:p>363.08</text:p>
          </table:table-cell>
          <table:table-cell office:value-type="float" office:value="341.539" calcext:value-type="float">
            <text:p>341.539</text:p>
          </table:table-cell>
          <table:table-cell office:value-type="float" office:value="342.556" calcext:value-type="float">
            <text:p>342.556</text:p>
          </table:table-cell>
          <table:table-cell office:value-type="float" office:value="361.842" calcext:value-type="float">
            <text:p>361.842</text:p>
          </table:table-cell>
          <table:table-cell office:value-type="float" office:value="340.466" calcext:value-type="float">
            <text:p>340.466</text:p>
          </table:table-cell>
          <table:table-cell office:value-type="float" office:value="332.353" calcext:value-type="float">
            <text:p>332.353</text:p>
          </table:table-cell>
          <table:table-cell office:value-type="float" office:value="301.076" calcext:value-type="float">
            <text:p>301.076</text:p>
          </table:table-cell>
          <table:table-cell office:value-type="float" office:value="298.272" calcext:value-type="float">
            <text:p>298.272</text:p>
          </table:table-cell>
          <table:table-cell office:value-type="float" office:value="303.42" calcext:value-type="float">
            <text:p>303.42</text:p>
          </table:table-cell>
          <table:table-cell office:value-type="float" office:value="278.413" calcext:value-type="float">
            <text:p>278.413</text:p>
          </table:table-cell>
          <table:table-cell office:value-type="float" office:value="295.271" calcext:value-type="float">
            <text:p>295.271</text:p>
          </table:table-cell>
          <table:table-cell table:formula="of:=LOG(AVERAGE([.B28:.U28]))^-1" office:value-type="float" office:value="0.398079116099748" calcext:value-type="float">
            <text:p>0.39807911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8.034" calcext:value-type="float">
            <text:p>288.034</text:p>
          </table:table-cell>
          <table:table-cell office:value-type="float" office:value="308.19" calcext:value-type="float">
            <text:p>308.19</text:p>
          </table:table-cell>
          <table:table-cell office:value-type="float" office:value="360.111" calcext:value-type="float">
            <text:p>360.111</text:p>
          </table:table-cell>
          <table:table-cell office:value-type="float" office:value="335.256" calcext:value-type="float">
            <text:p>335.256</text:p>
          </table:table-cell>
          <table:table-cell office:value-type="float" office:value="370.809" calcext:value-type="float">
            <text:p>370.809</text:p>
          </table:table-cell>
          <table:table-cell office:value-type="float" office:value="340.748" calcext:value-type="float">
            <text:p>340.748</text:p>
          </table:table-cell>
          <table:table-cell office:value-type="float" office:value="339.306" calcext:value-type="float">
            <text:p>339.306</text:p>
          </table:table-cell>
          <table:table-cell office:value-type="float" office:value="295.368" calcext:value-type="float">
            <text:p>295.368</text:p>
          </table:table-cell>
          <table:table-cell office:value-type="float" office:value="264.833" calcext:value-type="float">
            <text:p>264.833</text:p>
          </table:table-cell>
          <table:table-cell office:value-type="float" office:value="360.46" calcext:value-type="float">
            <text:p>360.46</text:p>
          </table:table-cell>
          <table:table-cell office:value-type="float" office:value="340.165" calcext:value-type="float">
            <text:p>340.165</text:p>
          </table:table-cell>
          <table:table-cell office:value-type="float" office:value="340.49" calcext:value-type="float">
            <text:p>340.49</text:p>
          </table:table-cell>
          <table:table-cell office:value-type="float" office:value="361.842" calcext:value-type="float">
            <text:p>361.842</text:p>
          </table:table-cell>
          <table:table-cell office:value-type="float" office:value="341.355" calcext:value-type="float">
            <text:p>341.355</text:p>
          </table:table-cell>
          <table:table-cell office:value-type="float" office:value="332.364" calcext:value-type="float">
            <text:p>332.364</text:p>
          </table:table-cell>
          <table:table-cell office:value-type="float" office:value="301.076" calcext:value-type="float">
            <text:p>301.076</text:p>
          </table:table-cell>
          <table:table-cell office:value-type="float" office:value="298.272" calcext:value-type="float">
            <text:p>298.272</text:p>
          </table:table-cell>
          <table:table-cell office:value-type="float" office:value="303.071" calcext:value-type="float">
            <text:p>303.071</text:p>
          </table:table-cell>
          <table:table-cell office:value-type="float" office:value="278.038" calcext:value-type="float">
            <text:p>278.038</text:p>
          </table:table-cell>
          <table:table-cell office:value-type="float" office:value="295.271" calcext:value-type="float">
            <text:p>295.271</text:p>
          </table:table-cell>
          <table:table-cell table:formula="of:=LOG(AVERAGE([.B29:.U29]))^-1" office:value-type="float" office:value="0.398585782494924" calcext:value-type="float">
            <text:p>0.39858578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8.034" calcext:value-type="float">
            <text:p>288.034</text:p>
          </table:table-cell>
          <table:table-cell office:value-type="float" office:value="308.19" calcext:value-type="float">
            <text:p>308.19</text:p>
          </table:table-cell>
          <table:table-cell office:value-type="float" office:value="357.49" calcext:value-type="float">
            <text:p>357.49</text:p>
          </table:table-cell>
          <table:table-cell office:value-type="float" office:value="335.256" calcext:value-type="float">
            <text:p>335.256</text:p>
          </table:table-cell>
          <table:table-cell office:value-type="float" office:value="370.03" calcext:value-type="float">
            <text:p>370.03</text:p>
          </table:table-cell>
          <table:table-cell office:value-type="float" office:value="340.748" calcext:value-type="float">
            <text:p>340.748</text:p>
          </table:table-cell>
          <table:table-cell office:value-type="float" office:value="338.618" calcext:value-type="float">
            <text:p>338.618</text:p>
          </table:table-cell>
          <table:table-cell office:value-type="float" office:value="293.574" calcext:value-type="float">
            <text:p>293.574</text:p>
          </table:table-cell>
          <table:table-cell office:value-type="float" office:value="255.227" calcext:value-type="float">
            <text:p>255.227</text:p>
          </table:table-cell>
          <table:table-cell office:value-type="float" office:value="363.239" calcext:value-type="float">
            <text:p>363.239</text:p>
          </table:table-cell>
          <table:table-cell office:value-type="float" office:value="339.068" calcext:value-type="float">
            <text:p>339.068</text:p>
          </table:table-cell>
          <table:table-cell office:value-type="float" office:value="329.2" calcext:value-type="float">
            <text:p>329.2</text:p>
          </table:table-cell>
          <table:table-cell office:value-type="float" office:value="361.287" calcext:value-type="float">
            <text:p>361.287</text:p>
          </table:table-cell>
          <table:table-cell office:value-type="float" office:value="338.16" calcext:value-type="float">
            <text:p>338.16</text:p>
          </table:table-cell>
          <table:table-cell office:value-type="float" office:value="330.099" calcext:value-type="float">
            <text:p>330.099</text:p>
          </table:table-cell>
          <table:table-cell office:value-type="float" office:value="301.076" calcext:value-type="float">
            <text:p>301.076</text:p>
          </table:table-cell>
          <table:table-cell office:value-type="float" office:value="297.581" calcext:value-type="float">
            <text:p>297.581</text:p>
          </table:table-cell>
          <table:table-cell office:value-type="float" office:value="300.802" calcext:value-type="float">
            <text:p>300.802</text:p>
          </table:table-cell>
          <table:table-cell office:value-type="float" office:value="277.518" calcext:value-type="float">
            <text:p>277.518</text:p>
          </table:table-cell>
          <table:table-cell office:value-type="float" office:value="295.269" calcext:value-type="float">
            <text:p>295.269</text:p>
          </table:table-cell>
          <table:table-cell table:formula="of:=LOG(AVERAGE([.B30:.U30]))^-1" office:value-type="float" office:value="0.398956878597419" calcext:value-type="float">
            <text:p>0.39895687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8.034" calcext:value-type="float">
            <text:p>288.034</text:p>
          </table:table-cell>
          <table:table-cell office:value-type="float" office:value="308.19" calcext:value-type="float">
            <text:p>308.19</text:p>
          </table:table-cell>
          <table:table-cell office:value-type="float" office:value="357.49" calcext:value-type="float">
            <text:p>357.49</text:p>
          </table:table-cell>
          <table:table-cell office:value-type="float" office:value="334.393" calcext:value-type="float">
            <text:p>334.393</text:p>
          </table:table-cell>
          <table:table-cell office:value-type="float" office:value="369.5" calcext:value-type="float">
            <text:p>369.5</text:p>
          </table:table-cell>
          <table:table-cell office:value-type="float" office:value="340.679" calcext:value-type="float">
            <text:p>340.679</text:p>
          </table:table-cell>
          <table:table-cell office:value-type="float" office:value="338.618" calcext:value-type="float">
            <text:p>338.618</text:p>
          </table:table-cell>
          <table:table-cell office:value-type="float" office:value="293.355" calcext:value-type="float">
            <text:p>293.355</text:p>
          </table:table-cell>
          <table:table-cell office:value-type="float" office:value="255.227" calcext:value-type="float">
            <text:p>255.227</text:p>
          </table:table-cell>
          <table:table-cell office:value-type="float" office:value="358.997" calcext:value-type="float">
            <text:p>358.997</text:p>
          </table:table-cell>
          <table:table-cell office:value-type="float" office:value="338.202" calcext:value-type="float">
            <text:p>338.202</text:p>
          </table:table-cell>
          <table:table-cell office:value-type="float" office:value="328.471" calcext:value-type="float">
            <text:p>328.471</text:p>
          </table:table-cell>
          <table:table-cell office:value-type="float" office:value="359.831" calcext:value-type="float">
            <text:p>359.831</text:p>
          </table:table-cell>
          <table:table-cell office:value-type="float" office:value="338.16" calcext:value-type="float">
            <text:p>338.16</text:p>
          </table:table-cell>
          <table:table-cell office:value-type="float" office:value="329.994" calcext:value-type="float">
            <text:p>329.994</text:p>
          </table:table-cell>
          <table:table-cell office:value-type="float" office:value="301.006" calcext:value-type="float">
            <text:p>301.006</text:p>
          </table:table-cell>
          <table:table-cell office:value-type="float" office:value="297.581" calcext:value-type="float">
            <text:p>297.581</text:p>
          </table:table-cell>
          <table:table-cell office:value-type="float" office:value="300.802" calcext:value-type="float">
            <text:p>300.802</text:p>
          </table:table-cell>
          <table:table-cell office:value-type="float" office:value="273.713" calcext:value-type="float">
            <text:p>273.713</text:p>
          </table:table-cell>
          <table:table-cell office:value-type="float" office:value="295.108" calcext:value-type="float">
            <text:p>295.108</text:p>
          </table:table-cell>
          <table:table-cell table:formula="of:=LOG(AVERAGE([.B31:.U31]))^-1" office:value-type="float" office:value="0.399098274167942" calcext:value-type="float">
            <text:p>0.39909827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7.374" calcext:value-type="float">
            <text:p>277.374</text:p>
          </table:table-cell>
          <table:table-cell office:value-type="float" office:value="305.746" calcext:value-type="float">
            <text:p>305.746</text:p>
          </table:table-cell>
          <table:table-cell office:value-type="float" office:value="357.49" calcext:value-type="float">
            <text:p>357.49</text:p>
          </table:table-cell>
          <table:table-cell office:value-type="float" office:value="334.393" calcext:value-type="float">
            <text:p>334.393</text:p>
          </table:table-cell>
          <table:table-cell office:value-type="float" office:value="361.371" calcext:value-type="float">
            <text:p>361.371</text:p>
          </table:table-cell>
          <table:table-cell office:value-type="float" office:value="340.748" calcext:value-type="float">
            <text:p>340.748</text:p>
          </table:table-cell>
          <table:table-cell office:value-type="float" office:value="337.337" calcext:value-type="float">
            <text:p>337.337</text:p>
          </table:table-cell>
          <table:table-cell office:value-type="float" office:value="293.297" calcext:value-type="float">
            <text:p>293.297</text:p>
          </table:table-cell>
          <table:table-cell office:value-type="float" office:value="250.345" calcext:value-type="float">
            <text:p>250.345</text:p>
          </table:table-cell>
          <table:table-cell office:value-type="float" office:value="355.72" calcext:value-type="float">
            <text:p>355.72</text:p>
          </table:table-cell>
          <table:table-cell office:value-type="float" office:value="338.202" calcext:value-type="float">
            <text:p>338.202</text:p>
          </table:table-cell>
          <table:table-cell office:value-type="float" office:value="326.931" calcext:value-type="float">
            <text:p>326.931</text:p>
          </table:table-cell>
          <table:table-cell office:value-type="float" office:value="359.831" calcext:value-type="float">
            <text:p>359.831</text:p>
          </table:table-cell>
          <table:table-cell office:value-type="float" office:value="338.045" calcext:value-type="float">
            <text:p>338.045</text:p>
          </table:table-cell>
          <table:table-cell office:value-type="float" office:value="329.351" calcext:value-type="float">
            <text:p>329.351</text:p>
          </table:table-cell>
          <table:table-cell office:value-type="float" office:value="300.969" calcext:value-type="float">
            <text:p>300.969</text:p>
          </table:table-cell>
          <table:table-cell office:value-type="float" office:value="296.991" calcext:value-type="float">
            <text:p>296.991</text:p>
          </table:table-cell>
          <table:table-cell office:value-type="float" office:value="300.802" calcext:value-type="float">
            <text:p>300.802</text:p>
          </table:table-cell>
          <table:table-cell office:value-type="float" office:value="272.135" calcext:value-type="float">
            <text:p>272.135</text:p>
          </table:table-cell>
          <table:table-cell office:value-type="float" office:value="295.108" calcext:value-type="float">
            <text:p>295.108</text:p>
          </table:table-cell>
          <table:table-cell table:formula="of:=LOG(AVERAGE([.B32:.U32]))^-1" office:value-type="float" office:value="0.399479326886437" calcext:value-type="float">
            <text:p>0.39947932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7.374" calcext:value-type="float">
            <text:p>277.374</text:p>
          </table:table-cell>
          <table:table-cell office:value-type="float" office:value="305.746" calcext:value-type="float">
            <text:p>305.746</text:p>
          </table:table-cell>
          <table:table-cell office:value-type="float" office:value="357.49" calcext:value-type="float">
            <text:p>357.49</text:p>
          </table:table-cell>
          <table:table-cell office:value-type="float" office:value="332.48" calcext:value-type="float">
            <text:p>332.48</text:p>
          </table:table-cell>
          <table:table-cell office:value-type="float" office:value="360.834" calcext:value-type="float">
            <text:p>360.834</text:p>
          </table:table-cell>
          <table:table-cell office:value-type="float" office:value="340.317" calcext:value-type="float">
            <text:p>340.317</text:p>
          </table:table-cell>
          <table:table-cell office:value-type="float" office:value="335.273" calcext:value-type="float">
            <text:p>335.273</text:p>
          </table:table-cell>
          <table:table-cell office:value-type="float" office:value="290.228" calcext:value-type="float">
            <text:p>290.228</text:p>
          </table:table-cell>
          <table:table-cell office:value-type="float" office:value="250.871" calcext:value-type="float">
            <text:p>250.871</text:p>
          </table:table-cell>
          <table:table-cell office:value-type="float" office:value="355.184" calcext:value-type="float">
            <text:p>355.184</text:p>
          </table:table-cell>
          <table:table-cell office:value-type="float" office:value="338.202" calcext:value-type="float">
            <text:p>338.202</text:p>
          </table:table-cell>
          <table:table-cell office:value-type="float" office:value="325.176" calcext:value-type="float">
            <text:p>325.176</text:p>
          </table:table-cell>
          <table:table-cell office:value-type="float" office:value="350.236" calcext:value-type="float">
            <text:p>350.236</text:p>
          </table:table-cell>
          <table:table-cell office:value-type="float" office:value="333.281" calcext:value-type="float">
            <text:p>333.281</text:p>
          </table:table-cell>
          <table:table-cell office:value-type="float" office:value="328.625" calcext:value-type="float">
            <text:p>328.625</text:p>
          </table:table-cell>
          <table:table-cell office:value-type="float" office:value="298.702" calcext:value-type="float">
            <text:p>298.702</text:p>
          </table:table-cell>
          <table:table-cell office:value-type="float" office:value="296.929" calcext:value-type="float">
            <text:p>296.929</text:p>
          </table:table-cell>
          <table:table-cell office:value-type="float" office:value="300.802" calcext:value-type="float">
            <text:p>300.802</text:p>
          </table:table-cell>
          <table:table-cell office:value-type="float" office:value="272.135" calcext:value-type="float">
            <text:p>272.135</text:p>
          </table:table-cell>
          <table:table-cell office:value-type="float" office:value="294.908" calcext:value-type="float">
            <text:p>294.908</text:p>
          </table:table-cell>
          <table:table-cell table:formula="of:=LOG(AVERAGE([.B33:.U33]))^-1" office:value-type="float" office:value="0.399778129204819" calcext:value-type="float">
            <text:p>0.39977812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7.374" calcext:value-type="float">
            <text:p>277.374</text:p>
          </table:table-cell>
          <table:table-cell office:value-type="float" office:value="305.746" calcext:value-type="float">
            <text:p>305.746</text:p>
          </table:table-cell>
          <table:table-cell office:value-type="float" office:value="357.424" calcext:value-type="float">
            <text:p>357.424</text:p>
          </table:table-cell>
          <table:table-cell office:value-type="float" office:value="329.628" calcext:value-type="float">
            <text:p>329.628</text:p>
          </table:table-cell>
          <table:table-cell office:value-type="float" office:value="360.834" calcext:value-type="float">
            <text:p>360.834</text:p>
          </table:table-cell>
          <table:table-cell office:value-type="float" office:value="338.84" calcext:value-type="float">
            <text:p>338.84</text:p>
          </table:table-cell>
          <table:table-cell office:value-type="float" office:value="334.819" calcext:value-type="float">
            <text:p>334.819</text:p>
          </table:table-cell>
          <table:table-cell office:value-type="float" office:value="290.228" calcext:value-type="float">
            <text:p>290.228</text:p>
          </table:table-cell>
          <table:table-cell office:value-type="float" office:value="252.31" calcext:value-type="float">
            <text:p>252.31</text:p>
          </table:table-cell>
          <table:table-cell office:value-type="float" office:value="348.22" calcext:value-type="float">
            <text:p>348.22</text:p>
          </table:table-cell>
          <table:table-cell office:value-type="float" office:value="338.202" calcext:value-type="float">
            <text:p>338.202</text:p>
          </table:table-cell>
          <table:table-cell office:value-type="float" office:value="324.533" calcext:value-type="float">
            <text:p>324.533</text:p>
          </table:table-cell>
          <table:table-cell office:value-type="float" office:value="350.236" calcext:value-type="float">
            <text:p>350.236</text:p>
          </table:table-cell>
          <table:table-cell office:value-type="float" office:value="333.024" calcext:value-type="float">
            <text:p>333.024</text:p>
          </table:table-cell>
          <table:table-cell office:value-type="float" office:value="326.875" calcext:value-type="float">
            <text:p>326.875</text:p>
          </table:table-cell>
          <table:table-cell office:value-type="float" office:value="298.702" calcext:value-type="float">
            <text:p>298.702</text:p>
          </table:table-cell>
          <table:table-cell office:value-type="float" office:value="296.743" calcext:value-type="float">
            <text:p>296.743</text:p>
          </table:table-cell>
          <table:table-cell office:value-type="float" office:value="300.337" calcext:value-type="float">
            <text:p>300.337</text:p>
          </table:table-cell>
          <table:table-cell office:value-type="float" office:value="271.951" calcext:value-type="float">
            <text:p>271.951</text:p>
          </table:table-cell>
          <table:table-cell office:value-type="float" office:value="294.908" calcext:value-type="float">
            <text:p>294.908</text:p>
          </table:table-cell>
          <table:table-cell table:formula="of:=LOG(AVERAGE([.B34:.U34]))^-1" office:value-type="float" office:value="0.399929965806483" calcext:value-type="float">
            <text:p>0.39992996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7.319" calcext:value-type="float">
            <text:p>277.319</text:p>
          </table:table-cell>
          <table:table-cell office:value-type="float" office:value="304.744" calcext:value-type="float">
            <text:p>304.744</text:p>
          </table:table-cell>
          <table:table-cell office:value-type="float" office:value="357.424" calcext:value-type="float">
            <text:p>357.424</text:p>
          </table:table-cell>
          <table:table-cell office:value-type="float" office:value="329.628" calcext:value-type="float">
            <text:p>329.628</text:p>
          </table:table-cell>
          <table:table-cell office:value-type="float" office:value="353.686" calcext:value-type="float">
            <text:p>353.686</text:p>
          </table:table-cell>
          <table:table-cell office:value-type="float" office:value="338.84" calcext:value-type="float">
            <text:p>338.84</text:p>
          </table:table-cell>
          <table:table-cell office:value-type="float" office:value="334.107" calcext:value-type="float">
            <text:p>334.107</text:p>
          </table:table-cell>
          <table:table-cell office:value-type="float" office:value="288.976" calcext:value-type="float">
            <text:p>288.976</text:p>
          </table:table-cell>
          <table:table-cell office:value-type="float" office:value="252.31" calcext:value-type="float">
            <text:p>252.31</text:p>
          </table:table-cell>
          <table:table-cell office:value-type="float" office:value="335.404" calcext:value-type="float">
            <text:p>335.404</text:p>
          </table:table-cell>
          <table:table-cell office:value-type="float" office:value="338.202" calcext:value-type="float">
            <text:p>338.202</text:p>
          </table:table-cell>
          <table:table-cell office:value-type="float" office:value="322.776" calcext:value-type="float">
            <text:p>322.776</text:p>
          </table:table-cell>
          <table:table-cell office:value-type="float" office:value="350.236" calcext:value-type="float">
            <text:p>350.236</text:p>
          </table:table-cell>
          <table:table-cell office:value-type="float" office:value="333.108" calcext:value-type="float">
            <text:p>333.108</text:p>
          </table:table-cell>
          <table:table-cell office:value-type="float" office:value="326.766" calcext:value-type="float">
            <text:p>326.766</text:p>
          </table:table-cell>
          <table:table-cell office:value-type="float" office:value="298.702" calcext:value-type="float">
            <text:p>298.702</text:p>
          </table:table-cell>
          <table:table-cell office:value-type="float" office:value="296.523" calcext:value-type="float">
            <text:p>296.523</text:p>
          </table:table-cell>
          <table:table-cell office:value-type="float" office:value="299.592" calcext:value-type="float">
            <text:p>299.592</text:p>
          </table:table-cell>
          <table:table-cell office:value-type="float" office:value="268.485" calcext:value-type="float">
            <text:p>268.485</text:p>
          </table:table-cell>
          <table:table-cell office:value-type="float" office:value="294.472" calcext:value-type="float">
            <text:p>294.472</text:p>
          </table:table-cell>
          <table:table-cell table:formula="of:=LOG(AVERAGE([.B35:.U35]))^-1" office:value-type="float" office:value="0.400256138173324" calcext:value-type="float">
            <text:p>0.40025613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6.159" calcext:value-type="float">
            <text:p>276.159</text:p>
          </table:table-cell>
          <table:table-cell office:value-type="float" office:value="304.744" calcext:value-type="float">
            <text:p>304.744</text:p>
          </table:table-cell>
          <table:table-cell office:value-type="float" office:value="356.005" calcext:value-type="float">
            <text:p>356.005</text:p>
          </table:table-cell>
          <table:table-cell office:value-type="float" office:value="324.649" calcext:value-type="float">
            <text:p>324.649</text:p>
          </table:table-cell>
          <table:table-cell office:value-type="float" office:value="353.686" calcext:value-type="float">
            <text:p>353.686</text:p>
          </table:table-cell>
          <table:table-cell office:value-type="float" office:value="331.059" calcext:value-type="float">
            <text:p>331.059</text:p>
          </table:table-cell>
          <table:table-cell office:value-type="float" office:value="331.884" calcext:value-type="float">
            <text:p>331.884</text:p>
          </table:table-cell>
          <table:table-cell office:value-type="float" office:value="288.976" calcext:value-type="float">
            <text:p>288.976</text:p>
          </table:table-cell>
          <table:table-cell office:value-type="float" office:value="249.188" calcext:value-type="float">
            <text:p>249.188</text:p>
          </table:table-cell>
          <table:table-cell office:value-type="float" office:value="331.683" calcext:value-type="float">
            <text:p>331.683</text:p>
          </table:table-cell>
          <table:table-cell office:value-type="float" office:value="338.202" calcext:value-type="float">
            <text:p>338.202</text:p>
          </table:table-cell>
          <table:table-cell office:value-type="float" office:value="322.776" calcext:value-type="float">
            <text:p>322.776</text:p>
          </table:table-cell>
          <table:table-cell office:value-type="float" office:value="329.683" calcext:value-type="float">
            <text:p>329.683</text:p>
          </table:table-cell>
          <table:table-cell office:value-type="float" office:value="333.096" calcext:value-type="float">
            <text:p>333.096</text:p>
          </table:table-cell>
          <table:table-cell office:value-type="float" office:value="320.714" calcext:value-type="float">
            <text:p>320.714</text:p>
          </table:table-cell>
          <table:table-cell office:value-type="float" office:value="298.702" calcext:value-type="float">
            <text:p>298.702</text:p>
          </table:table-cell>
          <table:table-cell office:value-type="float" office:value="296.523" calcext:value-type="float">
            <text:p>296.523</text:p>
          </table:table-cell>
          <table:table-cell office:value-type="float" office:value="299.312" calcext:value-type="float">
            <text:p>299.312</text:p>
          </table:table-cell>
          <table:table-cell office:value-type="float" office:value="268.679" calcext:value-type="float">
            <text:p>268.679</text:p>
          </table:table-cell>
          <table:table-cell office:value-type="float" office:value="293.942" calcext:value-type="float">
            <text:p>293.942</text:p>
          </table:table-cell>
          <table:table-cell table:formula="of:=LOG(AVERAGE([.B36:.U36]))^-1" office:value-type="float" office:value="0.400829470991952" calcext:value-type="float">
            <text:p>0.4008294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6.159" calcext:value-type="float">
            <text:p>276.159</text:p>
          </table:table-cell>
          <table:table-cell office:value-type="float" office:value="304.744" calcext:value-type="float">
            <text:p>304.744</text:p>
          </table:table-cell>
          <table:table-cell office:value-type="float" office:value="356.005" calcext:value-type="float">
            <text:p>356.005</text:p>
          </table:table-cell>
          <table:table-cell office:value-type="float" office:value="322.216" calcext:value-type="float">
            <text:p>322.216</text:p>
          </table:table-cell>
          <table:table-cell office:value-type="float" office:value="353.686" calcext:value-type="float">
            <text:p>353.686</text:p>
          </table:table-cell>
          <table:table-cell office:value-type="float" office:value="331.016" calcext:value-type="float">
            <text:p>331.016</text:p>
          </table:table-cell>
          <table:table-cell office:value-type="float" office:value="331.795" calcext:value-type="float">
            <text:p>331.795</text:p>
          </table:table-cell>
          <table:table-cell office:value-type="float" office:value="288.152" calcext:value-type="float">
            <text:p>288.152</text:p>
          </table:table-cell>
          <table:table-cell office:value-type="float" office:value="249.188" calcext:value-type="float">
            <text:p>249.188</text:p>
          </table:table-cell>
          <table:table-cell office:value-type="float" office:value="324.058" calcext:value-type="float">
            <text:p>324.058</text:p>
          </table:table-cell>
          <table:table-cell office:value-type="float" office:value="338.202" calcext:value-type="float">
            <text:p>338.202</text:p>
          </table:table-cell>
          <table:table-cell office:value-type="float" office:value="315.644" calcext:value-type="float">
            <text:p>315.644</text:p>
          </table:table-cell>
          <table:table-cell office:value-type="float" office:value="329.683" calcext:value-type="float">
            <text:p>329.683</text:p>
          </table:table-cell>
          <table:table-cell office:value-type="float" office:value="331.879" calcext:value-type="float">
            <text:p>331.879</text:p>
          </table:table-cell>
          <table:table-cell office:value-type="float" office:value="320.714" calcext:value-type="float">
            <text:p>320.714</text:p>
          </table:table-cell>
          <table:table-cell office:value-type="float" office:value="298.271" calcext:value-type="float">
            <text:p>298.271</text:p>
          </table:table-cell>
          <table:table-cell office:value-type="float" office:value="296.517" calcext:value-type="float">
            <text:p>296.517</text:p>
          </table:table-cell>
          <table:table-cell office:value-type="float" office:value="298.144" calcext:value-type="float">
            <text:p>298.144</text:p>
          </table:table-cell>
          <table:table-cell office:value-type="float" office:value="268.679" calcext:value-type="float">
            <text:p>268.679</text:p>
          </table:table-cell>
          <table:table-cell office:value-type="float" office:value="293.806" calcext:value-type="float">
            <text:p>293.806</text:p>
          </table:table-cell>
          <table:table-cell table:formula="of:=LOG(AVERAGE([.B37:.U37]))^-1" office:value-type="float" office:value="0.401065628605225" calcext:value-type="float">
            <text:p>0.40106562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4.759" calcext:value-type="float">
            <text:p>274.759</text:p>
          </table:table-cell>
          <table:table-cell office:value-type="float" office:value="304.744" calcext:value-type="float">
            <text:p>304.744</text:p>
          </table:table-cell>
          <table:table-cell office:value-type="float" office:value="349.476" calcext:value-type="float">
            <text:p>349.476</text:p>
          </table:table-cell>
          <table:table-cell office:value-type="float" office:value="322.216" calcext:value-type="float">
            <text:p>322.216</text:p>
          </table:table-cell>
          <table:table-cell office:value-type="float" office:value="353.686" calcext:value-type="float">
            <text:p>353.686</text:p>
          </table:table-cell>
          <table:table-cell office:value-type="float" office:value="329.688" calcext:value-type="float">
            <text:p>329.688</text:p>
          </table:table-cell>
          <table:table-cell office:value-type="float" office:value="330.82" calcext:value-type="float">
            <text:p>330.82</text:p>
          </table:table-cell>
          <table:table-cell office:value-type="float" office:value="288.152" calcext:value-type="float">
            <text:p>288.152</text:p>
          </table:table-cell>
          <table:table-cell office:value-type="float" office:value="248.94" calcext:value-type="float">
            <text:p>248.94</text:p>
          </table:table-cell>
          <table:table-cell office:value-type="float" office:value="314.745" calcext:value-type="float">
            <text:p>314.745</text:p>
          </table:table-cell>
          <table:table-cell office:value-type="float" office:value="337.5" calcext:value-type="float">
            <text:p>337.5</text:p>
          </table:table-cell>
          <table:table-cell office:value-type="float" office:value="315.025" calcext:value-type="float">
            <text:p>315.025</text:p>
          </table:table-cell>
          <table:table-cell office:value-type="float" office:value="324.097" calcext:value-type="float">
            <text:p>324.097</text:p>
          </table:table-cell>
          <table:table-cell office:value-type="float" office:value="331.803" calcext:value-type="float">
            <text:p>331.803</text:p>
          </table:table-cell>
          <table:table-cell office:value-type="float" office:value="322.994" calcext:value-type="float">
            <text:p>322.994</text:p>
          </table:table-cell>
          <table:table-cell office:value-type="float" office:value="298.271" calcext:value-type="float">
            <text:p>298.271</text:p>
          </table:table-cell>
          <table:table-cell office:value-type="float" office:value="296.387" calcext:value-type="float">
            <text:p>296.387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268.679" calcext:value-type="float">
            <text:p>268.679</text:p>
          </table:table-cell>
          <table:table-cell office:value-type="float" office:value="293.806" calcext:value-type="float">
            <text:p>293.806</text:p>
          </table:table-cell>
          <table:table-cell table:formula="of:=LOG(AVERAGE([.B38:.U38]))^-1" office:value-type="float" office:value="0.401348339342145" calcext:value-type="float">
            <text:p>0.40134833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4.069" calcext:value-type="float">
            <text:p>274.069</text:p>
          </table:table-cell>
          <table:table-cell office:value-type="float" office:value="303.498" calcext:value-type="float">
            <text:p>303.498</text:p>
          </table:table-cell>
          <table:table-cell office:value-type="float" office:value="347.046" calcext:value-type="float">
            <text:p>347.046</text:p>
          </table:table-cell>
          <table:table-cell office:value-type="float" office:value="322.216" calcext:value-type="float">
            <text:p>322.216</text:p>
          </table:table-cell>
          <table:table-cell office:value-type="float" office:value="342.944" calcext:value-type="float">
            <text:p>342.944</text:p>
          </table:table-cell>
          <table:table-cell office:value-type="float" office:value="327.215" calcext:value-type="float">
            <text:p>327.215</text:p>
          </table:table-cell>
          <table:table-cell office:value-type="float" office:value="322.692" calcext:value-type="float">
            <text:p>322.692</text:p>
          </table:table-cell>
          <table:table-cell office:value-type="float" office:value="287.14" calcext:value-type="float">
            <text:p>287.14</text:p>
          </table:table-cell>
          <table:table-cell office:value-type="float" office:value="247.775" calcext:value-type="float">
            <text:p>247.775</text:p>
          </table:table-cell>
          <table:table-cell office:value-type="float" office:value="312.197" calcext:value-type="float">
            <text:p>312.197</text:p>
          </table:table-cell>
          <table:table-cell office:value-type="float" office:value="337.5" calcext:value-type="float">
            <text:p>337.5</text:p>
          </table:table-cell>
          <table:table-cell office:value-type="float" office:value="314.256" calcext:value-type="float">
            <text:p>314.256</text:p>
          </table:table-cell>
          <table:table-cell office:value-type="float" office:value="324.097" calcext:value-type="float">
            <text:p>324.097</text:p>
          </table:table-cell>
          <table:table-cell office:value-type="float" office:value="328.884" calcext:value-type="float">
            <text:p>328.884</text:p>
          </table:table-cell>
          <table:table-cell office:value-type="float" office:value="316.787" calcext:value-type="float">
            <text:p>316.787</text:p>
          </table:table-cell>
          <table:table-cell office:value-type="float" office:value="298.228" calcext:value-type="float">
            <text:p>298.228</text:p>
          </table:table-cell>
          <table:table-cell office:value-type="float" office:value="295.686" calcext:value-type="float">
            <text:p>295.686</text:p>
          </table:table-cell>
          <table:table-cell office:value-type="float" office:value="297.632" calcext:value-type="float">
            <text:p>297.632</text:p>
          </table:table-cell>
          <table:table-cell office:value-type="float" office:value="268.679" calcext:value-type="float">
            <text:p>268.679</text:p>
          </table:table-cell>
          <table:table-cell office:value-type="float" office:value="293.219" calcext:value-type="float">
            <text:p>293.219</text:p>
          </table:table-cell>
          <table:table-cell table:formula="of:=LOG(AVERAGE([.B39:.U39]))^-1" office:value-type="float" office:value="0.401820280763489" calcext:value-type="float">
            <text:p>0.40182028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4.069" calcext:value-type="float">
            <text:p>274.069</text:p>
          </table:table-cell>
          <table:table-cell office:value-type="float" office:value="303.498" calcext:value-type="float">
            <text:p>303.498</text:p>
          </table:table-cell>
          <table:table-cell office:value-type="float" office:value="347.046" calcext:value-type="float">
            <text:p>347.046</text:p>
          </table:table-cell>
          <table:table-cell office:value-type="float" office:value="320.459" calcext:value-type="float">
            <text:p>320.459</text:p>
          </table:table-cell>
          <table:table-cell office:value-type="float" office:value="335.205" calcext:value-type="float">
            <text:p>335.205</text:p>
          </table:table-cell>
          <table:table-cell office:value-type="float" office:value="325.977" calcext:value-type="float">
            <text:p>325.977</text:p>
          </table:table-cell>
          <table:table-cell office:value-type="float" office:value="307.865" calcext:value-type="float">
            <text:p>307.865</text:p>
          </table:table-cell>
          <table:table-cell office:value-type="float" office:value="287.14" calcext:value-type="float">
            <text:p>287.14</text:p>
          </table:table-cell>
          <table:table-cell office:value-type="float" office:value="247.1" calcext:value-type="float">
            <text:p>247.1</text:p>
          </table:table-cell>
          <table:table-cell office:value-type="float" office:value="311.118" calcext:value-type="float">
            <text:p>311.118</text:p>
          </table:table-cell>
          <table:table-cell office:value-type="float" office:value="337.5" calcext:value-type="float">
            <text:p>337.5</text:p>
          </table:table-cell>
          <table:table-cell office:value-type="float" office:value="312.853" calcext:value-type="float">
            <text:p>312.853</text:p>
          </table:table-cell>
          <table:table-cell office:value-type="float" office:value="324.097" calcext:value-type="float">
            <text:p>324.097</text:p>
          </table:table-cell>
          <table:table-cell office:value-type="float" office:value="327.887" calcext:value-type="float">
            <text:p>327.887</text:p>
          </table:table-cell>
          <table:table-cell office:value-type="float" office:value="312.173" calcext:value-type="float">
            <text:p>312.173</text:p>
          </table:table-cell>
          <table:table-cell office:value-type="float" office:value="298.024" calcext:value-type="float">
            <text:p>298.024</text:p>
          </table:table-cell>
          <table:table-cell office:value-type="float" office:value="295.686" calcext:value-type="float">
            <text:p>295.686</text:p>
          </table:table-cell>
          <table:table-cell office:value-type="float" office:value="296.732" calcext:value-type="float">
            <text:p>296.732</text:p>
          </table:table-cell>
          <table:table-cell office:value-type="float" office:value="267.807" calcext:value-type="float">
            <text:p>267.807</text:p>
          </table:table-cell>
          <table:table-cell office:value-type="float" office:value="293.176" calcext:value-type="float">
            <text:p>293.176</text:p>
          </table:table-cell>
          <table:table-cell table:formula="of:=LOG(AVERAGE([.B40:.U40]))^-1" office:value-type="float" office:value="0.402235575557704" calcext:value-type="float">
            <text:p>0.40223557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4.069" calcext:value-type="float">
            <text:p>274.069</text:p>
          </table:table-cell>
          <table:table-cell office:value-type="float" office:value="303.498" calcext:value-type="float">
            <text:p>303.498</text:p>
          </table:table-cell>
          <table:table-cell office:value-type="float" office:value="341.135" calcext:value-type="float">
            <text:p>341.135</text:p>
          </table:table-cell>
          <table:table-cell office:value-type="float" office:value="318.405" calcext:value-type="float">
            <text:p>318.405</text:p>
          </table:table-cell>
          <table:table-cell office:value-type="float" office:value="329.853" calcext:value-type="float">
            <text:p>329.853</text:p>
          </table:table-cell>
          <table:table-cell office:value-type="float" office:value="327.013" calcext:value-type="float">
            <text:p>327.013</text:p>
          </table:table-cell>
          <table:table-cell office:value-type="float" office:value="307.865" calcext:value-type="float">
            <text:p>307.865</text:p>
          </table:table-cell>
          <table:table-cell office:value-type="float" office:value="286.494" calcext:value-type="float">
            <text:p>286.494</text:p>
          </table:table-cell>
          <table:table-cell office:value-type="float" office:value="247.1" calcext:value-type="float">
            <text:p>247.1</text:p>
          </table:table-cell>
          <table:table-cell office:value-type="float" office:value="309.621" calcext:value-type="float">
            <text:p>309.621</text:p>
          </table:table-cell>
          <table:table-cell office:value-type="float" office:value="333.951" calcext:value-type="float">
            <text:p>333.951</text:p>
          </table:table-cell>
          <table:table-cell office:value-type="float" office:value="310.049" calcext:value-type="float">
            <text:p>310.049</text:p>
          </table:table-cell>
          <table:table-cell office:value-type="float" office:value="308.231" calcext:value-type="float">
            <text:p>308.231</text:p>
          </table:table-cell>
          <table:table-cell office:value-type="float" office:value="321.202" calcext:value-type="float">
            <text:p>321.202</text:p>
          </table:table-cell>
          <table:table-cell office:value-type="float" office:value="312.234" calcext:value-type="float">
            <text:p>312.234</text:p>
          </table:table-cell>
          <table:table-cell office:value-type="float" office:value="298.024" calcext:value-type="float">
            <text:p>298.024</text:p>
          </table:table-cell>
          <table:table-cell office:value-type="float" office:value="295.729" calcext:value-type="float">
            <text:p>295.729</text:p>
          </table:table-cell>
          <table:table-cell office:value-type="float" office:value="293.725" calcext:value-type="float">
            <text:p>293.725</text:p>
          </table:table-cell>
          <table:table-cell office:value-type="float" office:value="264.638" calcext:value-type="float">
            <text:p>264.638</text:p>
          </table:table-cell>
          <table:table-cell office:value-type="float" office:value="293.105" calcext:value-type="float">
            <text:p>293.105</text:p>
          </table:table-cell>
          <table:table-cell table:formula="of:=LOG(AVERAGE([.B41:.U41]))^-1" office:value-type="float" office:value="0.402806181104741" calcext:value-type="float">
            <text:p>0.40280618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3.435" calcext:value-type="float">
            <text:p>273.435</text:p>
          </table:table-cell>
          <table:table-cell office:value-type="float" office:value="303.498" calcext:value-type="float">
            <text:p>303.498</text:p>
          </table:table-cell>
          <table:table-cell office:value-type="float" office:value="341.135" calcext:value-type="float">
            <text:p>341.135</text:p>
          </table:table-cell>
          <table:table-cell office:value-type="float" office:value="316.3" calcext:value-type="float">
            <text:p>316.3</text:p>
          </table:table-cell>
          <table:table-cell office:value-type="float" office:value="329.853" calcext:value-type="float">
            <text:p>329.853</text:p>
          </table:table-cell>
          <table:table-cell office:value-type="float" office:value="325.529" calcext:value-type="float">
            <text:p>325.529</text:p>
          </table:table-cell>
          <table:table-cell office:value-type="float" office:value="297.1" calcext:value-type="float">
            <text:p>297.1</text:p>
          </table:table-cell>
          <table:table-cell office:value-type="float" office:value="282.733" calcext:value-type="float">
            <text:p>282.733</text:p>
          </table:table-cell>
          <table:table-cell office:value-type="float" office:value="246.977" calcext:value-type="float">
            <text:p>246.977</text:p>
          </table:table-cell>
          <table:table-cell office:value-type="float" office:value="309.621" calcext:value-type="float">
            <text:p>309.621</text:p>
          </table:table-cell>
          <table:table-cell office:value-type="float" office:value="333.951" calcext:value-type="float">
            <text:p>333.951</text:p>
          </table:table-cell>
          <table:table-cell office:value-type="float" office:value="309.736" calcext:value-type="float">
            <text:p>309.736</text:p>
          </table:table-cell>
          <table:table-cell office:value-type="float" office:value="303.686" calcext:value-type="float">
            <text:p>303.686</text:p>
          </table:table-cell>
          <table:table-cell office:value-type="float" office:value="317.762" calcext:value-type="float">
            <text:p>317.762</text:p>
          </table:table-cell>
          <table:table-cell office:value-type="float" office:value="310.765" calcext:value-type="float">
            <text:p>310.765</text:p>
          </table:table-cell>
          <table:table-cell office:value-type="float" office:value="298.024" calcext:value-type="float">
            <text:p>298.024</text:p>
          </table:table-cell>
          <table:table-cell office:value-type="float" office:value="295.729" calcext:value-type="float">
            <text:p>295.729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263.583" calcext:value-type="float">
            <text:p>263.583</text:p>
          </table:table-cell>
          <table:table-cell office:value-type="float" office:value="290.884" calcext:value-type="float">
            <text:p>290.884</text:p>
          </table:table-cell>
          <table:table-cell table:formula="of:=LOG(AVERAGE([.B42:.U42]))^-1" office:value-type="float" office:value="0.40315798945577" calcext:value-type="float">
            <text:p>0.40315798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3.3" calcext:value-type="float">
            <text:p>273.3</text:p>
          </table:table-cell>
          <table:table-cell office:value-type="float" office:value="303.082" calcext:value-type="float">
            <text:p>303.082</text:p>
          </table:table-cell>
          <table:table-cell office:value-type="float" office:value="339.18" calcext:value-type="float">
            <text:p>339.18</text:p>
          </table:table-cell>
          <table:table-cell office:value-type="float" office:value="318.625" calcext:value-type="float">
            <text:p>318.625</text:p>
          </table:table-cell>
          <table:table-cell office:value-type="float" office:value="326.497" calcext:value-type="float">
            <text:p>326.497</text:p>
          </table:table-cell>
          <table:table-cell office:value-type="float" office:value="323.478" calcext:value-type="float">
            <text:p>323.478</text:p>
          </table:table-cell>
          <table:table-cell office:value-type="float" office:value="292.141" calcext:value-type="float">
            <text:p>292.141</text:p>
          </table:table-cell>
          <table:table-cell office:value-type="float" office:value="282.733" calcext:value-type="float">
            <text:p>282.733</text:p>
          </table:table-cell>
          <table:table-cell office:value-type="float" office:value="245.598" calcext:value-type="float">
            <text:p>245.598</text:p>
          </table:table-cell>
          <table:table-cell office:value-type="float" office:value="309.501" calcext:value-type="float">
            <text:p>309.501</text:p>
          </table:table-cell>
          <table:table-cell office:value-type="float" office:value="332.787" calcext:value-type="float">
            <text:p>332.787</text:p>
          </table:table-cell>
          <table:table-cell office:value-type="float" office:value="309.724" calcext:value-type="float">
            <text:p>309.724</text:p>
          </table:table-cell>
          <table:table-cell office:value-type="float" office:value="303.686" calcext:value-type="float">
            <text:p>303.686</text:p>
          </table:table-cell>
          <table:table-cell office:value-type="float" office:value="313.698" calcext:value-type="float">
            <text:p>313.698</text:p>
          </table:table-cell>
          <table:table-cell office:value-type="float" office:value="306.748" calcext:value-type="float">
            <text:p>306.748</text:p>
          </table:table-cell>
          <table:table-cell office:value-type="float" office:value="298.024" calcext:value-type="float">
            <text:p>298.024</text:p>
          </table:table-cell>
          <table:table-cell office:value-type="float" office:value="295.508" calcext:value-type="float">
            <text:p>295.50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62.807" calcext:value-type="float">
            <text:p>262.807</text:p>
          </table:table-cell>
          <table:table-cell office:value-type="float" office:value="290.884" calcext:value-type="float">
            <text:p>290.884</text:p>
          </table:table-cell>
          <table:table-cell table:formula="of:=LOG(AVERAGE([.B43:.U43]))^-1" office:value-type="float" office:value="0.403437284078773" calcext:value-type="float">
            <text:p>0.40343728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1.984" calcext:value-type="float">
            <text:p>271.984</text:p>
          </table:table-cell>
          <table:table-cell office:value-type="float" office:value="303.082" calcext:value-type="float">
            <text:p>303.082</text:p>
          </table:table-cell>
          <table:table-cell office:value-type="float" office:value="333.205" calcext:value-type="float">
            <text:p>333.205</text:p>
          </table:table-cell>
          <table:table-cell office:value-type="float" office:value="318.319" calcext:value-type="float">
            <text:p>318.319</text:p>
          </table:table-cell>
          <table:table-cell office:value-type="float" office:value="326.497" calcext:value-type="float">
            <text:p>326.497</text:p>
          </table:table-cell>
          <table:table-cell office:value-type="float" office:value="323.478" calcext:value-type="float">
            <text:p>323.478</text:p>
          </table:table-cell>
          <table:table-cell office:value-type="float" office:value="291.191" calcext:value-type="float">
            <text:p>291.191</text:p>
          </table:table-cell>
          <table:table-cell office:value-type="float" office:value="282.903" calcext:value-type="float">
            <text:p>282.903</text:p>
          </table:table-cell>
          <table:table-cell office:value-type="float" office:value="245.598" calcext:value-type="float">
            <text:p>245.598</text:p>
          </table:table-cell>
          <table:table-cell office:value-type="float" office:value="309.448" calcext:value-type="float">
            <text:p>309.448</text:p>
          </table:table-cell>
          <table:table-cell office:value-type="float" office:value="332.787" calcext:value-type="float">
            <text:p>332.787</text:p>
          </table:table-cell>
          <table:table-cell office:value-type="float" office:value="307.676" calcext:value-type="float">
            <text:p>307.676</text:p>
          </table:table-cell>
          <table:table-cell office:value-type="float" office:value="303.062" calcext:value-type="float">
            <text:p>303.062</text:p>
          </table:table-cell>
          <table:table-cell office:value-type="float" office:value="305.354" calcext:value-type="float">
            <text:p>305.354</text:p>
          </table:table-cell>
          <table:table-cell office:value-type="float" office:value="306.748" calcext:value-type="float">
            <text:p>306.748</text:p>
          </table:table-cell>
          <table:table-cell office:value-type="float" office:value="298.022" calcext:value-type="float">
            <text:p>298.022</text:p>
          </table:table-cell>
          <table:table-cell office:value-type="float" office:value="295.439" calcext:value-type="float">
            <text:p>295.439</text:p>
          </table:table-cell>
          <table:table-cell office:value-type="float" office:value="293.85" calcext:value-type="float">
            <text:p>293.85</text:p>
          </table:table-cell>
          <table:table-cell office:value-type="float" office:value="262.136" calcext:value-type="float">
            <text:p>262.136</text:p>
          </table:table-cell>
          <table:table-cell office:value-type="float" office:value="290.884" calcext:value-type="float">
            <text:p>290.884</text:p>
          </table:table-cell>
          <table:table-cell table:formula="of:=LOG(AVERAGE([.B44:.U44]))^-1" office:value-type="float" office:value="0.403674795371283" calcext:value-type="float">
            <text:p>0.40367479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1.899" calcext:value-type="float">
            <text:p>271.899</text:p>
          </table:table-cell>
          <table:table-cell office:value-type="float" office:value="303.082" calcext:value-type="float">
            <text:p>303.082</text:p>
          </table:table-cell>
          <table:table-cell office:value-type="float" office:value="328.213" calcext:value-type="float">
            <text:p>328.213</text:p>
          </table:table-cell>
          <table:table-cell office:value-type="float" office:value="316.554" calcext:value-type="float">
            <text:p>316.554</text:p>
          </table:table-cell>
          <table:table-cell office:value-type="float" office:value="323.51" calcext:value-type="float">
            <text:p>323.51</text:p>
          </table:table-cell>
          <table:table-cell office:value-type="float" office:value="323.429" calcext:value-type="float">
            <text:p>323.429</text:p>
          </table:table-cell>
          <table:table-cell office:value-type="float" office:value="284.547" calcext:value-type="float">
            <text:p>284.547</text:p>
          </table:table-cell>
          <table:table-cell office:value-type="float" office:value="282.903" calcext:value-type="float">
            <text:p>282.903</text:p>
          </table:table-cell>
          <table:table-cell office:value-type="float" office:value="245.036" calcext:value-type="float">
            <text:p>245.036</text:p>
          </table:table-cell>
          <table:table-cell office:value-type="float" office:value="307.246" calcext:value-type="float">
            <text:p>307.246</text:p>
          </table:table-cell>
          <table:table-cell office:value-type="float" office:value="331.441" calcext:value-type="float">
            <text:p>331.441</text:p>
          </table:table-cell>
          <table:table-cell office:value-type="float" office:value="306.728" calcext:value-type="float">
            <text:p>306.728</text:p>
          </table:table-cell>
          <table:table-cell office:value-type="float" office:value="299.832" calcext:value-type="float">
            <text:p>299.832</text:p>
          </table:table-cell>
          <table:table-cell office:value-type="float" office:value="305.354" calcext:value-type="float">
            <text:p>305.354</text:p>
          </table:table-cell>
          <table:table-cell office:value-type="float" office:value="299.481" calcext:value-type="float">
            <text:p>299.481</text:p>
          </table:table-cell>
          <table:table-cell office:value-type="float" office:value="298.022" calcext:value-type="float">
            <text:p>298.022</text:p>
          </table:table-cell>
          <table:table-cell office:value-type="float" office:value="295.025" calcext:value-type="float">
            <text:p>295.025</text:p>
          </table:table-cell>
          <table:table-cell office:value-type="float" office:value="293.138" calcext:value-type="float">
            <text:p>293.138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290.884" calcext:value-type="float">
            <text:p>290.884</text:p>
          </table:table-cell>
          <table:table-cell table:formula="of:=LOG(AVERAGE([.B45:.U45]))^-1" office:value-type="float" office:value="0.404087485381467" calcext:value-type="float">
            <text:p>0.40408748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1.515" calcext:value-type="float">
            <text:p>271.515</text:p>
          </table:table-cell>
          <table:table-cell office:value-type="float" office:value="302.291" calcext:value-type="float">
            <text:p>302.291</text:p>
          </table:table-cell>
          <table:table-cell office:value-type="float" office:value="328.213" calcext:value-type="float">
            <text:p>328.213</text:p>
          </table:table-cell>
          <table:table-cell office:value-type="float" office:value="316.226" calcext:value-type="float">
            <text:p>316.226</text:p>
          </table:table-cell>
          <table:table-cell office:value-type="float" office:value="321.603" calcext:value-type="float">
            <text:p>321.603</text:p>
          </table:table-cell>
          <table:table-cell office:value-type="float" office:value="323.429" calcext:value-type="float">
            <text:p>323.429</text:p>
          </table:table-cell>
          <table:table-cell office:value-type="float" office:value="284.547" calcext:value-type="float">
            <text:p>284.547</text:p>
          </table:table-cell>
          <table:table-cell office:value-type="float" office:value="281.883" calcext:value-type="float">
            <text:p>281.883</text:p>
          </table:table-cell>
          <table:table-cell office:value-type="float" office:value="244.612" calcext:value-type="float">
            <text:p>244.612</text:p>
          </table:table-cell>
          <table:table-cell office:value-type="float" office:value="307.033" calcext:value-type="float">
            <text:p>307.033</text:p>
          </table:table-cell>
          <table:table-cell office:value-type="float" office:value="328.023" calcext:value-type="float">
            <text:p>328.023</text:p>
          </table:table-cell>
          <table:table-cell office:value-type="float" office:value="307.577" calcext:value-type="float">
            <text:p>307.577</text:p>
          </table:table-cell>
          <table:table-cell office:value-type="float" office:value="297.574" calcext:value-type="float">
            <text:p>297.574</text:p>
          </table:table-cell>
          <table:table-cell office:value-type="float" office:value="304.512" calcext:value-type="float">
            <text:p>304.512</text:p>
          </table:table-cell>
          <table:table-cell office:value-type="float" office:value="299.481" calcext:value-type="float">
            <text:p>299.481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8.171" calcext:value-type="float">
            <text:p>288.171</text:p>
          </table:table-cell>
          <table:table-cell office:value-type="float" office:value="293.138" calcext:value-type="float">
            <text:p>293.138</text:p>
          </table:table-cell>
          <table:table-cell office:value-type="float" office:value="257.805" calcext:value-type="float">
            <text:p>257.805</text:p>
          </table:table-cell>
          <table:table-cell office:value-type="float" office:value="290.884" calcext:value-type="float">
            <text:p>290.884</text:p>
          </table:table-cell>
          <table:table-cell table:formula="of:=LOG(AVERAGE([.B46:.U46]))^-1" office:value-type="float" office:value="0.40433624109896" calcext:value-type="float">
            <text:p>0.40433624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1.515" calcext:value-type="float">
            <text:p>271.515</text:p>
          </table:table-cell>
          <table:table-cell office:value-type="float" office:value="302.494" calcext:value-type="float">
            <text:p>302.494</text:p>
          </table:table-cell>
          <table:table-cell office:value-type="float" office:value="328.213" calcext:value-type="float">
            <text:p>328.213</text:p>
          </table:table-cell>
          <table:table-cell office:value-type="float" office:value="313.927" calcext:value-type="float">
            <text:p>313.927</text:p>
          </table:table-cell>
          <table:table-cell office:value-type="float" office:value="319.355" calcext:value-type="float">
            <text:p>319.355</text:p>
          </table:table-cell>
          <table:table-cell office:value-type="float" office:value="321.362" calcext:value-type="float">
            <text:p>321.362</text:p>
          </table:table-cell>
          <table:table-cell office:value-type="float" office:value="280.175" calcext:value-type="float">
            <text:p>280.175</text:p>
          </table:table-cell>
          <table:table-cell office:value-type="float" office:value="281.883" calcext:value-type="float">
            <text:p>281.883</text:p>
          </table:table-cell>
          <table:table-cell office:value-type="float" office:value="243.998" calcext:value-type="float">
            <text:p>243.998</text:p>
          </table:table-cell>
          <table:table-cell office:value-type="float" office:value="305.698" calcext:value-type="float">
            <text:p>305.698</text:p>
          </table:table-cell>
          <table:table-cell office:value-type="float" office:value="328.023" calcext:value-type="float">
            <text:p>328.023</text:p>
          </table:table-cell>
          <table:table-cell office:value-type="float" office:value="306.758" calcext:value-type="float">
            <text:p>306.758</text:p>
          </table:table-cell>
          <table:table-cell office:value-type="float" office:value="297.574" calcext:value-type="float">
            <text:p>297.574</text:p>
          </table:table-cell>
          <table:table-cell office:value-type="float" office:value="303.132" calcext:value-type="float">
            <text:p>303.132</text:p>
          </table:table-cell>
          <table:table-cell office:value-type="float" office:value="285.05" calcext:value-type="float">
            <text:p>285.05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8.171" calcext:value-type="float">
            <text:p>288.171</text:p>
          </table:table-cell>
          <table:table-cell office:value-type="float" office:value="291.784" calcext:value-type="float">
            <text:p>291.784</text:p>
          </table:table-cell>
          <table:table-cell office:value-type="float" office:value="254.628" calcext:value-type="float">
            <text:p>254.628</text:p>
          </table:table-cell>
          <table:table-cell office:value-type="float" office:value="290.884" calcext:value-type="float">
            <text:p>290.884</text:p>
          </table:table-cell>
          <table:table-cell table:formula="of:=LOG(AVERAGE([.B47:.U47]))^-1" office:value-type="float" office:value="0.404742532318745" calcext:value-type="float">
            <text:p>0.40474253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1.515" calcext:value-type="float">
            <text:p>271.515</text:p>
          </table:table-cell>
          <table:table-cell office:value-type="float" office:value="302.494" calcext:value-type="float">
            <text:p>302.494</text:p>
          </table:table-cell>
          <table:table-cell office:value-type="float" office:value="322.644" calcext:value-type="float">
            <text:p>322.644</text:p>
          </table:table-cell>
          <table:table-cell office:value-type="float" office:value="313.927" calcext:value-type="float">
            <text:p>313.927</text:p>
          </table:table-cell>
          <table:table-cell office:value-type="float" office:value="319.076" calcext:value-type="float">
            <text:p>319.076</text:p>
          </table:table-cell>
          <table:table-cell office:value-type="float" office:value="321.335" calcext:value-type="float">
            <text:p>321.335</text:p>
          </table:table-cell>
          <table:table-cell office:value-type="float" office:value="280.025" calcext:value-type="float">
            <text:p>280.025</text:p>
          </table:table-cell>
          <table:table-cell office:value-type="float" office:value="281.883" calcext:value-type="float">
            <text:p>281.883</text:p>
          </table:table-cell>
          <table:table-cell office:value-type="float" office:value="243.488" calcext:value-type="float">
            <text:p>243.488</text:p>
          </table:table-cell>
          <table:table-cell office:value-type="float" office:value="303.143" calcext:value-type="float">
            <text:p>303.143</text:p>
          </table:table-cell>
          <table:table-cell office:value-type="float" office:value="328.023" calcext:value-type="float">
            <text:p>328.023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97.574" calcext:value-type="float">
            <text:p>297.574</text:p>
          </table:table-cell>
          <table:table-cell office:value-type="float" office:value="302.665" calcext:value-type="float">
            <text:p>302.665</text:p>
          </table:table-cell>
          <table:table-cell office:value-type="float" office:value="285.05" calcext:value-type="float">
            <text:p>285.05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8.171" calcext:value-type="float">
            <text:p>288.171</text:p>
          </table:table-cell>
          <table:table-cell office:value-type="float" office:value="290.66" calcext:value-type="float">
            <text:p>290.66</text:p>
          </table:table-cell>
          <table:table-cell office:value-type="float" office:value="254.628" calcext:value-type="float">
            <text:p>254.628</text:p>
          </table:table-cell>
          <table:table-cell office:value-type="float" office:value="290.884" calcext:value-type="float">
            <text:p>290.884</text:p>
          </table:table-cell>
          <table:table-cell table:formula="of:=LOG(AVERAGE([.B48:.U48]))^-1" office:value-type="float" office:value="0.404880826578739" calcext:value-type="float">
            <text:p>0.40488082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1.416" calcext:value-type="float">
            <text:p>271.416</text:p>
          </table:table-cell>
          <table:table-cell office:value-type="float" office:value="302.332" calcext:value-type="float">
            <text:p>302.332</text:p>
          </table:table-cell>
          <table:table-cell office:value-type="float" office:value="321.726" calcext:value-type="float">
            <text:p>321.726</text:p>
          </table:table-cell>
          <table:table-cell office:value-type="float" office:value="313.253" calcext:value-type="float">
            <text:p>313.253</text:p>
          </table:table-cell>
          <table:table-cell office:value-type="float" office:value="314.666" calcext:value-type="float">
            <text:p>314.666</text:p>
          </table:table-cell>
          <table:table-cell office:value-type="float" office:value="320.445" calcext:value-type="float">
            <text:p>320.445</text:p>
          </table:table-cell>
          <table:table-cell office:value-type="float" office:value="278.165" calcext:value-type="float">
            <text:p>278.165</text:p>
          </table:table-cell>
          <table:table-cell office:value-type="float" office:value="281.883" calcext:value-type="float">
            <text:p>281.883</text:p>
          </table:table-cell>
          <table:table-cell office:value-type="float" office:value="242.972" calcext:value-type="float">
            <text:p>242.972</text:p>
          </table:table-cell>
          <table:table-cell office:value-type="float" office:value="302.428" calcext:value-type="float">
            <text:p>302.428</text:p>
          </table:table-cell>
          <table:table-cell office:value-type="float" office:value="328.023" calcext:value-type="float">
            <text:p>328.023</text:p>
          </table:table-cell>
          <table:table-cell office:value-type="float" office:value="303.707" calcext:value-type="float">
            <text:p>303.707</text:p>
          </table:table-cell>
          <table:table-cell office:value-type="float" office:value="295.142" calcext:value-type="float">
            <text:p>295.142</text:p>
          </table:table-cell>
          <table:table-cell office:value-type="float" office:value="302.665" calcext:value-type="float">
            <text:p>302.665</text:p>
          </table:table-cell>
          <table:table-cell office:value-type="float" office:value="285.01" calcext:value-type="float">
            <text:p>285.01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5.501" calcext:value-type="float">
            <text:p>285.501</text:p>
          </table:table-cell>
          <table:table-cell office:value-type="float" office:value="290.28" calcext:value-type="float">
            <text:p>290.28</text:p>
          </table:table-cell>
          <table:table-cell office:value-type="float" office:value="254.628" calcext:value-type="float">
            <text:p>254.628</text:p>
          </table:table-cell>
          <table:table-cell office:value-type="float" office:value="290.884" calcext:value-type="float">
            <text:p>290.884</text:p>
          </table:table-cell>
          <table:table-cell table:formula="of:=LOG(AVERAGE([.B49:.U49]))^-1" office:value-type="float" office:value="0.405098709274252" calcext:value-type="float">
            <text:p>0.40509870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1.003" calcext:value-type="float">
            <text:p>271.003</text:p>
          </table:table-cell>
          <table:table-cell office:value-type="float" office:value="301.784" calcext:value-type="float">
            <text:p>301.784</text:p>
          </table:table-cell>
          <table:table-cell office:value-type="float" office:value="316.209" calcext:value-type="float">
            <text:p>316.209</text:p>
          </table:table-cell>
          <table:table-cell office:value-type="float" office:value="313.575" calcext:value-type="float">
            <text:p>313.575</text:p>
          </table:table-cell>
          <table:table-cell office:value-type="float" office:value="313.605" calcext:value-type="float">
            <text:p>313.605</text:p>
          </table:table-cell>
          <table:table-cell office:value-type="float" office:value="320.445" calcext:value-type="float">
            <text:p>320.445</text:p>
          </table:table-cell>
          <table:table-cell office:value-type="float" office:value="275.912" calcext:value-type="float">
            <text:p>275.912</text:p>
          </table:table-cell>
          <table:table-cell office:value-type="float" office:value="281.883" calcext:value-type="float">
            <text:p>281.883</text:p>
          </table:table-cell>
          <table:table-cell office:value-type="float" office:value="241.954" calcext:value-type="float">
            <text:p>241.954</text:p>
          </table:table-cell>
          <table:table-cell office:value-type="float" office:value="302.428" calcext:value-type="float">
            <text:p>302.428</text:p>
          </table:table-cell>
          <table:table-cell office:value-type="float" office:value="328.023" calcext:value-type="float">
            <text:p>328.023</text:p>
          </table:table-cell>
          <table:table-cell office:value-type="float" office:value="303.707" calcext:value-type="float">
            <text:p>303.707</text:p>
          </table:table-cell>
          <table:table-cell office:value-type="float" office:value="295.142" calcext:value-type="float">
            <text:p>295.142</text:p>
          </table:table-cell>
          <table:table-cell office:value-type="float" office:value="298.699" calcext:value-type="float">
            <text:p>298.699</text:p>
          </table:table-cell>
          <table:table-cell office:value-type="float" office:value="285.01" calcext:value-type="float">
            <text:p>285.01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2.894" calcext:value-type="float">
            <text:p>282.894</text:p>
          </table:table-cell>
          <table:table-cell office:value-type="float" office:value="290.28" calcext:value-type="float">
            <text:p>290.28</text:p>
          </table:table-cell>
          <table:table-cell office:value-type="float" office:value="252.016" calcext:value-type="float">
            <text:p>252.016</text:p>
          </table:table-cell>
          <table:table-cell office:value-type="float" office:value="289.477" calcext:value-type="float">
            <text:p>289.477</text:p>
          </table:table-cell>
          <table:table-cell table:formula="of:=LOG(AVERAGE([.B50:.U50]))^-1" office:value-type="float" office:value="0.405354724724807" calcext:value-type="float">
            <text:p>0.40535472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1.003" calcext:value-type="float">
            <text:p>271.003</text:p>
          </table:table-cell>
          <table:table-cell office:value-type="float" office:value="301.784" calcext:value-type="float">
            <text:p>301.784</text:p>
          </table:table-cell>
          <table:table-cell office:value-type="float" office:value="316.209" calcext:value-type="float">
            <text:p>316.209</text:p>
          </table:table-cell>
          <table:table-cell office:value-type="float" office:value="312.301" calcext:value-type="float">
            <text:p>312.301</text:p>
          </table:table-cell>
          <table:table-cell office:value-type="float" office:value="312.198" calcext:value-type="float">
            <text:p>312.198</text:p>
          </table:table-cell>
          <table:table-cell office:value-type="float" office:value="318.638" calcext:value-type="float">
            <text:p>318.638</text:p>
          </table:table-cell>
          <table:table-cell office:value-type="float" office:value="273.689" calcext:value-type="float">
            <text:p>273.689</text:p>
          </table:table-cell>
          <table:table-cell office:value-type="float" office:value="281.883" calcext:value-type="float">
            <text:p>281.883</text:p>
          </table:table-cell>
          <table:table-cell office:value-type="float" office:value="240.912" calcext:value-type="float">
            <text:p>240.912</text:p>
          </table:table-cell>
          <table:table-cell office:value-type="float" office:value="301.674" calcext:value-type="float">
            <text:p>301.674</text:p>
          </table:table-cell>
          <table:table-cell office:value-type="float" office:value="328.023" calcext:value-type="float">
            <text:p>328.023</text:p>
          </table:table-cell>
          <table:table-cell office:value-type="float" office:value="303.687" calcext:value-type="float">
            <text:p>303.687</text:p>
          </table:table-cell>
          <table:table-cell office:value-type="float" office:value="295.142" calcext:value-type="float">
            <text:p>295.142</text:p>
          </table:table-cell>
          <table:table-cell office:value-type="float" office:value="293.941" calcext:value-type="float">
            <text:p>293.941</text:p>
          </table:table-cell>
          <table:table-cell office:value-type="float" office:value="284.727" calcext:value-type="float">
            <text:p>284.727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2.509" calcext:value-type="float">
            <text:p>282.509</text:p>
          </table:table-cell>
          <table:table-cell office:value-type="float" office:value="289.596" calcext:value-type="float">
            <text:p>289.596</text:p>
          </table:table-cell>
          <table:table-cell office:value-type="float" office:value="251.684" calcext:value-type="float">
            <text:p>251.684</text:p>
          </table:table-cell>
          <table:table-cell office:value-type="float" office:value="289.477" calcext:value-type="float">
            <text:p>289.477</text:p>
          </table:table-cell>
          <table:table-cell table:formula="of:=LOG(AVERAGE([.B51:.U51]))^-1" office:value-type="float" office:value="0.405537279501272" calcext:value-type="float">
            <text:p>0.40553727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0.997" calcext:value-type="float">
            <text:p>270.997</text:p>
          </table:table-cell>
          <table:table-cell office:value-type="float" office:value="299.99" calcext:value-type="float">
            <text:p>299.99</text:p>
          </table:table-cell>
          <table:table-cell office:value-type="float" office:value="316.209" calcext:value-type="float">
            <text:p>316.209</text:p>
          </table:table-cell>
          <table:table-cell office:value-type="float" office:value="312.301" calcext:value-type="float">
            <text:p>312.301</text:p>
          </table:table-cell>
          <table:table-cell office:value-type="float" office:value="309.992" calcext:value-type="float">
            <text:p>309.992</text:p>
          </table:table-cell>
          <table:table-cell office:value-type="float" office:value="319.589" calcext:value-type="float">
            <text:p>319.589</text:p>
          </table:table-cell>
          <table:table-cell office:value-type="float" office:value="273.689" calcext:value-type="float">
            <text:p>273.689</text:p>
          </table:table-cell>
          <table:table-cell office:value-type="float" office:value="281.883" calcext:value-type="float">
            <text:p>281.883</text:p>
          </table:table-cell>
          <table:table-cell office:value-type="float" office:value="240.405" calcext:value-type="float">
            <text:p>240.405</text:p>
          </table:table-cell>
          <table:table-cell office:value-type="float" office:value="301.397" calcext:value-type="float">
            <text:p>301.397</text:p>
          </table:table-cell>
          <table:table-cell office:value-type="float" office:value="326.549" calcext:value-type="float">
            <text:p>326.549</text:p>
          </table:table-cell>
          <table:table-cell office:value-type="float" office:value="302.911" calcext:value-type="float">
            <text:p>302.911</text:p>
          </table:table-cell>
          <table:table-cell office:value-type="float" office:value="295.142" calcext:value-type="float">
            <text:p>295.142</text:p>
          </table:table-cell>
          <table:table-cell office:value-type="float" office:value="293.941" calcext:value-type="float">
            <text:p>293.941</text:p>
          </table:table-cell>
          <table:table-cell office:value-type="float" office:value="284.466" calcext:value-type="float">
            <text:p>284.466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2.509" calcext:value-type="float">
            <text:p>282.509</text:p>
          </table:table-cell>
          <table:table-cell office:value-type="float" office:value="289.688" calcext:value-type="float">
            <text:p>289.688</text:p>
          </table:table-cell>
          <table:table-cell office:value-type="float" office:value="251.684" calcext:value-type="float">
            <text:p>251.684</text:p>
          </table:table-cell>
          <table:table-cell office:value-type="float" office:value="289.477" calcext:value-type="float">
            <text:p>289.477</text:p>
          </table:table-cell>
          <table:table-cell table:formula="of:=LOG(AVERAGE([.B52:.U52]))^-1" office:value-type="float" office:value="0.405613786533255" calcext:value-type="float">
            <text:p>0.40561378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0.816" calcext:value-type="float">
            <text:p>270.816</text:p>
          </table:table-cell>
          <table:table-cell office:value-type="float" office:value="299.99" calcext:value-type="float">
            <text:p>299.99</text:p>
          </table:table-cell>
          <table:table-cell office:value-type="float" office:value="316.209" calcext:value-type="float">
            <text:p>316.209</text:p>
          </table:table-cell>
          <table:table-cell office:value-type="float" office:value="312.105" calcext:value-type="float">
            <text:p>312.105</text:p>
          </table:table-cell>
          <table:table-cell office:value-type="float" office:value="309.592" calcext:value-type="float">
            <text:p>309.592</text:p>
          </table:table-cell>
          <table:table-cell office:value-type="float" office:value="319.354" calcext:value-type="float">
            <text:p>319.354</text:p>
          </table:table-cell>
          <table:table-cell office:value-type="float" office:value="273.689" calcext:value-type="float">
            <text:p>273.689</text:p>
          </table:table-cell>
          <table:table-cell office:value-type="float" office:value="281.883" calcext:value-type="float">
            <text:p>281.883</text:p>
          </table:table-cell>
          <table:table-cell office:value-type="float" office:value="240.308" calcext:value-type="float">
            <text:p>240.308</text:p>
          </table:table-cell>
          <table:table-cell office:value-type="float" office:value="299.477" calcext:value-type="float">
            <text:p>299.477</text:p>
          </table:table-cell>
          <table:table-cell office:value-type="float" office:value="326.549" calcext:value-type="float">
            <text:p>326.549</text:p>
          </table:table-cell>
          <table:table-cell office:value-type="float" office:value="302.735" calcext:value-type="float">
            <text:p>302.735</text:p>
          </table:table-cell>
          <table:table-cell office:value-type="float" office:value="293.755" calcext:value-type="float">
            <text:p>293.755</text:p>
          </table:table-cell>
          <table:table-cell office:value-type="float" office:value="293.904" calcext:value-type="float">
            <text:p>293.904</text:p>
          </table:table-cell>
          <table:table-cell office:value-type="float" office:value="284.436" calcext:value-type="float">
            <text:p>284.436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2.144" calcext:value-type="float">
            <text:p>282.144</text:p>
          </table:table-cell>
          <table:table-cell office:value-type="float" office:value="289.633" calcext:value-type="float">
            <text:p>289.633</text:p>
          </table:table-cell>
          <table:table-cell office:value-type="float" office:value="250.215" calcext:value-type="float">
            <text:p>250.215</text:p>
          </table:table-cell>
          <table:table-cell office:value-type="float" office:value="289.477" calcext:value-type="float">
            <text:p>289.477</text:p>
          </table:table-cell>
          <table:table-cell table:formula="of:=LOG(AVERAGE([.B53:.U53]))^-1" office:value-type="float" office:value="0.405693957731814" calcext:value-type="float">
            <text:p>0.40569395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0.713" calcext:value-type="float">
            <text:p>270.713</text:p>
          </table:table-cell>
          <table:table-cell office:value-type="float" office:value="299.99" calcext:value-type="float">
            <text:p>299.99</text:p>
          </table:table-cell>
          <table:table-cell office:value-type="float" office:value="312.349" calcext:value-type="float">
            <text:p>312.349</text:p>
          </table:table-cell>
          <table:table-cell office:value-type="float" office:value="311.546" calcext:value-type="float">
            <text:p>311.546</text:p>
          </table:table-cell>
          <table:table-cell office:value-type="float" office:value="309.058" calcext:value-type="float">
            <text:p>309.058</text:p>
          </table:table-cell>
          <table:table-cell office:value-type="float" office:value="317.519" calcext:value-type="float">
            <text:p>317.519</text:p>
          </table:table-cell>
          <table:table-cell office:value-type="float" office:value="273.689" calcext:value-type="float">
            <text:p>273.689</text:p>
          </table:table-cell>
          <table:table-cell office:value-type="float" office:value="281.596" calcext:value-type="float">
            <text:p>281.596</text:p>
          </table:table-cell>
          <table:table-cell office:value-type="float" office:value="239.966" calcext:value-type="float">
            <text:p>239.966</text:p>
          </table:table-cell>
          <table:table-cell office:value-type="float" office:value="299.477" calcext:value-type="float">
            <text:p>299.477</text:p>
          </table:table-cell>
          <table:table-cell office:value-type="float" office:value="326.143" calcext:value-type="float">
            <text:p>326.143</text:p>
          </table:table-cell>
          <table:table-cell office:value-type="float" office:value="302.735" calcext:value-type="float">
            <text:p>302.735</text:p>
          </table:table-cell>
          <table:table-cell office:value-type="float" office:value="293.755" calcext:value-type="float">
            <text:p>293.755</text:p>
          </table:table-cell>
          <table:table-cell office:value-type="float" office:value="291.574" calcext:value-type="float">
            <text:p>291.574</text:p>
          </table:table-cell>
          <table:table-cell office:value-type="float" office:value="284.198" calcext:value-type="float">
            <text:p>284.198</text:p>
          </table:table-cell>
          <table:table-cell office:value-type="float" office:value="297.404" calcext:value-type="float">
            <text:p>297.404</text:p>
          </table:table-cell>
          <table:table-cell office:value-type="float" office:value="282.144" calcext:value-type="float">
            <text:p>282.144</text:p>
          </table:table-cell>
          <table:table-cell office:value-type="float" office:value="289.541" calcext:value-type="float">
            <text:p>289.541</text:p>
          </table:table-cell>
          <table:table-cell office:value-type="float" office:value="249.676" calcext:value-type="float">
            <text:p>249.676</text:p>
          </table:table-cell>
          <table:table-cell office:value-type="float" office:value="289.477" calcext:value-type="float">
            <text:p>289.477</text:p>
          </table:table-cell>
          <table:table-cell table:formula="of:=LOG(AVERAGE([.B54:.U54]))^-1" office:value-type="float" office:value="0.405830447376371" calcext:value-type="float">
            <text:p>0.40583044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9.514" calcext:value-type="float">
            <text:p>269.514</text:p>
          </table:table-cell>
          <table:table-cell office:value-type="float" office:value="299.788" calcext:value-type="float">
            <text:p>299.788</text:p>
          </table:table-cell>
          <table:table-cell office:value-type="float" office:value="312.252" calcext:value-type="float">
            <text:p>312.252</text:p>
          </table:table-cell>
          <table:table-cell office:value-type="float" office:value="311.546" calcext:value-type="float">
            <text:p>311.546</text:p>
          </table:table-cell>
          <table:table-cell office:value-type="float" office:value="309.035" calcext:value-type="float">
            <text:p>309.035</text:p>
          </table:table-cell>
          <table:table-cell office:value-type="float" office:value="317.519" calcext:value-type="float">
            <text:p>317.519</text:p>
          </table:table-cell>
          <table:table-cell office:value-type="float" office:value="273.471" calcext:value-type="float">
            <text:p>273.471</text:p>
          </table:table-cell>
          <table:table-cell office:value-type="float" office:value="281.252" calcext:value-type="float">
            <text:p>281.252</text:p>
          </table:table-cell>
          <table:table-cell office:value-type="float" office:value="238.953" calcext:value-type="float">
            <text:p>238.953</text:p>
          </table:table-cell>
          <table:table-cell office:value-type="float" office:value="299.477" calcext:value-type="float">
            <text:p>299.477</text:p>
          </table:table-cell>
          <table:table-cell office:value-type="float" office:value="326.143" calcext:value-type="float">
            <text:p>326.143</text:p>
          </table:table-cell>
          <table:table-cell office:value-type="float" office:value="302.639" calcext:value-type="float">
            <text:p>302.639</text:p>
          </table:table-cell>
          <table:table-cell office:value-type="float" office:value="293.755" calcext:value-type="float">
            <text:p>293.755</text:p>
          </table:table-cell>
          <table:table-cell office:value-type="float" office:value="291.574" calcext:value-type="float">
            <text:p>291.574</text:p>
          </table:table-cell>
          <table:table-cell office:value-type="float" office:value="284.018" calcext:value-type="float">
            <text:p>284.018</text:p>
          </table:table-cell>
          <table:table-cell office:value-type="float" office:value="297.332" calcext:value-type="float">
            <text:p>297.332</text:p>
          </table:table-cell>
          <table:table-cell office:value-type="float" office:value="279.535" calcext:value-type="float">
            <text:p>279.535</text:p>
          </table:table-cell>
          <table:table-cell office:value-type="float" office:value="289.131" calcext:value-type="float">
            <text:p>289.131</text:p>
          </table:table-cell>
          <table:table-cell office:value-type="float" office:value="249.499" calcext:value-type="float">
            <text:p>249.499</text:p>
          </table:table-cell>
          <table:table-cell office:value-type="float" office:value="289.477" calcext:value-type="float">
            <text:p>289.477</text:p>
          </table:table-cell>
          <table:table-cell table:formula="of:=LOG(AVERAGE([.B55:.U55]))^-1" office:value-type="float" office:value="0.40591207995552" calcext:value-type="float">
            <text:p>0.405912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9.514" calcext:value-type="float">
            <text:p>269.514</text:p>
          </table:table-cell>
          <table:table-cell office:value-type="float" office:value="299.062" calcext:value-type="float">
            <text:p>299.062</text:p>
          </table:table-cell>
          <table:table-cell office:value-type="float" office:value="311.829" calcext:value-type="float">
            <text:p>311.829</text:p>
          </table:table-cell>
          <table:table-cell office:value-type="float" office:value="308.506" calcext:value-type="float">
            <text:p>308.506</text:p>
          </table:table-cell>
          <table:table-cell office:value-type="float" office:value="307.996" calcext:value-type="float">
            <text:p>307.996</text:p>
          </table:table-cell>
          <table:table-cell office:value-type="float" office:value="317.519" calcext:value-type="float">
            <text:p>317.519</text:p>
          </table:table-cell>
          <table:table-cell office:value-type="float" office:value="269.229" calcext:value-type="float">
            <text:p>269.229</text:p>
          </table:table-cell>
          <table:table-cell office:value-type="float" office:value="281.252" calcext:value-type="float">
            <text:p>281.252</text:p>
          </table:table-cell>
          <table:table-cell office:value-type="float" office:value="238.953" calcext:value-type="float">
            <text:p>238.953</text:p>
          </table:table-cell>
          <table:table-cell office:value-type="float" office:value="298.828" calcext:value-type="float">
            <text:p>298.828</text:p>
          </table:table-cell>
          <table:table-cell office:value-type="float" office:value="325.761" calcext:value-type="float">
            <text:p>325.761</text:p>
          </table:table-cell>
          <table:table-cell office:value-type="float" office:value="300.921" calcext:value-type="float">
            <text:p>300.921</text:p>
          </table:table-cell>
          <table:table-cell office:value-type="float" office:value="293.546" calcext:value-type="float">
            <text:p>293.546</text:p>
          </table:table-cell>
          <table:table-cell office:value-type="float" office:value="291.574" calcext:value-type="float">
            <text:p>291.574</text:p>
          </table:table-cell>
          <table:table-cell office:value-type="float" office:value="284.018" calcext:value-type="float">
            <text:p>284.018</text:p>
          </table:table-cell>
          <table:table-cell office:value-type="float" office:value="297.306" calcext:value-type="float">
            <text:p>297.306</text:p>
          </table:table-cell>
          <table:table-cell office:value-type="float" office:value="279.535" calcext:value-type="float">
            <text:p>279.535</text:p>
          </table:table-cell>
          <table:table-cell office:value-type="float" office:value="288.459" calcext:value-type="float">
            <text:p>288.459</text:p>
          </table:table-cell>
          <table:table-cell office:value-type="float" office:value="249.499" calcext:value-type="float">
            <text:p>249.499</text:p>
          </table:table-cell>
          <table:table-cell office:value-type="float" office:value="289.477" calcext:value-type="float">
            <text:p>289.477</text:p>
          </table:table-cell>
          <table:table-cell table:formula="of:=LOG(AVERAGE([.B56:.U56]))^-1" office:value-type="float" office:value="0.406073823348175" calcext:value-type="float">
            <text:p>0.40607382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8.832" calcext:value-type="float">
            <text:p>268.832</text:p>
          </table:table-cell>
          <table:table-cell office:value-type="float" office:value="299.062" calcext:value-type="float">
            <text:p>299.062</text:p>
          </table:table-cell>
          <table:table-cell office:value-type="float" office:value="311.828" calcext:value-type="float">
            <text:p>311.828</text:p>
          </table:table-cell>
          <table:table-cell office:value-type="float" office:value="308.155" calcext:value-type="float">
            <text:p>308.155</text:p>
          </table:table-cell>
          <table:table-cell office:value-type="float" office:value="307.746" calcext:value-type="float">
            <text:p>307.746</text:p>
          </table:table-cell>
          <table:table-cell office:value-type="float" office:value="317.38" calcext:value-type="float">
            <text:p>317.38</text:p>
          </table:table-cell>
          <table:table-cell office:value-type="float" office:value="269.229" calcext:value-type="float">
            <text:p>269.229</text:p>
          </table:table-cell>
          <table:table-cell office:value-type="float" office:value="281.109" calcext:value-type="float">
            <text:p>281.109</text:p>
          </table:table-cell>
          <table:table-cell office:value-type="float" office:value="238.953" calcext:value-type="float">
            <text:p>238.953</text:p>
          </table:table-cell>
          <table:table-cell office:value-type="float" office:value="296.768" calcext:value-type="float">
            <text:p>296.768</text:p>
          </table:table-cell>
          <table:table-cell office:value-type="float" office:value="326.331" calcext:value-type="float">
            <text:p>326.331</text:p>
          </table:table-cell>
          <table:table-cell office:value-type="float" office:value="300.34" calcext:value-type="float">
            <text:p>300.34</text:p>
          </table:table-cell>
          <table:table-cell office:value-type="float" office:value="293.529" calcext:value-type="float">
            <text:p>293.529</text:p>
          </table:table-cell>
          <table:table-cell office:value-type="float" office:value="290.794" calcext:value-type="float">
            <text:p>290.794</text:p>
          </table:table-cell>
          <table:table-cell office:value-type="float" office:value="284.005" calcext:value-type="float">
            <text:p>284.005</text:p>
          </table:table-cell>
          <table:table-cell office:value-type="float" office:value="297.218" calcext:value-type="float">
            <text:p>297.218</text:p>
          </table:table-cell>
          <table:table-cell office:value-type="float" office:value="279.535" calcext:value-type="float">
            <text:p>279.535</text:p>
          </table:table-cell>
          <table:table-cell office:value-type="float" office:value="285.266" calcext:value-type="float">
            <text:p>285.266</text:p>
          </table:table-cell>
          <table:table-cell office:value-type="float" office:value="249.499" calcext:value-type="float">
            <text:p>249.499</text:p>
          </table:table-cell>
          <table:table-cell office:value-type="float" office:value="289.477" calcext:value-type="float">
            <text:p>289.477</text:p>
          </table:table-cell>
          <table:table-cell table:formula="of:=LOG(AVERAGE([.B57:.U57]))^-1" office:value-type="float" office:value="0.406169282251711" calcext:value-type="float">
            <text:p>0.40616928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8.832" calcext:value-type="float">
            <text:p>268.832</text:p>
          </table:table-cell>
          <table:table-cell office:value-type="float" office:value="299.062" calcext:value-type="float">
            <text:p>299.062</text:p>
          </table:table-cell>
          <table:table-cell office:value-type="float" office:value="310.69" calcext:value-type="float">
            <text:p>310.69</text:p>
          </table:table-cell>
          <table:table-cell office:value-type="float" office:value="307.368" calcext:value-type="float">
            <text:p>307.368</text:p>
          </table:table-cell>
          <table:table-cell office:value-type="float" office:value="306.087" calcext:value-type="float">
            <text:p>306.087</text:p>
          </table:table-cell>
          <table:table-cell office:value-type="float" office:value="317.008" calcext:value-type="float">
            <text:p>317.008</text:p>
          </table:table-cell>
          <table:table-cell office:value-type="float" office:value="269.229" calcext:value-type="float">
            <text:p>269.229</text:p>
          </table:table-cell>
          <table:table-cell office:value-type="float" office:value="281.109" calcext:value-type="float">
            <text:p>281.109</text:p>
          </table:table-cell>
          <table:table-cell office:value-type="float" office:value="238.845" calcext:value-type="float">
            <text:p>238.845</text:p>
          </table:table-cell>
          <table:table-cell office:value-type="float" office:value="296.768" calcext:value-type="float">
            <text:p>296.768</text:p>
          </table:table-cell>
          <table:table-cell office:value-type="float" office:value="326.159" calcext:value-type="float">
            <text:p>326.159</text:p>
          </table:table-cell>
          <table:table-cell office:value-type="float" office:value="300.34" calcext:value-type="float">
            <text:p>300.34</text:p>
          </table:table-cell>
          <table:table-cell office:value-type="float" office:value="292.958" calcext:value-type="float">
            <text:p>292.958</text:p>
          </table:table-cell>
          <table:table-cell office:value-type="float" office:value="287.532" calcext:value-type="float">
            <text:p>287.532</text:p>
          </table:table-cell>
          <table:table-cell office:value-type="float" office:value="283.697" calcext:value-type="float">
            <text:p>283.697</text:p>
          </table:table-cell>
          <table:table-cell office:value-type="float" office:value="297.306" calcext:value-type="float">
            <text:p>297.306</text:p>
          </table:table-cell>
          <table:table-cell office:value-type="float" office:value="279.535" calcext:value-type="float">
            <text:p>279.535</text:p>
          </table:table-cell>
          <table:table-cell office:value-type="float" office:value="285.266" calcext:value-type="float">
            <text:p>285.266</text:p>
          </table:table-cell>
          <table:table-cell office:value-type="float" office:value="249.499" calcext:value-type="float">
            <text:p>249.499</text:p>
          </table:table-cell>
          <table:table-cell office:value-type="float" office:value="288.158" calcext:value-type="float">
            <text:p>288.158</text:p>
          </table:table-cell>
          <table:table-cell table:formula="of:=LOG(AVERAGE([.B58:.U58]))^-1" office:value-type="float" office:value="0.406288203984599" calcext:value-type="float">
            <text:p>0.4062882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8.832" calcext:value-type="float">
            <text:p>268.832</text:p>
          </table:table-cell>
          <table:table-cell office:value-type="float" office:value="298.949" calcext:value-type="float">
            <text:p>298.949</text:p>
          </table:table-cell>
          <table:table-cell office:value-type="float" office:value="307.416" calcext:value-type="float">
            <text:p>307.416</text:p>
          </table:table-cell>
          <table:table-cell office:value-type="float" office:value="307.368" calcext:value-type="float">
            <text:p>307.368</text:p>
          </table:table-cell>
          <table:table-cell office:value-type="float" office:value="306.283" calcext:value-type="float">
            <text:p>306.283</text:p>
          </table:table-cell>
          <table:table-cell office:value-type="float" office:value="317.008" calcext:value-type="float">
            <text:p>317.008</text:p>
          </table:table-cell>
          <table:table-cell office:value-type="float" office:value="269.229" calcext:value-type="float">
            <text:p>269.229</text:p>
          </table:table-cell>
          <table:table-cell office:value-type="float" office:value="281.109" calcext:value-type="float">
            <text:p>281.109</text:p>
          </table:table-cell>
          <table:table-cell office:value-type="float" office:value="238.374" calcext:value-type="float">
            <text:p>238.374</text:p>
          </table:table-cell>
          <table:table-cell office:value-type="float" office:value="295.256" calcext:value-type="float">
            <text:p>295.256</text:p>
          </table:table-cell>
          <table:table-cell office:value-type="float" office:value="326.042" calcext:value-type="float">
            <text:p>326.042</text:p>
          </table:table-cell>
          <table:table-cell office:value-type="float" office:value="300.32" calcext:value-type="float">
            <text:p>300.32</text:p>
          </table:table-cell>
          <table:table-cell office:value-type="float" office:value="292.355" calcext:value-type="float">
            <text:p>292.355</text:p>
          </table:table-cell>
          <table:table-cell office:value-type="float" office:value="289.71" calcext:value-type="float">
            <text:p>289.71</text:p>
          </table:table-cell>
          <table:table-cell office:value-type="float" office:value="283.462" calcext:value-type="float">
            <text:p>283.462</text:p>
          </table:table-cell>
          <table:table-cell office:value-type="float" office:value="297.306" calcext:value-type="float">
            <text:p>297.306</text:p>
          </table:table-cell>
          <table:table-cell office:value-type="float" office:value="279.535" calcext:value-type="float">
            <text:p>279.535</text:p>
          </table:table-cell>
          <table:table-cell office:value-type="float" office:value="284.556" calcext:value-type="float">
            <text:p>284.556</text:p>
          </table:table-cell>
          <table:table-cell office:value-type="float" office:value="246.863" calcext:value-type="float">
            <text:p>246.863</text:p>
          </table:table-cell>
          <table:table-cell office:value-type="float" office:value="288.158" calcext:value-type="float">
            <text:p>288.158</text:p>
          </table:table-cell>
          <table:table-cell table:formula="of:=LOG(AVERAGE([.B59:.U59]))^-1" office:value-type="float" office:value="0.406378948537223" calcext:value-type="float">
            <text:p>0.40637894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8.785" calcext:value-type="float">
            <text:p>268.785</text:p>
          </table:table-cell>
          <table:table-cell office:value-type="float" office:value="298.114" calcext:value-type="float">
            <text:p>298.114</text:p>
          </table:table-cell>
          <table:table-cell office:value-type="float" office:value="307.416" calcext:value-type="float">
            <text:p>307.416</text:p>
          </table:table-cell>
          <table:table-cell office:value-type="float" office:value="307.368" calcext:value-type="float">
            <text:p>307.368</text:p>
          </table:table-cell>
          <table:table-cell office:value-type="float" office:value="306.283" calcext:value-type="float">
            <text:p>306.283</text:p>
          </table:table-cell>
          <table:table-cell office:value-type="float" office:value="317.008" calcext:value-type="float">
            <text:p>317.008</text:p>
          </table:table-cell>
          <table:table-cell office:value-type="float" office:value="269.229" calcext:value-type="float">
            <text:p>269.229</text:p>
          </table:table-cell>
          <table:table-cell office:value-type="float" office:value="280.304" calcext:value-type="float">
            <text:p>280.304</text:p>
          </table:table-cell>
          <table:table-cell office:value-type="float" office:value="238.374" calcext:value-type="float">
            <text:p>238.374</text:p>
          </table:table-cell>
          <table:table-cell office:value-type="float" office:value="295.225" calcext:value-type="float">
            <text:p>295.225</text:p>
          </table:table-cell>
          <table:table-cell office:value-type="float" office:value="326.042" calcext:value-type="float">
            <text:p>326.042</text:p>
          </table:table-cell>
          <table:table-cell office:value-type="float" office:value="300.094" calcext:value-type="float">
            <text:p>300.094</text:p>
          </table:table-cell>
          <table:table-cell office:value-type="float" office:value="292.355" calcext:value-type="float">
            <text:p>292.355</text:p>
          </table:table-cell>
          <table:table-cell office:value-type="float" office:value="287.668" calcext:value-type="float">
            <text:p>287.668</text:p>
          </table:table-cell>
          <table:table-cell office:value-type="float" office:value="283.395" calcext:value-type="float">
            <text:p>283.395</text:p>
          </table:table-cell>
          <table:table-cell office:value-type="float" office:value="297.304" calcext:value-type="float">
            <text:p>297.304</text:p>
          </table:table-cell>
          <table:table-cell office:value-type="float" office:value="279.535" calcext:value-type="float">
            <text:p>279.535</text:p>
          </table:table-cell>
          <table:table-cell office:value-type="float" office:value="282.954" calcext:value-type="float">
            <text:p>282.954</text:p>
          </table:table-cell>
          <table:table-cell office:value-type="float" office:value="246.746" calcext:value-type="float">
            <text:p>246.746</text:p>
          </table:table-cell>
          <table:table-cell office:value-type="float" office:value="287.739" calcext:value-type="float">
            <text:p>287.739</text:p>
          </table:table-cell>
          <table:table-cell table:formula="of:=LOG(AVERAGE([.B60:.U60]))^-1" office:value-type="float" office:value="0.406455874945838" calcext:value-type="float">
            <text:p>0.40645587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7.761" calcext:value-type="float">
            <text:p>267.761</text:p>
          </table:table-cell>
          <table:table-cell office:value-type="float" office:value="298.114" calcext:value-type="float">
            <text:p>298.114</text:p>
          </table:table-cell>
          <table:table-cell office:value-type="float" office:value="307.416" calcext:value-type="float">
            <text:p>307.416</text:p>
          </table:table-cell>
          <table:table-cell office:value-type="float" office:value="306.054" calcext:value-type="float">
            <text:p>306.054</text:p>
          </table:table-cell>
          <table:table-cell office:value-type="float" office:value="306.058" calcext:value-type="float">
            <text:p>306.058</text:p>
          </table:table-cell>
          <table:table-cell office:value-type="float" office:value="317.008" calcext:value-type="float">
            <text:p>317.008</text:p>
          </table:table-cell>
          <table:table-cell office:value-type="float" office:value="268.776" calcext:value-type="float">
            <text:p>268.776</text:p>
          </table:table-cell>
          <table:table-cell office:value-type="float" office:value="280.304" calcext:value-type="float">
            <text:p>280.304</text:p>
          </table:table-cell>
          <table:table-cell office:value-type="float" office:value="238.374" calcext:value-type="float">
            <text:p>238.374</text:p>
          </table:table-cell>
          <table:table-cell office:value-type="float" office:value="291.153" calcext:value-type="float">
            <text:p>291.153</text:p>
          </table:table-cell>
          <table:table-cell office:value-type="float" office:value="322.518" calcext:value-type="float">
            <text:p>322.518</text:p>
          </table:table-cell>
          <table:table-cell office:value-type="float" office:value="299.652" calcext:value-type="float">
            <text:p>299.652</text:p>
          </table:table-cell>
          <table:table-cell office:value-type="float" office:value="290.987" calcext:value-type="float">
            <text:p>290.987</text:p>
          </table:table-cell>
          <table:table-cell office:value-type="float" office:value="287.557" calcext:value-type="float">
            <text:p>287.557</text:p>
          </table:table-cell>
          <table:table-cell office:value-type="float" office:value="283.462" calcext:value-type="float">
            <text:p>283.462</text:p>
          </table:table-cell>
          <table:table-cell office:value-type="float" office:value="297.017" calcext:value-type="float">
            <text:p>297.017</text:p>
          </table:table-cell>
          <table:table-cell office:value-type="float" office:value="279.226" calcext:value-type="float">
            <text:p>279.226</text:p>
          </table:table-cell>
          <table:table-cell office:value-type="float" office:value="282.954" calcext:value-type="float">
            <text:p>282.954</text:p>
          </table:table-cell>
          <table:table-cell office:value-type="float" office:value="246.746" calcext:value-type="float">
            <text:p>246.746</text:p>
          </table:table-cell>
          <table:table-cell office:value-type="float" office:value="287.739" calcext:value-type="float">
            <text:p>287.739</text:p>
          </table:table-cell>
          <table:table-cell table:formula="of:=LOG(AVERAGE([.B61:.U61]))^-1" office:value-type="float" office:value="0.406618491493032" calcext:value-type="float">
            <text:p>0.40661849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6.069" calcext:value-type="float">
            <text:p>266.069</text:p>
          </table:table-cell>
          <table:table-cell office:value-type="float" office:value="298.114" calcext:value-type="float">
            <text:p>298.114</text:p>
          </table:table-cell>
          <table:table-cell office:value-type="float" office:value="307.366" calcext:value-type="float">
            <text:p>307.366</text:p>
          </table:table-cell>
          <table:table-cell office:value-type="float" office:value="306.054" calcext:value-type="float">
            <text:p>306.054</text:p>
          </table:table-cell>
          <table:table-cell office:value-type="float" office:value="306.055" calcext:value-type="float">
            <text:p>306.055</text:p>
          </table:table-cell>
          <table:table-cell office:value-type="float" office:value="317.008" calcext:value-type="float">
            <text:p>317.008</text:p>
          </table:table-cell>
          <table:table-cell office:value-type="float" office:value="268.759" calcext:value-type="float">
            <text:p>268.759</text:p>
          </table:table-cell>
          <table:table-cell office:value-type="float" office:value="280.304" calcext:value-type="float">
            <text:p>280.304</text:p>
          </table:table-cell>
          <table:table-cell office:value-type="float" office:value="238.319" calcext:value-type="float">
            <text:p>238.319</text:p>
          </table:table-cell>
          <table:table-cell office:value-type="float" office:value="291.153" calcext:value-type="float">
            <text:p>291.153</text:p>
          </table:table-cell>
          <table:table-cell office:value-type="float" office:value="322.518" calcext:value-type="float">
            <text:p>322.518</text:p>
          </table:table-cell>
          <table:table-cell office:value-type="float" office:value="298.511" calcext:value-type="float">
            <text:p>298.511</text:p>
          </table:table-cell>
          <table:table-cell office:value-type="float" office:value="290.987" calcext:value-type="float">
            <text:p>290.987</text:p>
          </table:table-cell>
          <table:table-cell office:value-type="float" office:value="286.215" calcext:value-type="float">
            <text:p>286.215</text:p>
          </table:table-cell>
          <table:table-cell office:value-type="float" office:value="283.293" calcext:value-type="float">
            <text:p>283.293</text:p>
          </table:table-cell>
          <table:table-cell office:value-type="float" office:value="297.304" calcext:value-type="float">
            <text:p>297.304</text:p>
          </table:table-cell>
          <table:table-cell office:value-type="float" office:value="279.211" calcext:value-type="float">
            <text:p>279.211</text:p>
          </table:table-cell>
          <table:table-cell office:value-type="float" office:value="282.329" calcext:value-type="float">
            <text:p>282.329</text:p>
          </table:table-cell>
          <table:table-cell office:value-type="float" office:value="246.746" calcext:value-type="float">
            <text:p>246.746</text:p>
          </table:table-cell>
          <table:table-cell office:value-type="float" office:value="287.739" calcext:value-type="float">
            <text:p>287.739</text:p>
          </table:table-cell>
          <table:table-cell table:formula="of:=LOG(AVERAGE([.B62:.U62]))^-1" office:value-type="float" office:value="0.406678649601432" calcext:value-type="float">
            <text:p>0.40667864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6.069" calcext:value-type="float">
            <text:p>266.069</text:p>
          </table:table-cell>
          <table:table-cell office:value-type="float" office:value="298.204" calcext:value-type="float">
            <text:p>298.204</text:p>
          </table:table-cell>
          <table:table-cell office:value-type="float" office:value="304.293" calcext:value-type="float">
            <text:p>304.293</text:p>
          </table:table-cell>
          <table:table-cell office:value-type="float" office:value="306.054" calcext:value-type="float">
            <text:p>306.054</text:p>
          </table:table-cell>
          <table:table-cell office:value-type="float" office:value="305.242" calcext:value-type="float">
            <text:p>305.242</text:p>
          </table:table-cell>
          <table:table-cell office:value-type="float" office:value="317.008" calcext:value-type="float">
            <text:p>317.008</text:p>
          </table:table-cell>
          <table:table-cell office:value-type="float" office:value="267.848" calcext:value-type="float">
            <text:p>267.848</text:p>
          </table:table-cell>
          <table:table-cell office:value-type="float" office:value="280.304" calcext:value-type="float">
            <text:p>280.304</text:p>
          </table:table-cell>
          <table:table-cell office:value-type="float" office:value="238.319" calcext:value-type="float">
            <text:p>238.319</text:p>
          </table:table-cell>
          <table:table-cell office:value-type="float" office:value="291.085" calcext:value-type="float">
            <text:p>291.085</text:p>
          </table:table-cell>
          <table:table-cell office:value-type="float" office:value="320.505" calcext:value-type="float">
            <text:p>320.505</text:p>
          </table:table-cell>
          <table:table-cell office:value-type="float" office:value="298.254" calcext:value-type="float">
            <text:p>298.254</text:p>
          </table:table-cell>
          <table:table-cell office:value-type="float" office:value="289.132" calcext:value-type="float">
            <text:p>289.132</text:p>
          </table:table-cell>
          <table:table-cell office:value-type="float" office:value="283.868" calcext:value-type="float">
            <text:p>283.868</text:p>
          </table:table-cell>
          <table:table-cell office:value-type="float" office:value="283.293" calcext:value-type="float">
            <text:p>283.293</text:p>
          </table:table-cell>
          <table:table-cell office:value-type="float" office:value="296.978" calcext:value-type="float">
            <text:p>296.978</text:p>
          </table:table-cell>
          <table:table-cell office:value-type="float" office:value="279.211" calcext:value-type="float">
            <text:p>279.211</text:p>
          </table:table-cell>
          <table:table-cell office:value-type="float" office:value="282.329" calcext:value-type="float">
            <text:p>282.329</text:p>
          </table:table-cell>
          <table:table-cell office:value-type="float" office:value="246.291" calcext:value-type="float">
            <text:p>246.291</text:p>
          </table:table-cell>
          <table:table-cell office:value-type="float" office:value="287.739" calcext:value-type="float">
            <text:p>287.739</text:p>
          </table:table-cell>
          <table:table-cell table:formula="of:=LOG(AVERAGE([.B63:.U63]))^-1" office:value-type="float" office:value="0.40682900581825" calcext:value-type="float">
            <text:p>0.40682900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6.069" calcext:value-type="float">
            <text:p>266.069</text:p>
          </table:table-cell>
          <table:table-cell office:value-type="float" office:value="297.721" calcext:value-type="float">
            <text:p>297.721</text:p>
          </table:table-cell>
          <table:table-cell office:value-type="float" office:value="304.293" calcext:value-type="float">
            <text:p>304.293</text:p>
          </table:table-cell>
          <table:table-cell office:value-type="float" office:value="305.679" calcext:value-type="float">
            <text:p>305.679</text:p>
          </table:table-cell>
          <table:table-cell office:value-type="float" office:value="305.242" calcext:value-type="float">
            <text:p>305.242</text:p>
          </table:table-cell>
          <table:table-cell office:value-type="float" office:value="317.008" calcext:value-type="float">
            <text:p>317.008</text:p>
          </table:table-cell>
          <table:table-cell office:value-type="float" office:value="267.449" calcext:value-type="float">
            <text:p>267.449</text:p>
          </table:table-cell>
          <table:table-cell office:value-type="float" office:value="280.283" calcext:value-type="float">
            <text:p>280.283</text:p>
          </table:table-cell>
          <table:table-cell office:value-type="float" office:value="238.319" calcext:value-type="float">
            <text:p>238.319</text:p>
          </table:table-cell>
          <table:table-cell office:value-type="float" office:value="290.969" calcext:value-type="float">
            <text:p>290.969</text:p>
          </table:table-cell>
          <table:table-cell office:value-type="float" office:value="321.439" calcext:value-type="float">
            <text:p>321.439</text:p>
          </table:table-cell>
          <table:table-cell office:value-type="float" office:value="298.254" calcext:value-type="float">
            <text:p>298.254</text:p>
          </table:table-cell>
          <table:table-cell office:value-type="float" office:value="289.132" calcext:value-type="float">
            <text:p>289.132</text:p>
          </table:table-cell>
          <table:table-cell office:value-type="float" office:value="283.825" calcext:value-type="float">
            <text:p>283.825</text:p>
          </table:table-cell>
          <table:table-cell office:value-type="float" office:value="282.959" calcext:value-type="float">
            <text:p>282.959</text:p>
          </table:table-cell>
          <table:table-cell office:value-type="float" office:value="296.961" calcext:value-type="float">
            <text:p>296.961</text:p>
          </table:table-cell>
          <table:table-cell office:value-type="float" office:value="277.026" calcext:value-type="float">
            <text:p>277.026</text:p>
          </table:table-cell>
          <table:table-cell office:value-type="float" office:value="282.029" calcext:value-type="float">
            <text:p>282.029</text:p>
          </table:table-cell>
          <table:table-cell office:value-type="float" office:value="245.655" calcext:value-type="float">
            <text:p>245.655</text:p>
          </table:table-cell>
          <table:table-cell office:value-type="float" office:value="286.425" calcext:value-type="float">
            <text:p>286.425</text:p>
          </table:table-cell>
          <table:table-cell table:formula="of:=LOG(AVERAGE([.B64:.U64]))^-1" office:value-type="float" office:value="0.406895256042311" calcext:value-type="float">
            <text:p>0.4068952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6.068" calcext:value-type="float">
            <text:p>266.068</text:p>
          </table:table-cell>
          <table:table-cell office:value-type="float" office:value="298.204" calcext:value-type="float">
            <text:p>298.204</text:p>
          </table:table-cell>
          <table:table-cell office:value-type="float" office:value="302.863" calcext:value-type="float">
            <text:p>302.863</text:p>
          </table:table-cell>
          <table:table-cell office:value-type="float" office:value="305.679" calcext:value-type="float">
            <text:p>305.679</text:p>
          </table:table-cell>
          <table:table-cell office:value-type="float" office:value="304.843" calcext:value-type="float">
            <text:p>304.843</text:p>
          </table:table-cell>
          <table:table-cell office:value-type="float" office:value="316.969" calcext:value-type="float">
            <text:p>316.969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280.283" calcext:value-type="float">
            <text:p>280.283</text:p>
          </table:table-cell>
          <table:table-cell office:value-type="float" office:value="238.319" calcext:value-type="float">
            <text:p>238.319</text:p>
          </table:table-cell>
          <table:table-cell office:value-type="float" office:value="289.454" calcext:value-type="float">
            <text:p>289.454</text:p>
          </table:table-cell>
          <table:table-cell office:value-type="float" office:value="321.439" calcext:value-type="float">
            <text:p>321.439</text:p>
          </table:table-cell>
          <table:table-cell office:value-type="float" office:value="297.766" calcext:value-type="float">
            <text:p>297.766</text:p>
          </table:table-cell>
          <table:table-cell office:value-type="float" office:value="289.132" calcext:value-type="float">
            <text:p>289.132</text:p>
          </table:table-cell>
          <table:table-cell office:value-type="float" office:value="283.825" calcext:value-type="float">
            <text:p>283.825</text:p>
          </table:table-cell>
          <table:table-cell office:value-type="float" office:value="282.959" calcext:value-type="float">
            <text:p>282.959</text:p>
          </table:table-cell>
          <table:table-cell office:value-type="float" office:value="296.961" calcext:value-type="float">
            <text:p>296.961</text:p>
          </table:table-cell>
          <table:table-cell office:value-type="float" office:value="276.685" calcext:value-type="float">
            <text:p>276.685</text:p>
          </table:table-cell>
          <table:table-cell office:value-type="float" office:value="281.036" calcext:value-type="float">
            <text:p>281.036</text:p>
          </table:table-cell>
          <table:table-cell office:value-type="float" office:value="245.911" calcext:value-type="float">
            <text:p>245.911</text:p>
          </table:table-cell>
          <table:table-cell office:value-type="float" office:value="286.425" calcext:value-type="float">
            <text:p>286.425</text:p>
          </table:table-cell>
          <table:table-cell table:formula="of:=LOG(AVERAGE([.B65:.U65]))^-1" office:value-type="float" office:value="0.406954699749758" calcext:value-type="float">
            <text:p>0.40695469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6.068" calcext:value-type="float">
            <text:p>266.068</text:p>
          </table:table-cell>
          <table:table-cell office:value-type="float" office:value="296.9" calcext:value-type="float">
            <text:p>296.9</text:p>
          </table:table-cell>
          <table:table-cell office:value-type="float" office:value="299.88" calcext:value-type="float">
            <text:p>299.88</text:p>
          </table:table-cell>
          <table:table-cell office:value-type="float" office:value="305.679" calcext:value-type="float">
            <text:p>305.679</text:p>
          </table:table-cell>
          <table:table-cell office:value-type="float" office:value="304.184" calcext:value-type="float">
            <text:p>304.184</text:p>
          </table:table-cell>
          <table:table-cell office:value-type="float" office:value="316.894" calcext:value-type="float">
            <text:p>316.894</text:p>
          </table:table-cell>
          <table:table-cell office:value-type="float" office:value="266.984" calcext:value-type="float">
            <text:p>266.984</text:p>
          </table:table-cell>
          <table:table-cell office:value-type="float" office:value="280.283" calcext:value-type="float">
            <text:p>280.283</text:p>
          </table:table-cell>
          <table:table-cell office:value-type="float" office:value="238.319" calcext:value-type="float">
            <text:p>238.319</text:p>
          </table:table-cell>
          <table:table-cell office:value-type="float" office:value="289.427" calcext:value-type="float">
            <text:p>289.427</text:p>
          </table:table-cell>
          <table:table-cell office:value-type="float" office:value="321.439" calcext:value-type="float">
            <text:p>321.439</text:p>
          </table:table-cell>
          <table:table-cell office:value-type="float" office:value="297.261" calcext:value-type="float">
            <text:p>297.261</text:p>
          </table:table-cell>
          <table:table-cell office:value-type="float" office:value="289.132" calcext:value-type="float">
            <text:p>289.132</text:p>
          </table:table-cell>
          <table:table-cell office:value-type="float" office:value="283.347" calcext:value-type="float">
            <text:p>283.347</text:p>
          </table:table-cell>
          <table:table-cell office:value-type="float" office:value="282.785" calcext:value-type="float">
            <text:p>282.785</text:p>
          </table:table-cell>
          <table:table-cell office:value-type="float" office:value="296.955" calcext:value-type="float">
            <text:p>296.955</text:p>
          </table:table-cell>
          <table:table-cell office:value-type="float" office:value="276.685" calcext:value-type="float">
            <text:p>276.685</text:p>
          </table:table-cell>
          <table:table-cell office:value-type="float" office:value="279.994" calcext:value-type="float">
            <text:p>279.994</text:p>
          </table:table-cell>
          <table:table-cell office:value-type="float" office:value="242.793" calcext:value-type="float">
            <text:p>242.793</text:p>
          </table:table-cell>
          <table:table-cell office:value-type="float" office:value="286.425" calcext:value-type="float">
            <text:p>286.425</text:p>
          </table:table-cell>
          <table:table-cell table:formula="of:=LOG(AVERAGE([.B66:.U66]))^-1" office:value-type="float" office:value="0.40708740858701" calcext:value-type="float">
            <text:p>0.40708740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5.997" calcext:value-type="float">
            <text:p>265.997</text:p>
          </table:table-cell>
          <table:table-cell office:value-type="float" office:value="296.9" calcext:value-type="float">
            <text:p>296.9</text:p>
          </table:table-cell>
          <table:table-cell office:value-type="float" office:value="299.88" calcext:value-type="float">
            <text:p>299.88</text:p>
          </table:table-cell>
          <table:table-cell office:value-type="float" office:value="305.679" calcext:value-type="float">
            <text:p>305.679</text:p>
          </table:table-cell>
          <table:table-cell office:value-type="float" office:value="303.553" calcext:value-type="float">
            <text:p>303.553</text:p>
          </table:table-cell>
          <table:table-cell office:value-type="float" office:value="316.367" calcext:value-type="float">
            <text:p>316.367</text:p>
          </table:table-cell>
          <table:table-cell office:value-type="float" office:value="266.842" calcext:value-type="float">
            <text:p>266.842</text:p>
          </table:table-cell>
          <table:table-cell office:value-type="float" office:value="279.948" calcext:value-type="float">
            <text:p>279.948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88.584" calcext:value-type="float">
            <text:p>288.584</text:p>
          </table:table-cell>
          <table:table-cell office:value-type="float" office:value="322.438" calcext:value-type="float">
            <text:p>322.438</text:p>
          </table:table-cell>
          <table:table-cell office:value-type="float" office:value="297.261" calcext:value-type="float">
            <text:p>297.261</text:p>
          </table:table-cell>
          <table:table-cell office:value-type="float" office:value="289.035" calcext:value-type="float">
            <text:p>289.035</text:p>
          </table:table-cell>
          <table:table-cell office:value-type="float" office:value="283.347" calcext:value-type="float">
            <text:p>283.347</text:p>
          </table:table-cell>
          <table:table-cell office:value-type="float" office:value="282.758" calcext:value-type="float">
            <text:p>282.758</text:p>
          </table:table-cell>
          <table:table-cell office:value-type="float" office:value="296.955" calcext:value-type="float">
            <text:p>296.955</text:p>
          </table:table-cell>
          <table:table-cell office:value-type="float" office:value="276.685" calcext:value-type="float">
            <text:p>276.685</text:p>
          </table:table-cell>
          <table:table-cell office:value-type="float" office:value="279.994" calcext:value-type="float">
            <text:p>279.994</text:p>
          </table:table-cell>
          <table:table-cell office:value-type="float" office:value="242.793" calcext:value-type="float">
            <text:p>242.793</text:p>
          </table:table-cell>
          <table:table-cell office:value-type="float" office:value="286.425" calcext:value-type="float">
            <text:p>286.425</text:p>
          </table:table-cell>
          <table:table-cell table:formula="of:=LOG(AVERAGE([.B67:.U67]))^-1" office:value-type="float" office:value="0.407112157731164" calcext:value-type="float">
            <text:p>0.40711215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5.416" calcext:value-type="float">
            <text:p>265.416</text:p>
          </table:table-cell>
          <table:table-cell office:value-type="float" office:value="296.9" calcext:value-type="float">
            <text:p>296.9</text:p>
          </table:table-cell>
          <table:table-cell office:value-type="float" office:value="299.88" calcext:value-type="float">
            <text:p>299.88</text:p>
          </table:table-cell>
          <table:table-cell office:value-type="float" office:value="305.679" calcext:value-type="float">
            <text:p>305.679</text:p>
          </table:table-cell>
          <table:table-cell office:value-type="float" office:value="302.974" calcext:value-type="float">
            <text:p>302.974</text:p>
          </table:table-cell>
          <table:table-cell office:value-type="float" office:value="316.558" calcext:value-type="float">
            <text:p>316.558</text:p>
          </table:table-cell>
          <table:table-cell office:value-type="float" office:value="265.665" calcext:value-type="float">
            <text:p>265.665</text:p>
          </table:table-cell>
          <table:table-cell office:value-type="float" office:value="278.82" calcext:value-type="float">
            <text:p>278.82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86.998" calcext:value-type="float">
            <text:p>286.998</text:p>
          </table:table-cell>
          <table:table-cell office:value-type="float" office:value="315.506" calcext:value-type="float">
            <text:p>315.506</text:p>
          </table:table-cell>
          <table:table-cell office:value-type="float" office:value="296.261" calcext:value-type="float">
            <text:p>296.261</text:p>
          </table:table-cell>
          <table:table-cell office:value-type="float" office:value="287.43" calcext:value-type="float">
            <text:p>287.43</text:p>
          </table:table-cell>
          <table:table-cell office:value-type="float" office:value="283.05" calcext:value-type="float">
            <text:p>283.05</text:p>
          </table:table-cell>
          <table:table-cell office:value-type="float" office:value="281.906" calcext:value-type="float">
            <text:p>281.906</text:p>
          </table:table-cell>
          <table:table-cell office:value-type="float" office:value="296.94" calcext:value-type="float">
            <text:p>296.94</text:p>
          </table:table-cell>
          <table:table-cell office:value-type="float" office:value="274.824" calcext:value-type="float">
            <text:p>274.824</text:p>
          </table:table-cell>
          <table:table-cell office:value-type="float" office:value="279.994" calcext:value-type="float">
            <text:p>279.994</text:p>
          </table:table-cell>
          <table:table-cell office:value-type="float" office:value="242.793" calcext:value-type="float">
            <text:p>242.793</text:p>
          </table:table-cell>
          <table:table-cell office:value-type="float" office:value="286.425" calcext:value-type="float">
            <text:p>286.425</text:p>
          </table:table-cell>
          <table:table-cell table:formula="of:=LOG(AVERAGE([.B68:.U68]))^-1" office:value-type="float" office:value="0.407331868586275" calcext:value-type="float">
            <text:p>0.40733186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5.416" calcext:value-type="float">
            <text:p>265.416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299.562" calcext:value-type="float">
            <text:p>299.562</text:p>
          </table:table-cell>
          <table:table-cell office:value-type="float" office:value="304.845" calcext:value-type="float">
            <text:p>304.845</text:p>
          </table:table-cell>
          <table:table-cell office:value-type="float" office:value="302.846" calcext:value-type="float">
            <text:p>302.846</text:p>
          </table:table-cell>
          <table:table-cell office:value-type="float" office:value="316.558" calcext:value-type="float">
            <text:p>316.558</text:p>
          </table:table-cell>
          <table:table-cell office:value-type="float" office:value="265.665" calcext:value-type="float">
            <text:p>265.665</text:p>
          </table:table-cell>
          <table:table-cell office:value-type="float" office:value="278.82" calcext:value-type="float">
            <text:p>278.82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86.763" calcext:value-type="float">
            <text:p>286.763</text:p>
          </table:table-cell>
          <table:table-cell office:value-type="float" office:value="315.506" calcext:value-type="float">
            <text:p>315.506</text:p>
          </table:table-cell>
          <table:table-cell office:value-type="float" office:value="296.058" calcext:value-type="float">
            <text:p>296.058</text:p>
          </table:table-cell>
          <table:table-cell office:value-type="float" office:value="287.43" calcext:value-type="float">
            <text:p>287.43</text:p>
          </table:table-cell>
          <table:table-cell office:value-type="float" office:value="283.05" calcext:value-type="float">
            <text:p>283.05</text:p>
          </table:table-cell>
          <table:table-cell office:value-type="float" office:value="281.906" calcext:value-type="float">
            <text:p>281.906</text:p>
          </table:table-cell>
          <table:table-cell office:value-type="float" office:value="296.94" calcext:value-type="float">
            <text:p>296.94</text:p>
          </table:table-cell>
          <table:table-cell office:value-type="float" office:value="274.526" calcext:value-type="float">
            <text:p>274.526</text:p>
          </table:table-cell>
          <table:table-cell office:value-type="float" office:value="279.987" calcext:value-type="float">
            <text:p>279.987</text:p>
          </table:table-cell>
          <table:table-cell office:value-type="float" office:value="241.548" calcext:value-type="float">
            <text:p>241.548</text:p>
          </table:table-cell>
          <table:table-cell office:value-type="float" office:value="286.425" calcext:value-type="float">
            <text:p>286.425</text:p>
          </table:table-cell>
          <table:table-cell table:formula="of:=LOG(AVERAGE([.B69:.U69]))^-1" office:value-type="float" office:value="0.407384743559285" calcext:value-type="float">
            <text:p>0.40738474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5.152" calcext:value-type="float">
            <text:p>265.152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299.171" calcext:value-type="float">
            <text:p>299.171</text:p>
          </table:table-cell>
          <table:table-cell office:value-type="float" office:value="303.856" calcext:value-type="float">
            <text:p>303.856</text:p>
          </table:table-cell>
          <table:table-cell office:value-type="float" office:value="302.122" calcext:value-type="float">
            <text:p>302.122</text:p>
          </table:table-cell>
          <table:table-cell office:value-type="float" office:value="316.558" calcext:value-type="float">
            <text:p>316.558</text:p>
          </table:table-cell>
          <table:table-cell office:value-type="float" office:value="265.288" calcext:value-type="float">
            <text:p>265.288</text:p>
          </table:table-cell>
          <table:table-cell office:value-type="float" office:value="278.82" calcext:value-type="float">
            <text:p>278.82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84.725" calcext:value-type="float">
            <text:p>284.725</text:p>
          </table:table-cell>
          <table:table-cell office:value-type="float" office:value="315.965" calcext:value-type="float">
            <text:p>315.965</text:p>
          </table:table-cell>
          <table:table-cell office:value-type="float" office:value="296.058" calcext:value-type="float">
            <text:p>296.058</text:p>
          </table:table-cell>
          <table:table-cell office:value-type="float" office:value="287.43" calcext:value-type="float">
            <text:p>287.43</text:p>
          </table:table-cell>
          <table:table-cell office:value-type="float" office:value="282.317" calcext:value-type="float">
            <text:p>282.317</text:p>
          </table:table-cell>
          <table:table-cell office:value-type="float" office:value="281.57" calcext:value-type="float">
            <text:p>281.57</text:p>
          </table:table-cell>
          <table:table-cell office:value-type="float" office:value="296.475" calcext:value-type="float">
            <text:p>296.475</text:p>
          </table:table-cell>
          <table:table-cell office:value-type="float" office:value="274.526" calcext:value-type="float">
            <text:p>274.526</text:p>
          </table:table-cell>
          <table:table-cell office:value-type="float" office:value="279.722" calcext:value-type="float">
            <text:p>279.722</text:p>
          </table:table-cell>
          <table:table-cell office:value-type="float" office:value="241.548" calcext:value-type="float">
            <text:p>241.548</text:p>
          </table:table-cell>
          <table:table-cell office:value-type="float" office:value="286.425" calcext:value-type="float">
            <text:p>286.425</text:p>
          </table:table-cell>
          <table:table-cell table:formula="of:=LOG(AVERAGE([.B70:.U70]))^-1" office:value-type="float" office:value="0.407462254349811" calcext:value-type="float">
            <text:p>0.40746225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5.152" calcext:value-type="float">
            <text:p>265.152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297.665" calcext:value-type="float">
            <text:p>297.665</text:p>
          </table:table-cell>
          <table:table-cell office:value-type="float" office:value="303.856" calcext:value-type="float">
            <text:p>303.856</text:p>
          </table:table-cell>
          <table:table-cell office:value-type="float" office:value="299.608" calcext:value-type="float">
            <text:p>299.608</text:p>
          </table:table-cell>
          <table:table-cell office:value-type="float" office:value="316.558" calcext:value-type="float">
            <text:p>316.558</text:p>
          </table:table-cell>
          <table:table-cell office:value-type="float" office:value="264.255" calcext:value-type="float">
            <text:p>264.255</text:p>
          </table:table-cell>
          <table:table-cell office:value-type="float" office:value="278.82" calcext:value-type="float">
            <text:p>278.82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84.402" calcext:value-type="float">
            <text:p>284.402</text:p>
          </table:table-cell>
          <table:table-cell office:value-type="float" office:value="315.965" calcext:value-type="float">
            <text:p>315.965</text:p>
          </table:table-cell>
          <table:table-cell office:value-type="float" office:value="296.058" calcext:value-type="float">
            <text:p>296.058</text:p>
          </table:table-cell>
          <table:table-cell office:value-type="float" office:value="286.779" calcext:value-type="float">
            <text:p>286.779</text:p>
          </table:table-cell>
          <table:table-cell office:value-type="float" office:value="282.317" calcext:value-type="float">
            <text:p>282.317</text:p>
          </table:table-cell>
          <table:table-cell office:value-type="float" office:value="281.403" calcext:value-type="float">
            <text:p>281.403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4.526" calcext:value-type="float">
            <text:p>274.526</text:p>
          </table:table-cell>
          <table:table-cell office:value-type="float" office:value="278.963" calcext:value-type="float">
            <text:p>278.963</text:p>
          </table:table-cell>
          <table:table-cell office:value-type="float" office:value="241.537" calcext:value-type="float">
            <text:p>241.537</text:p>
          </table:table-cell>
          <table:table-cell office:value-type="float" office:value="286.425" calcext:value-type="float">
            <text:p>286.425</text:p>
          </table:table-cell>
          <table:table-cell table:formula="of:=LOG(AVERAGE([.B71:.U71]))^-1" office:value-type="float" office:value="0.407550650171501" calcext:value-type="float">
            <text:p>0.40755065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4.615" calcext:value-type="float">
            <text:p>264.615</text:p>
          </table:table-cell>
          <table:table-cell office:value-type="float" office:value="295.836" calcext:value-type="float">
            <text:p>295.836</text:p>
          </table:table-cell>
          <table:table-cell office:value-type="float" office:value="297.665" calcext:value-type="float">
            <text:p>297.665</text:p>
          </table:table-cell>
          <table:table-cell office:value-type="float" office:value="303.37" calcext:value-type="float">
            <text:p>303.37</text:p>
          </table:table-cell>
          <table:table-cell office:value-type="float" office:value="296.698" calcext:value-type="float">
            <text:p>296.698</text:p>
          </table:table-cell>
          <table:table-cell office:value-type="float" office:value="316.558" calcext:value-type="float">
            <text:p>316.558</text:p>
          </table:table-cell>
          <table:table-cell office:value-type="float" office:value="264.156" calcext:value-type="float">
            <text:p>264.156</text:p>
          </table:table-cell>
          <table:table-cell office:value-type="float" office:value="278.82" calcext:value-type="float">
            <text:p>278.82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86.007" calcext:value-type="float">
            <text:p>286.007</text:p>
          </table:table-cell>
          <table:table-cell office:value-type="float" office:value="315.965" calcext:value-type="float">
            <text:p>315.965</text:p>
          </table:table-cell>
          <table:table-cell office:value-type="float" office:value="296.058" calcext:value-type="float">
            <text:p>296.058</text:p>
          </table:table-cell>
          <table:table-cell office:value-type="float" office:value="287.198" calcext:value-type="float">
            <text:p>287.198</text:p>
          </table:table-cell>
          <table:table-cell office:value-type="float" office:value="281.098" calcext:value-type="float">
            <text:p>281.098</text:p>
          </table:table-cell>
          <table:table-cell office:value-type="float" office:value="281.361" calcext:value-type="float">
            <text:p>281.361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3.739" calcext:value-type="float">
            <text:p>273.739</text:p>
          </table:table-cell>
          <table:table-cell office:value-type="float" office:value="278.963" calcext:value-type="float">
            <text:p>278.963</text:p>
          </table:table-cell>
          <table:table-cell office:value-type="float" office:value="241.188" calcext:value-type="float">
            <text:p>241.188</text:p>
          </table:table-cell>
          <table:table-cell office:value-type="float" office:value="286.425" calcext:value-type="float">
            <text:p>286.425</text:p>
          </table:table-cell>
          <table:table-cell table:formula="of:=LOG(AVERAGE([.B72:.U72]))^-1" office:value-type="float" office:value="0.407608480918141" calcext:value-type="float">
            <text:p>0.40760848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4.026" calcext:value-type="float">
            <text:p>264.026</text:p>
          </table:table-cell>
          <table:table-cell office:value-type="float" office:value="295.633" calcext:value-type="float">
            <text:p>295.633</text:p>
          </table:table-cell>
          <table:table-cell office:value-type="float" office:value="297.665" calcext:value-type="float">
            <text:p>297.665</text:p>
          </table:table-cell>
          <table:table-cell office:value-type="float" office:value="302.95" calcext:value-type="float">
            <text:p>302.95</text:p>
          </table:table-cell>
          <table:table-cell office:value-type="float" office:value="296.698" calcext:value-type="float">
            <text:p>296.698</text:p>
          </table:table-cell>
          <table:table-cell office:value-type="float" office:value="316.558" calcext:value-type="float">
            <text:p>316.558</text:p>
          </table:table-cell>
          <table:table-cell office:value-type="float" office:value="263.623" calcext:value-type="float">
            <text:p>263.623</text:p>
          </table:table-cell>
          <table:table-cell office:value-type="float" office:value="278.82" calcext:value-type="float">
            <text:p>278.82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82.647" calcext:value-type="float">
            <text:p>282.647</text:p>
          </table:table-cell>
          <table:table-cell office:value-type="float" office:value="315.965" calcext:value-type="float">
            <text:p>315.965</text:p>
          </table:table-cell>
          <table:table-cell office:value-type="float" office:value="295.299" calcext:value-type="float">
            <text:p>295.299</text:p>
          </table:table-cell>
          <table:table-cell office:value-type="float" office:value="286.877" calcext:value-type="float">
            <text:p>286.877</text:p>
          </table:table-cell>
          <table:table-cell office:value-type="float" office:value="280.949" calcext:value-type="float">
            <text:p>280.949</text:p>
          </table:table-cell>
          <table:table-cell office:value-type="float" office:value="281.361" calcext:value-type="float">
            <text:p>281.361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3.739" calcext:value-type="float">
            <text:p>273.739</text:p>
          </table:table-cell>
          <table:table-cell office:value-type="float" office:value="278.963" calcext:value-type="float">
            <text:p>278.963</text:p>
          </table:table-cell>
          <table:table-cell office:value-type="float" office:value="240.828" calcext:value-type="float">
            <text:p>240.828</text:p>
          </table:table-cell>
          <table:table-cell office:value-type="float" office:value="286.425" calcext:value-type="float">
            <text:p>286.425</text:p>
          </table:table-cell>
          <table:table-cell table:formula="of:=LOG(AVERAGE([.B73:.U73]))^-1" office:value-type="float" office:value="0.407693582672618" calcext:value-type="float">
            <text:p>0.40769358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4.026" calcext:value-type="float">
            <text:p>264.026</text:p>
          </table:table-cell>
          <table:table-cell office:value-type="float" office:value="295.633" calcext:value-type="float">
            <text:p>295.633</text:p>
          </table:table-cell>
          <table:table-cell office:value-type="float" office:value="297.119" calcext:value-type="float">
            <text:p>297.119</text:p>
          </table:table-cell>
          <table:table-cell office:value-type="float" office:value="302.95" calcext:value-type="float">
            <text:p>302.95</text:p>
          </table:table-cell>
          <table:table-cell office:value-type="float" office:value="295.751" calcext:value-type="float">
            <text:p>295.751</text:p>
          </table:table-cell>
          <table:table-cell office:value-type="float" office:value="316.558" calcext:value-type="float">
            <text:p>316.558</text:p>
          </table:table-cell>
          <table:table-cell office:value-type="float" office:value="263.317" calcext:value-type="float">
            <text:p>263.317</text:p>
          </table:table-cell>
          <table:table-cell office:value-type="float" office:value="278.528" calcext:value-type="float">
            <text:p>278.528</text:p>
          </table:table-cell>
          <table:table-cell office:value-type="float" office:value="238.026" calcext:value-type="float">
            <text:p>238.026</text:p>
          </table:table-cell>
          <table:table-cell office:value-type="float" office:value="282.647" calcext:value-type="float">
            <text:p>282.647</text:p>
          </table:table-cell>
          <table:table-cell office:value-type="float" office:value="315.689" calcext:value-type="float">
            <text:p>315.689</text:p>
          </table:table-cell>
          <table:table-cell office:value-type="float" office:value="295.299" calcext:value-type="float">
            <text:p>295.299</text:p>
          </table:table-cell>
          <table:table-cell office:value-type="float" office:value="286.877" calcext:value-type="float">
            <text:p>286.877</text:p>
          </table:table-cell>
          <table:table-cell office:value-type="float" office:value="280.911" calcext:value-type="float">
            <text:p>280.911</text:p>
          </table:table-cell>
          <table:table-cell office:value-type="float" office:value="281.113" calcext:value-type="float">
            <text:p>281.113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3.739" calcext:value-type="float">
            <text:p>273.739</text:p>
          </table:table-cell>
          <table:table-cell office:value-type="float" office:value="278.168" calcext:value-type="float">
            <text:p>278.168</text:p>
          </table:table-cell>
          <table:table-cell office:value-type="float" office:value="239.992" calcext:value-type="float">
            <text:p>239.992</text:p>
          </table:table-cell>
          <table:table-cell office:value-type="float" office:value="286.425" calcext:value-type="float">
            <text:p>286.425</text:p>
          </table:table-cell>
          <table:table-cell table:formula="of:=LOG(AVERAGE([.B74:.U74]))^-1" office:value-type="float" office:value="0.407748117145067" calcext:value-type="float">
            <text:p>0.40774811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4.026" calcext:value-type="float">
            <text:p>264.026</text:p>
          </table:table-cell>
          <table:table-cell office:value-type="float" office:value="295.557" calcext:value-type="float">
            <text:p>295.557</text:p>
          </table:table-cell>
          <table:table-cell office:value-type="float" office:value="297.119" calcext:value-type="float">
            <text:p>297.119</text:p>
          </table:table-cell>
          <table:table-cell office:value-type="float" office:value="302.95" calcext:value-type="float">
            <text:p>302.95</text:p>
          </table:table-cell>
          <table:table-cell office:value-type="float" office:value="295.751" calcext:value-type="float">
            <text:p>295.751</text:p>
          </table:table-cell>
          <table:table-cell office:value-type="float" office:value="316.558" calcext:value-type="float">
            <text:p>316.558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8.528" calcext:value-type="float">
            <text:p>278.528</text:p>
          </table:table-cell>
          <table:table-cell office:value-type="float" office:value="237.846" calcext:value-type="float">
            <text:p>237.846</text:p>
          </table:table-cell>
          <table:table-cell office:value-type="float" office:value="282.647" calcext:value-type="float">
            <text:p>282.647</text:p>
          </table:table-cell>
          <table:table-cell office:value-type="float" office:value="315.211" calcext:value-type="float">
            <text:p>315.211</text:p>
          </table:table-cell>
          <table:table-cell office:value-type="float" office:value="295.285" calcext:value-type="float">
            <text:p>295.285</text:p>
          </table:table-cell>
          <table:table-cell office:value-type="float" office:value="286.413" calcext:value-type="float">
            <text:p>286.413</text:p>
          </table:table-cell>
          <table:table-cell office:value-type="float" office:value="280.653" calcext:value-type="float">
            <text:p>280.653</text:p>
          </table:table-cell>
          <table:table-cell office:value-type="float" office:value="281.075" calcext:value-type="float">
            <text:p>281.075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2.063" calcext:value-type="float">
            <text:p>272.063</text:p>
          </table:table-cell>
          <table:table-cell office:value-type="float" office:value="278.168" calcext:value-type="float">
            <text:p>278.168</text:p>
          </table:table-cell>
          <table:table-cell office:value-type="float" office:value="239.992" calcext:value-type="float">
            <text:p>239.992</text:p>
          </table:table-cell>
          <table:table-cell office:value-type="float" office:value="286.425" calcext:value-type="float">
            <text:p>286.425</text:p>
          </table:table-cell>
          <table:table-cell table:formula="of:=LOG(AVERAGE([.B75:.U75]))^-1" office:value-type="float" office:value="0.407800463610365" calcext:value-type="float">
            <text:p>0.40780046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4.026" calcext:value-type="float">
            <text:p>264.026</text:p>
          </table:table-cell>
          <table:table-cell office:value-type="float" office:value="295.553" calcext:value-type="float">
            <text:p>295.553</text:p>
          </table:table-cell>
          <table:table-cell office:value-type="float" office:value="294.782" calcext:value-type="float">
            <text:p>294.782</text:p>
          </table:table-cell>
          <table:table-cell office:value-type="float" office:value="302.405" calcext:value-type="float">
            <text:p>302.405</text:p>
          </table:table-cell>
          <table:table-cell office:value-type="float" office:value="293.982" calcext:value-type="float">
            <text:p>293.982</text:p>
          </table:table-cell>
          <table:table-cell office:value-type="float" office:value="316.098" calcext:value-type="float">
            <text:p>316.098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8.528" calcext:value-type="float">
            <text:p>278.528</text:p>
          </table:table-cell>
          <table:table-cell office:value-type="float" office:value="237.846" calcext:value-type="float">
            <text:p>237.846</text:p>
          </table:table-cell>
          <table:table-cell office:value-type="float" office:value="282.61" calcext:value-type="float">
            <text:p>282.61</text:p>
          </table:table-cell>
          <table:table-cell office:value-type="float" office:value="314.083" calcext:value-type="float">
            <text:p>314.083</text:p>
          </table:table-cell>
          <table:table-cell office:value-type="float" office:value="295.285" calcext:value-type="float">
            <text:p>295.285</text:p>
          </table:table-cell>
          <table:table-cell office:value-type="float" office:value="286.202" calcext:value-type="float">
            <text:p>286.202</text:p>
          </table:table-cell>
          <table:table-cell office:value-type="float" office:value="280.653" calcext:value-type="float">
            <text:p>280.653</text:p>
          </table:table-cell>
          <table:table-cell office:value-type="float" office:value="280.794" calcext:value-type="float">
            <text:p>280.794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2.063" calcext:value-type="float">
            <text:p>272.063</text:p>
          </table:table-cell>
          <table:table-cell office:value-type="float" office:value="278.168" calcext:value-type="float">
            <text:p>278.168</text:p>
          </table:table-cell>
          <table:table-cell office:value-type="float" office:value="239.442" calcext:value-type="float">
            <text:p>239.442</text:p>
          </table:table-cell>
          <table:table-cell office:value-type="float" office:value="286.425" calcext:value-type="float">
            <text:p>286.425</text:p>
          </table:table-cell>
          <table:table-cell table:formula="of:=LOG(AVERAGE([.B76:.U76]))^-1" office:value-type="float" office:value="0.407893892268288" calcext:value-type="float">
            <text:p>0.40789389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4.018" calcext:value-type="float">
            <text:p>264.018</text:p>
          </table:table-cell>
          <table:table-cell office:value-type="float" office:value="293.886" calcext:value-type="float">
            <text:p>293.886</text:p>
          </table:table-cell>
          <table:table-cell office:value-type="float" office:value="294.782" calcext:value-type="float">
            <text:p>294.782</text:p>
          </table:table-cell>
          <table:table-cell office:value-type="float" office:value="302.278" calcext:value-type="float">
            <text:p>302.278</text:p>
          </table:table-cell>
          <table:table-cell office:value-type="float" office:value="293.982" calcext:value-type="float">
            <text:p>293.982</text:p>
          </table:table-cell>
          <table:table-cell office:value-type="float" office:value="315.966" calcext:value-type="float">
            <text:p>315.966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278.361" calcext:value-type="float">
            <text:p>278.361</text:p>
          </table:table-cell>
          <table:table-cell office:value-type="float" office:value="237.846" calcext:value-type="float">
            <text:p>237.846</text:p>
          </table:table-cell>
          <table:table-cell office:value-type="float" office:value="281.478" calcext:value-type="float">
            <text:p>281.478</text:p>
          </table:table-cell>
          <table:table-cell office:value-type="float" office:value="312.483" calcext:value-type="float">
            <text:p>312.483</text:p>
          </table:table-cell>
          <table:table-cell office:value-type="float" office:value="294.483" calcext:value-type="float">
            <text:p>294.483</text:p>
          </table:table-cell>
          <table:table-cell office:value-type="float" office:value="286.202" calcext:value-type="float">
            <text:p>286.202</text:p>
          </table:table-cell>
          <table:table-cell office:value-type="float" office:value="280.552" calcext:value-type="float">
            <text:p>280.552</text:p>
          </table:table-cell>
          <table:table-cell office:value-type="float" office:value="280.204" calcext:value-type="float">
            <text:p>280.204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2.063" calcext:value-type="float">
            <text:p>272.063</text:p>
          </table:table-cell>
          <table:table-cell office:value-type="float" office:value="277.69" calcext:value-type="float">
            <text:p>277.69</text:p>
          </table:table-cell>
          <table:table-cell office:value-type="float" office:value="239.442" calcext:value-type="float">
            <text:p>239.442</text:p>
          </table:table-cell>
          <table:table-cell office:value-type="float" office:value="286.425" calcext:value-type="float">
            <text:p>286.425</text:p>
          </table:table-cell>
          <table:table-cell table:formula="of:=LOG(AVERAGE([.B77:.U77]))^-1" office:value-type="float" office:value="0.407980858149076" calcext:value-type="float">
            <text:p>0.40798085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3.982" calcext:value-type="float">
            <text:p>263.982</text:p>
          </table:table-cell>
          <table:table-cell office:value-type="float" office:value="293.818" calcext:value-type="float">
            <text:p>293.818</text:p>
          </table:table-cell>
          <table:table-cell office:value-type="float" office:value="294.782" calcext:value-type="float">
            <text:p>294.782</text:p>
          </table:table-cell>
          <table:table-cell office:value-type="float" office:value="302.278" calcext:value-type="float">
            <text:p>302.278</text:p>
          </table:table-cell>
          <table:table-cell office:value-type="float" office:value="291.714" calcext:value-type="float">
            <text:p>291.714</text:p>
          </table:table-cell>
          <table:table-cell office:value-type="float" office:value="315.966" calcext:value-type="float">
            <text:p>315.966</text:p>
          </table:table-cell>
          <table:table-cell office:value-type="float" office:value="261.912" calcext:value-type="float">
            <text:p>261.912</text:p>
          </table:table-cell>
          <table:table-cell office:value-type="float" office:value="278.361" calcext:value-type="float">
            <text:p>278.361</text:p>
          </table:table-cell>
          <table:table-cell office:value-type="float" office:value="237.846" calcext:value-type="float">
            <text:p>237.846</text:p>
          </table:table-cell>
          <table:table-cell office:value-type="float" office:value="281.478" calcext:value-type="float">
            <text:p>281.478</text:p>
          </table:table-cell>
          <table:table-cell office:value-type="float" office:value="310.547" calcext:value-type="float">
            <text:p>310.547</text:p>
          </table:table-cell>
          <table:table-cell office:value-type="float" office:value="294.483" calcext:value-type="float">
            <text:p>294.483</text:p>
          </table:table-cell>
          <table:table-cell office:value-type="float" office:value="285.383" calcext:value-type="float">
            <text:p>285.383</text:p>
          </table:table-cell>
          <table:table-cell office:value-type="float" office:value="280.409" calcext:value-type="float">
            <text:p>280.409</text:p>
          </table:table-cell>
          <table:table-cell office:value-type="float" office:value="280.204" calcext:value-type="float">
            <text:p>280.204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2.063" calcext:value-type="float">
            <text:p>272.063</text:p>
          </table:table-cell>
          <table:table-cell office:value-type="float" office:value="277.25" calcext:value-type="float">
            <text:p>277.25</text:p>
          </table:table-cell>
          <table:table-cell office:value-type="float" office:value="239.315" calcext:value-type="float">
            <text:p>239.315</text:p>
          </table:table-cell>
          <table:table-cell office:value-type="float" office:value="286.425" calcext:value-type="float">
            <text:p>286.425</text:p>
          </table:table-cell>
          <table:table-cell table:formula="of:=LOG(AVERAGE([.B78:.U78]))^-1" office:value-type="float" office:value="0.408061739259088" calcext:value-type="float">
            <text:p>0.40806173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3.982" calcext:value-type="float">
            <text:p>263.982</text:p>
          </table:table-cell>
          <table:table-cell office:value-type="float" office:value="293.595" calcext:value-type="float">
            <text:p>293.595</text:p>
          </table:table-cell>
          <table:table-cell office:value-type="float" office:value="294.49" calcext:value-type="float">
            <text:p>294.49</text:p>
          </table:table-cell>
          <table:table-cell office:value-type="float" office:value="300.884" calcext:value-type="float">
            <text:p>300.884</text:p>
          </table:table-cell>
          <table:table-cell office:value-type="float" office:value="288.866" calcext:value-type="float">
            <text:p>288.866</text:p>
          </table:table-cell>
          <table:table-cell office:value-type="float" office:value="315.912" calcext:value-type="float">
            <text:p>315.912</text:p>
          </table:table-cell>
          <table:table-cell office:value-type="float" office:value="261.032" calcext:value-type="float">
            <text:p>261.032</text:p>
          </table:table-cell>
          <table:table-cell office:value-type="float" office:value="278.358" calcext:value-type="float">
            <text:p>278.358</text:p>
          </table:table-cell>
          <table:table-cell office:value-type="float" office:value="237.726" calcext:value-type="float">
            <text:p>237.726</text:p>
          </table:table-cell>
          <table:table-cell office:value-type="float" office:value="281.478" calcext:value-type="float">
            <text:p>281.478</text:p>
          </table:table-cell>
          <table:table-cell office:value-type="float" office:value="309.692" calcext:value-type="float">
            <text:p>309.692</text:p>
          </table:table-cell>
          <table:table-cell office:value-type="float" office:value="294.483" calcext:value-type="float">
            <text:p>294.483</text:p>
          </table:table-cell>
          <table:table-cell office:value-type="float" office:value="285.383" calcext:value-type="float">
            <text:p>285.383</text:p>
          </table:table-cell>
          <table:table-cell office:value-type="float" office:value="280.409" calcext:value-type="float">
            <text:p>280.409</text:p>
          </table:table-cell>
          <table:table-cell office:value-type="float" office:value="280.204" calcext:value-type="float">
            <text:p>280.204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2.063" calcext:value-type="float">
            <text:p>272.063</text:p>
          </table:table-cell>
          <table:table-cell office:value-type="float" office:value="277.25" calcext:value-type="float">
            <text:p>277.25</text:p>
          </table:table-cell>
          <table:table-cell office:value-type="float" office:value="237.161" calcext:value-type="float">
            <text:p>237.161</text:p>
          </table:table-cell>
          <table:table-cell office:value-type="float" office:value="286.425" calcext:value-type="float">
            <text:p>286.425</text:p>
          </table:table-cell>
          <table:table-cell table:formula="of:=LOG(AVERAGE([.B79:.U79]))^-1" office:value-type="float" office:value="0.408174894020794" calcext:value-type="float">
            <text:p>0.4081748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3.618" calcext:value-type="float">
            <text:p>263.618</text:p>
          </table:table-cell>
          <table:table-cell office:value-type="float" office:value="291.172" calcext:value-type="float">
            <text:p>291.172</text:p>
          </table:table-cell>
          <table:table-cell office:value-type="float" office:value="294.49" calcext:value-type="float">
            <text:p>294.49</text:p>
          </table:table-cell>
          <table:table-cell office:value-type="float" office:value="300.884" calcext:value-type="float">
            <text:p>300.884</text:p>
          </table:table-cell>
          <table:table-cell office:value-type="float" office:value="288.866" calcext:value-type="float">
            <text:p>288.866</text:p>
          </table:table-cell>
          <table:table-cell office:value-type="float" office:value="315.912" calcext:value-type="float">
            <text:p>315.912</text:p>
          </table:table-cell>
          <table:table-cell office:value-type="float" office:value="261.032" calcext:value-type="float">
            <text:p>261.032</text:p>
          </table:table-cell>
          <table:table-cell office:value-type="float" office:value="278.358" calcext:value-type="float">
            <text:p>278.358</text:p>
          </table:table-cell>
          <table:table-cell office:value-type="float" office:value="237.726" calcext:value-type="float">
            <text:p>237.726</text:p>
          </table:table-cell>
          <table:table-cell office:value-type="float" office:value="281.363" calcext:value-type="float">
            <text:p>281.363</text:p>
          </table:table-cell>
          <table:table-cell office:value-type="float" office:value="306.469" calcext:value-type="float">
            <text:p>306.469</text:p>
          </table:table-cell>
          <table:table-cell office:value-type="float" office:value="293.786" calcext:value-type="float">
            <text:p>293.786</text:p>
          </table:table-cell>
          <table:table-cell office:value-type="float" office:value="285.268" calcext:value-type="float">
            <text:p>285.268</text:p>
          </table:table-cell>
          <table:table-cell office:value-type="float" office:value="280.363" calcext:value-type="float">
            <text:p>280.363</text:p>
          </table:table-cell>
          <table:table-cell office:value-type="float" office:value="280.081" calcext:value-type="float">
            <text:p>280.081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2.063" calcext:value-type="float">
            <text:p>272.063</text:p>
          </table:table-cell>
          <table:table-cell office:value-type="float" office:value="276.117" calcext:value-type="float">
            <text:p>276.117</text:p>
          </table:table-cell>
          <table:table-cell office:value-type="float" office:value="237.161" calcext:value-type="float">
            <text:p>237.161</text:p>
          </table:table-cell>
          <table:table-cell office:value-type="float" office:value="286.425" calcext:value-type="float">
            <text:p>286.425</text:p>
          </table:table-cell>
          <table:table-cell table:formula="of:=LOG(AVERAGE([.B80:.U80]))^-1" office:value-type="float" office:value="0.40828077586" calcext:value-type="float">
            <text:p>0.40828077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2.611" calcext:value-type="float">
            <text:p>262.611</text:p>
          </table:table-cell>
          <table:table-cell office:value-type="float" office:value="291.172" calcext:value-type="float">
            <text:p>291.172</text:p>
          </table:table-cell>
          <table:table-cell office:value-type="float" office:value="292.101" calcext:value-type="float">
            <text:p>292.101</text:p>
          </table:table-cell>
          <table:table-cell office:value-type="float" office:value="300.884" calcext:value-type="float">
            <text:p>300.884</text:p>
          </table:table-cell>
          <table:table-cell office:value-type="float" office:value="287.652" calcext:value-type="float">
            <text:p>287.652</text:p>
          </table:table-cell>
          <table:table-cell office:value-type="float" office:value="315.852" calcext:value-type="float">
            <text:p>315.852</text:p>
          </table:table-cell>
          <table:table-cell office:value-type="float" office:value="260.876" calcext:value-type="float">
            <text:p>260.876</text:p>
          </table:table-cell>
          <table:table-cell office:value-type="float" office:value="278.358" calcext:value-type="float">
            <text:p>278.358</text:p>
          </table:table-cell>
          <table:table-cell office:value-type="float" office:value="229.376" calcext:value-type="float">
            <text:p>229.376</text:p>
          </table:table-cell>
          <table:table-cell office:value-type="float" office:value="280.7" calcext:value-type="float">
            <text:p>280.7</text:p>
          </table:table-cell>
          <table:table-cell office:value-type="float" office:value="301.14" calcext:value-type="float">
            <text:p>301.14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285.207" calcext:value-type="float">
            <text:p>285.207</text:p>
          </table:table-cell>
          <table:table-cell office:value-type="float" office:value="280.316" calcext:value-type="float">
            <text:p>280.316</text:p>
          </table:table-cell>
          <table:table-cell office:value-type="float" office:value="279.517" calcext:value-type="float">
            <text:p>279.517</text:p>
          </table:table-cell>
          <table:table-cell office:value-type="float" office:value="296.467" calcext:value-type="float">
            <text:p>296.467</text:p>
          </table:table-cell>
          <table:table-cell office:value-type="float" office:value="270.322" calcext:value-type="float">
            <text:p>270.322</text:p>
          </table:table-cell>
          <table:table-cell office:value-type="float" office:value="276.117" calcext:value-type="float">
            <text:p>276.117</text:p>
          </table:table-cell>
          <table:table-cell office:value-type="float" office:value="237.161" calcext:value-type="float">
            <text:p>237.161</text:p>
          </table:table-cell>
          <table:table-cell office:value-type="float" office:value="286.425" calcext:value-type="float">
            <text:p>286.425</text:p>
          </table:table-cell>
          <table:table-cell table:formula="of:=LOG(AVERAGE([.B81:.U81]))^-1" office:value-type="float" office:value="0.408567433370547" calcext:value-type="float">
            <text:p>0.40856743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2.611" calcext:value-type="float">
            <text:p>262.611</text:p>
          </table:table-cell>
          <table:table-cell office:value-type="float" office:value="291.172" calcext:value-type="float">
            <text:p>291.172</text:p>
          </table:table-cell>
          <table:table-cell office:value-type="float" office:value="292.101" calcext:value-type="float">
            <text:p>292.101</text:p>
          </table:table-cell>
          <table:table-cell office:value-type="float" office:value="300.379" calcext:value-type="float">
            <text:p>300.379</text:p>
          </table:table-cell>
          <table:table-cell office:value-type="float" office:value="287.629" calcext:value-type="float">
            <text:p>287.629</text:p>
          </table:table-cell>
          <table:table-cell office:value-type="float" office:value="315.696" calcext:value-type="float">
            <text:p>315.696</text:p>
          </table:table-cell>
          <table:table-cell office:value-type="float" office:value="260.207" calcext:value-type="float">
            <text:p>260.207</text:p>
          </table:table-cell>
          <table:table-cell office:value-type="float" office:value="278.358" calcext:value-type="float">
            <text:p>278.358</text:p>
          </table:table-cell>
          <table:table-cell office:value-type="float" office:value="237.324" calcext:value-type="float">
            <text:p>237.324</text:p>
          </table:table-cell>
          <table:table-cell office:value-type="float" office:value="280.615" calcext:value-type="float">
            <text:p>280.615</text:p>
          </table:table-cell>
          <table:table-cell office:value-type="float" office:value="300.827" calcext:value-type="float">
            <text:p>300.827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285.207" calcext:value-type="float">
            <text:p>285.207</text:p>
          </table:table-cell>
          <table:table-cell office:value-type="float" office:value="280.171" calcext:value-type="float">
            <text:p>280.171</text:p>
          </table:table-cell>
          <table:table-cell office:value-type="float" office:value="279.517" calcext:value-type="float">
            <text:p>279.517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70.322" calcext:value-type="float">
            <text:p>270.322</text:p>
          </table:table-cell>
          <table:table-cell office:value-type="float" office:value="276.117" calcext:value-type="float">
            <text:p>276.117</text:p>
          </table:table-cell>
          <table:table-cell office:value-type="float" office:value="237.161" calcext:value-type="float">
            <text:p>237.161</text:p>
          </table:table-cell>
          <table:table-cell office:value-type="float" office:value="286.425" calcext:value-type="float">
            <text:p>286.425</text:p>
          </table:table-cell>
          <table:table-cell table:formula="of:=LOG(AVERAGE([.B82:.U82]))^-1" office:value-type="float" office:value="0.408489348088682" calcext:value-type="float">
            <text:p>0.40848934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2.611" calcext:value-type="float">
            <text:p>262.611</text:p>
          </table:table-cell>
          <table:table-cell office:value-type="float" office:value="290.375" calcext:value-type="float">
            <text:p>290.375</text:p>
          </table:table-cell>
          <table:table-cell office:value-type="float" office:value="292.101" calcext:value-type="float">
            <text:p>292.101</text:p>
          </table:table-cell>
          <table:table-cell office:value-type="float" office:value="300.379" calcext:value-type="float">
            <text:p>300.379</text:p>
          </table:table-cell>
          <table:table-cell office:value-type="float" office:value="287.629" calcext:value-type="float">
            <text:p>287.629</text:p>
          </table:table-cell>
          <table:table-cell office:value-type="float" office:value="315.696" calcext:value-type="float">
            <text:p>315.696</text:p>
          </table:table-cell>
          <table:table-cell office:value-type="float" office:value="260.207" calcext:value-type="float">
            <text:p>260.207</text:p>
          </table:table-cell>
          <table:table-cell office:value-type="float" office:value="278.358" calcext:value-type="float">
            <text:p>278.358</text:p>
          </table:table-cell>
          <table:table-cell office:value-type="float" office:value="234.369" calcext:value-type="float">
            <text:p>234.369</text:p>
          </table:table-cell>
          <table:table-cell office:value-type="float" office:value="280.606" calcext:value-type="float">
            <text:p>280.606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284.96" calcext:value-type="float">
            <text:p>284.96</text:p>
          </table:table-cell>
          <table:table-cell office:value-type="float" office:value="280.258" calcext:value-type="float">
            <text:p>280.258</text:p>
          </table:table-cell>
          <table:table-cell office:value-type="float" office:value="279.113" calcext:value-type="float">
            <text:p>279.113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70.322" calcext:value-type="float">
            <text:p>270.322</text:p>
          </table:table-cell>
          <table:table-cell office:value-type="float" office:value="276.117" calcext:value-type="float">
            <text:p>276.117</text:p>
          </table:table-cell>
          <table:table-cell office:value-type="float" office:value="234.735" calcext:value-type="float">
            <text:p>234.735</text:p>
          </table:table-cell>
          <table:table-cell office:value-type="float" office:value="286.425" calcext:value-type="float">
            <text:p>286.425</text:p>
          </table:table-cell>
          <table:table-cell table:formula="of:=LOG(AVERAGE([.B83:.U83]))^-1" office:value-type="float" office:value="0.408605949315084" calcext:value-type="float">
            <text:p>0.40860594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2.526" calcext:value-type="float">
            <text:p>262.526</text:p>
          </table:table-cell>
          <table:table-cell office:value-type="float" office:value="290.375" calcext:value-type="float">
            <text:p>290.375</text:p>
          </table:table-cell>
          <table:table-cell office:value-type="float" office:value="291.881" calcext:value-type="float">
            <text:p>291.881</text:p>
          </table:table-cell>
          <table:table-cell office:value-type="float" office:value="300.269" calcext:value-type="float">
            <text:p>300.269</text:p>
          </table:table-cell>
          <table:table-cell office:value-type="float" office:value="287.426" calcext:value-type="float">
            <text:p>287.426</text:p>
          </table:table-cell>
          <table:table-cell office:value-type="float" office:value="315.696" calcext:value-type="float">
            <text:p>315.696</text:p>
          </table:table-cell>
          <table:table-cell office:value-type="float" office:value="259.811" calcext:value-type="float">
            <text:p>259.811</text:p>
          </table:table-cell>
          <table:table-cell office:value-type="float" office:value="278.358" calcext:value-type="float">
            <text:p>278.358</text:p>
          </table:table-cell>
          <table:table-cell office:value-type="float" office:value="233.736" calcext:value-type="float">
            <text:p>233.736</text:p>
          </table:table-cell>
          <table:table-cell office:value-type="float" office:value="280.453" calcext:value-type="float">
            <text:p>280.453</text:p>
          </table:table-cell>
          <table:table-cell office:value-type="float" office:value="286.809" calcext:value-type="float">
            <text:p>286.809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284.96" calcext:value-type="float">
            <text:p>284.96</text:p>
          </table:table-cell>
          <table:table-cell office:value-type="float" office:value="280.258" calcext:value-type="float">
            <text:p>280.258</text:p>
          </table:table-cell>
          <table:table-cell office:value-type="float" office:value="278.129" calcext:value-type="float">
            <text:p>278.129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70.196" calcext:value-type="float">
            <text:p>270.196</text:p>
          </table:table-cell>
          <table:table-cell office:value-type="float" office:value="275.87" calcext:value-type="float">
            <text:p>275.87</text:p>
          </table:table-cell>
          <table:table-cell office:value-type="float" office:value="234.957" calcext:value-type="float">
            <text:p>234.957</text:p>
          </table:table-cell>
          <table:table-cell office:value-type="float" office:value="286.425" calcext:value-type="float">
            <text:p>286.425</text:p>
          </table:table-cell>
          <table:table-cell table:formula="of:=LOG(AVERAGE([.B84:.U84]))^-1" office:value-type="float" office:value="0.408796348067372" calcext:value-type="float">
            <text:p>0.40879634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2.526" calcext:value-type="float">
            <text:p>262.526</text:p>
          </table:table-cell>
          <table:table-cell office:value-type="float" office:value="290.375" calcext:value-type="float">
            <text:p>290.375</text:p>
          </table:table-cell>
          <table:table-cell office:value-type="float" office:value="291.813" calcext:value-type="float">
            <text:p>291.813</text:p>
          </table:table-cell>
          <table:table-cell office:value-type="float" office:value="300.269" calcext:value-type="float">
            <text:p>300.269</text:p>
          </table:table-cell>
          <table:table-cell office:value-type="float" office:value="285.859" calcext:value-type="float">
            <text:p>285.859</text:p>
          </table:table-cell>
          <table:table-cell office:value-type="float" office:value="315.696" calcext:value-type="float">
            <text:p>315.696</text:p>
          </table:table-cell>
          <table:table-cell office:value-type="float" office:value="259.803" calcext:value-type="float">
            <text:p>259.803</text:p>
          </table:table-cell>
          <table:table-cell office:value-type="float" office:value="277.743" calcext:value-type="float">
            <text:p>277.743</text:p>
          </table:table-cell>
          <table:table-cell office:value-type="float" office:value="232.264" calcext:value-type="float">
            <text:p>232.264</text:p>
          </table:table-cell>
          <table:table-cell office:value-type="float" office:value="280.242" calcext:value-type="float">
            <text:p>280.242</text:p>
          </table:table-cell>
          <table:table-cell office:value-type="float" office:value="279.459" calcext:value-type="float">
            <text:p>279.459</text:p>
          </table:table-cell>
          <table:table-cell office:value-type="float" office:value="292.647" calcext:value-type="float">
            <text:p>292.647</text:p>
          </table:table-cell>
          <table:table-cell office:value-type="float" office:value="284.96" calcext:value-type="float">
            <text:p>284.96</text:p>
          </table:table-cell>
          <table:table-cell office:value-type="float" office:value="280.226" calcext:value-type="float">
            <text:p>280.226</text:p>
          </table:table-cell>
          <table:table-cell office:value-type="float" office:value="275.516" calcext:value-type="float">
            <text:p>275.516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70.196" calcext:value-type="float">
            <text:p>270.196</text:p>
          </table:table-cell>
          <table:table-cell office:value-type="float" office:value="275.87" calcext:value-type="float">
            <text:p>275.87</text:p>
          </table:table-cell>
          <table:table-cell office:value-type="float" office:value="234.957" calcext:value-type="float">
            <text:p>234.957</text:p>
          </table:table-cell>
          <table:table-cell office:value-type="float" office:value="286.425" calcext:value-type="float">
            <text:p>286.425</text:p>
          </table:table-cell>
          <table:table-cell table:formula="of:=LOG(AVERAGE([.B85:.U85]))^-1" office:value-type="float" office:value="0.408984128330937" calcext:value-type="float">
            <text:p>0.40898412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1.668" calcext:value-type="float">
            <text:p>261.668</text:p>
          </table:table-cell>
          <table:table-cell office:value-type="float" office:value="268.426" calcext:value-type="float">
            <text:p>268.426</text:p>
          </table:table-cell>
          <table:table-cell office:value-type="float" office:value="290.413" calcext:value-type="float">
            <text:p>290.413</text:p>
          </table:table-cell>
          <table:table-cell office:value-type="float" office:value="300.156" calcext:value-type="float">
            <text:p>300.156</text:p>
          </table:table-cell>
          <table:table-cell office:value-type="float" office:value="285.322" calcext:value-type="float">
            <text:p>285.322</text:p>
          </table:table-cell>
          <table:table-cell office:value-type="float" office:value="315.696" calcext:value-type="float">
            <text:p>315.696</text:p>
          </table:table-cell>
          <table:table-cell office:value-type="float" office:value="259.505" calcext:value-type="float">
            <text:p>259.505</text:p>
          </table:table-cell>
          <table:table-cell office:value-type="float" office:value="277.743" calcext:value-type="float">
            <text:p>277.743</text:p>
          </table:table-cell>
          <table:table-cell office:value-type="float" office:value="230.59" calcext:value-type="float">
            <text:p>230.59</text:p>
          </table:table-cell>
          <table:table-cell office:value-type="float" office:value="280.242" calcext:value-type="float">
            <text:p>280.242</text:p>
          </table:table-cell>
          <table:table-cell office:value-type="float" office:value="279.459" calcext:value-type="float">
            <text:p>279.459</text:p>
          </table:table-cell>
          <table:table-cell office:value-type="float" office:value="292.647" calcext:value-type="float">
            <text:p>292.647</text:p>
          </table:table-cell>
          <table:table-cell office:value-type="float" office:value="284.941" calcext:value-type="float">
            <text:p>284.941</text:p>
          </table:table-cell>
          <table:table-cell office:value-type="float" office:value="280.147" calcext:value-type="float">
            <text:p>280.147</text:p>
          </table:table-cell>
          <table:table-cell office:value-type="float" office:value="275.516" calcext:value-type="float">
            <text:p>275.516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70.196" calcext:value-type="float">
            <text:p>270.196</text:p>
          </table:table-cell>
          <table:table-cell office:value-type="float" office:value="275.87" calcext:value-type="float">
            <text:p>275.87</text:p>
          </table:table-cell>
          <table:table-cell office:value-type="float" office:value="234.585" calcext:value-type="float">
            <text:p>234.585</text:p>
          </table:table-cell>
          <table:table-cell office:value-type="float" office:value="286.425" calcext:value-type="float">
            <text:p>286.425</text:p>
          </table:table-cell>
          <table:table-cell table:formula="of:=LOG(AVERAGE([.B86:.U86]))^-1" office:value-type="float" office:value="0.409341134762868" calcext:value-type="float">
            <text:p>0.40934113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2.307" calcext:value-type="float">
            <text:p>262.307</text:p>
          </table:table-cell>
          <table:table-cell office:value-type="float" office:value="266.721" calcext:value-type="float">
            <text:p>266.721</text:p>
          </table:table-cell>
          <table:table-cell office:value-type="float" office:value="290.413" calcext:value-type="float">
            <text:p>290.413</text:p>
          </table:table-cell>
          <table:table-cell office:value-type="float" office:value="299.392" calcext:value-type="float">
            <text:p>299.392</text:p>
          </table:table-cell>
          <table:table-cell office:value-type="float" office:value="284.757" calcext:value-type="float">
            <text:p>284.757</text:p>
          </table:table-cell>
          <table:table-cell office:value-type="float" office:value="315.696" calcext:value-type="float">
            <text:p>315.696</text:p>
          </table:table-cell>
          <table:table-cell office:value-type="float" office:value="258.994" calcext:value-type="float">
            <text:p>258.994</text:p>
          </table:table-cell>
          <table:table-cell office:value-type="float" office:value="277.743" calcext:value-type="float">
            <text:p>277.743</text:p>
          </table:table-cell>
          <table:table-cell office:value-type="float" office:value="230.59" calcext:value-type="float">
            <text:p>230.59</text:p>
          </table:table-cell>
          <table:table-cell office:value-type="float" office:value="279.677" calcext:value-type="float">
            <text:p>279.677</text:p>
          </table:table-cell>
          <table:table-cell office:value-type="float" office:value="275.898" calcext:value-type="float">
            <text:p>275.898</text:p>
          </table:table-cell>
          <table:table-cell office:value-type="float" office:value="292.427" calcext:value-type="float">
            <text:p>292.427</text:p>
          </table:table-cell>
          <table:table-cell office:value-type="float" office:value="284.694" calcext:value-type="float">
            <text:p>284.694</text:p>
          </table:table-cell>
          <table:table-cell office:value-type="float" office:value="280.147" calcext:value-type="float">
            <text:p>280.147</text:p>
          </table:table-cell>
          <table:table-cell office:value-type="float" office:value="275.568" calcext:value-type="float">
            <text:p>275.568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991" calcext:value-type="float">
            <text:p>269.991</text:p>
          </table:table-cell>
          <table:table-cell office:value-type="float" office:value="275.611" calcext:value-type="float">
            <text:p>275.611</text:p>
          </table:table-cell>
          <table:table-cell office:value-type="float" office:value="234.585" calcext:value-type="float">
            <text:p>234.585</text:p>
          </table:table-cell>
          <table:table-cell office:value-type="float" office:value="286.425" calcext:value-type="float">
            <text:p>286.425</text:p>
          </table:table-cell>
          <table:table-cell table:formula="of:=LOG(AVERAGE([.B87:.U87]))^-1" office:value-type="float" office:value="0.409445037370778" calcext:value-type="float">
            <text:p>0.40944503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2.12" calcext:value-type="float">
            <text:p>262.12</text:p>
          </table:table-cell>
          <table:table-cell office:value-type="float" office:value="268.426" calcext:value-type="float">
            <text:p>268.426</text:p>
          </table:table-cell>
          <table:table-cell office:value-type="float" office:value="290.113" calcext:value-type="float">
            <text:p>290.113</text:p>
          </table:table-cell>
          <table:table-cell office:value-type="float" office:value="299.392" calcext:value-type="float">
            <text:p>299.392</text:p>
          </table:table-cell>
          <table:table-cell office:value-type="float" office:value="283.711" calcext:value-type="float">
            <text:p>283.711</text:p>
          </table:table-cell>
          <table:table-cell office:value-type="float" office:value="315.696" calcext:value-type="float">
            <text:p>315.696</text:p>
          </table:table-cell>
          <table:table-cell office:value-type="float" office:value="258.716" calcext:value-type="float">
            <text:p>258.716</text:p>
          </table:table-cell>
          <table:table-cell office:value-type="float" office:value="277.743" calcext:value-type="float">
            <text:p>277.743</text:p>
          </table:table-cell>
          <table:table-cell office:value-type="float" office:value="230.59" calcext:value-type="float">
            <text:p>230.59</text:p>
          </table:table-cell>
          <table:table-cell office:value-type="float" office:value="279.677" calcext:value-type="float">
            <text:p>279.677</text:p>
          </table:table-cell>
          <table:table-cell office:value-type="float" office:value="275.718" calcext:value-type="float">
            <text:p>275.718</text:p>
          </table:table-cell>
          <table:table-cell office:value-type="float" office:value="291.707" calcext:value-type="float">
            <text:p>291.707</text:p>
          </table:table-cell>
          <table:table-cell office:value-type="float" office:value="284.694" calcext:value-type="float">
            <text:p>284.694</text:p>
          </table:table-cell>
          <table:table-cell office:value-type="float" office:value="279.966" calcext:value-type="float">
            <text:p>279.966</text:p>
          </table:table-cell>
          <table:table-cell office:value-type="float" office:value="275.503" calcext:value-type="float">
            <text:p>275.503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991" calcext:value-type="float">
            <text:p>269.991</text:p>
          </table:table-cell>
          <table:table-cell office:value-type="float" office:value="275.196" calcext:value-type="float">
            <text:p>275.196</text:p>
          </table:table-cell>
          <table:table-cell office:value-type="float" office:value="234.585" calcext:value-type="float">
            <text:p>234.585</text:p>
          </table:table-cell>
          <table:table-cell office:value-type="float" office:value="286.425" calcext:value-type="float">
            <text:p>286.425</text:p>
          </table:table-cell>
          <table:table-cell table:formula="of:=LOG(AVERAGE([.B88:.U88]))^-1" office:value-type="float" office:value="0.409466957318321" calcext:value-type="float">
            <text:p>0.40946695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2.084" calcext:value-type="float">
            <text:p>262.084</text:p>
          </table:table-cell>
          <table:table-cell office:value-type="float" office:value="268.426" calcext:value-type="float">
            <text:p>268.426</text:p>
          </table:table-cell>
          <table:table-cell office:value-type="float" office:value="290.113" calcext:value-type="float">
            <text:p>290.113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283.711" calcext:value-type="float">
            <text:p>283.711</text:p>
          </table:table-cell>
          <table:table-cell office:value-type="float" office:value="315.696" calcext:value-type="float">
            <text:p>315.696</text:p>
          </table:table-cell>
          <table:table-cell office:value-type="float" office:value="258.716" calcext:value-type="float">
            <text:p>258.716</text:p>
          </table:table-cell>
          <table:table-cell office:value-type="float" office:value="277.743" calcext:value-type="float">
            <text:p>277.743</text:p>
          </table:table-cell>
          <table:table-cell office:value-type="float" office:value="230.171" calcext:value-type="float">
            <text:p>230.171</text:p>
          </table:table-cell>
          <table:table-cell office:value-type="float" office:value="279.639" calcext:value-type="float">
            <text:p>279.639</text:p>
          </table:table-cell>
          <table:table-cell office:value-type="float" office:value="275.583" calcext:value-type="float">
            <text:p>275.583</text:p>
          </table:table-cell>
          <table:table-cell office:value-type="float" office:value="291.707" calcext:value-type="float">
            <text:p>291.707</text:p>
          </table:table-cell>
          <table:table-cell office:value-type="float" office:value="283.702" calcext:value-type="float">
            <text:p>283.702</text:p>
          </table:table-cell>
          <table:table-cell office:value-type="float" office:value="279.966" calcext:value-type="float">
            <text:p>279.966</text:p>
          </table:table-cell>
          <table:table-cell office:value-type="float" office:value="274.692" calcext:value-type="float">
            <text:p>274.692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991" calcext:value-type="float">
            <text:p>269.991</text:p>
          </table:table-cell>
          <table:table-cell office:value-type="float" office:value="275.196" calcext:value-type="float">
            <text:p>275.196</text:p>
          </table:table-cell>
          <table:table-cell office:value-type="float" office:value="234.482" calcext:value-type="float">
            <text:p>234.482</text:p>
          </table:table-cell>
          <table:table-cell office:value-type="float" office:value="286.425" calcext:value-type="float">
            <text:p>286.425</text:p>
          </table:table-cell>
          <table:table-cell table:formula="of:=LOG(AVERAGE([.B89:.U89]))^-1" office:value-type="float" office:value="0.409505295989839" calcext:value-type="float">
            <text:p>0.4095052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2.084" calcext:value-type="float">
            <text:p>262.084</text:p>
          </table:table-cell>
          <table:table-cell office:value-type="float" office:value="267.777" calcext:value-type="float">
            <text:p>267.777</text:p>
          </table:table-cell>
          <table:table-cell office:value-type="float" office:value="290.113" calcext:value-type="float">
            <text:p>290.113</text:p>
          </table:table-cell>
          <table:table-cell office:value-type="float" office:value="298.369" calcext:value-type="float">
            <text:p>298.369</text:p>
          </table:table-cell>
          <table:table-cell office:value-type="float" office:value="282.726" calcext:value-type="float">
            <text:p>282.726</text:p>
          </table:table-cell>
          <table:table-cell office:value-type="float" office:value="315.521" calcext:value-type="float">
            <text:p>315.521</text:p>
          </table:table-cell>
          <table:table-cell office:value-type="float" office:value="256.493" calcext:value-type="float">
            <text:p>256.493</text:p>
          </table:table-cell>
          <table:table-cell office:value-type="float" office:value="277.743" calcext:value-type="float">
            <text:p>277.743</text:p>
          </table:table-cell>
          <table:table-cell office:value-type="float" office:value="225.583" calcext:value-type="float">
            <text:p>225.583</text:p>
          </table:table-cell>
          <table:table-cell office:value-type="float" office:value="279.206" calcext:value-type="float">
            <text:p>279.206</text:p>
          </table:table-cell>
          <table:table-cell office:value-type="float" office:value="275.352" calcext:value-type="float">
            <text:p>275.352</text:p>
          </table:table-cell>
          <table:table-cell office:value-type="float" office:value="291.707" calcext:value-type="float">
            <text:p>291.707</text:p>
          </table:table-cell>
          <table:table-cell office:value-type="float" office:value="284.694" calcext:value-type="float">
            <text:p>284.694</text:p>
          </table:table-cell>
          <table:table-cell office:value-type="float" office:value="279.966" calcext:value-type="float">
            <text:p>279.966</text:p>
          </table:table-cell>
          <table:table-cell office:value-type="float" office:value="274.692" calcext:value-type="float">
            <text:p>274.692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991" calcext:value-type="float">
            <text:p>269.991</text:p>
          </table:table-cell>
          <table:table-cell office:value-type="float" office:value="275.196" calcext:value-type="float">
            <text:p>275.196</text:p>
          </table:table-cell>
          <table:table-cell office:value-type="float" office:value="233.628" calcext:value-type="float">
            <text:p>233.628</text:p>
          </table:table-cell>
          <table:table-cell office:value-type="float" office:value="286.425" calcext:value-type="float">
            <text:p>286.425</text:p>
          </table:table-cell>
          <table:table-cell table:formula="of:=LOG(AVERAGE([.B90:.U90]))^-1" office:value-type="float" office:value="0.409634287769097" calcext:value-type="float">
            <text:p>0.40963428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2.084" calcext:value-type="float">
            <text:p>262.084</text:p>
          </table:table-cell>
          <table:table-cell office:value-type="float" office:value="266.154" calcext:value-type="float">
            <text:p>266.154</text:p>
          </table:table-cell>
          <table:table-cell office:value-type="float" office:value="288.703" calcext:value-type="float">
            <text:p>288.703</text:p>
          </table:table-cell>
          <table:table-cell office:value-type="float" office:value="298.369" calcext:value-type="float">
            <text:p>298.369</text:p>
          </table:table-cell>
          <table:table-cell office:value-type="float" office:value="282.482" calcext:value-type="float">
            <text:p>282.482</text:p>
          </table:table-cell>
          <table:table-cell office:value-type="float" office:value="315.521" calcext:value-type="float">
            <text:p>315.521</text:p>
          </table:table-cell>
          <table:table-cell office:value-type="float" office:value="256.493" calcext:value-type="float">
            <text:p>256.493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5.583" calcext:value-type="float">
            <text:p>225.583</text:p>
          </table:table-cell>
          <table:table-cell office:value-type="float" office:value="279.206" calcext:value-type="float">
            <text:p>279.206</text:p>
          </table:table-cell>
          <table:table-cell office:value-type="float" office:value="273.379" calcext:value-type="float">
            <text:p>273.379</text:p>
          </table:table-cell>
          <table:table-cell office:value-type="float" office:value="291.347" calcext:value-type="float">
            <text:p>291.347</text:p>
          </table:table-cell>
          <table:table-cell office:value-type="float" office:value="284.53" calcext:value-type="float">
            <text:p>284.53</text:p>
          </table:table-cell>
          <table:table-cell office:value-type="float" office:value="279.966" calcext:value-type="float">
            <text:p>279.966</text:p>
          </table:table-cell>
          <table:table-cell office:value-type="float" office:value="274.09" calcext:value-type="float">
            <text:p>274.09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623" calcext:value-type="float">
            <text:p>269.623</text:p>
          </table:table-cell>
          <table:table-cell office:value-type="float" office:value="275.196" calcext:value-type="float">
            <text:p>275.196</text:p>
          </table:table-cell>
          <table:table-cell office:value-type="float" office:value="233.399" calcext:value-type="float">
            <text:p>233.399</text:p>
          </table:table-cell>
          <table:table-cell office:value-type="float" office:value="286.425" calcext:value-type="float">
            <text:p>286.425</text:p>
          </table:table-cell>
          <table:table-cell table:formula="of:=LOG(AVERAGE([.B91:.U91]))^-1" office:value-type="float" office:value="0.409726797791739" calcext:value-type="float">
            <text:p>0.40972679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2.009" calcext:value-type="float">
            <text:p>262.009</text:p>
          </table:table-cell>
          <table:table-cell office:value-type="float" office:value="266.154" calcext:value-type="float">
            <text:p>266.154</text:p>
          </table:table-cell>
          <table:table-cell office:value-type="float" office:value="287.826" calcext:value-type="float">
            <text:p>287.826</text:p>
          </table:table-cell>
          <table:table-cell office:value-type="float" office:value="298.196" calcext:value-type="float">
            <text:p>298.196</text:p>
          </table:table-cell>
          <table:table-cell office:value-type="float" office:value="282.482" calcext:value-type="float">
            <text:p>282.482</text:p>
          </table:table-cell>
          <table:table-cell office:value-type="float" office:value="315.521" calcext:value-type="float">
            <text:p>315.521</text:p>
          </table:table-cell>
          <table:table-cell office:value-type="float" office:value="256.334" calcext:value-type="float">
            <text:p>256.334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5.583" calcext:value-type="float">
            <text:p>225.583</text:p>
          </table:table-cell>
          <table:table-cell office:value-type="float" office:value="279.206" calcext:value-type="float">
            <text:p>279.206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290.715" calcext:value-type="float">
            <text:p>290.715</text:p>
          </table:table-cell>
          <table:table-cell office:value-type="float" office:value="284.406" calcext:value-type="float">
            <text:p>284.406</text:p>
          </table:table-cell>
          <table:table-cell office:value-type="float" office:value="279.671" calcext:value-type="float">
            <text:p>279.671</text:p>
          </table:table-cell>
          <table:table-cell office:value-type="float" office:value="274.068" calcext:value-type="float">
            <text:p>274.068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623" calcext:value-type="float">
            <text:p>269.623</text:p>
          </table:table-cell>
          <table:table-cell office:value-type="float" office:value="275.049" calcext:value-type="float">
            <text:p>275.049</text:p>
          </table:table-cell>
          <table:table-cell office:value-type="float" office:value="233.349" calcext:value-type="float">
            <text:p>233.349</text:p>
          </table:table-cell>
          <table:table-cell office:value-type="float" office:value="286.425" calcext:value-type="float">
            <text:p>286.425</text:p>
          </table:table-cell>
          <table:table-cell table:formula="of:=LOG(AVERAGE([.B92:.U92]))^-1" office:value-type="float" office:value="0.409764211422218" calcext:value-type="float">
            <text:p>0.40976421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1.757" calcext:value-type="float">
            <text:p>261.757</text:p>
          </table:table-cell>
          <table:table-cell office:value-type="float" office:value="266.154" calcext:value-type="float">
            <text:p>266.154</text:p>
          </table:table-cell>
          <table:table-cell office:value-type="float" office:value="287.826" calcext:value-type="float">
            <text:p>287.826</text:p>
          </table:table-cell>
          <table:table-cell office:value-type="float" office:value="297.659" calcext:value-type="float">
            <text:p>297.659</text:p>
          </table:table-cell>
          <table:table-cell office:value-type="float" office:value="282.482" calcext:value-type="float">
            <text:p>282.482</text:p>
          </table:table-cell>
          <table:table-cell office:value-type="float" office:value="315.521" calcext:value-type="float">
            <text:p>315.521</text:p>
          </table:table-cell>
          <table:table-cell office:value-type="float" office:value="255.701" calcext:value-type="float">
            <text:p>255.701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4.512" calcext:value-type="float">
            <text:p>224.512</text:p>
          </table:table-cell>
          <table:table-cell office:value-type="float" office:value="279.206" calcext:value-type="float">
            <text:p>279.206</text:p>
          </table:table-cell>
          <table:table-cell office:value-type="float" office:value="272.886" calcext:value-type="float">
            <text:p>272.886</text:p>
          </table:table-cell>
          <table:table-cell office:value-type="float" office:value="290.715" calcext:value-type="float">
            <text:p>290.715</text:p>
          </table:table-cell>
          <table:table-cell office:value-type="float" office:value="284.406" calcext:value-type="float">
            <text:p>284.406</text:p>
          </table:table-cell>
          <table:table-cell office:value-type="float" office:value="279.671" calcext:value-type="float">
            <text:p>279.671</text:p>
          </table:table-cell>
          <table:table-cell office:value-type="float" office:value="274.068" calcext:value-type="float">
            <text:p>274.068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623" calcext:value-type="float">
            <text:p>269.623</text:p>
          </table:table-cell>
          <table:table-cell office:value-type="float" office:value="275.049" calcext:value-type="float">
            <text:p>275.049</text:p>
          </table:table-cell>
          <table:table-cell office:value-type="float" office:value="233.318" calcext:value-type="float">
            <text:p>233.318</text:p>
          </table:table-cell>
          <table:table-cell office:value-type="float" office:value="286.425" calcext:value-type="float">
            <text:p>286.425</text:p>
          </table:table-cell>
          <table:table-cell table:formula="of:=LOG(AVERAGE([.B93:.U93]))^-1" office:value-type="float" office:value="0.409800473270266" calcext:value-type="float">
            <text:p>0.40980047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1.757" calcext:value-type="float">
            <text:p>261.757</text:p>
          </table:table-cell>
          <table:table-cell office:value-type="float" office:value="266.154" calcext:value-type="float">
            <text:p>266.154</text:p>
          </table:table-cell>
          <table:table-cell office:value-type="float" office:value="286.718" calcext:value-type="float">
            <text:p>286.718</text:p>
          </table:table-cell>
          <table:table-cell office:value-type="float" office:value="297.659" calcext:value-type="float">
            <text:p>297.659</text:p>
          </table:table-cell>
          <table:table-cell office:value-type="float" office:value="282.482" calcext:value-type="float">
            <text:p>282.482</text:p>
          </table:table-cell>
          <table:table-cell office:value-type="float" office:value="315.514" calcext:value-type="float">
            <text:p>315.514</text:p>
          </table:table-cell>
          <table:table-cell office:value-type="float" office:value="255.66" calcext:value-type="float">
            <text:p>255.66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5.018" calcext:value-type="float">
            <text:p>225.018</text:p>
          </table:table-cell>
          <table:table-cell office:value-type="float" office:value="279.206" calcext:value-type="float">
            <text:p>279.206</text:p>
          </table:table-cell>
          <table:table-cell office:value-type="float" office:value="272.342" calcext:value-type="float">
            <text:p>272.342</text:p>
          </table:table-cell>
          <table:table-cell office:value-type="float" office:value="290.34" calcext:value-type="float">
            <text:p>290.34</text:p>
          </table:table-cell>
          <table:table-cell office:value-type="float" office:value="284.406" calcext:value-type="float">
            <text:p>284.406</text:p>
          </table:table-cell>
          <table:table-cell office:value-type="float" office:value="279.671" calcext:value-type="float">
            <text:p>279.671</text:p>
          </table:table-cell>
          <table:table-cell office:value-type="float" office:value="274.068" calcext:value-type="float">
            <text:p>274.068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623" calcext:value-type="float">
            <text:p>269.623</text:p>
          </table:table-cell>
          <table:table-cell office:value-type="float" office:value="274.783" calcext:value-type="float">
            <text:p>274.783</text:p>
          </table:table-cell>
          <table:table-cell office:value-type="float" office:value="232.846" calcext:value-type="float">
            <text:p>232.846</text:p>
          </table:table-cell>
          <table:table-cell office:value-type="float" office:value="286.425" calcext:value-type="float">
            <text:p>286.425</text:p>
          </table:table-cell>
          <table:table-cell table:formula="of:=LOG(AVERAGE([.B94:.U94]))^-1" office:value-type="float" office:value="0.409831012507037" calcext:value-type="float">
            <text:p>0.40983101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1.757" calcext:value-type="float">
            <text:p>261.757</text:p>
          </table:table-cell>
          <table:table-cell office:value-type="float" office:value="266.154" calcext:value-type="float">
            <text:p>266.154</text:p>
          </table:table-cell>
          <table:table-cell office:value-type="float" office:value="286.435" calcext:value-type="float">
            <text:p>286.435</text:p>
          </table:table-cell>
          <table:table-cell office:value-type="float" office:value="297.659" calcext:value-type="float">
            <text:p>297.659</text:p>
          </table:table-cell>
          <table:table-cell office:value-type="float" office:value="282.458" calcext:value-type="float">
            <text:p>282.458</text:p>
          </table:table-cell>
          <table:table-cell office:value-type="float" office:value="315.266" calcext:value-type="float">
            <text:p>315.266</text:p>
          </table:table-cell>
          <table:table-cell office:value-type="float" office:value="255.66" calcext:value-type="float">
            <text:p>255.66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5.018" calcext:value-type="float">
            <text:p>225.018</text:p>
          </table:table-cell>
          <table:table-cell office:value-type="float" office:value="279.206" calcext:value-type="float">
            <text:p>279.206</text:p>
          </table:table-cell>
          <table:table-cell office:value-type="float" office:value="271.804" calcext:value-type="float">
            <text:p>271.804</text:p>
          </table:table-cell>
          <table:table-cell office:value-type="float" office:value="290.34" calcext:value-type="float">
            <text:p>290.34</text:p>
          </table:table-cell>
          <table:table-cell office:value-type="float" office:value="284.063" calcext:value-type="float">
            <text:p>284.063</text:p>
          </table:table-cell>
          <table:table-cell office:value-type="float" office:value="279.671" calcext:value-type="float">
            <text:p>279.671</text:p>
          </table:table-cell>
          <table:table-cell office:value-type="float" office:value="274.068" calcext:value-type="float">
            <text:p>274.068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47" calcext:value-type="float">
            <text:p>269.47</text:p>
          </table:table-cell>
          <table:table-cell office:value-type="float" office:value="274.783" calcext:value-type="float">
            <text:p>274.783</text:p>
          </table:table-cell>
          <table:table-cell office:value-type="float" office:value="232.549" calcext:value-type="float">
            <text:p>232.549</text:p>
          </table:table-cell>
          <table:table-cell office:value-type="float" office:value="286.425" calcext:value-type="float">
            <text:p>286.425</text:p>
          </table:table-cell>
          <table:table-cell table:formula="of:=LOG(AVERAGE([.B95:.U95]))^-1" office:value-type="float" office:value="0.409855991583646" calcext:value-type="float">
            <text:p>0.40985599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1.6" calcext:value-type="float">
            <text:p>261.6</text:p>
          </table:table-cell>
          <table:table-cell office:value-type="float" office:value="266.113" calcext:value-type="float">
            <text:p>266.113</text:p>
          </table:table-cell>
          <table:table-cell office:value-type="float" office:value="286.435" calcext:value-type="float">
            <text:p>286.435</text:p>
          </table:table-cell>
          <table:table-cell office:value-type="float" office:value="296.634" calcext:value-type="float">
            <text:p>296.634</text:p>
          </table:table-cell>
          <table:table-cell office:value-type="float" office:value="281.969" calcext:value-type="float">
            <text:p>281.969</text:p>
          </table:table-cell>
          <table:table-cell office:value-type="float" office:value="315.266" calcext:value-type="float">
            <text:p>315.266</text:p>
          </table:table-cell>
          <table:table-cell office:value-type="float" office:value="255.66" calcext:value-type="float">
            <text:p>255.66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3.157" calcext:value-type="float">
            <text:p>223.157</text:p>
          </table:table-cell>
          <table:table-cell office:value-type="float" office:value="279.161" calcext:value-type="float">
            <text:p>279.161</text:p>
          </table:table-cell>
          <table:table-cell office:value-type="float" office:value="271.442" calcext:value-type="float">
            <text:p>271.442</text:p>
          </table:table-cell>
          <table:table-cell office:value-type="float" office:value="290.34" calcext:value-type="float">
            <text:p>290.34</text:p>
          </table:table-cell>
          <table:table-cell office:value-type="float" office:value="284.063" calcext:value-type="float">
            <text:p>284.063</text:p>
          </table:table-cell>
          <table:table-cell office:value-type="float" office:value="279.448" calcext:value-type="float">
            <text:p>279.448</text:p>
          </table:table-cell>
          <table:table-cell office:value-type="float" office:value="274.025" calcext:value-type="float">
            <text:p>274.025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623" calcext:value-type="float">
            <text:p>269.623</text:p>
          </table:table-cell>
          <table:table-cell office:value-type="float" office:value="274.783" calcext:value-type="float">
            <text:p>274.783</text:p>
          </table:table-cell>
          <table:table-cell office:value-type="float" office:value="232.549" calcext:value-type="float">
            <text:p>232.549</text:p>
          </table:table-cell>
          <table:table-cell office:value-type="float" office:value="286.425" calcext:value-type="float">
            <text:p>286.425</text:p>
          </table:table-cell>
          <table:table-cell table:formula="of:=LOG(AVERAGE([.B96:.U96]))^-1" office:value-type="float" office:value="0.409910241139399" calcext:value-type="float">
            <text:p>0.40991024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1.6" calcext:value-type="float">
            <text:p>261.6</text:p>
          </table:table-cell>
          <table:table-cell office:value-type="float" office:value="266.113" calcext:value-type="float">
            <text:p>266.113</text:p>
          </table:table-cell>
          <table:table-cell office:value-type="float" office:value="286.435" calcext:value-type="float">
            <text:p>286.435</text:p>
          </table:table-cell>
          <table:table-cell office:value-type="float" office:value="296.634" calcext:value-type="float">
            <text:p>296.634</text:p>
          </table:table-cell>
          <table:table-cell office:value-type="float" office:value="281.735" calcext:value-type="float">
            <text:p>281.735</text:p>
          </table:table-cell>
          <table:table-cell office:value-type="float" office:value="315.266" calcext:value-type="float">
            <text:p>315.266</text:p>
          </table:table-cell>
          <table:table-cell office:value-type="float" office:value="255.257" calcext:value-type="float">
            <text:p>255.257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3.207" calcext:value-type="float">
            <text:p>223.207</text:p>
          </table:table-cell>
          <table:table-cell office:value-type="float" office:value="278.755" calcext:value-type="float">
            <text:p>278.755</text:p>
          </table:table-cell>
          <table:table-cell office:value-type="float" office:value="269.759" calcext:value-type="float">
            <text:p>269.759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284.063" calcext:value-type="float">
            <text:p>284.063</text:p>
          </table:table-cell>
          <table:table-cell office:value-type="float" office:value="279.448" calcext:value-type="float">
            <text:p>279.448</text:p>
          </table:table-cell>
          <table:table-cell office:value-type="float" office:value="273.904" calcext:value-type="float">
            <text:p>273.904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623" calcext:value-type="float">
            <text:p>269.623</text:p>
          </table:table-cell>
          <table:table-cell office:value-type="float" office:value="274.718" calcext:value-type="float">
            <text:p>274.718</text:p>
          </table:table-cell>
          <table:table-cell office:value-type="float" office:value="232.48" calcext:value-type="float">
            <text:p>232.48</text:p>
          </table:table-cell>
          <table:table-cell office:value-type="float" office:value="286.162" calcext:value-type="float">
            <text:p>286.162</text:p>
          </table:table-cell>
          <table:table-cell table:formula="of:=LOG(AVERAGE([.B97:.U97]))^-1" office:value-type="float" office:value="0.40996088185805" calcext:value-type="float">
            <text:p>0.40996088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1.6" calcext:value-type="float">
            <text:p>261.6</text:p>
          </table:table-cell>
          <table:table-cell office:value-type="float" office:value="260.337" calcext:value-type="float">
            <text:p>260.337</text:p>
          </table:table-cell>
          <table:table-cell office:value-type="float" office:value="286.434" calcext:value-type="float">
            <text:p>286.434</text:p>
          </table:table-cell>
          <table:table-cell office:value-type="float" office:value="296.634" calcext:value-type="float">
            <text:p>296.634</text:p>
          </table:table-cell>
          <table:table-cell office:value-type="float" office:value="279.101" calcext:value-type="float">
            <text:p>279.101</text:p>
          </table:table-cell>
          <table:table-cell office:value-type="float" office:value="315.266" calcext:value-type="float">
            <text:p>315.266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77.627" calcext:value-type="float">
            <text:p>277.627</text:p>
          </table:table-cell>
          <table:table-cell office:value-type="float" office:value="222.556" calcext:value-type="float">
            <text:p>222.556</text:p>
          </table:table-cell>
          <table:table-cell office:value-type="float" office:value="278.755" calcext:value-type="float">
            <text:p>278.755</text:p>
          </table:table-cell>
          <table:table-cell office:value-type="float" office:value="267.626" calcext:value-type="float">
            <text:p>267.626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284.063" calcext:value-type="float">
            <text:p>284.063</text:p>
          </table:table-cell>
          <table:table-cell office:value-type="float" office:value="279.448" calcext:value-type="float">
            <text:p>279.448</text:p>
          </table:table-cell>
          <table:table-cell office:value-type="float" office:value="273.69" calcext:value-type="float">
            <text:p>273.69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623" calcext:value-type="float">
            <text:p>269.623</text:p>
          </table:table-cell>
          <table:table-cell office:value-type="float" office:value="274.718" calcext:value-type="float">
            <text:p>274.718</text:p>
          </table:table-cell>
          <table:table-cell office:value-type="float" office:value="231.694" calcext:value-type="float">
            <text:p>231.694</text:p>
          </table:table-cell>
          <table:table-cell office:value-type="float" office:value="286.425" calcext:value-type="float">
            <text:p>286.425</text:p>
          </table:table-cell>
          <table:table-cell table:formula="of:=LOG(AVERAGE([.B98:.U98]))^-1" office:value-type="float" office:value="0.410124539124949" calcext:value-type="float">
            <text:p>0.41012453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1.6" calcext:value-type="float">
            <text:p>261.6</text:p>
          </table:table-cell>
          <table:table-cell office:value-type="float" office:value="260.337" calcext:value-type="float">
            <text:p>260.337</text:p>
          </table:table-cell>
          <table:table-cell office:value-type="float" office:value="286.137" calcext:value-type="float">
            <text:p>286.137</text:p>
          </table:table-cell>
          <table:table-cell office:value-type="float" office:value="296.057" calcext:value-type="float">
            <text:p>296.057</text:p>
          </table:table-cell>
          <table:table-cell office:value-type="float" office:value="279.101" calcext:value-type="float">
            <text:p>279.101</text:p>
          </table:table-cell>
          <table:table-cell office:value-type="float" office:value="315.179" calcext:value-type="float">
            <text:p>315.179</text:p>
          </table:table-cell>
          <table:table-cell office:value-type="float" office:value="254.961" calcext:value-type="float">
            <text:p>254.961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278.692" calcext:value-type="float">
            <text:p>278.692</text:p>
          </table:table-cell>
          <table:table-cell office:value-type="float" office:value="267.626" calcext:value-type="float">
            <text:p>267.626</text:p>
          </table:table-cell>
          <table:table-cell office:value-type="float" office:value="289.365" calcext:value-type="float">
            <text:p>289.365</text:p>
          </table:table-cell>
          <table:table-cell office:value-type="float" office:value="283.82" calcext:value-type="float">
            <text:p>283.82</text:p>
          </table:table-cell>
          <table:table-cell office:value-type="float" office:value="279.423" calcext:value-type="float">
            <text:p>279.423</text:p>
          </table:table-cell>
          <table:table-cell office:value-type="float" office:value="273.457" calcext:value-type="float">
            <text:p>273.457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9.623" calcext:value-type="float">
            <text:p>269.623</text:p>
          </table:table-cell>
          <table:table-cell office:value-type="float" office:value="274.718" calcext:value-type="float">
            <text:p>274.718</text:p>
          </table:table-cell>
          <table:table-cell office:value-type="float" office:value="231.342" calcext:value-type="float">
            <text:p>231.342</text:p>
          </table:table-cell>
          <table:table-cell office:value-type="float" office:value="286.425" calcext:value-type="float">
            <text:p>286.425</text:p>
          </table:table-cell>
          <table:table-cell table:formula="of:=LOG(AVERAGE([.B99:.U99]))^-1" office:value-type="float" office:value="0.410157847238472" calcext:value-type="float">
            <text:p>0.41015784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1.501" calcext:value-type="float">
            <text:p>261.501</text:p>
          </table:table-cell>
          <table:table-cell office:value-type="float" office:value="260.337" calcext:value-type="float">
            <text:p>260.337</text:p>
          </table:table-cell>
          <table:table-cell office:value-type="float" office:value="285.858" calcext:value-type="float">
            <text:p>285.858</text:p>
          </table:table-cell>
          <table:table-cell office:value-type="float" office:value="296.057" calcext:value-type="float">
            <text:p>296.057</text:p>
          </table:table-cell>
          <table:table-cell office:value-type="float" office:value="279.101" calcext:value-type="float">
            <text:p>279.101</text:p>
          </table:table-cell>
          <table:table-cell office:value-type="float" office:value="315.179" calcext:value-type="float">
            <text:p>315.179</text:p>
          </table:table-cell>
          <table:table-cell office:value-type="float" office:value="254.846" calcext:value-type="float">
            <text:p>254.846</text:p>
          </table:table-cell>
          <table:table-cell office:value-type="float" office:value="277.71" calcext:value-type="float">
            <text:p>277.71</text:p>
          </table:table-cell>
          <table:table-cell office:value-type="float" office:value="221.805" calcext:value-type="float">
            <text:p>221.805</text:p>
          </table:table-cell>
          <table:table-cell office:value-type="float" office:value="278.632" calcext:value-type="float">
            <text:p>278.632</text:p>
          </table:table-cell>
          <table:table-cell office:value-type="float" office:value="266.822" calcext:value-type="float">
            <text:p>266.822</text:p>
          </table:table-cell>
          <table:table-cell office:value-type="float" office:value="288.083" calcext:value-type="float">
            <text:p>288.083</text:p>
          </table:table-cell>
          <table:table-cell office:value-type="float" office:value="283.82" calcext:value-type="float">
            <text:p>283.82</text:p>
          </table:table-cell>
          <table:table-cell office:value-type="float" office:value="279.423" calcext:value-type="float">
            <text:p>279.423</text:p>
          </table:table-cell>
          <table:table-cell office:value-type="float" office:value="273.457" calcext:value-type="float">
            <text:p>273.457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8.811" calcext:value-type="float">
            <text:p>268.811</text:p>
          </table:table-cell>
          <table:table-cell office:value-type="float" office:value="273.881" calcext:value-type="float">
            <text:p>273.881</text:p>
          </table:table-cell>
          <table:table-cell office:value-type="float" office:value="231.327" calcext:value-type="float">
            <text:p>231.327</text:p>
          </table:table-cell>
          <table:table-cell office:value-type="float" office:value="286.425" calcext:value-type="float">
            <text:p>286.425</text:p>
          </table:table-cell>
          <table:table-cell table:formula="of:=LOG(AVERAGE([.B100:.U100]))^-1" office:value-type="float" office:value="0.410220483886294" calcext:value-type="float">
            <text:p>0.41022048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1.4" calcext:value-type="float">
            <text:p>261.4</text:p>
          </table:table-cell>
          <table:table-cell office:value-type="float" office:value="260.337" calcext:value-type="float">
            <text:p>260.337</text:p>
          </table:table-cell>
          <table:table-cell office:value-type="float" office:value="285.858" calcext:value-type="float">
            <text:p>285.858</text:p>
          </table:table-cell>
          <table:table-cell office:value-type="float" office:value="295.52" calcext:value-type="float">
            <text:p>295.52</text:p>
          </table:table-cell>
          <table:table-cell office:value-type="float" office:value="279.101" calcext:value-type="float">
            <text:p>279.101</text:p>
          </table:table-cell>
          <table:table-cell office:value-type="float" office:value="314.793" calcext:value-type="float">
            <text:p>314.793</text:p>
          </table:table-cell>
          <table:table-cell office:value-type="float" office:value="253.752" calcext:value-type="float">
            <text:p>253.752</text:p>
          </table:table-cell>
          <table:table-cell office:value-type="float" office:value="277.623" calcext:value-type="float">
            <text:p>277.623</text:p>
          </table:table-cell>
          <table:table-cell office:value-type="float" office:value="221.805" calcext:value-type="float">
            <text:p>221.805</text:p>
          </table:table-cell>
          <table:table-cell office:value-type="float" office:value="278.632" calcext:value-type="float">
            <text:p>278.632</text:p>
          </table:table-cell>
          <table:table-cell office:value-type="float" office:value="266.822" calcext:value-type="float">
            <text:p>266.822</text:p>
          </table:table-cell>
          <table:table-cell office:value-type="float" office:value="287.912" calcext:value-type="float">
            <text:p>287.912</text:p>
          </table:table-cell>
          <table:table-cell office:value-type="float" office:value="283.82" calcext:value-type="float">
            <text:p>283.82</text:p>
          </table:table-cell>
          <table:table-cell office:value-type="float" office:value="279.288" calcext:value-type="float">
            <text:p>279.288</text:p>
          </table:table-cell>
          <table:table-cell office:value-type="float" office:value="273.457" calcext:value-type="float">
            <text:p>273.457</text:p>
          </table:table-cell>
          <table:table-cell office:value-type="float" office:value="296.457" calcext:value-type="float">
            <text:p>296.457</text:p>
          </table:table-cell>
          <table:table-cell office:value-type="float" office:value="268.811" calcext:value-type="float">
            <text:p>268.811</text:p>
          </table:table-cell>
          <table:table-cell office:value-type="float" office:value="273.881" calcext:value-type="float">
            <text:p>273.881</text:p>
          </table:table-cell>
          <table:table-cell office:value-type="float" office:value="231.327" calcext:value-type="float">
            <text:p>231.327</text:p>
          </table:table-cell>
          <table:table-cell office:value-type="float" office:value="286.425" calcext:value-type="float">
            <text:p>286.425</text:p>
          </table:table-cell>
          <table:table-cell table:formula="of:=LOG(AVERAGE([.B101:.U101]))^-1" office:value-type="float" office:value="0.410253984844886" calcext:value-type="float">
            <text:p>0.41025398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9.987" calcext:value-type="float">
            <text:p>259.987</text:p>
          </table:table-cell>
          <table:table-cell office:value-type="float" office:value="258.279" calcext:value-type="float">
            <text:p>258.279</text:p>
          </table:table-cell>
          <table:table-cell office:value-type="float" office:value="285.858" calcext:value-type="float">
            <text:p>285.858</text:p>
          </table:table-cell>
          <table:table-cell office:value-type="float" office:value="295.52" calcext:value-type="float">
            <text:p>295.52</text:p>
          </table:table-cell>
          <table:table-cell office:value-type="float" office:value="279.101" calcext:value-type="float">
            <text:p>279.101</text:p>
          </table:table-cell>
          <table:table-cell office:value-type="float" office:value="315.12" calcext:value-type="float">
            <text:p>315.12</text:p>
          </table:table-cell>
          <table:table-cell office:value-type="float" office:value="254.329" calcext:value-type="float">
            <text:p>254.329</text:p>
          </table:table-cell>
          <table:table-cell office:value-type="float" office:value="277.623" calcext:value-type="float">
            <text:p>277.623</text:p>
          </table:table-cell>
          <table:table-cell office:value-type="float" office:value="221.761" calcext:value-type="float">
            <text:p>221.761</text:p>
          </table:table-cell>
          <table:table-cell office:value-type="float" office:value="278.347" calcext:value-type="float">
            <text:p>278.347</text:p>
          </table:table-cell>
          <table:table-cell office:value-type="float" office:value="265.879" calcext:value-type="float">
            <text:p>265.879</text:p>
          </table:table-cell>
          <table:table-cell office:value-type="float" office:value="287.912" calcext:value-type="float">
            <text:p>287.912</text:p>
          </table:table-cell>
          <table:table-cell office:value-type="float" office:value="283.82" calcext:value-type="float">
            <text:p>283.82</text:p>
          </table:table-cell>
          <table:table-cell office:value-type="float" office:value="279.288" calcext:value-type="float">
            <text:p>279.288</text:p>
          </table:table-cell>
          <table:table-cell office:value-type="float" office:value="273.388" calcext:value-type="float">
            <text:p>273.388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8.811" calcext:value-type="float">
            <text:p>268.811</text:p>
          </table:table-cell>
          <table:table-cell office:value-type="float" office:value="273.932" calcext:value-type="float">
            <text:p>273.932</text:p>
          </table:table-cell>
          <table:table-cell office:value-type="float" office:value="231.298" calcext:value-type="float">
            <text:p>231.298</text:p>
          </table:table-cell>
          <table:table-cell office:value-type="float" office:value="286.425" calcext:value-type="float">
            <text:p>286.425</text:p>
          </table:table-cell>
          <table:table-cell table:formula="of:=LOG(AVERAGE([.B102:.U102]))^-1" office:value-type="float" office:value="0.410305898418149" calcext:value-type="float">
            <text:p>0.4103058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9.987" calcext:value-type="float">
            <text:p>259.987</text:p>
          </table:table-cell>
          <table:table-cell office:value-type="float" office:value="258.279" calcext:value-type="float">
            <text:p>258.279</text:p>
          </table:table-cell>
          <table:table-cell office:value-type="float" office:value="285.858" calcext:value-type="float">
            <text:p>285.858</text:p>
          </table:table-cell>
          <table:table-cell office:value-type="float" office:value="295.028" calcext:value-type="float">
            <text:p>295.028</text:p>
          </table:table-cell>
          <table:table-cell office:value-type="float" office:value="279.101" calcext:value-type="float">
            <text:p>279.101</text:p>
          </table:table-cell>
          <table:table-cell office:value-type="float" office:value="315.12" calcext:value-type="float">
            <text:p>315.12</text:p>
          </table:table-cell>
          <table:table-cell office:value-type="float" office:value="254.329" calcext:value-type="float">
            <text:p>254.329</text:p>
          </table:table-cell>
          <table:table-cell office:value-type="float" office:value="277.623" calcext:value-type="float">
            <text:p>277.623</text:p>
          </table:table-cell>
          <table:table-cell office:value-type="float" office:value="221.648" calcext:value-type="float">
            <text:p>221.648</text:p>
          </table:table-cell>
          <table:table-cell office:value-type="float" office:value="278.347" calcext:value-type="float">
            <text:p>278.347</text:p>
          </table:table-cell>
          <table:table-cell office:value-type="float" office:value="265.626" calcext:value-type="float">
            <text:p>265.626</text:p>
          </table:table-cell>
          <table:table-cell office:value-type="float" office:value="287.912" calcext:value-type="float">
            <text:p>287.912</text:p>
          </table:table-cell>
          <table:table-cell office:value-type="float" office:value="283.82" calcext:value-type="float">
            <text:p>283.82</text:p>
          </table:table-cell>
          <table:table-cell office:value-type="float" office:value="279.254" calcext:value-type="float">
            <text:p>279.254</text:p>
          </table:table-cell>
          <table:table-cell office:value-type="float" office:value="273.193" calcext:value-type="float">
            <text:p>273.193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8.811" calcext:value-type="float">
            <text:p>268.811</text:p>
          </table:table-cell>
          <table:table-cell office:value-type="float" office:value="273.932" calcext:value-type="float">
            <text:p>273.932</text:p>
          </table:table-cell>
          <table:table-cell office:value-type="float" office:value="231.007" calcext:value-type="float">
            <text:p>231.007</text:p>
          </table:table-cell>
          <table:table-cell office:value-type="float" office:value="286.425" calcext:value-type="float">
            <text:p>286.425</text:p>
          </table:table-cell>
          <table:table-cell table:formula="of:=LOG(AVERAGE([.B103:.U103]))^-1" office:value-type="float" office:value="0.41032430983509" calcext:value-type="float">
            <text:p>0.41032430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9.987" calcext:value-type="float">
            <text:p>259.987</text:p>
          </table:table-cell>
          <table:table-cell office:value-type="float" office:value="258.073" calcext:value-type="float">
            <text:p>258.073</text:p>
          </table:table-cell>
          <table:table-cell office:value-type="float" office:value="285.571" calcext:value-type="float">
            <text:p>285.571</text:p>
          </table:table-cell>
          <table:table-cell office:value-type="float" office:value="295.028" calcext:value-type="float">
            <text:p>295.028</text:p>
          </table:table-cell>
          <table:table-cell office:value-type="float" office:value="278.712" calcext:value-type="float">
            <text:p>278.712</text:p>
          </table:table-cell>
          <table:table-cell office:value-type="float" office:value="315.12" calcext:value-type="float">
            <text:p>315.12</text:p>
          </table:table-cell>
          <table:table-cell office:value-type="float" office:value="254.321" calcext:value-type="float">
            <text:p>254.321</text:p>
          </table:table-cell>
          <table:table-cell office:value-type="float" office:value="277.623" calcext:value-type="float">
            <text:p>277.623</text:p>
          </table:table-cell>
          <table:table-cell office:value-type="float" office:value="221.266" calcext:value-type="float">
            <text:p>221.266</text:p>
          </table:table-cell>
          <table:table-cell office:value-type="float" office:value="278.347" calcext:value-type="float">
            <text:p>278.347</text:p>
          </table:table-cell>
          <table:table-cell office:value-type="float" office:value="265.626" calcext:value-type="float">
            <text:p>265.626</text:p>
          </table:table-cell>
          <table:table-cell office:value-type="float" office:value="287.096" calcext:value-type="float">
            <text:p>287.096</text:p>
          </table:table-cell>
          <table:table-cell office:value-type="float" office:value="283.599" calcext:value-type="float">
            <text:p>283.599</text:p>
          </table:table-cell>
          <table:table-cell office:value-type="float" office:value="279.177" calcext:value-type="float">
            <text:p>279.177</text:p>
          </table:table-cell>
          <table:table-cell office:value-type="float" office:value="272.846" calcext:value-type="float">
            <text:p>272.846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8.811" calcext:value-type="float">
            <text:p>268.811</text:p>
          </table:table-cell>
          <table:table-cell office:value-type="float" office:value="273.932" calcext:value-type="float">
            <text:p>273.932</text:p>
          </table:table-cell>
          <table:table-cell office:value-type="float" office:value="231.007" calcext:value-type="float">
            <text:p>231.007</text:p>
          </table:table-cell>
          <table:table-cell office:value-type="float" office:value="286.425" calcext:value-type="float">
            <text:p>286.425</text:p>
          </table:table-cell>
          <table:table-cell table:formula="of:=LOG(AVERAGE([.B104:.U104]))^-1" office:value-type="float" office:value="0.41036084397971" calcext:value-type="float">
            <text:p>0.4103608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9.987" calcext:value-type="float">
            <text:p>259.987</text:p>
          </table:table-cell>
          <table:table-cell office:value-type="float" office:value="258.073" calcext:value-type="float">
            <text:p>258.073</text:p>
          </table:table-cell>
          <table:table-cell office:value-type="float" office:value="285.571" calcext:value-type="float">
            <text:p>285.571</text:p>
          </table:table-cell>
          <table:table-cell office:value-type="float" office:value="295.028" calcext:value-type="float">
            <text:p>295.028</text:p>
          </table:table-cell>
          <table:table-cell office:value-type="float" office:value="277.958" calcext:value-type="float">
            <text:p>277.958</text:p>
          </table:table-cell>
          <table:table-cell office:value-type="float" office:value="315.065" calcext:value-type="float">
            <text:p>315.065</text:p>
          </table:table-cell>
          <table:table-cell office:value-type="float" office:value="253.966" calcext:value-type="float">
            <text:p>253.966</text:p>
          </table:table-cell>
          <table:table-cell office:value-type="float" office:value="276.507" calcext:value-type="float">
            <text:p>276.507</text:p>
          </table:table-cell>
          <table:table-cell office:value-type="float" office:value="220.863" calcext:value-type="float">
            <text:p>220.863</text:p>
          </table:table-cell>
          <table:table-cell office:value-type="float" office:value="278.107" calcext:value-type="float">
            <text:p>278.107</text:p>
          </table:table-cell>
          <table:table-cell office:value-type="float" office:value="265.193" calcext:value-type="float">
            <text:p>265.193</text:p>
          </table:table-cell>
          <table:table-cell office:value-type="float" office:value="287.195" calcext:value-type="float">
            <text:p>287.195</text:p>
          </table:table-cell>
          <table:table-cell office:value-type="float" office:value="283.599" calcext:value-type="float">
            <text:p>283.599</text:p>
          </table:table-cell>
          <table:table-cell office:value-type="float" office:value="279.034" calcext:value-type="float">
            <text:p>279.034</text:p>
          </table:table-cell>
          <table:table-cell office:value-type="float" office:value="272.846" calcext:value-type="float">
            <text:p>272.846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8.811" calcext:value-type="float">
            <text:p>268.811</text:p>
          </table:table-cell>
          <table:table-cell office:value-type="float" office:value="273.932" calcext:value-type="float">
            <text:p>273.932</text:p>
          </table:table-cell>
          <table:table-cell office:value-type="float" office:value="231.007" calcext:value-type="float">
            <text:p>231.007</text:p>
          </table:table-cell>
          <table:table-cell office:value-type="float" office:value="286.425" calcext:value-type="float">
            <text:p>286.425</text:p>
          </table:table-cell>
          <table:table-cell table:formula="of:=LOG(AVERAGE([.B105:.U105]))^-1" office:value-type="float" office:value="0.410406329016851" calcext:value-type="float">
            <text:p>0.4104063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9.987" calcext:value-type="float">
            <text:p>259.987</text:p>
          </table:table-cell>
          <table:table-cell office:value-type="float" office:value="258.024" calcext:value-type="float">
            <text:p>258.024</text:p>
          </table:table-cell>
          <table:table-cell office:value-type="float" office:value="285.426" calcext:value-type="float">
            <text:p>285.426</text:p>
          </table:table-cell>
          <table:table-cell office:value-type="float" office:value="294.322" calcext:value-type="float">
            <text:p>294.322</text:p>
          </table:table-cell>
          <table:table-cell office:value-type="float" office:value="277.958" calcext:value-type="float">
            <text:p>277.958</text:p>
          </table:table-cell>
          <table:table-cell office:value-type="float" office:value="315.065" calcext:value-type="float">
            <text:p>315.065</text:p>
          </table:table-cell>
          <table:table-cell office:value-type="float" office:value="253.966" calcext:value-type="float">
            <text:p>253.966</text:p>
          </table:table-cell>
          <table:table-cell office:value-type="float" office:value="276.507" calcext:value-type="float">
            <text:p>276.507</text:p>
          </table:table-cell>
          <table:table-cell office:value-type="float" office:value="220.618" calcext:value-type="float">
            <text:p>220.618</text:p>
          </table:table-cell>
          <table:table-cell office:value-type="float" office:value="277.918" calcext:value-type="float">
            <text:p>277.918</text:p>
          </table:table-cell>
          <table:table-cell office:value-type="float" office:value="264.045" calcext:value-type="float">
            <text:p>264.045</text:p>
          </table:table-cell>
          <table:table-cell office:value-type="float" office:value="286.837" calcext:value-type="float">
            <text:p>286.837</text:p>
          </table:table-cell>
          <table:table-cell office:value-type="float" office:value="283.362" calcext:value-type="float">
            <text:p>283.362</text:p>
          </table:table-cell>
          <table:table-cell office:value-type="float" office:value="278.909" calcext:value-type="float">
            <text:p>278.909</text:p>
          </table:table-cell>
          <table:table-cell office:value-type="float" office:value="272.846" calcext:value-type="float">
            <text:p>272.846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8.239" calcext:value-type="float">
            <text:p>268.239</text:p>
          </table:table-cell>
          <table:table-cell office:value-type="float" office:value="273.536" calcext:value-type="float">
            <text:p>273.536</text:p>
          </table:table-cell>
          <table:table-cell office:value-type="float" office:value="231.007" calcext:value-type="float">
            <text:p>231.007</text:p>
          </table:table-cell>
          <table:table-cell office:value-type="float" office:value="286.425" calcext:value-type="float">
            <text:p>286.425</text:p>
          </table:table-cell>
          <table:table-cell table:formula="of:=LOG(AVERAGE([.B106:.U106]))^-1" office:value-type="float" office:value="0.410462167509048" calcext:value-type="float">
            <text:p>0.41046216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9.89" calcext:value-type="float">
            <text:p>259.89</text:p>
          </table:table-cell>
          <table:table-cell office:value-type="float" office:value="257.434" calcext:value-type="float">
            <text:p>257.434</text:p>
          </table:table-cell>
          <table:table-cell office:value-type="float" office:value="285.426" calcext:value-type="float">
            <text:p>285.426</text:p>
          </table:table-cell>
          <table:table-cell office:value-type="float" office:value="293.253" calcext:value-type="float">
            <text:p>293.253</text:p>
          </table:table-cell>
          <table:table-cell office:value-type="float" office:value="277.958" calcext:value-type="float">
            <text:p>277.958</text:p>
          </table:table-cell>
          <table:table-cell office:value-type="float" office:value="314.896" calcext:value-type="float">
            <text:p>314.896</text:p>
          </table:table-cell>
          <table:table-cell office:value-type="float" office:value="253.541" calcext:value-type="float">
            <text:p>253.541</text:p>
          </table:table-cell>
          <table:table-cell office:value-type="float" office:value="276.507" calcext:value-type="float">
            <text:p>276.507</text:p>
          </table:table-cell>
          <table:table-cell office:value-type="float" office:value="220.618" calcext:value-type="float">
            <text:p>220.618</text:p>
          </table:table-cell>
          <table:table-cell office:value-type="float" office:value="277.918" calcext:value-type="float">
            <text:p>277.918</text:p>
          </table:table-cell>
          <table:table-cell office:value-type="float" office:value="263.453" calcext:value-type="float">
            <text:p>263.453</text:p>
          </table:table-cell>
          <table:table-cell office:value-type="float" office:value="286.837" calcext:value-type="float">
            <text:p>286.837</text:p>
          </table:table-cell>
          <table:table-cell office:value-type="float" office:value="283.599" calcext:value-type="float">
            <text:p>283.599</text:p>
          </table:table-cell>
          <table:table-cell office:value-type="float" office:value="278.383" calcext:value-type="float">
            <text:p>278.383</text:p>
          </table:table-cell>
          <table:table-cell office:value-type="float" office:value="272.846" calcext:value-type="float">
            <text:p>272.846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8.239" calcext:value-type="float">
            <text:p>268.239</text:p>
          </table:table-cell>
          <table:table-cell office:value-type="float" office:value="273.357" calcext:value-type="float">
            <text:p>273.357</text:p>
          </table:table-cell>
          <table:table-cell office:value-type="float" office:value="231.007" calcext:value-type="float">
            <text:p>231.007</text:p>
          </table:table-cell>
          <table:table-cell office:value-type="float" office:value="286.425" calcext:value-type="float">
            <text:p>286.425</text:p>
          </table:table-cell>
          <table:table-cell table:formula="of:=LOG(AVERAGE([.B107:.U107]))^-1" office:value-type="float" office:value="0.410507872203523" calcext:value-type="float">
            <text:p>0.41050787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9.53" calcext:value-type="float">
            <text:p>259.53</text:p>
          </table:table-cell>
          <table:table-cell office:value-type="float" office:value="257.434" calcext:value-type="float">
            <text:p>257.434</text:p>
          </table:table-cell>
          <table:table-cell office:value-type="float" office:value="285.267" calcext:value-type="float">
            <text:p>285.267</text:p>
          </table:table-cell>
          <table:table-cell office:value-type="float" office:value="293.253" calcext:value-type="float">
            <text:p>293.253</text:p>
          </table:table-cell>
          <table:table-cell office:value-type="float" office:value="277.407" calcext:value-type="float">
            <text:p>277.407</text:p>
          </table:table-cell>
          <table:table-cell office:value-type="float" office:value="314.596" calcext:value-type="float">
            <text:p>314.596</text:p>
          </table:table-cell>
          <table:table-cell office:value-type="float" office:value="253.541" calcext:value-type="float">
            <text:p>253.541</text:p>
          </table:table-cell>
          <table:table-cell office:value-type="float" office:value="276.507" calcext:value-type="float">
            <text:p>276.507</text:p>
          </table:table-cell>
          <table:table-cell office:value-type="float" office:value="220.425" calcext:value-type="float">
            <text:p>220.425</text:p>
          </table:table-cell>
          <table:table-cell office:value-type="float" office:value="277.918" calcext:value-type="float">
            <text:p>277.918</text:p>
          </table:table-cell>
          <table:table-cell office:value-type="float" office:value="263.325" calcext:value-type="float">
            <text:p>263.325</text:p>
          </table:table-cell>
          <table:table-cell office:value-type="float" office:value="286.837" calcext:value-type="float">
            <text:p>286.837</text:p>
          </table:table-cell>
          <table:table-cell office:value-type="float" office:value="283.391" calcext:value-type="float">
            <text:p>283.391</text:p>
          </table:table-cell>
          <table:table-cell office:value-type="float" office:value="278.383" calcext:value-type="float">
            <text:p>278.383</text:p>
          </table:table-cell>
          <table:table-cell office:value-type="float" office:value="272.22" calcext:value-type="float">
            <text:p>272.22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8.239" calcext:value-type="float">
            <text:p>268.239</text:p>
          </table:table-cell>
          <table:table-cell office:value-type="float" office:value="273.357" calcext:value-type="float">
            <text:p>273.357</text:p>
          </table:table-cell>
          <table:table-cell office:value-type="float" office:value="231.007" calcext:value-type="float">
            <text:p>231.007</text:p>
          </table:table-cell>
          <table:table-cell office:value-type="float" office:value="286.425" calcext:value-type="float">
            <text:p>286.425</text:p>
          </table:table-cell>
          <table:table-cell table:formula="of:=LOG(AVERAGE([.B108:.U108]))^-1" office:value-type="float" office:value="0.410541740090764" calcext:value-type="float">
            <text:p>0.41054174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9.298" calcext:value-type="float">
            <text:p>259.298</text:p>
          </table:table-cell>
          <table:table-cell office:value-type="float" office:value="257.288" calcext:value-type="float">
            <text:p>257.288</text:p>
          </table:table-cell>
          <table:table-cell office:value-type="float" office:value="284.969" calcext:value-type="float">
            <text:p>284.969</text:p>
          </table:table-cell>
          <table:table-cell office:value-type="float" office:value="293.108" calcext:value-type="float">
            <text:p>293.108</text:p>
          </table:table-cell>
          <table:table-cell office:value-type="float" office:value="277.373" calcext:value-type="float">
            <text:p>277.373</text:p>
          </table:table-cell>
          <table:table-cell office:value-type="float" office:value="314.413" calcext:value-type="float">
            <text:p>314.413</text:p>
          </table:table-cell>
          <table:table-cell office:value-type="float" office:value="253.247" calcext:value-type="float">
            <text:p>253.247</text:p>
          </table:table-cell>
          <table:table-cell office:value-type="float" office:value="276.507" calcext:value-type="float">
            <text:p>276.507</text:p>
          </table:table-cell>
          <table:table-cell office:value-type="float" office:value="220.406" calcext:value-type="float">
            <text:p>220.406</text:p>
          </table:table-cell>
          <table:table-cell office:value-type="float" office:value="277.7" calcext:value-type="float">
            <text:p>277.7</text:p>
          </table:table-cell>
          <table:table-cell office:value-type="float" office:value="263.036" calcext:value-type="float">
            <text:p>263.036</text:p>
          </table:table-cell>
          <table:table-cell office:value-type="float" office:value="286.837" calcext:value-type="float">
            <text:p>286.837</text:p>
          </table:table-cell>
          <table:table-cell office:value-type="float" office:value="283.391" calcext:value-type="float">
            <text:p>283.391</text:p>
          </table:table-cell>
          <table:table-cell office:value-type="float" office:value="277.26" calcext:value-type="float">
            <text:p>277.26</text:p>
          </table:table-cell>
          <table:table-cell office:value-type="float" office:value="272.22" calcext:value-type="float">
            <text:p>272.22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8.239" calcext:value-type="float">
            <text:p>268.239</text:p>
          </table:table-cell>
          <table:table-cell office:value-type="float" office:value="273.357" calcext:value-type="float">
            <text:p>273.357</text:p>
          </table:table-cell>
          <table:table-cell office:value-type="float" office:value="231.005" calcext:value-type="float">
            <text:p>231.005</text:p>
          </table:table-cell>
          <table:table-cell office:value-type="float" office:value="286.425" calcext:value-type="float">
            <text:p>286.425</text:p>
          </table:table-cell>
          <table:table-cell table:formula="of:=LOG(AVERAGE([.B109:.U109]))^-1" office:value-type="float" office:value="0.410581778554167" calcext:value-type="float">
            <text:p>0.41058177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8.889" calcext:value-type="float">
            <text:p>258.889</text:p>
          </table:table-cell>
          <table:table-cell office:value-type="float" office:value="257.288" calcext:value-type="float">
            <text:p>257.288</text:p>
          </table:table-cell>
          <table:table-cell office:value-type="float" office:value="284.906" calcext:value-type="float">
            <text:p>284.906</text:p>
          </table:table-cell>
          <table:table-cell office:value-type="float" office:value="293.108" calcext:value-type="float">
            <text:p>293.108</text:p>
          </table:table-cell>
          <table:table-cell office:value-type="float" office:value="276.467" calcext:value-type="float">
            <text:p>276.467</text:p>
          </table:table-cell>
          <table:table-cell office:value-type="float" office:value="314.039" calcext:value-type="float">
            <text:p>314.039</text:p>
          </table:table-cell>
          <table:table-cell office:value-type="float" office:value="253.134" calcext:value-type="float">
            <text:p>253.134</text:p>
          </table:table-cell>
          <table:table-cell office:value-type="float" office:value="276.507" calcext:value-type="float">
            <text:p>276.507</text:p>
          </table:table-cell>
          <table:table-cell office:value-type="float" office:value="220.33" calcext:value-type="float">
            <text:p>220.33</text:p>
          </table:table-cell>
          <table:table-cell office:value-type="float" office:value="277.677" calcext:value-type="float">
            <text:p>277.677</text:p>
          </table:table-cell>
          <table:table-cell office:value-type="float" office:value="262.104" calcext:value-type="float">
            <text:p>262.104</text:p>
          </table:table-cell>
          <table:table-cell office:value-type="float" office:value="286.837" calcext:value-type="float">
            <text:p>286.837</text:p>
          </table:table-cell>
          <table:table-cell office:value-type="float" office:value="283.391" calcext:value-type="float">
            <text:p>283.391</text:p>
          </table:table-cell>
          <table:table-cell office:value-type="float" office:value="275.799" calcext:value-type="float">
            <text:p>275.799</text:p>
          </table:table-cell>
          <table:table-cell office:value-type="float" office:value="272.22" calcext:value-type="float">
            <text:p>272.22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7.651" calcext:value-type="float">
            <text:p>267.651</text:p>
          </table:table-cell>
          <table:table-cell office:value-type="float" office:value="273.357" calcext:value-type="float">
            <text:p>273.357</text:p>
          </table:table-cell>
          <table:table-cell office:value-type="float" office:value="230.747" calcext:value-type="float">
            <text:p>230.747</text:p>
          </table:table-cell>
          <table:table-cell office:value-type="float" office:value="286.425" calcext:value-type="float">
            <text:p>286.425</text:p>
          </table:table-cell>
          <table:table-cell table:formula="of:=LOG(AVERAGE([.B110:.U110]))^-1" office:value-type="float" office:value="0.410651685499927" calcext:value-type="float">
            <text:p>0.41065168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8.889" calcext:value-type="float">
            <text:p>258.889</text:p>
          </table:table-cell>
          <table:table-cell office:value-type="float" office:value="257.288" calcext:value-type="float">
            <text:p>257.288</text:p>
          </table:table-cell>
          <table:table-cell office:value-type="float" office:value="284.819" calcext:value-type="float">
            <text:p>284.819</text:p>
          </table:table-cell>
          <table:table-cell office:value-type="float" office:value="292.712" calcext:value-type="float">
            <text:p>292.712</text:p>
          </table:table-cell>
          <table:table-cell office:value-type="float" office:value="276.467" calcext:value-type="float">
            <text:p>276.467</text:p>
          </table:table-cell>
          <table:table-cell office:value-type="float" office:value="314.039" calcext:value-type="float">
            <text:p>314.039</text:p>
          </table:table-cell>
          <table:table-cell office:value-type="float" office:value="252.908" calcext:value-type="float">
            <text:p>252.908</text:p>
          </table:table-cell>
          <table:table-cell office:value-type="float" office:value="276.507" calcext:value-type="float">
            <text:p>276.507</text:p>
          </table:table-cell>
          <table:table-cell office:value-type="float" office:value="220.28" calcext:value-type="float">
            <text:p>220.28</text:p>
          </table:table-cell>
          <table:table-cell office:value-type="float" office:value="277.228" calcext:value-type="float">
            <text:p>277.228</text:p>
          </table:table-cell>
          <table:table-cell office:value-type="float" office:value="262.777" calcext:value-type="float">
            <text:p>262.777</text:p>
          </table:table-cell>
          <table:table-cell office:value-type="float" office:value="286.567" calcext:value-type="float">
            <text:p>286.567</text:p>
          </table:table-cell>
          <table:table-cell office:value-type="float" office:value="283.391" calcext:value-type="float">
            <text:p>283.391</text:p>
          </table:table-cell>
          <table:table-cell office:value-type="float" office:value="275.799" calcext:value-type="float">
            <text:p>275.799</text:p>
          </table:table-cell>
          <table:table-cell office:value-type="float" office:value="272.11" calcext:value-type="float">
            <text:p>272.11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267.651" calcext:value-type="float">
            <text:p>267.651</text:p>
          </table:table-cell>
          <table:table-cell office:value-type="float" office:value="273.357" calcext:value-type="float">
            <text:p>273.357</text:p>
          </table:table-cell>
          <table:table-cell office:value-type="float" office:value="230.747" calcext:value-type="float">
            <text:p>230.747</text:p>
          </table:table-cell>
          <table:table-cell office:value-type="float" office:value="286.425" calcext:value-type="float">
            <text:p>286.425</text:p>
          </table:table-cell>
          <table:table-cell table:formula="of:=LOG(AVERAGE([.B111:.U111]))^-1" office:value-type="float" office:value="0.410663988707407" calcext:value-type="float">
            <text:p>0.41066398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8.889" calcext:value-type="float">
            <text:p>258.889</text:p>
          </table:table-cell>
          <table:table-cell office:value-type="float" office:value="257.288" calcext:value-type="float">
            <text:p>257.288</text:p>
          </table:table-cell>
          <table:table-cell office:value-type="float" office:value="284.23" calcext:value-type="float">
            <text:p>284.23</text:p>
          </table:table-cell>
          <table:table-cell office:value-type="float" office:value="292.712" calcext:value-type="float">
            <text:p>292.712</text:p>
          </table:table-cell>
          <table:table-cell office:value-type="float" office:value="276.466" calcext:value-type="float">
            <text:p>276.466</text:p>
          </table:table-cell>
          <table:table-cell office:value-type="float" office:value="314.039" calcext:value-type="float">
            <text:p>314.039</text:p>
          </table:table-cell>
          <table:table-cell office:value-type="float" office:value="252.861" calcext:value-type="float">
            <text:p>252.861</text:p>
          </table:table-cell>
          <table:table-cell office:value-type="float" office:value="276.438" calcext:value-type="float">
            <text:p>276.438</text:p>
          </table:table-cell>
          <table:table-cell office:value-type="float" office:value="219.886" calcext:value-type="float">
            <text:p>219.886</text:p>
          </table:table-cell>
          <table:table-cell office:value-type="float" office:value="277.541" calcext:value-type="float">
            <text:p>277.541</text:p>
          </table:table-cell>
          <table:table-cell office:value-type="float" office:value="261.519" calcext:value-type="float">
            <text:p>261.519</text:p>
          </table:table-cell>
          <table:table-cell office:value-type="float" office:value="286.537" calcext:value-type="float">
            <text:p>286.537</text:p>
          </table:table-cell>
          <table:table-cell office:value-type="float" office:value="283.391" calcext:value-type="float">
            <text:p>283.391</text:p>
          </table:table-cell>
          <table:table-cell office:value-type="float" office:value="275.799" calcext:value-type="float">
            <text:p>275.799</text:p>
          </table:table-cell>
          <table:table-cell office:value-type="float" office:value="272.22" calcext:value-type="float">
            <text:p>272.22</text:p>
          </table:table-cell>
          <table:table-cell office:value-type="float" office:value="296.453" calcext:value-type="float">
            <text:p>296.453</text:p>
          </table:table-cell>
          <table:table-cell office:value-type="float" office:value="267.651" calcext:value-type="float">
            <text:p>267.651</text:p>
          </table:table-cell>
          <table:table-cell office:value-type="float" office:value="273.357" calcext:value-type="float">
            <text:p>273.357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86.425" calcext:value-type="float">
            <text:p>286.425</text:p>
          </table:table-cell>
          <table:table-cell table:formula="of:=LOG(AVERAGE([.B112:.U112]))^-1" office:value-type="float" office:value="0.410692989651897" calcext:value-type="float">
            <text:p>0.41069298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8.618" calcext:value-type="float">
            <text:p>258.618</text:p>
          </table:table-cell>
          <table:table-cell office:value-type="float" office:value="257.223" calcext:value-type="float">
            <text:p>257.223</text:p>
          </table:table-cell>
          <table:table-cell office:value-type="float" office:value="284.23" calcext:value-type="float">
            <text:p>284.23</text:p>
          </table:table-cell>
          <table:table-cell office:value-type="float" office:value="292.289" calcext:value-type="float">
            <text:p>292.289</text:p>
          </table:table-cell>
          <table:table-cell office:value-type="float" office:value="276.125" calcext:value-type="float">
            <text:p>276.125</text:p>
          </table:table-cell>
          <table:table-cell office:value-type="float" office:value="313.797" calcext:value-type="float">
            <text:p>313.797</text:p>
          </table:table-cell>
          <table:table-cell office:value-type="float" office:value="252.499" calcext:value-type="float">
            <text:p>252.499</text:p>
          </table:table-cell>
          <table:table-cell office:value-type="float" office:value="276.181" calcext:value-type="float">
            <text:p>276.181</text:p>
          </table:table-cell>
          <table:table-cell office:value-type="float" office:value="219.886" calcext:value-type="float">
            <text:p>219.886</text:p>
          </table:table-cell>
          <table:table-cell office:value-type="float" office:value="277.541" calcext:value-type="float">
            <text:p>277.541</text:p>
          </table:table-cell>
          <table:table-cell office:value-type="float" office:value="261.519" calcext:value-type="float">
            <text:p>261.519</text:p>
          </table:table-cell>
          <table:table-cell office:value-type="float" office:value="285.999" calcext:value-type="float">
            <text:p>285.999</text:p>
          </table:table-cell>
          <table:table-cell office:value-type="float" office:value="282.907" calcext:value-type="float">
            <text:p>282.907</text:p>
          </table:table-cell>
          <table:table-cell office:value-type="float" office:value="275.799" calcext:value-type="float">
            <text:p>275.799</text:p>
          </table:table-cell>
          <table:table-cell office:value-type="float" office:value="271.259" calcext:value-type="float">
            <text:p>271.259</text:p>
          </table:table-cell>
          <table:table-cell office:value-type="float" office:value="295.148" calcext:value-type="float">
            <text:p>295.148</text:p>
          </table:table-cell>
          <table:table-cell office:value-type="float" office:value="267.651" calcext:value-type="float">
            <text:p>267.651</text:p>
          </table:table-cell>
          <table:table-cell office:value-type="float" office:value="273.357" calcext:value-type="float">
            <text:p>273.357</text:p>
          </table:table-cell>
          <table:table-cell office:value-type="float" office:value="230.557" calcext:value-type="float">
            <text:p>230.557</text:p>
          </table:table-cell>
          <table:table-cell office:value-type="float" office:value="286.425" calcext:value-type="float">
            <text:p>286.425</text:p>
          </table:table-cell>
          <table:table-cell table:formula="of:=LOG(AVERAGE([.B113:.U113]))^-1" office:value-type="float" office:value="0.410763674049295" calcext:value-type="float">
            <text:p>0.4107636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8.087" calcext:value-type="float">
            <text:p>258.087</text:p>
          </table:table-cell>
          <table:table-cell office:value-type="float" office:value="257.223" calcext:value-type="float">
            <text:p>257.223</text:p>
          </table:table-cell>
          <table:table-cell office:value-type="float" office:value="284.23" calcext:value-type="float">
            <text:p>284.23</text:p>
          </table:table-cell>
          <table:table-cell office:value-type="float" office:value="292.712" calcext:value-type="float">
            <text:p>292.712</text:p>
          </table:table-cell>
          <table:table-cell office:value-type="float" office:value="275.378" calcext:value-type="float">
            <text:p>275.378</text:p>
          </table:table-cell>
          <table:table-cell office:value-type="float" office:value="313.797" calcext:value-type="float">
            <text:p>313.797</text:p>
          </table:table-cell>
          <table:table-cell office:value-type="float" office:value="252.381" calcext:value-type="float">
            <text:p>252.381</text:p>
          </table:table-cell>
          <table:table-cell office:value-type="float" office:value="276.181" calcext:value-type="float">
            <text:p>276.181</text:p>
          </table:table-cell>
          <table:table-cell office:value-type="float" office:value="219.827" calcext:value-type="float">
            <text:p>219.827</text:p>
          </table:table-cell>
          <table:table-cell office:value-type="float" office:value="277.539" calcext:value-type="float">
            <text:p>277.539</text:p>
          </table:table-cell>
          <table:table-cell office:value-type="float" office:value="258.816" calcext:value-type="float">
            <text:p>258.816</text:p>
          </table:table-cell>
          <table:table-cell office:value-type="float" office:value="285.257" calcext:value-type="float">
            <text:p>285.257</text:p>
          </table:table-cell>
          <table:table-cell office:value-type="float" office:value="282.907" calcext:value-type="float">
            <text:p>282.907</text:p>
          </table:table-cell>
          <table:table-cell office:value-type="float" office:value="275.799" calcext:value-type="float">
            <text:p>275.799</text:p>
          </table:table-cell>
          <table:table-cell office:value-type="float" office:value="271.355" calcext:value-type="float">
            <text:p>271.355</text:p>
          </table:table-cell>
          <table:table-cell office:value-type="float" office:value="295.148" calcext:value-type="float">
            <text:p>295.148</text:p>
          </table:table-cell>
          <table:table-cell office:value-type="float" office:value="267.651" calcext:value-type="float">
            <text:p>267.651</text:p>
          </table:table-cell>
          <table:table-cell office:value-type="float" office:value="273.267" calcext:value-type="float">
            <text:p>273.267</text:p>
          </table:table-cell>
          <table:table-cell office:value-type="float" office:value="230.545" calcext:value-type="float">
            <text:p>230.545</text:p>
          </table:table-cell>
          <table:table-cell office:value-type="float" office:value="286.425" calcext:value-type="float">
            <text:p>286.425</text:p>
          </table:table-cell>
          <table:table-cell table:formula="of:=LOG(AVERAGE([.B114:.U114]))^-1" office:value-type="float" office:value="0.410824132080217" calcext:value-type="float">
            <text:p>0.41082413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8.087" calcext:value-type="float">
            <text:p>258.087</text:p>
          </table:table-cell>
          <table:table-cell office:value-type="float" office:value="257.223" calcext:value-type="float">
            <text:p>257.223</text:p>
          </table:table-cell>
          <table:table-cell office:value-type="float" office:value="284.175" calcext:value-type="float">
            <text:p>284.175</text:p>
          </table:table-cell>
          <table:table-cell office:value-type="float" office:value="291.928" calcext:value-type="float">
            <text:p>291.928</text:p>
          </table:table-cell>
          <table:table-cell office:value-type="float" office:value="275.331" calcext:value-type="float">
            <text:p>275.331</text:p>
          </table:table-cell>
          <table:table-cell office:value-type="float" office:value="313.276" calcext:value-type="float">
            <text:p>313.276</text:p>
          </table:table-cell>
          <table:table-cell office:value-type="float" office:value="251.995" calcext:value-type="float">
            <text:p>251.995</text:p>
          </table:table-cell>
          <table:table-cell office:value-type="float" office:value="276.181" calcext:value-type="float">
            <text:p>276.181</text:p>
          </table:table-cell>
          <table:table-cell office:value-type="float" office:value="219.377" calcext:value-type="float">
            <text:p>219.377</text:p>
          </table:table-cell>
          <table:table-cell office:value-type="float" office:value="277.413" calcext:value-type="float">
            <text:p>277.413</text:p>
          </table:table-cell>
          <table:table-cell office:value-type="float" office:value="258.816" calcext:value-type="float">
            <text:p>258.816</text:p>
          </table:table-cell>
          <table:table-cell office:value-type="float" office:value="284.822" calcext:value-type="float">
            <text:p>284.822</text:p>
          </table:table-cell>
          <table:table-cell office:value-type="float" office:value="282.88" calcext:value-type="float">
            <text:p>282.88</text:p>
          </table:table-cell>
          <table:table-cell office:value-type="float" office:value="275.03" calcext:value-type="float">
            <text:p>275.03</text:p>
          </table:table-cell>
          <table:table-cell office:value-type="float" office:value="271.347" calcext:value-type="float">
            <text:p>271.347</text:p>
          </table:table-cell>
          <table:table-cell office:value-type="float" office:value="295.148" calcext:value-type="float">
            <text:p>295.148</text:p>
          </table:table-cell>
          <table:table-cell office:value-type="float" office:value="267.651" calcext:value-type="float">
            <text:p>267.651</text:p>
          </table:table-cell>
          <table:table-cell office:value-type="float" office:value="273.267" calcext:value-type="float">
            <text:p>273.267</text:p>
          </table:table-cell>
          <table:table-cell office:value-type="float" office:value="230.543" calcext:value-type="float">
            <text:p>230.543</text:p>
          </table:table-cell>
          <table:table-cell office:value-type="float" office:value="286.425" calcext:value-type="float">
            <text:p>286.425</text:p>
          </table:table-cell>
          <table:table-cell table:formula="of:=LOG(AVERAGE([.B115:.U115]))^-1" office:value-type="float" office:value="0.41087284426313" calcext:value-type="float">
            <text:p>0.41087284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8.087" calcext:value-type="float">
            <text:p>258.087</text:p>
          </table:table-cell>
          <table:table-cell office:value-type="float" office:value="257.223" calcext:value-type="float">
            <text:p>257.223</text:p>
          </table:table-cell>
          <table:table-cell office:value-type="float" office:value="284.175" calcext:value-type="float">
            <text:p>284.175</text:p>
          </table:table-cell>
          <table:table-cell office:value-type="float" office:value="291.872" calcext:value-type="float">
            <text:p>291.872</text:p>
          </table:table-cell>
          <table:table-cell office:value-type="float" office:value="273.983" calcext:value-type="float">
            <text:p>273.983</text:p>
          </table:table-cell>
          <table:table-cell office:value-type="float" office:value="313.276" calcext:value-type="float">
            <text:p>313.276</text:p>
          </table:table-cell>
          <table:table-cell office:value-type="float" office:value="251.995" calcext:value-type="float">
            <text:p>251.995</text:p>
          </table:table-cell>
          <table:table-cell office:value-type="float" office:value="276.181" calcext:value-type="float">
            <text:p>276.181</text:p>
          </table:table-cell>
          <table:table-cell office:value-type="float" office:value="219.377" calcext:value-type="float">
            <text:p>219.377</text:p>
          </table:table-cell>
          <table:table-cell office:value-type="float" office:value="276.756" calcext:value-type="float">
            <text:p>276.756</text:p>
          </table:table-cell>
          <table:table-cell office:value-type="float" office:value="257.303" calcext:value-type="float">
            <text:p>257.303</text:p>
          </table:table-cell>
          <table:table-cell office:value-type="float" office:value="284.822" calcext:value-type="float">
            <text:p>284.822</text:p>
          </table:table-cell>
          <table:table-cell office:value-type="float" office:value="282.711" calcext:value-type="float">
            <text:p>282.711</text:p>
          </table:table-cell>
          <table:table-cell office:value-type="float" office:value="275.03" calcext:value-type="float">
            <text:p>275.03</text:p>
          </table:table-cell>
          <table:table-cell office:value-type="float" office:value="271.347" calcext:value-type="float">
            <text:p>271.347</text:p>
          </table:table-cell>
          <table:table-cell office:value-type="float" office:value="295.148" calcext:value-type="float">
            <text:p>295.148</text:p>
          </table:table-cell>
          <table:table-cell office:value-type="float" office:value="267.366" calcext:value-type="float">
            <text:p>267.366</text:p>
          </table:table-cell>
          <table:table-cell office:value-type="float" office:value="273.267" calcext:value-type="float">
            <text:p>273.267</text:p>
          </table:table-cell>
          <table:table-cell office:value-type="float" office:value="230.543" calcext:value-type="float">
            <text:p>230.543</text:p>
          </table:table-cell>
          <table:table-cell office:value-type="float" office:value="286.425" calcext:value-type="float">
            <text:p>286.425</text:p>
          </table:table-cell>
          <table:table-cell table:formula="of:=LOG(AVERAGE([.B116:.U116]))^-1" office:value-type="float" office:value="0.410927248691301" calcext:value-type="float">
            <text:p>0.41092724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7.905" calcext:value-type="float">
            <text:p>257.905</text:p>
          </table:table-cell>
          <table:table-cell office:value-type="float" office:value="257.223" calcext:value-type="float">
            <text:p>257.223</text:p>
          </table:table-cell>
          <table:table-cell office:value-type="float" office:value="284.175" calcext:value-type="float">
            <text:p>284.175</text:p>
          </table:table-cell>
          <table:table-cell office:value-type="float" office:value="291.872" calcext:value-type="float">
            <text:p>291.872</text:p>
          </table:table-cell>
          <table:table-cell office:value-type="float" office:value="274.786" calcext:value-type="float">
            <text:p>274.786</text:p>
          </table:table-cell>
          <table:table-cell office:value-type="float" office:value="312.662" calcext:value-type="float">
            <text:p>312.662</text:p>
          </table:table-cell>
          <table:table-cell office:value-type="float" office:value="251.313" calcext:value-type="float">
            <text:p>251.313</text:p>
          </table:table-cell>
          <table:table-cell office:value-type="float" office:value="276.181" calcext:value-type="float">
            <text:p>276.181</text:p>
          </table:table-cell>
          <table:table-cell office:value-type="float" office:value="219.069" calcext:value-type="float">
            <text:p>219.069</text:p>
          </table:table-cell>
          <table:table-cell office:value-type="float" office:value="276.756" calcext:value-type="float">
            <text:p>276.756</text:p>
          </table:table-cell>
          <table:table-cell office:value-type="float" office:value="257.303" calcext:value-type="float">
            <text:p>257.303</text:p>
          </table:table-cell>
          <table:table-cell office:value-type="float" office:value="284.822" calcext:value-type="float">
            <text:p>284.822</text:p>
          </table:table-cell>
          <table:table-cell office:value-type="float" office:value="282.711" calcext:value-type="float">
            <text:p>282.711</text:p>
          </table:table-cell>
          <table:table-cell office:value-type="float" office:value="275.03" calcext:value-type="float">
            <text:p>275.03</text:p>
          </table:table-cell>
          <table:table-cell office:value-type="float" office:value="271.347" calcext:value-type="float">
            <text:p>271.347</text:p>
          </table:table-cell>
          <table:table-cell office:value-type="float" office:value="295.148" calcext:value-type="float">
            <text:p>295.148</text:p>
          </table:table-cell>
          <table:table-cell office:value-type="float" office:value="267.366" calcext:value-type="float">
            <text:p>267.366</text:p>
          </table:table-cell>
          <table:table-cell office:value-type="float" office:value="272.876" calcext:value-type="float">
            <text:p>272.876</text:p>
          </table:table-cell>
          <table:table-cell office:value-type="float" office:value="230.543" calcext:value-type="float">
            <text:p>230.543</text:p>
          </table:table-cell>
          <table:table-cell office:value-type="float" office:value="286.425" calcext:value-type="float">
            <text:p>286.425</text:p>
          </table:table-cell>
          <table:table-cell table:formula="of:=LOG(AVERAGE([.B117:.U117]))^-1" office:value-type="float" office:value="0.410945819240869" calcext:value-type="float">
            <text:p>0.41094581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8.087" calcext:value-type="float">
            <text:p>258.087</text:p>
          </table:table-cell>
          <table:table-cell office:value-type="float" office:value="257.223" calcext:value-type="float">
            <text:p>257.223</text:p>
          </table:table-cell>
          <table:table-cell office:value-type="float" office:value="283.964" calcext:value-type="float">
            <text:p>283.964</text:p>
          </table:table-cell>
          <table:table-cell office:value-type="float" office:value="291.872" calcext:value-type="float">
            <text:p>291.872</text:p>
          </table:table-cell>
          <table:table-cell office:value-type="float" office:value="274.707" calcext:value-type="float">
            <text:p>274.707</text:p>
          </table:table-cell>
          <table:table-cell office:value-type="float" office:value="312.662" calcext:value-type="float">
            <text:p>312.662</text:p>
          </table:table-cell>
          <table:table-cell office:value-type="float" office:value="251.313" calcext:value-type="float">
            <text:p>251.313</text:p>
          </table:table-cell>
          <table:table-cell office:value-type="float" office:value="276.181" calcext:value-type="float">
            <text:p>276.181</text:p>
          </table:table-cell>
          <table:table-cell office:value-type="float" office:value="218.537" calcext:value-type="float">
            <text:p>218.537</text:p>
          </table:table-cell>
          <table:table-cell office:value-type="float" office:value="276.756" calcext:value-type="float">
            <text:p>276.756</text:p>
          </table:table-cell>
          <table:table-cell office:value-type="float" office:value="257.149" calcext:value-type="float">
            <text:p>257.149</text:p>
          </table:table-cell>
          <table:table-cell office:value-type="float" office:value="284.822" calcext:value-type="float">
            <text:p>284.822</text:p>
          </table:table-cell>
          <table:table-cell office:value-type="float" office:value="282.704" calcext:value-type="float">
            <text:p>282.704</text:p>
          </table:table-cell>
          <table:table-cell office:value-type="float" office:value="275.03" calcext:value-type="float">
            <text:p>275.03</text:p>
          </table:table-cell>
          <table:table-cell office:value-type="float" office:value="271.316" calcext:value-type="float">
            <text:p>271.316</text:p>
          </table:table-cell>
          <table:table-cell office:value-type="float" office:value="295.148" calcext:value-type="float">
            <text:p>295.148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876" calcext:value-type="float">
            <text:p>272.876</text:p>
          </table:table-cell>
          <table:table-cell office:value-type="float" office:value="230.013" calcext:value-type="float">
            <text:p>230.013</text:p>
          </table:table-cell>
          <table:table-cell office:value-type="float" office:value="286.425" calcext:value-type="float">
            <text:p>286.425</text:p>
          </table:table-cell>
          <table:table-cell table:formula="of:=LOG(AVERAGE([.B118:.U118]))^-1" office:value-type="float" office:value="0.410965653794514" calcext:value-type="float">
            <text:p>0.41096565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7.843" calcext:value-type="float">
            <text:p>257.843</text:p>
          </table:table-cell>
          <table:table-cell office:value-type="float" office:value="257.223" calcext:value-type="float">
            <text:p>257.223</text:p>
          </table:table-cell>
          <table:table-cell office:value-type="float" office:value="283.964" calcext:value-type="float">
            <text:p>283.964</text:p>
          </table:table-cell>
          <table:table-cell office:value-type="float" office:value="291.757" calcext:value-type="float">
            <text:p>291.757</text:p>
          </table:table-cell>
          <table:table-cell office:value-type="float" office:value="274.002" calcext:value-type="float">
            <text:p>274.002</text:p>
          </table:table-cell>
          <table:table-cell office:value-type="float" office:value="312.662" calcext:value-type="float">
            <text:p>312.662</text:p>
          </table:table-cell>
          <table:table-cell office:value-type="float" office:value="251.294" calcext:value-type="float">
            <text:p>251.294</text:p>
          </table:table-cell>
          <table:table-cell office:value-type="float" office:value="276.168" calcext:value-type="float">
            <text:p>276.168</text:p>
          </table:table-cell>
          <table:table-cell office:value-type="float" office:value="218.537" calcext:value-type="float">
            <text:p>218.537</text:p>
          </table:table-cell>
          <table:table-cell office:value-type="float" office:value="276.818" calcext:value-type="float">
            <text:p>276.818</text:p>
          </table:table-cell>
          <table:table-cell office:value-type="float" office:value="256.506" calcext:value-type="float">
            <text:p>256.506</text:p>
          </table:table-cell>
          <table:table-cell office:value-type="float" office:value="284.045" calcext:value-type="float">
            <text:p>284.045</text:p>
          </table:table-cell>
          <table:table-cell office:value-type="float" office:value="281.225" calcext:value-type="float">
            <text:p>281.225</text:p>
          </table:table-cell>
          <table:table-cell office:value-type="float" office:value="274.321" calcext:value-type="float">
            <text:p>274.321</text:p>
          </table:table-cell>
          <table:table-cell office:value-type="float" office:value="271.316" calcext:value-type="float">
            <text:p>271.316</text:p>
          </table:table-cell>
          <table:table-cell office:value-type="float" office:value="295.148" calcext:value-type="float">
            <text:p>295.148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876" calcext:value-type="float">
            <text:p>272.876</text:p>
          </table:table-cell>
          <table:table-cell office:value-type="float" office:value="228.919" calcext:value-type="float">
            <text:p>228.919</text:p>
          </table:table-cell>
          <table:table-cell office:value-type="float" office:value="286.425" calcext:value-type="float">
            <text:p>286.425</text:p>
          </table:table-cell>
          <table:table-cell table:formula="of:=LOG(AVERAGE([.B119:.U119]))^-1" office:value-type="float" office:value="0.41104327723792" calcext:value-type="float">
            <text:p>0.41104327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7.177" calcext:value-type="float">
            <text:p>257.177</text:p>
          </table:table-cell>
          <table:table-cell office:value-type="float" office:value="257.223" calcext:value-type="float">
            <text:p>257.223</text:p>
          </table:table-cell>
          <table:table-cell office:value-type="float" office:value="283.964" calcext:value-type="float">
            <text:p>283.964</text:p>
          </table:table-cell>
          <table:table-cell office:value-type="float" office:value="291.757" calcext:value-type="float">
            <text:p>291.757</text:p>
          </table:table-cell>
          <table:table-cell office:value-type="float" office:value="274.002" calcext:value-type="float">
            <text:p>274.002</text:p>
          </table:table-cell>
          <table:table-cell office:value-type="float" office:value="312.662" calcext:value-type="float">
            <text:p>312.662</text:p>
          </table:table-cell>
          <table:table-cell office:value-type="float" office:value="251.294" calcext:value-type="float">
            <text:p>251.294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8.491" calcext:value-type="float">
            <text:p>218.491</text:p>
          </table:table-cell>
          <table:table-cell office:value-type="float" office:value="276.818" calcext:value-type="float">
            <text:p>276.818</text:p>
          </table:table-cell>
          <table:table-cell office:value-type="float" office:value="256.127" calcext:value-type="float">
            <text:p>256.127</text:p>
          </table:table-cell>
          <table:table-cell office:value-type="float" office:value="284.045" calcext:value-type="float">
            <text:p>284.045</text:p>
          </table:table-cell>
          <table:table-cell office:value-type="float" office:value="281.225" calcext:value-type="float">
            <text:p>281.225</text:p>
          </table:table-cell>
          <table:table-cell office:value-type="float" office:value="274.321" calcext:value-type="float">
            <text:p>274.321</text:p>
          </table:table-cell>
          <table:table-cell office:value-type="float" office:value="271.281" calcext:value-type="float">
            <text:p>271.281</text:p>
          </table:table-cell>
          <table:table-cell office:value-type="float" office:value="295.129" calcext:value-type="float">
            <text:p>295.129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747" calcext:value-type="float">
            <text:p>272.747</text:p>
          </table:table-cell>
          <table:table-cell office:value-type="float" office:value="228.559" calcext:value-type="float">
            <text:p>228.559</text:p>
          </table:table-cell>
          <table:table-cell office:value-type="float" office:value="286.425" calcext:value-type="float">
            <text:p>286.425</text:p>
          </table:table-cell>
          <table:table-cell table:formula="of:=LOG(AVERAGE([.B120:.U120]))^-1" office:value-type="float" office:value="0.411066087445956" calcext:value-type="float">
            <text:p>0.41106608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7.177" calcext:value-type="float">
            <text:p>257.177</text:p>
          </table:table-cell>
          <table:table-cell office:value-type="float" office:value="256.922" calcext:value-type="float">
            <text:p>256.922</text:p>
          </table:table-cell>
          <table:table-cell office:value-type="float" office:value="283.48" calcext:value-type="float">
            <text:p>283.48</text:p>
          </table:table-cell>
          <table:table-cell office:value-type="float" office:value="291.623" calcext:value-type="float">
            <text:p>291.623</text:p>
          </table:table-cell>
          <table:table-cell office:value-type="float" office:value="273.97" calcext:value-type="float">
            <text:p>273.97</text:p>
          </table:table-cell>
          <table:table-cell office:value-type="float" office:value="312.662" calcext:value-type="float">
            <text:p>312.662</text:p>
          </table:table-cell>
          <table:table-cell office:value-type="float" office:value="250.959" calcext:value-type="float">
            <text:p>250.959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8.536" calcext:value-type="float">
            <text:p>218.536</text:p>
          </table:table-cell>
          <table:table-cell office:value-type="float" office:value="276.696" calcext:value-type="float">
            <text:p>276.696</text:p>
          </table:table-cell>
          <table:table-cell office:value-type="float" office:value="255.895" calcext:value-type="float">
            <text:p>255.895</text:p>
          </table:table-cell>
          <table:table-cell office:value-type="float" office:value="283.369" calcext:value-type="float">
            <text:p>283.369</text:p>
          </table:table-cell>
          <table:table-cell office:value-type="float" office:value="281.173" calcext:value-type="float">
            <text:p>281.173</text:p>
          </table:table-cell>
          <table:table-cell office:value-type="float" office:value="274.114" calcext:value-type="float">
            <text:p>274.114</text:p>
          </table:table-cell>
          <table:table-cell office:value-type="float" office:value="271.275" calcext:value-type="float">
            <text:p>271.275</text:p>
          </table:table-cell>
          <table:table-cell office:value-type="float" office:value="294.822" calcext:value-type="float">
            <text:p>294.822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238" calcext:value-type="float">
            <text:p>272.238</text:p>
          </table:table-cell>
          <table:table-cell office:value-type="float" office:value="228.559" calcext:value-type="float">
            <text:p>228.559</text:p>
          </table:table-cell>
          <table:table-cell office:value-type="float" office:value="286.425" calcext:value-type="float">
            <text:p>286.425</text:p>
          </table:table-cell>
          <table:table-cell table:formula="of:=LOG(AVERAGE([.B121:.U121]))^-1" office:value-type="float" office:value="0.411111519793722" calcext:value-type="float">
            <text:p>0.41111151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5.413" calcext:value-type="float">
            <text:p>255.413</text:p>
          </table:table-cell>
          <table:table-cell office:value-type="float" office:value="256.922" calcext:value-type="float">
            <text:p>256.922</text:p>
          </table:table-cell>
          <table:table-cell office:value-type="float" office:value="283.48" calcext:value-type="float">
            <text:p>283.48</text:p>
          </table:table-cell>
          <table:table-cell office:value-type="float" office:value="291.493" calcext:value-type="float">
            <text:p>291.493</text:p>
          </table:table-cell>
          <table:table-cell office:value-type="float" office:value="273.817" calcext:value-type="float">
            <text:p>273.817</text:p>
          </table:table-cell>
          <table:table-cell office:value-type="float" office:value="312.501" calcext:value-type="float">
            <text:p>312.501</text:p>
          </table:table-cell>
          <table:table-cell office:value-type="float" office:value="250.792" calcext:value-type="float">
            <text:p>250.792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8.255" calcext:value-type="float">
            <text:p>218.255</text:p>
          </table:table-cell>
          <table:table-cell office:value-type="float" office:value="276.696" calcext:value-type="float">
            <text:p>276.696</text:p>
          </table:table-cell>
          <table:table-cell office:value-type="float" office:value="255.209" calcext:value-type="float">
            <text:p>255.209</text:p>
          </table:table-cell>
          <table:table-cell office:value-type="float" office:value="283.369" calcext:value-type="float">
            <text:p>283.369</text:p>
          </table:table-cell>
          <table:table-cell office:value-type="float" office:value="280.798" calcext:value-type="float">
            <text:p>280.798</text:p>
          </table:table-cell>
          <table:table-cell office:value-type="float" office:value="274.114" calcext:value-type="float">
            <text:p>274.114</text:p>
          </table:table-cell>
          <table:table-cell office:value-type="float" office:value="271.275" calcext:value-type="float">
            <text:p>271.275</text:p>
          </table:table-cell>
          <table:table-cell office:value-type="float" office:value="294.822" calcext:value-type="float">
            <text:p>294.822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238" calcext:value-type="float">
            <text:p>272.238</text:p>
          </table:table-cell>
          <table:table-cell office:value-type="float" office:value="228.559" calcext:value-type="float">
            <text:p>228.559</text:p>
          </table:table-cell>
          <table:table-cell office:value-type="float" office:value="286.425" calcext:value-type="float">
            <text:p>286.425</text:p>
          </table:table-cell>
          <table:table-cell table:formula="of:=LOG(AVERAGE([.B122:.U122]))^-1" office:value-type="float" office:value="0.411161943941309" calcext:value-type="float">
            <text:p>0.41116194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5.413" calcext:value-type="float">
            <text:p>255.413</text:p>
          </table:table-cell>
          <table:table-cell office:value-type="float" office:value="256.922" calcext:value-type="float">
            <text:p>256.922</text:p>
          </table:table-cell>
          <table:table-cell office:value-type="float" office:value="283.48" calcext:value-type="float">
            <text:p>283.48</text:p>
          </table:table-cell>
          <table:table-cell office:value-type="float" office:value="291.493" calcext:value-type="float">
            <text:p>291.493</text:p>
          </table:table-cell>
          <table:table-cell office:value-type="float" office:value="273.817" calcext:value-type="float">
            <text:p>273.817</text:p>
          </table:table-cell>
          <table:table-cell office:value-type="float" office:value="312.501" calcext:value-type="float">
            <text:p>312.501</text:p>
          </table:table-cell>
          <table:table-cell office:value-type="float" office:value="250.628" calcext:value-type="float">
            <text:p>250.628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8.255" calcext:value-type="float">
            <text:p>218.255</text:p>
          </table:table-cell>
          <table:table-cell office:value-type="float" office:value="276.554" calcext:value-type="float">
            <text:p>276.554</text:p>
          </table:table-cell>
          <table:table-cell office:value-type="float" office:value="254.794" calcext:value-type="float">
            <text:p>254.794</text:p>
          </table:table-cell>
          <table:table-cell office:value-type="float" office:value="283.369" calcext:value-type="float">
            <text:p>283.369</text:p>
          </table:table-cell>
          <table:table-cell office:value-type="float" office:value="280.798" calcext:value-type="float">
            <text:p>280.798</text:p>
          </table:table-cell>
          <table:table-cell office:value-type="float" office:value="274.106" calcext:value-type="float">
            <text:p>274.106</text:p>
          </table:table-cell>
          <table:table-cell office:value-type="float" office:value="271.275" calcext:value-type="float">
            <text:p>271.275</text:p>
          </table:table-cell>
          <table:table-cell office:value-type="float" office:value="294.822" calcext:value-type="float">
            <text:p>294.822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238" calcext:value-type="float">
            <text:p>272.238</text:p>
          </table:table-cell>
          <table:table-cell office:value-type="float" office:value="228.088" calcext:value-type="float">
            <text:p>228.088</text:p>
          </table:table-cell>
          <table:table-cell office:value-type="float" office:value="286.425" calcext:value-type="float">
            <text:p>286.425</text:p>
          </table:table-cell>
          <table:table-cell table:formula="of:=LOG(AVERAGE([.B123:.U123]))^-1" office:value-type="float" office:value="0.411178232965068" calcext:value-type="float">
            <text:p>0.4111782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.413" calcext:value-type="float">
            <text:p>255.413</text:p>
          </table:table-cell>
          <table:table-cell office:value-type="float" office:value="256.922" calcext:value-type="float">
            <text:p>256.922</text:p>
          </table:table-cell>
          <table:table-cell office:value-type="float" office:value="283.48" calcext:value-type="float">
            <text:p>283.48</text:p>
          </table:table-cell>
          <table:table-cell office:value-type="float" office:value="291.146" calcext:value-type="float">
            <text:p>291.146</text:p>
          </table:table-cell>
          <table:table-cell office:value-type="float" office:value="273.149" calcext:value-type="float">
            <text:p>273.149</text:p>
          </table:table-cell>
          <table:table-cell office:value-type="float" office:value="312.069" calcext:value-type="float">
            <text:p>312.069</text:p>
          </table:table-cell>
          <table:table-cell office:value-type="float" office:value="250.474" calcext:value-type="float">
            <text:p>250.474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8.083" calcext:value-type="float">
            <text:p>218.083</text:p>
          </table:table-cell>
          <table:table-cell office:value-type="float" office:value="275.184" calcext:value-type="float">
            <text:p>275.184</text:p>
          </table:table-cell>
          <table:table-cell office:value-type="float" office:value="254.794" calcext:value-type="float">
            <text:p>254.794</text:p>
          </table:table-cell>
          <table:table-cell office:value-type="float" office:value="283.369" calcext:value-type="float">
            <text:p>283.369</text:p>
          </table:table-cell>
          <table:table-cell office:value-type="float" office:value="279.828" calcext:value-type="float">
            <text:p>279.828</text:p>
          </table:table-cell>
          <table:table-cell office:value-type="float" office:value="274.106" calcext:value-type="float">
            <text:p>274.106</text:p>
          </table:table-cell>
          <table:table-cell office:value-type="float" office:value="271.275" calcext:value-type="float">
            <text:p>271.275</text:p>
          </table:table-cell>
          <table:table-cell office:value-type="float" office:value="294.822" calcext:value-type="float">
            <text:p>294.822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238" calcext:value-type="float">
            <text:p>272.238</text:p>
          </table:table-cell>
          <table:table-cell office:value-type="float" office:value="228.088" calcext:value-type="float">
            <text:p>228.088</text:p>
          </table:table-cell>
          <table:table-cell office:value-type="float" office:value="286.425" calcext:value-type="float">
            <text:p>286.425</text:p>
          </table:table-cell>
          <table:table-cell table:formula="of:=LOG(AVERAGE([.B124:.U124]))^-1" office:value-type="float" office:value="0.41123410083284" calcext:value-type="float">
            <text:p>0.41123410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4.556" calcext:value-type="float">
            <text:p>254.556</text:p>
          </table:table-cell>
          <table:table-cell office:value-type="float" office:value="256.922" calcext:value-type="float">
            <text:p>256.922</text:p>
          </table:table-cell>
          <table:table-cell office:value-type="float" office:value="282.439" calcext:value-type="float">
            <text:p>282.439</text:p>
          </table:table-cell>
          <table:table-cell office:value-type="float" office:value="291.146" calcext:value-type="float">
            <text:p>291.146</text:p>
          </table:table-cell>
          <table:table-cell office:value-type="float" office:value="273.149" calcext:value-type="float">
            <text:p>273.149</text:p>
          </table:table-cell>
          <table:table-cell office:value-type="float" office:value="311.937" calcext:value-type="float">
            <text:p>311.937</text:p>
          </table:table-cell>
          <table:table-cell office:value-type="float" office:value="250.474" calcext:value-type="float">
            <text:p>250.474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8.083" calcext:value-type="float">
            <text:p>218.083</text:p>
          </table:table-cell>
          <table:table-cell office:value-type="float" office:value="275.184" calcext:value-type="float">
            <text:p>275.184</text:p>
          </table:table-cell>
          <table:table-cell office:value-type="float" office:value="253.764" calcext:value-type="float">
            <text:p>253.764</text:p>
          </table:table-cell>
          <table:table-cell office:value-type="float" office:value="282.382" calcext:value-type="float">
            <text:p>282.382</text:p>
          </table:table-cell>
          <table:table-cell office:value-type="float" office:value="279.8" calcext:value-type="float">
            <text:p>279.8</text:p>
          </table:table-cell>
          <table:table-cell office:value-type="float" office:value="274.105" calcext:value-type="float">
            <text:p>274.105</text:p>
          </table:table-cell>
          <table:table-cell office:value-type="float" office:value="271.275" calcext:value-type="float">
            <text:p>271.275</text:p>
          </table:table-cell>
          <table:table-cell office:value-type="float" office:value="294.822" calcext:value-type="float">
            <text:p>294.822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238" calcext:value-type="float">
            <text:p>272.238</text:p>
          </table:table-cell>
          <table:table-cell office:value-type="float" office:value="228.088" calcext:value-type="float">
            <text:p>228.088</text:p>
          </table:table-cell>
          <table:table-cell office:value-type="float" office:value="286.425" calcext:value-type="float">
            <text:p>286.425</text:p>
          </table:table-cell>
          <table:table-cell table:formula="of:=LOG(AVERAGE([.B125:.U125]))^-1" office:value-type="float" office:value="0.411289523080356" calcext:value-type="float">
            <text:p>0.41128952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4.556" calcext:value-type="float">
            <text:p>254.556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2.439" calcext:value-type="float">
            <text:p>282.439</text:p>
          </table:table-cell>
          <table:table-cell office:value-type="float" office:value="291.146" calcext:value-type="float">
            <text:p>291.146</text:p>
          </table:table-cell>
          <table:table-cell office:value-type="float" office:value="273.149" calcext:value-type="float">
            <text:p>273.149</text:p>
          </table:table-cell>
          <table:table-cell office:value-type="float" office:value="311.926" calcext:value-type="float">
            <text:p>311.926</text:p>
          </table:table-cell>
          <table:table-cell office:value-type="float" office:value="250.33" calcext:value-type="float">
            <text:p>250.33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7.948" calcext:value-type="float">
            <text:p>217.948</text:p>
          </table:table-cell>
          <table:table-cell office:value-type="float" office:value="275.063" calcext:value-type="float">
            <text:p>275.063</text:p>
          </table:table-cell>
          <table:table-cell office:value-type="float" office:value="253.764" calcext:value-type="float">
            <text:p>253.764</text:p>
          </table:table-cell>
          <table:table-cell office:value-type="float" office:value="282.382" calcext:value-type="float">
            <text:p>282.382</text:p>
          </table:table-cell>
          <table:table-cell office:value-type="float" office:value="279.8" calcext:value-type="float">
            <text:p>279.8</text:p>
          </table:table-cell>
          <table:table-cell office:value-type="float" office:value="273.963" calcext:value-type="float">
            <text:p>273.963</text:p>
          </table:table-cell>
          <table:table-cell office:value-type="float" office:value="271.177" calcext:value-type="float">
            <text:p>271.177</text:p>
          </table:table-cell>
          <table:table-cell office:value-type="float" office:value="294.822" calcext:value-type="float">
            <text:p>294.822</text:p>
          </table:table-cell>
          <table:table-cell office:value-type="float" office:value="267.261" calcext:value-type="float">
            <text:p>267.261</text:p>
          </table:table-cell>
          <table:table-cell office:value-type="float" office:value="272.238" calcext:value-type="float">
            <text:p>272.238</text:p>
          </table:table-cell>
          <table:table-cell office:value-type="float" office:value="227.674" calcext:value-type="float">
            <text:p>227.674</text:p>
          </table:table-cell>
          <table:table-cell office:value-type="float" office:value="286.425" calcext:value-type="float">
            <text:p>286.425</text:p>
          </table:table-cell>
          <table:table-cell table:formula="of:=LOG(AVERAGE([.B126:.U126]))^-1" office:value-type="float" office:value="0.411320331707125" calcext:value-type="float">
            <text:p>0.41132033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4.556" calcext:value-type="float">
            <text:p>254.556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2.439" calcext:value-type="float">
            <text:p>282.439</text:p>
          </table:table-cell>
          <table:table-cell office:value-type="float" office:value="291.146" calcext:value-type="float">
            <text:p>291.146</text:p>
          </table:table-cell>
          <table:table-cell office:value-type="float" office:value="273.101" calcext:value-type="float">
            <text:p>273.101</text:p>
          </table:table-cell>
          <table:table-cell office:value-type="float" office:value="311.926" calcext:value-type="float">
            <text:p>311.926</text:p>
          </table:table-cell>
          <table:table-cell office:value-type="float" office:value="250.022" calcext:value-type="float">
            <text:p>250.022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7.87" calcext:value-type="float">
            <text:p>217.87</text:p>
          </table:table-cell>
          <table:table-cell office:value-type="float" office:value="275.063" calcext:value-type="float">
            <text:p>275.063</text:p>
          </table:table-cell>
          <table:table-cell office:value-type="float" office:value="253.486" calcext:value-type="float">
            <text:p>253.486</text:p>
          </table:table-cell>
          <table:table-cell office:value-type="float" office:value="281.603" calcext:value-type="float">
            <text:p>281.603</text:p>
          </table:table-cell>
          <table:table-cell office:value-type="float" office:value="277.145" calcext:value-type="float">
            <text:p>277.145</text:p>
          </table:table-cell>
          <table:table-cell office:value-type="float" office:value="273.963" calcext:value-type="float">
            <text:p>273.963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822" calcext:value-type="float">
            <text:p>294.822</text:p>
          </table:table-cell>
          <table:table-cell office:value-type="float" office:value="266.917" calcext:value-type="float">
            <text:p>266.917</text:p>
          </table:table-cell>
          <table:table-cell office:value-type="float" office:value="272.238" calcext:value-type="float">
            <text:p>272.238</text:p>
          </table:table-cell>
          <table:table-cell office:value-type="float" office:value="227.674" calcext:value-type="float">
            <text:p>227.674</text:p>
          </table:table-cell>
          <table:table-cell office:value-type="float" office:value="286.425" calcext:value-type="float">
            <text:p>286.425</text:p>
          </table:table-cell>
          <table:table-cell table:formula="of:=LOG(AVERAGE([.B127:.U127]))^-1" office:value-type="float" office:value="0.411384277438294" calcext:value-type="float">
            <text:p>0.41138427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4.353" calcext:value-type="float">
            <text:p>254.353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2.001" calcext:value-type="float">
            <text:p>282.001</text:p>
          </table:table-cell>
          <table:table-cell office:value-type="float" office:value="290.763" calcext:value-type="float">
            <text:p>290.763</text:p>
          </table:table-cell>
          <table:table-cell office:value-type="float" office:value="273.149" calcext:value-type="float">
            <text:p>273.149</text:p>
          </table:table-cell>
          <table:table-cell office:value-type="float" office:value="311.926" calcext:value-type="float">
            <text:p>311.926</text:p>
          </table:table-cell>
          <table:table-cell office:value-type="float" office:value="249.844" calcext:value-type="float">
            <text:p>249.844</text:p>
          </table:table-cell>
          <table:table-cell office:value-type="float" office:value="276.118" calcext:value-type="float">
            <text:p>276.118</text:p>
          </table:table-cell>
          <table:table-cell office:value-type="float" office:value="217.87" calcext:value-type="float">
            <text:p>217.87</text:p>
          </table:table-cell>
          <table:table-cell office:value-type="float" office:value="275.063" calcext:value-type="float">
            <text:p>275.063</text:p>
          </table:table-cell>
          <table:table-cell office:value-type="float" office:value="252.61" calcext:value-type="float">
            <text:p>252.61</text:p>
          </table:table-cell>
          <table:table-cell office:value-type="float" office:value="281.603" calcext:value-type="float">
            <text:p>281.603</text:p>
          </table:table-cell>
          <table:table-cell office:value-type="float" office:value="277.145" calcext:value-type="float">
            <text:p>277.145</text:p>
          </table:table-cell>
          <table:table-cell office:value-type="float" office:value="273.904" calcext:value-type="float">
            <text:p>273.904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599" calcext:value-type="float">
            <text:p>294.599</text:p>
          </table:table-cell>
          <table:table-cell office:value-type="float" office:value="266.917" calcext:value-type="float">
            <text:p>266.917</text:p>
          </table:table-cell>
          <table:table-cell office:value-type="float" office:value="272.238" calcext:value-type="float">
            <text:p>272.238</text:p>
          </table:table-cell>
          <table:table-cell office:value-type="float" office:value="226.361" calcext:value-type="float">
            <text:p>226.361</text:p>
          </table:table-cell>
          <table:table-cell office:value-type="float" office:value="286.425" calcext:value-type="float">
            <text:p>286.425</text:p>
          </table:table-cell>
          <table:table-cell table:formula="of:=LOG(AVERAGE([.B128:.U128]))^-1" office:value-type="float" office:value="0.411433701521106" calcext:value-type="float">
            <text:p>0.41143370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4.353" calcext:value-type="float">
            <text:p>254.353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2.001" calcext:value-type="float">
            <text:p>282.001</text:p>
          </table:table-cell>
          <table:table-cell office:value-type="float" office:value="290.763" calcext:value-type="float">
            <text:p>290.763</text:p>
          </table:table-cell>
          <table:table-cell office:value-type="float" office:value="272.899" calcext:value-type="float">
            <text:p>272.899</text:p>
          </table:table-cell>
          <table:table-cell office:value-type="float" office:value="311.926" calcext:value-type="float">
            <text:p>311.926</text:p>
          </table:table-cell>
          <table:table-cell office:value-type="float" office:value="249.844" calcext:value-type="float">
            <text:p>249.844</text:p>
          </table:table-cell>
          <table:table-cell office:value-type="float" office:value="276.116" calcext:value-type="float">
            <text:p>276.116</text:p>
          </table:table-cell>
          <table:table-cell office:value-type="float" office:value="217.82" calcext:value-type="float">
            <text:p>217.82</text:p>
          </table:table-cell>
          <table:table-cell office:value-type="float" office:value="275.063" calcext:value-type="float">
            <text:p>275.063</text:p>
          </table:table-cell>
          <table:table-cell office:value-type="float" office:value="252.503" calcext:value-type="float">
            <text:p>252.503</text:p>
          </table:table-cell>
          <table:table-cell office:value-type="float" office:value="281.603" calcext:value-type="float">
            <text:p>281.603</text:p>
          </table:table-cell>
          <table:table-cell office:value-type="float" office:value="277.102" calcext:value-type="float">
            <text:p>277.102</text:p>
          </table:table-cell>
          <table:table-cell office:value-type="float" office:value="273.904" calcext:value-type="float">
            <text:p>273.904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599" calcext:value-type="float">
            <text:p>294.599</text:p>
          </table:table-cell>
          <table:table-cell office:value-type="float" office:value="266.917" calcext:value-type="float">
            <text:p>266.917</text:p>
          </table:table-cell>
          <table:table-cell office:value-type="float" office:value="272.224" calcext:value-type="float">
            <text:p>272.224</text:p>
          </table:table-cell>
          <table:table-cell office:value-type="float" office:value="226.361" calcext:value-type="float">
            <text:p>226.361</text:p>
          </table:table-cell>
          <table:table-cell office:value-type="float" office:value="286.425" calcext:value-type="float">
            <text:p>286.425</text:p>
          </table:table-cell>
          <table:table-cell table:formula="of:=LOG(AVERAGE([.B129:.U129]))^-1" office:value-type="float" office:value="0.411440058345212" calcext:value-type="float">
            <text:p>0.41144005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4.02" calcext:value-type="float">
            <text:p>254.02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2.001" calcext:value-type="float">
            <text:p>282.001</text:p>
          </table:table-cell>
          <table:table-cell office:value-type="float" office:value="290.763" calcext:value-type="float">
            <text:p>290.763</text:p>
          </table:table-cell>
          <table:table-cell office:value-type="float" office:value="272.979" calcext:value-type="float">
            <text:p>272.979</text:p>
          </table:table-cell>
          <table:table-cell office:value-type="float" office:value="311.926" calcext:value-type="float">
            <text:p>311.926</text:p>
          </table:table-cell>
          <table:table-cell office:value-type="float" office:value="249.785" calcext:value-type="float">
            <text:p>249.785</text:p>
          </table:table-cell>
          <table:table-cell office:value-type="float" office:value="276.109" calcext:value-type="float">
            <text:p>276.109</text:p>
          </table:table-cell>
          <table:table-cell office:value-type="float" office:value="216.688" calcext:value-type="float">
            <text:p>216.688</text:p>
          </table:table-cell>
          <table:table-cell office:value-type="float" office:value="275.063" calcext:value-type="float">
            <text:p>275.063</text:p>
          </table:table-cell>
          <table:table-cell office:value-type="float" office:value="252.454" calcext:value-type="float">
            <text:p>252.454</text:p>
          </table:table-cell>
          <table:table-cell office:value-type="float" office:value="281.603" calcext:value-type="float">
            <text:p>281.603</text:p>
          </table:table-cell>
          <table:table-cell office:value-type="float" office:value="277.078" calcext:value-type="float">
            <text:p>277.078</text:p>
          </table:table-cell>
          <table:table-cell office:value-type="float" office:value="273.724" calcext:value-type="float">
            <text:p>273.724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599" calcext:value-type="float">
            <text:p>294.599</text:p>
          </table:table-cell>
          <table:table-cell office:value-type="float" office:value="266.917" calcext:value-type="float">
            <text:p>266.917</text:p>
          </table:table-cell>
          <table:table-cell office:value-type="float" office:value="272.183" calcext:value-type="float">
            <text:p>272.183</text:p>
          </table:table-cell>
          <table:table-cell office:value-type="float" office:value="225.969" calcext:value-type="float">
            <text:p>225.969</text:p>
          </table:table-cell>
          <table:table-cell office:value-type="float" office:value="286.425" calcext:value-type="float">
            <text:p>286.425</text:p>
          </table:table-cell>
          <table:table-cell table:formula="of:=LOG(AVERAGE([.B130:.U130]))^-1" office:value-type="float" office:value="0.411469219262944" calcext:value-type="float">
            <text:p>0.41146921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3.876" calcext:value-type="float">
            <text:p>253.876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2.001" calcext:value-type="float">
            <text:p>282.001</text:p>
          </table:table-cell>
          <table:table-cell office:value-type="float" office:value="289.819" calcext:value-type="float">
            <text:p>289.819</text:p>
          </table:table-cell>
          <table:table-cell office:value-type="float" office:value="272.121" calcext:value-type="float">
            <text:p>272.121</text:p>
          </table:table-cell>
          <table:table-cell office:value-type="float" office:value="311.926" calcext:value-type="float">
            <text:p>311.926</text:p>
          </table:table-cell>
          <table:table-cell office:value-type="float" office:value="249.73" calcext:value-type="float">
            <text:p>249.73</text:p>
          </table:table-cell>
          <table:table-cell office:value-type="float" office:value="276.089" calcext:value-type="float">
            <text:p>276.089</text:p>
          </table:table-cell>
          <table:table-cell office:value-type="float" office:value="216.688" calcext:value-type="float">
            <text:p>216.688</text:p>
          </table:table-cell>
          <table:table-cell office:value-type="float" office:value="275.085" calcext:value-type="float">
            <text:p>275.085</text:p>
          </table:table-cell>
          <table:table-cell office:value-type="float" office:value="251.776" calcext:value-type="float">
            <text:p>251.776</text:p>
          </table:table-cell>
          <table:table-cell office:value-type="float" office:value="281.483" calcext:value-type="float">
            <text:p>281.483</text:p>
          </table:table-cell>
          <table:table-cell office:value-type="float" office:value="276.397" calcext:value-type="float">
            <text:p>276.397</text:p>
          </table:table-cell>
          <table:table-cell office:value-type="float" office:value="273.72" calcext:value-type="float">
            <text:p>273.72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599" calcext:value-type="float">
            <text:p>294.599</text:p>
          </table:table-cell>
          <table:table-cell office:value-type="float" office:value="266.917" calcext:value-type="float">
            <text:p>266.917</text:p>
          </table:table-cell>
          <table:table-cell office:value-type="float" office:value="272.183" calcext:value-type="float">
            <text:p>272.183</text:p>
          </table:table-cell>
          <table:table-cell office:value-type="float" office:value="225.969" calcext:value-type="float">
            <text:p>225.969</text:p>
          </table:table-cell>
          <table:table-cell office:value-type="float" office:value="286.425" calcext:value-type="float">
            <text:p>286.425</text:p>
          </table:table-cell>
          <table:table-cell table:formula="of:=LOG(AVERAGE([.B131:.U131]))^-1" office:value-type="float" office:value="0.411516767335652" calcext:value-type="float">
            <text:p>0.41151676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3.837" calcext:value-type="float">
            <text:p>253.837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2.001" calcext:value-type="float">
            <text:p>282.001</text:p>
          </table:table-cell>
          <table:table-cell office:value-type="float" office:value="289.819" calcext:value-type="float">
            <text:p>289.819</text:p>
          </table:table-cell>
          <table:table-cell office:value-type="float" office:value="272.121" calcext:value-type="float">
            <text:p>272.121</text:p>
          </table:table-cell>
          <table:table-cell office:value-type="float" office:value="311.81" calcext:value-type="float">
            <text:p>311.81</text:p>
          </table:table-cell>
          <table:table-cell office:value-type="float" office:value="249.73" calcext:value-type="float">
            <text:p>249.73</text:p>
          </table:table-cell>
          <table:table-cell office:value-type="float" office:value="276.089" calcext:value-type="float">
            <text:p>276.089</text:p>
          </table:table-cell>
          <table:table-cell office:value-type="float" office:value="216.688" calcext:value-type="float">
            <text:p>216.688</text:p>
          </table:table-cell>
          <table:table-cell office:value-type="float" office:value="274.257" calcext:value-type="float">
            <text:p>274.257</text:p>
          </table:table-cell>
          <table:table-cell office:value-type="float" office:value="251.776" calcext:value-type="float">
            <text:p>251.776</text:p>
          </table:table-cell>
          <table:table-cell office:value-type="float" office:value="281.483" calcext:value-type="float">
            <text:p>281.483</text:p>
          </table:table-cell>
          <table:table-cell office:value-type="float" office:value="276.114" calcext:value-type="float">
            <text:p>276.114</text:p>
          </table:table-cell>
          <table:table-cell office:value-type="float" office:value="273.68" calcext:value-type="float">
            <text:p>273.68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577" calcext:value-type="float">
            <text:p>294.577</text:p>
          </table:table-cell>
          <table:table-cell office:value-type="float" office:value="266.917" calcext:value-type="float">
            <text:p>266.917</text:p>
          </table:table-cell>
          <table:table-cell office:value-type="float" office:value="272.109" calcext:value-type="float">
            <text:p>272.109</text:p>
          </table:table-cell>
          <table:table-cell office:value-type="float" office:value="225.969" calcext:value-type="float">
            <text:p>225.969</text:p>
          </table:table-cell>
          <table:table-cell office:value-type="float" office:value="286.425" calcext:value-type="float">
            <text:p>286.425</text:p>
          </table:table-cell>
          <table:table-cell table:formula="of:=LOG(AVERAGE([.B132:.U132]))^-1" office:value-type="float" office:value="0.411535923984223" calcext:value-type="float">
            <text:p>0.4115359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3.242" calcext:value-type="float">
            <text:p>253.242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1.603" calcext:value-type="float">
            <text:p>281.603</text:p>
          </table:table-cell>
          <table:table-cell office:value-type="float" office:value="289.819" calcext:value-type="float">
            <text:p>289.819</text:p>
          </table:table-cell>
          <table:table-cell office:value-type="float" office:value="272.084" calcext:value-type="float">
            <text:p>272.084</text:p>
          </table:table-cell>
          <table:table-cell office:value-type="float" office:value="311.774" calcext:value-type="float">
            <text:p>311.774</text:p>
          </table:table-cell>
          <table:table-cell office:value-type="float" office:value="249.73" calcext:value-type="float">
            <text:p>249.73</text:p>
          </table:table-cell>
          <table:table-cell office:value-type="float" office:value="276.089" calcext:value-type="float">
            <text:p>276.089</text:p>
          </table:table-cell>
          <table:table-cell office:value-type="float" office:value="216.563" calcext:value-type="float">
            <text:p>216.563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1.592" calcext:value-type="float">
            <text:p>251.592</text:p>
          </table:table-cell>
          <table:table-cell office:value-type="float" office:value="281.445" calcext:value-type="float">
            <text:p>281.445</text:p>
          </table:table-cell>
          <table:table-cell office:value-type="float" office:value="276.114" calcext:value-type="float">
            <text:p>276.114</text:p>
          </table:table-cell>
          <table:table-cell office:value-type="float" office:value="273.68" calcext:value-type="float">
            <text:p>273.68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577" calcext:value-type="float">
            <text:p>294.577</text:p>
          </table:table-cell>
          <table:table-cell office:value-type="float" office:value="266.659" calcext:value-type="float">
            <text:p>266.659</text:p>
          </table:table-cell>
          <table:table-cell office:value-type="float" office:value="272.109" calcext:value-type="float">
            <text:p>272.109</text:p>
          </table:table-cell>
          <table:table-cell office:value-type="float" office:value="225.969" calcext:value-type="float">
            <text:p>225.969</text:p>
          </table:table-cell>
          <table:table-cell office:value-type="float" office:value="286.425" calcext:value-type="float">
            <text:p>286.425</text:p>
          </table:table-cell>
          <table:table-cell table:formula="of:=LOG(AVERAGE([.B133:.U133]))^-1" office:value-type="float" office:value="0.411567556840468" calcext:value-type="float">
            <text:p>0.41156755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1.603" calcext:value-type="float">
            <text:p>281.603</text:p>
          </table:table-cell>
          <table:table-cell office:value-type="float" office:value="289.543" calcext:value-type="float">
            <text:p>289.543</text:p>
          </table:table-cell>
          <table:table-cell office:value-type="float" office:value="272.084" calcext:value-type="float">
            <text:p>272.084</text:p>
          </table:table-cell>
          <table:table-cell office:value-type="float" office:value="311.393" calcext:value-type="float">
            <text:p>311.393</text:p>
          </table:table-cell>
          <table:table-cell office:value-type="float" office:value="249.558" calcext:value-type="float">
            <text:p>249.558</text:p>
          </table:table-cell>
          <table:table-cell office:value-type="float" office:value="274.981" calcext:value-type="float">
            <text:p>274.981</text:p>
          </table:table-cell>
          <table:table-cell office:value-type="float" office:value="216.15" calcext:value-type="float">
            <text:p>216.15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1.592" calcext:value-type="float">
            <text:p>251.592</text:p>
          </table:table-cell>
          <table:table-cell office:value-type="float" office:value="281.445" calcext:value-type="float">
            <text:p>281.445</text:p>
          </table:table-cell>
          <table:table-cell office:value-type="float" office:value="276.114" calcext:value-type="float">
            <text:p>276.114</text:p>
          </table:table-cell>
          <table:table-cell office:value-type="float" office:value="273.564" calcext:value-type="float">
            <text:p>273.564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577" calcext:value-type="float">
            <text:p>294.577</text:p>
          </table:table-cell>
          <table:table-cell office:value-type="float" office:value="266.659" calcext:value-type="float">
            <text:p>266.659</text:p>
          </table:table-cell>
          <table:table-cell office:value-type="float" office:value="272.056" calcext:value-type="float">
            <text:p>272.056</text:p>
          </table:table-cell>
          <table:table-cell office:value-type="float" office:value="225.969" calcext:value-type="float">
            <text:p>225.969</text:p>
          </table:table-cell>
          <table:table-cell office:value-type="float" office:value="286.425" calcext:value-type="float">
            <text:p>286.425</text:p>
          </table:table-cell>
          <table:table-cell table:formula="of:=LOG(AVERAGE([.B134:.U134]))^-1" office:value-type="float" office:value="0.41160216360483" calcext:value-type="float">
            <text:p>0.41160216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1.372" calcext:value-type="float">
            <text:p>281.372</text:p>
          </table:table-cell>
          <table:table-cell office:value-type="float" office:value="288.967" calcext:value-type="float">
            <text:p>288.967</text:p>
          </table:table-cell>
          <table:table-cell office:value-type="float" office:value="272.048" calcext:value-type="float">
            <text:p>272.048</text:p>
          </table:table-cell>
          <table:table-cell office:value-type="float" office:value="311.393" calcext:value-type="float">
            <text:p>311.393</text:p>
          </table:table-cell>
          <table:table-cell office:value-type="float" office:value="249.558" calcext:value-type="float">
            <text:p>249.558</text:p>
          </table:table-cell>
          <table:table-cell office:value-type="float" office:value="274.816" calcext:value-type="float">
            <text:p>274.816</text:p>
          </table:table-cell>
          <table:table-cell office:value-type="float" office:value="216.15" calcext:value-type="float">
            <text:p>216.15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1.592" calcext:value-type="float">
            <text:p>251.592</text:p>
          </table:table-cell>
          <table:table-cell office:value-type="float" office:value="280.946" calcext:value-type="float">
            <text:p>280.946</text:p>
          </table:table-cell>
          <table:table-cell office:value-type="float" office:value="276.114" calcext:value-type="float">
            <text:p>276.114</text:p>
          </table:table-cell>
          <table:table-cell office:value-type="float" office:value="273.564" calcext:value-type="float">
            <text:p>273.564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577" calcext:value-type="float">
            <text:p>294.577</text:p>
          </table:table-cell>
          <table:table-cell office:value-type="float" office:value="266.659" calcext:value-type="float">
            <text:p>266.659</text:p>
          </table:table-cell>
          <table:table-cell office:value-type="float" office:value="272.056" calcext:value-type="float">
            <text:p>272.056</text:p>
          </table:table-cell>
          <table:table-cell office:value-type="float" office:value="225.958" calcext:value-type="float">
            <text:p>225.958</text:p>
          </table:table-cell>
          <table:table-cell office:value-type="float" office:value="286.425" calcext:value-type="float">
            <text:p>286.425</text:p>
          </table:table-cell>
          <table:table-cell table:formula="of:=LOG(AVERAGE([.B135:.U135]))^-1" office:value-type="float" office:value="0.411622938275013" calcext:value-type="float">
            <text:p>0.41162293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1.372" calcext:value-type="float">
            <text:p>281.372</text:p>
          </table:table-cell>
          <table:table-cell office:value-type="float" office:value="288.967" calcext:value-type="float">
            <text:p>288.967</text:p>
          </table:table-cell>
          <table:table-cell office:value-type="float" office:value="272.048" calcext:value-type="float">
            <text:p>272.048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9.104" calcext:value-type="float">
            <text:p>249.104</text:p>
          </table:table-cell>
          <table:table-cell office:value-type="float" office:value="274.816" calcext:value-type="float">
            <text:p>274.816</text:p>
          </table:table-cell>
          <table:table-cell office:value-type="float" office:value="216.15" calcext:value-type="float">
            <text:p>216.15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1.362" calcext:value-type="float">
            <text:p>251.362</text:p>
          </table:table-cell>
          <table:table-cell office:value-type="float" office:value="279.767" calcext:value-type="float">
            <text:p>279.767</text:p>
          </table:table-cell>
          <table:table-cell office:value-type="float" office:value="276.114" calcext:value-type="float">
            <text:p>276.114</text:p>
          </table:table-cell>
          <table:table-cell office:value-type="float" office:value="273.541" calcext:value-type="float">
            <text:p>273.541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307" calcext:value-type="float">
            <text:p>294.307</text:p>
          </table:table-cell>
          <table:table-cell office:value-type="float" office:value="266.659" calcext:value-type="float">
            <text:p>266.659</text:p>
          </table:table-cell>
          <table:table-cell office:value-type="float" office:value="271.876" calcext:value-type="float">
            <text:p>271.876</text:p>
          </table:table-cell>
          <table:table-cell office:value-type="float" office:value="225.911" calcext:value-type="float">
            <text:p>225.911</text:p>
          </table:table-cell>
          <table:table-cell office:value-type="float" office:value="286.425" calcext:value-type="float">
            <text:p>286.425</text:p>
          </table:table-cell>
          <table:table-cell table:formula="of:=LOG(AVERAGE([.B136:.U136]))^-1" office:value-type="float" office:value="0.411656210753236" calcext:value-type="float">
            <text:p>0.41165621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1.372" calcext:value-type="float">
            <text:p>281.372</text:p>
          </table:table-cell>
          <table:table-cell office:value-type="float" office:value="289.478" calcext:value-type="float">
            <text:p>289.478</text:p>
          </table:table-cell>
          <table:table-cell office:value-type="float" office:value="271.943" calcext:value-type="float">
            <text:p>271.943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9.104" calcext:value-type="float">
            <text:p>249.104</text:p>
          </table:table-cell>
          <table:table-cell office:value-type="float" office:value="274.78" calcext:value-type="float">
            <text:p>274.78</text:p>
          </table:table-cell>
          <table:table-cell office:value-type="float" office:value="216.016" calcext:value-type="float">
            <text:p>216.016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1.362" calcext:value-type="float">
            <text:p>251.362</text:p>
          </table:table-cell>
          <table:table-cell office:value-type="float" office:value="279.767" calcext:value-type="float">
            <text:p>279.767</text:p>
          </table:table-cell>
          <table:table-cell office:value-type="float" office:value="276.114" calcext:value-type="float">
            <text:p>276.114</text:p>
          </table:table-cell>
          <table:table-cell office:value-type="float" office:value="273.419" calcext:value-type="float">
            <text:p>273.419</text:p>
          </table:table-cell>
          <table:table-cell office:value-type="float" office:value="270.972" calcext:value-type="float">
            <text:p>270.972</text:p>
          </table:table-cell>
          <table:table-cell office:value-type="float" office:value="294.439" calcext:value-type="float">
            <text:p>294.439</text:p>
          </table:table-cell>
          <table:table-cell office:value-type="float" office:value="266.659" calcext:value-type="float">
            <text:p>266.659</text:p>
          </table:table-cell>
          <table:table-cell office:value-type="float" office:value="271.876" calcext:value-type="float">
            <text:p>271.876</text:p>
          </table:table-cell>
          <table:table-cell office:value-type="float" office:value="225.619" calcext:value-type="float">
            <text:p>225.619</text:p>
          </table:table-cell>
          <table:table-cell office:value-type="float" office:value="286.425" calcext:value-type="float">
            <text:p>286.425</text:p>
          </table:table-cell>
          <table:table-cell table:formula="of:=LOG(AVERAGE([.B137:.U137]))^-1" office:value-type="float" office:value="0.411656840799613" calcext:value-type="float">
            <text:p>0.41165684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1.219" calcext:value-type="float">
            <text:p>281.219</text:p>
          </table:table-cell>
          <table:table-cell office:value-type="float" office:value="289.219" calcext:value-type="float">
            <text:p>289.219</text:p>
          </table:table-cell>
          <table:table-cell office:value-type="float" office:value="271.943" calcext:value-type="float">
            <text:p>271.943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9.069" calcext:value-type="float">
            <text:p>249.069</text:p>
          </table:table-cell>
          <table:table-cell office:value-type="float" office:value="274.78" calcext:value-type="float">
            <text:p>274.78</text:p>
          </table:table-cell>
          <table:table-cell office:value-type="float" office:value="216.016" calcext:value-type="float">
            <text:p>216.016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1.116" calcext:value-type="float">
            <text:p>251.116</text:p>
          </table:table-cell>
          <table:table-cell office:value-type="float" office:value="279.767" calcext:value-type="float">
            <text:p>279.767</text:p>
          </table:table-cell>
          <table:table-cell office:value-type="float" office:value="276.038" calcext:value-type="float">
            <text:p>276.038</text:p>
          </table:table-cell>
          <table:table-cell office:value-type="float" office:value="273.419" calcext:value-type="float">
            <text:p>273.419</text:p>
          </table:table-cell>
          <table:table-cell office:value-type="float" office:value="270.881" calcext:value-type="float">
            <text:p>270.881</text:p>
          </table:table-cell>
          <table:table-cell office:value-type="float" office:value="294.439" calcext:value-type="float">
            <text:p>294.439</text:p>
          </table:table-cell>
          <table:table-cell office:value-type="float" office:value="266.552" calcext:value-type="float">
            <text:p>266.552</text:p>
          </table:table-cell>
          <table:table-cell office:value-type="float" office:value="271.607" calcext:value-type="float">
            <text:p>271.607</text:p>
          </table:table-cell>
          <table:table-cell office:value-type="float" office:value="225.623" calcext:value-type="float">
            <text:p>225.623</text:p>
          </table:table-cell>
          <table:table-cell office:value-type="float" office:value="286.425" calcext:value-type="float">
            <text:p>286.425</text:p>
          </table:table-cell>
          <table:table-cell table:formula="of:=LOG(AVERAGE([.B138:.U138]))^-1" office:value-type="float" office:value="0.411673717809923" calcext:value-type="float">
            <text:p>0.41167371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255.179" calcext:value-type="float">
            <text:p>255.179</text:p>
          </table:table-cell>
          <table:table-cell office:value-type="float" office:value="281.129" calcext:value-type="float">
            <text:p>281.129</text:p>
          </table:table-cell>
          <table:table-cell office:value-type="float" office:value="289.219" calcext:value-type="float">
            <text:p>289.219</text:p>
          </table:table-cell>
          <table:table-cell office:value-type="float" office:value="271.943" calcext:value-type="float">
            <text:p>271.943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9.029" calcext:value-type="float">
            <text:p>249.029</text:p>
          </table:table-cell>
          <table:table-cell office:value-type="float" office:value="274.744" calcext:value-type="float">
            <text:p>274.744</text:p>
          </table:table-cell>
          <table:table-cell office:value-type="float" office:value="215.693" calcext:value-type="float">
            <text:p>215.693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1.116" calcext:value-type="float">
            <text:p>251.116</text:p>
          </table:table-cell>
          <table:table-cell office:value-type="float" office:value="279.588" calcext:value-type="float">
            <text:p>279.588</text:p>
          </table:table-cell>
          <table:table-cell office:value-type="float" office:value="276.038" calcext:value-type="float">
            <text:p>276.038</text:p>
          </table:table-cell>
          <table:table-cell office:value-type="float" office:value="273.305" calcext:value-type="float">
            <text:p>273.305</text:p>
          </table:table-cell>
          <table:table-cell office:value-type="float" office:value="270.881" calcext:value-type="float">
            <text:p>270.881</text:p>
          </table:table-cell>
          <table:table-cell office:value-type="float" office:value="294.439" calcext:value-type="float">
            <text:p>294.439</text:p>
          </table:table-cell>
          <table:table-cell office:value-type="float" office:value="266.552" calcext:value-type="float">
            <text:p>266.552</text:p>
          </table:table-cell>
          <table:table-cell office:value-type="float" office:value="271.607" calcext:value-type="float">
            <text:p>271.607</text:p>
          </table:table-cell>
          <table:table-cell office:value-type="float" office:value="225.616" calcext:value-type="float">
            <text:p>225.616</text:p>
          </table:table-cell>
          <table:table-cell office:value-type="float" office:value="286.425" calcext:value-type="float">
            <text:p>286.425</text:p>
          </table:table-cell>
          <table:table-cell table:formula="of:=LOG(AVERAGE([.B139:.U139]))^-1" office:value-type="float" office:value="0.411691984325632" calcext:value-type="float">
            <text:p>0.41169198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2.729" calcext:value-type="float">
            <text:p>252.729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1.169" calcext:value-type="float">
            <text:p>281.169</text:p>
          </table:table-cell>
          <table:table-cell office:value-type="float" office:value="288.6" calcext:value-type="float">
            <text:p>288.6</text:p>
          </table:table-cell>
          <table:table-cell office:value-type="float" office:value="271.929" calcext:value-type="float">
            <text:p>271.929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9.093" calcext:value-type="float">
            <text:p>249.093</text:p>
          </table:table-cell>
          <table:table-cell office:value-type="float" office:value="274.667" calcext:value-type="float">
            <text:p>274.667</text:p>
          </table:table-cell>
          <table:table-cell office:value-type="float" office:value="215.693" calcext:value-type="float">
            <text:p>215.693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0.881" calcext:value-type="float">
            <text:p>250.881</text:p>
          </table:table-cell>
          <table:table-cell office:value-type="float" office:value="279.588" calcext:value-type="float">
            <text:p>279.588</text:p>
          </table:table-cell>
          <table:table-cell office:value-type="float" office:value="276.038" calcext:value-type="float">
            <text:p>276.038</text:p>
          </table:table-cell>
          <table:table-cell office:value-type="float" office:value="273.27" calcext:value-type="float">
            <text:p>273.27</text:p>
          </table:table-cell>
          <table:table-cell office:value-type="float" office:value="270.773" calcext:value-type="float">
            <text:p>270.773</text:p>
          </table:table-cell>
          <table:table-cell office:value-type="float" office:value="294.404" calcext:value-type="float">
            <text:p>294.404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607" calcext:value-type="float">
            <text:p>271.607</text:p>
          </table:table-cell>
          <table:table-cell office:value-type="float" office:value="225.616" calcext:value-type="float">
            <text:p>225.616</text:p>
          </table:table-cell>
          <table:table-cell office:value-type="float" office:value="286.425" calcext:value-type="float">
            <text:p>286.425</text:p>
          </table:table-cell>
          <table:table-cell table:formula="of:=LOG(AVERAGE([.B140:.U140]))^-1" office:value-type="float" office:value="0.411712258729423" calcext:value-type="float">
            <text:p>0.41171225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2.729" calcext:value-type="float">
            <text:p>252.729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1.154" calcext:value-type="float">
            <text:p>281.154</text:p>
          </table:table-cell>
          <table:table-cell office:value-type="float" office:value="288.6" calcext:value-type="float">
            <text:p>288.6</text:p>
          </table:table-cell>
          <table:table-cell office:value-type="float" office:value="271.521" calcext:value-type="float">
            <text:p>271.521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8.835" calcext:value-type="float">
            <text:p>248.835</text:p>
          </table:table-cell>
          <table:table-cell office:value-type="float" office:value="274.667" calcext:value-type="float">
            <text:p>274.667</text:p>
          </table:table-cell>
          <table:table-cell office:value-type="float" office:value="215.449" calcext:value-type="float">
            <text:p>215.449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0.881" calcext:value-type="float">
            <text:p>250.881</text:p>
          </table:table-cell>
          <table:table-cell office:value-type="float" office:value="279.588" calcext:value-type="float">
            <text:p>279.588</text:p>
          </table:table-cell>
          <table:table-cell office:value-type="float" office:value="276.038" calcext:value-type="float">
            <text:p>276.038</text:p>
          </table:table-cell>
          <table:table-cell office:value-type="float" office:value="273.27" calcext:value-type="float">
            <text:p>273.27</text:p>
          </table:table-cell>
          <table:table-cell office:value-type="float" office:value="270.773" calcext:value-type="float">
            <text:p>270.773</text:p>
          </table:table-cell>
          <table:table-cell office:value-type="float" office:value="294.404" calcext:value-type="float">
            <text:p>294.404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607" calcext:value-type="float">
            <text:p>271.607</text:p>
          </table:table-cell>
          <table:table-cell office:value-type="float" office:value="225.521" calcext:value-type="float">
            <text:p>225.521</text:p>
          </table:table-cell>
          <table:table-cell office:value-type="float" office:value="286.425" calcext:value-type="float">
            <text:p>286.425</text:p>
          </table:table-cell>
          <table:table-cell table:formula="of:=LOG(AVERAGE([.B141:.U141]))^-1" office:value-type="float" office:value="0.411726245494925" calcext:value-type="float">
            <text:p>0.41172624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2.646" calcext:value-type="float">
            <text:p>252.646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0.855" calcext:value-type="float">
            <text:p>280.855</text:p>
          </table:table-cell>
          <table:table-cell office:value-type="float" office:value="288.6" calcext:value-type="float">
            <text:p>288.6</text:p>
          </table:table-cell>
          <table:table-cell office:value-type="float" office:value="271.521" calcext:value-type="float">
            <text:p>271.521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8.699" calcext:value-type="float">
            <text:p>248.699</text:p>
          </table:table-cell>
          <table:table-cell office:value-type="float" office:value="274.667" calcext:value-type="float">
            <text:p>274.667</text:p>
          </table:table-cell>
          <table:table-cell office:value-type="float" office:value="215.449" calcext:value-type="float">
            <text:p>215.449</text:p>
          </table:table-cell>
          <table:table-cell office:value-type="float" office:value="273.614" calcext:value-type="float">
            <text:p>273.614</text:p>
          </table:table-cell>
          <table:table-cell office:value-type="float" office:value="250.881" calcext:value-type="float">
            <text:p>250.881</text:p>
          </table:table-cell>
          <table:table-cell office:value-type="float" office:value="279.376" calcext:value-type="float">
            <text:p>279.376</text:p>
          </table:table-cell>
          <table:table-cell office:value-type="float" office:value="276.004" calcext:value-type="float">
            <text:p>276.004</text:p>
          </table:table-cell>
          <table:table-cell office:value-type="float" office:value="273.27" calcext:value-type="float">
            <text:p>273.27</text:p>
          </table:table-cell>
          <table:table-cell office:value-type="float" office:value="270.773" calcext:value-type="float">
            <text:p>270.773</text:p>
          </table:table-cell>
          <table:table-cell office:value-type="float" office:value="294.404" calcext:value-type="float">
            <text:p>294.404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607" calcext:value-type="float">
            <text:p>271.607</text:p>
          </table:table-cell>
          <table:table-cell office:value-type="float" office:value="225.521" calcext:value-type="float">
            <text:p>225.521</text:p>
          </table:table-cell>
          <table:table-cell office:value-type="float" office:value="286.425" calcext:value-type="float">
            <text:p>286.425</text:p>
          </table:table-cell>
          <table:table-cell table:formula="of:=LOG(AVERAGE([.B142:.U142]))^-1" office:value-type="float" office:value="0.411736724220087" calcext:value-type="float">
            <text:p>0.41173672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2.729" calcext:value-type="float">
            <text:p>252.729</text:p>
          </table:table-cell>
          <table:table-cell office:value-type="float" office:value="255.723" calcext:value-type="float">
            <text:p>255.723</text:p>
          </table:table-cell>
          <table:table-cell office:value-type="float" office:value="280.855" calcext:value-type="float">
            <text:p>280.855</text:p>
          </table:table-cell>
          <table:table-cell office:value-type="float" office:value="287.609" calcext:value-type="float">
            <text:p>287.609</text:p>
          </table:table-cell>
          <table:table-cell office:value-type="float" office:value="270.316" calcext:value-type="float">
            <text:p>270.316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8.699" calcext:value-type="float">
            <text:p>248.699</text:p>
          </table:table-cell>
          <table:table-cell office:value-type="float" office:value="274.667" calcext:value-type="float">
            <text:p>274.667</text:p>
          </table:table-cell>
          <table:table-cell office:value-type="float" office:value="215.449" calcext:value-type="float">
            <text:p>215.449</text:p>
          </table:table-cell>
          <table:table-cell office:value-type="float" office:value="273.549" calcext:value-type="float">
            <text:p>273.549</text:p>
          </table:table-cell>
          <table:table-cell office:value-type="float" office:value="250.699" calcext:value-type="float">
            <text:p>250.699</text:p>
          </table:table-cell>
          <table:table-cell office:value-type="float" office:value="279.376" calcext:value-type="float">
            <text:p>279.376</text:p>
          </table:table-cell>
          <table:table-cell office:value-type="float" office:value="276.004" calcext:value-type="float">
            <text:p>276.004</text:p>
          </table:table-cell>
          <table:table-cell office:value-type="float" office:value="273.234" calcext:value-type="float">
            <text:p>273.234</text:p>
          </table:table-cell>
          <table:table-cell office:value-type="float" office:value="270.773" calcext:value-type="float">
            <text:p>270.773</text:p>
          </table:table-cell>
          <table:table-cell office:value-type="float" office:value="294.404" calcext:value-type="float">
            <text:p>294.404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607" calcext:value-type="float">
            <text:p>271.607</text:p>
          </table:table-cell>
          <table:table-cell office:value-type="float" office:value="225.521" calcext:value-type="float">
            <text:p>225.521</text:p>
          </table:table-cell>
          <table:table-cell office:value-type="float" office:value="286.425" calcext:value-type="float">
            <text:p>286.425</text:p>
          </table:table-cell>
          <table:table-cell table:formula="of:=LOG(AVERAGE([.B143:.U143]))^-1" office:value-type="float" office:value="0.411769599956668" calcext:value-type="float">
            <text:p>0.41176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2.729" calcext:value-type="float">
            <text:p>252.729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737" calcext:value-type="float">
            <text:p>280.737</text:p>
          </table:table-cell>
          <table:table-cell office:value-type="float" office:value="286.954" calcext:value-type="float">
            <text:p>286.954</text:p>
          </table:table-cell>
          <table:table-cell office:value-type="float" office:value="270.316" calcext:value-type="float">
            <text:p>270.316</text:p>
          </table:table-cell>
          <table:table-cell office:value-type="float" office:value="311.346" calcext:value-type="float">
            <text:p>311.346</text:p>
          </table:table-cell>
          <table:table-cell office:value-type="float" office:value="248.254" calcext:value-type="float">
            <text:p>248.254</text:p>
          </table:table-cell>
          <table:table-cell office:value-type="float" office:value="274.667" calcext:value-type="float">
            <text:p>274.667</text:p>
          </table:table-cell>
          <table:table-cell office:value-type="float" office:value="215.449" calcext:value-type="float">
            <text:p>215.449</text:p>
          </table:table-cell>
          <table:table-cell office:value-type="float" office:value="273.449" calcext:value-type="float">
            <text:p>273.449</text:p>
          </table:table-cell>
          <table:table-cell office:value-type="float" office:value="250.684" calcext:value-type="float">
            <text:p>250.684</text:p>
          </table:table-cell>
          <table:table-cell office:value-type="float" office:value="279.376" calcext:value-type="float">
            <text:p>279.376</text:p>
          </table:table-cell>
          <table:table-cell office:value-type="float" office:value="275.993" calcext:value-type="float">
            <text:p>275.993</text:p>
          </table:table-cell>
          <table:table-cell office:value-type="float" office:value="273.143" calcext:value-type="float">
            <text:p>273.143</text:p>
          </table:table-cell>
          <table:table-cell office:value-type="float" office:value="270.773" calcext:value-type="float">
            <text:p>270.773</text:p>
          </table:table-cell>
          <table:table-cell office:value-type="float" office:value="294.404" calcext:value-type="float">
            <text:p>294.404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553" calcext:value-type="float">
            <text:p>271.553</text:p>
          </table:table-cell>
          <table:table-cell office:value-type="float" office:value="225.521" calcext:value-type="float">
            <text:p>225.521</text:p>
          </table:table-cell>
          <table:table-cell office:value-type="float" office:value="286.425" calcext:value-type="float">
            <text:p>286.425</text:p>
          </table:table-cell>
          <table:table-cell table:formula="of:=LOG(AVERAGE([.B144:.U144]))^-1" office:value-type="float" office:value="0.411807426211208" calcext:value-type="float">
            <text:p>0.41180742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2.546" calcext:value-type="float">
            <text:p>252.546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737" calcext:value-type="float">
            <text:p>280.737</text:p>
          </table:table-cell>
          <table:table-cell office:value-type="float" office:value="286.954" calcext:value-type="float">
            <text:p>286.954</text:p>
          </table:table-cell>
          <table:table-cell office:value-type="float" office:value="270.316" calcext:value-type="float">
            <text:p>270.316</text:p>
          </table:table-cell>
          <table:table-cell office:value-type="float" office:value="311.283" calcext:value-type="float">
            <text:p>311.283</text:p>
          </table:table-cell>
          <table:table-cell office:value-type="float" office:value="248.243" calcext:value-type="float">
            <text:p>248.243</text:p>
          </table:table-cell>
          <table:table-cell office:value-type="float" office:value="274.588" calcext:value-type="float">
            <text:p>274.588</text:p>
          </table:table-cell>
          <table:table-cell office:value-type="float" office:value="215.449" calcext:value-type="float">
            <text:p>215.449</text:p>
          </table:table-cell>
          <table:table-cell office:value-type="float" office:value="273.449" calcext:value-type="float">
            <text:p>273.449</text:p>
          </table:table-cell>
          <table:table-cell office:value-type="float" office:value="250.164" calcext:value-type="float">
            <text:p>250.164</text:p>
          </table:table-cell>
          <table:table-cell office:value-type="float" office:value="278.19" calcext:value-type="float">
            <text:p>278.19</text:p>
          </table:table-cell>
          <table:table-cell office:value-type="float" office:value="275.993" calcext:value-type="float">
            <text:p>275.993</text:p>
          </table:table-cell>
          <table:table-cell office:value-type="float" office:value="273.05" calcext:value-type="float">
            <text:p>273.05</text:p>
          </table:table-cell>
          <table:table-cell office:value-type="float" office:value="270.76" calcext:value-type="float">
            <text:p>270.76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473" calcext:value-type="float">
            <text:p>271.473</text:p>
          </table:table-cell>
          <table:table-cell office:value-type="float" office:value="224.997" calcext:value-type="float">
            <text:p>224.997</text:p>
          </table:table-cell>
          <table:table-cell office:value-type="float" office:value="286.425" calcext:value-type="float">
            <text:p>286.425</text:p>
          </table:table-cell>
          <table:table-cell table:formula="of:=LOG(AVERAGE([.B145:.U145]))^-1" office:value-type="float" office:value="0.411845333838206" calcext:value-type="float">
            <text:p>0.41184533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2.546" calcext:value-type="float">
            <text:p>252.546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488" calcext:value-type="float">
            <text:p>280.488</text:p>
          </table:table-cell>
          <table:table-cell office:value-type="float" office:value="286.951" calcext:value-type="float">
            <text:p>286.951</text:p>
          </table:table-cell>
          <table:table-cell office:value-type="float" office:value="270.302" calcext:value-type="float">
            <text:p>270.302</text:p>
          </table:table-cell>
          <table:table-cell office:value-type="float" office:value="311.283" calcext:value-type="float">
            <text:p>311.283</text:p>
          </table:table-cell>
          <table:table-cell office:value-type="float" office:value="246.618" calcext:value-type="float">
            <text:p>246.618</text:p>
          </table:table-cell>
          <table:table-cell office:value-type="float" office:value="274.588" calcext:value-type="float">
            <text:p>274.588</text:p>
          </table:table-cell>
          <table:table-cell office:value-type="float" office:value="215.214" calcext:value-type="float">
            <text:p>215.214</text:p>
          </table:table-cell>
          <table:table-cell office:value-type="float" office:value="273.449" calcext:value-type="float">
            <text:p>273.449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78.19" calcext:value-type="float">
            <text:p>278.19</text:p>
          </table:table-cell>
          <table:table-cell office:value-type="float" office:value="275.793" calcext:value-type="float">
            <text:p>275.793</text:p>
          </table:table-cell>
          <table:table-cell office:value-type="float" office:value="272.031" calcext:value-type="float">
            <text:p>272.031</text:p>
          </table:table-cell>
          <table:table-cell office:value-type="float" office:value="270.76" calcext:value-type="float">
            <text:p>270.76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473" calcext:value-type="float">
            <text:p>271.473</text:p>
          </table:table-cell>
          <table:table-cell office:value-type="float" office:value="224.997" calcext:value-type="float">
            <text:p>224.997</text:p>
          </table:table-cell>
          <table:table-cell office:value-type="float" office:value="286.425" calcext:value-type="float">
            <text:p>286.425</text:p>
          </table:table-cell>
          <table:table-cell table:formula="of:=LOG(AVERAGE([.B146:.U146]))^-1" office:value-type="float" office:value="0.411891039558138" calcext:value-type="float">
            <text:p>0.41189103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2.487" calcext:value-type="float">
            <text:p>252.487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684" calcext:value-type="float">
            <text:p>280.684</text:p>
          </table:table-cell>
          <table:table-cell office:value-type="float" office:value="286.951" calcext:value-type="float">
            <text:p>286.951</text:p>
          </table:table-cell>
          <table:table-cell office:value-type="float" office:value="270.259" calcext:value-type="float">
            <text:p>270.259</text:p>
          </table:table-cell>
          <table:table-cell office:value-type="float" office:value="311.283" calcext:value-type="float">
            <text:p>311.283</text:p>
          </table:table-cell>
          <table:table-cell office:value-type="float" office:value="246.618" calcext:value-type="float">
            <text:p>246.618</text:p>
          </table:table-cell>
          <table:table-cell office:value-type="float" office:value="274.588" calcext:value-type="float">
            <text:p>274.588</text:p>
          </table:table-cell>
          <table:table-cell office:value-type="float" office:value="214.101" calcext:value-type="float">
            <text:p>214.101</text:p>
          </table:table-cell>
          <table:table-cell office:value-type="float" office:value="273.392" calcext:value-type="float">
            <text:p>273.392</text:p>
          </table:table-cell>
          <table:table-cell office:value-type="float" office:value="250.112" calcext:value-type="float">
            <text:p>250.112</text:p>
          </table:table-cell>
          <table:table-cell office:value-type="float" office:value="277.919" calcext:value-type="float">
            <text:p>277.919</text:p>
          </table:table-cell>
          <table:table-cell office:value-type="float" office:value="275.742" calcext:value-type="float">
            <text:p>275.742</text:p>
          </table:table-cell>
          <table:table-cell office:value-type="float" office:value="272.031" calcext:value-type="float">
            <text:p>272.031</text:p>
          </table:table-cell>
          <table:table-cell office:value-type="float" office:value="270.76" calcext:value-type="float">
            <text:p>270.76</text:p>
          </table:table-cell>
          <table:table-cell office:value-type="float" office:value="294.19" calcext:value-type="float">
            <text:p>294.19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017" calcext:value-type="float">
            <text:p>271.017</text:p>
          </table:table-cell>
          <table:table-cell office:value-type="float" office:value="224.997" calcext:value-type="float">
            <text:p>224.997</text:p>
          </table:table-cell>
          <table:table-cell office:value-type="float" office:value="286.425" calcext:value-type="float">
            <text:p>286.425</text:p>
          </table:table-cell>
          <table:table-cell table:formula="of:=LOG(AVERAGE([.B147:.U147]))^-1" office:value-type="float" office:value="0.4119204028243" calcext:value-type="float">
            <text:p>0.41192040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2.343" calcext:value-type="float">
            <text:p>252.343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629" calcext:value-type="float">
            <text:p>280.629</text:p>
          </table:table-cell>
          <table:table-cell office:value-type="float" office:value="286.625" calcext:value-type="float">
            <text:p>286.625</text:p>
          </table:table-cell>
          <table:table-cell office:value-type="float" office:value="270.237" calcext:value-type="float">
            <text:p>270.237</text:p>
          </table:table-cell>
          <table:table-cell office:value-type="float" office:value="309.366" calcext:value-type="float">
            <text:p>309.366</text:p>
          </table:table-cell>
          <table:table-cell office:value-type="float" office:value="246.618" calcext:value-type="float">
            <text:p>246.618</text:p>
          </table:table-cell>
          <table:table-cell office:value-type="float" office:value="274.467" calcext:value-type="float">
            <text:p>274.467</text:p>
          </table:table-cell>
          <table:table-cell office:value-type="float" office:value="214.101" calcext:value-type="float">
            <text:p>214.101</text:p>
          </table:table-cell>
          <table:table-cell office:value-type="float" office:value="273.392" calcext:value-type="float">
            <text:p>273.392</text:p>
          </table:table-cell>
          <table:table-cell office:value-type="float" office:value="250.183" calcext:value-type="float">
            <text:p>250.183</text:p>
          </table:table-cell>
          <table:table-cell office:value-type="float" office:value="278.157" calcext:value-type="float">
            <text:p>278.157</text:p>
          </table:table-cell>
          <table:table-cell office:value-type="float" office:value="275.742" calcext:value-type="float">
            <text:p>275.742</text:p>
          </table:table-cell>
          <table:table-cell office:value-type="float" office:value="272.031" calcext:value-type="float">
            <text:p>272.031</text:p>
          </table:table-cell>
          <table:table-cell office:value-type="float" office:value="270.545" calcext:value-type="float">
            <text:p>270.545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017" calcext:value-type="float">
            <text:p>271.017</text:p>
          </table:table-cell>
          <table:table-cell office:value-type="float" office:value="224.847" calcext:value-type="float">
            <text:p>224.847</text:p>
          </table:table-cell>
          <table:table-cell office:value-type="float" office:value="286.425" calcext:value-type="float">
            <text:p>286.425</text:p>
          </table:table-cell>
          <table:table-cell table:formula="of:=LOG(AVERAGE([.B148:.U148]))^-1" office:value-type="float" office:value="0.411953913414746" calcext:value-type="float">
            <text:p>0.41195391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2.343" calcext:value-type="float">
            <text:p>252.343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459" calcext:value-type="float">
            <text:p>280.459</text:p>
          </table:table-cell>
          <table:table-cell office:value-type="float" office:value="286.322" calcext:value-type="float">
            <text:p>286.322</text:p>
          </table:table-cell>
          <table:table-cell office:value-type="float" office:value="270.143" calcext:value-type="float">
            <text:p>270.143</text:p>
          </table:table-cell>
          <table:table-cell office:value-type="float" office:value="309.366" calcext:value-type="float">
            <text:p>309.366</text:p>
          </table:table-cell>
          <table:table-cell office:value-type="float" office:value="246.618" calcext:value-type="float">
            <text:p>246.618</text:p>
          </table:table-cell>
          <table:table-cell office:value-type="float" office:value="274.226" calcext:value-type="float">
            <text:p>274.226</text:p>
          </table:table-cell>
          <table:table-cell office:value-type="float" office:value="214.101" calcext:value-type="float">
            <text:p>214.101</text:p>
          </table:table-cell>
          <table:table-cell office:value-type="float" office:value="273.392" calcext:value-type="float">
            <text:p>273.392</text:p>
          </table:table-cell>
          <table:table-cell office:value-type="float" office:value="250.178" calcext:value-type="float">
            <text:p>250.178</text:p>
          </table:table-cell>
          <table:table-cell office:value-type="float" office:value="277.324" calcext:value-type="float">
            <text:p>277.324</text:p>
          </table:table-cell>
          <table:table-cell office:value-type="float" office:value="275.685" calcext:value-type="float">
            <text:p>275.685</text:p>
          </table:table-cell>
          <table:table-cell office:value-type="float" office:value="272.031" calcext:value-type="float">
            <text:p>272.031</text:p>
          </table:table-cell>
          <table:table-cell office:value-type="float" office:value="270.545" calcext:value-type="float">
            <text:p>270.545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1.017" calcext:value-type="float">
            <text:p>271.017</text:p>
          </table:table-cell>
          <table:table-cell office:value-type="float" office:value="224.847" calcext:value-type="float">
            <text:p>224.847</text:p>
          </table:table-cell>
          <table:table-cell office:value-type="float" office:value="286.425" calcext:value-type="float">
            <text:p>286.425</text:p>
          </table:table-cell>
          <table:table-cell table:formula="of:=LOG(AVERAGE([.B149:.U149]))^-1" office:value-type="float" office:value="0.411977372121513" calcext:value-type="float">
            <text:p>0.41197737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459" calcext:value-type="float">
            <text:p>280.459</text:p>
          </table:table-cell>
          <table:table-cell office:value-type="float" office:value="286.322" calcext:value-type="float">
            <text:p>286.322</text:p>
          </table:table-cell>
          <table:table-cell office:value-type="float" office:value="270.143" calcext:value-type="float">
            <text:p>270.143</text:p>
          </table:table-cell>
          <table:table-cell office:value-type="float" office:value="309.366" calcext:value-type="float">
            <text:p>309.366</text:p>
          </table:table-cell>
          <table:table-cell office:value-type="float" office:value="246.33" calcext:value-type="float">
            <text:p>246.33</text:p>
          </table:table-cell>
          <table:table-cell office:value-type="float" office:value="272.612" calcext:value-type="float">
            <text:p>272.612</text:p>
          </table:table-cell>
          <table:table-cell office:value-type="float" office:value="214.101" calcext:value-type="float">
            <text:p>214.101</text:p>
          </table:table-cell>
          <table:table-cell office:value-type="float" office:value="273.374" calcext:value-type="float">
            <text:p>273.374</text:p>
          </table:table-cell>
          <table:table-cell office:value-type="float" office:value="250.178" calcext:value-type="float">
            <text:p>250.178</text:p>
          </table:table-cell>
          <table:table-cell office:value-type="float" office:value="277.324" calcext:value-type="float">
            <text:p>277.324</text:p>
          </table:table-cell>
          <table:table-cell office:value-type="float" office:value="275.626" calcext:value-type="float">
            <text:p>275.626</text:p>
          </table:table-cell>
          <table:table-cell office:value-type="float" office:value="272.031" calcext:value-type="float">
            <text:p>272.031</text:p>
          </table:table-cell>
          <table:table-cell office:value-type="float" office:value="270.76" calcext:value-type="float">
            <text:p>270.76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6.05" calcext:value-type="float">
            <text:p>266.05</text:p>
          </table:table-cell>
          <table:table-cell office:value-type="float" office:value="270.944" calcext:value-type="float">
            <text:p>270.944</text:p>
          </table:table-cell>
          <table:table-cell office:value-type="float" office:value="224.124" calcext:value-type="float">
            <text:p>224.124</text:p>
          </table:table-cell>
          <table:table-cell office:value-type="float" office:value="286.425" calcext:value-type="float">
            <text:p>286.425</text:p>
          </table:table-cell>
          <table:table-cell table:formula="of:=LOG(AVERAGE([.B150:.U150]))^-1" office:value-type="float" office:value="0.412014860970742" calcext:value-type="float">
            <text:p>0.4120148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1.875" calcext:value-type="float">
            <text:p>251.875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459" calcext:value-type="float">
            <text:p>280.459</text:p>
          </table:table-cell>
          <table:table-cell office:value-type="float" office:value="286.294" calcext:value-type="float">
            <text:p>286.294</text:p>
          </table:table-cell>
          <table:table-cell office:value-type="float" office:value="270.139" calcext:value-type="float">
            <text:p>270.139</text:p>
          </table:table-cell>
          <table:table-cell office:value-type="float" office:value="309.365" calcext:value-type="float">
            <text:p>309.365</text:p>
          </table:table-cell>
          <table:table-cell office:value-type="float" office:value="246.257" calcext:value-type="float">
            <text:p>246.257</text:p>
          </table:table-cell>
          <table:table-cell office:value-type="float" office:value="272.612" calcext:value-type="float">
            <text:p>272.612</text:p>
          </table:table-cell>
          <table:table-cell office:value-type="float" office:value="214.101" calcext:value-type="float">
            <text:p>214.101</text:p>
          </table:table-cell>
          <table:table-cell office:value-type="float" office:value="273.374" calcext:value-type="float">
            <text:p>273.374</text:p>
          </table:table-cell>
          <table:table-cell office:value-type="float" office:value="250.034" calcext:value-type="float">
            <text:p>250.034</text:p>
          </table:table-cell>
          <table:table-cell office:value-type="float" office:value="277.324" calcext:value-type="float">
            <text:p>277.324</text:p>
          </table:table-cell>
          <table:table-cell office:value-type="float" office:value="275.522" calcext:value-type="float">
            <text:p>275.522</text:p>
          </table:table-cell>
          <table:table-cell office:value-type="float" office:value="271.875" calcext:value-type="float">
            <text:p>271.875</text:p>
          </table:table-cell>
          <table:table-cell office:value-type="float" office:value="270.638" calcext:value-type="float">
            <text:p>270.638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8.119" calcext:value-type="float">
            <text:p>268.119</text:p>
          </table:table-cell>
          <table:table-cell office:value-type="float" office:value="224.124" calcext:value-type="float">
            <text:p>224.124</text:p>
          </table:table-cell>
          <table:table-cell office:value-type="float" office:value="286.425" calcext:value-type="float">
            <text:p>286.425</text:p>
          </table:table-cell>
          <table:table-cell table:formula="of:=LOG(AVERAGE([.B151:.U151]))^-1" office:value-type="float" office:value="0.412066795454266" calcext:value-type="float">
            <text:p>0.4120667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1.875" calcext:value-type="float">
            <text:p>251.875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095" calcext:value-type="float">
            <text:p>280.095</text:p>
          </table:table-cell>
          <table:table-cell office:value-type="float" office:value="286.294" calcext:value-type="float">
            <text:p>286.294</text:p>
          </table:table-cell>
          <table:table-cell office:value-type="float" office:value="269.443" calcext:value-type="float">
            <text:p>269.443</text:p>
          </table:table-cell>
          <table:table-cell office:value-type="float" office:value="309.36" calcext:value-type="float">
            <text:p>309.36</text:p>
          </table:table-cell>
          <table:table-cell office:value-type="float" office:value="245.961" calcext:value-type="float">
            <text:p>245.961</text:p>
          </table:table-cell>
          <table:table-cell office:value-type="float" office:value="272.573" calcext:value-type="float">
            <text:p>272.573</text:p>
          </table:table-cell>
          <table:table-cell office:value-type="float" office:value="214.08" calcext:value-type="float">
            <text:p>214.08</text:p>
          </table:table-cell>
          <table:table-cell office:value-type="float" office:value="272.978" calcext:value-type="float">
            <text:p>272.978</text:p>
          </table:table-cell>
          <table:table-cell office:value-type="float" office:value="250.034" calcext:value-type="float">
            <text:p>250.034</text:p>
          </table:table-cell>
          <table:table-cell office:value-type="float" office:value="277.324" calcext:value-type="float">
            <text:p>277.324</text:p>
          </table:table-cell>
          <table:table-cell office:value-type="float" office:value="275.505" calcext:value-type="float">
            <text:p>275.505</text:p>
          </table:table-cell>
          <table:table-cell office:value-type="float" office:value="270.881" calcext:value-type="float">
            <text:p>270.881</text:p>
          </table:table-cell>
          <table:table-cell office:value-type="float" office:value="270.638" calcext:value-type="float">
            <text:p>270.638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5.698" calcext:value-type="float">
            <text:p>265.698</text:p>
          </table:table-cell>
          <table:table-cell office:value-type="float" office:value="268.119" calcext:value-type="float">
            <text:p>268.119</text:p>
          </table:table-cell>
          <table:table-cell office:value-type="float" office:value="224.124" calcext:value-type="float">
            <text:p>224.124</text:p>
          </table:table-cell>
          <table:table-cell office:value-type="float" office:value="286.425" calcext:value-type="float">
            <text:p>286.425</text:p>
          </table:table-cell>
          <table:table-cell table:formula="of:=LOG(AVERAGE([.B152:.U152]))^-1" office:value-type="float" office:value="0.412110699160528" calcext:value-type="float">
            <text:p>0.41211069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1.751" calcext:value-type="float">
            <text:p>251.751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095" calcext:value-type="float">
            <text:p>280.095</text:p>
          </table:table-cell>
          <table:table-cell office:value-type="float" office:value="286.009" calcext:value-type="float">
            <text:p>286.009</text:p>
          </table:table-cell>
          <table:table-cell office:value-type="float" office:value="269.443" calcext:value-type="float">
            <text:p>269.443</text:p>
          </table:table-cell>
          <table:table-cell office:value-type="float" office:value="309.36" calcext:value-type="float">
            <text:p>309.36</text:p>
          </table:table-cell>
          <table:table-cell office:value-type="float" office:value="245.961" calcext:value-type="float">
            <text:p>245.961</text:p>
          </table:table-cell>
          <table:table-cell office:value-type="float" office:value="272.522" calcext:value-type="float">
            <text:p>272.522</text:p>
          </table:table-cell>
          <table:table-cell office:value-type="float" office:value="214.101" calcext:value-type="float">
            <text:p>214.101</text:p>
          </table:table-cell>
          <table:table-cell office:value-type="float" office:value="272.978" calcext:value-type="float">
            <text:p>272.978</text:p>
          </table:table-cell>
          <table:table-cell office:value-type="float" office:value="249.943" calcext:value-type="float">
            <text:p>249.943</text:p>
          </table:table-cell>
          <table:table-cell office:value-type="float" office:value="277.207" calcext:value-type="float">
            <text:p>277.207</text:p>
          </table:table-cell>
          <table:table-cell office:value-type="float" office:value="275.469" calcext:value-type="float">
            <text:p>275.469</text:p>
          </table:table-cell>
          <table:table-cell office:value-type="float" office:value="271.137" calcext:value-type="float">
            <text:p>271.137</text:p>
          </table:table-cell>
          <table:table-cell office:value-type="float" office:value="270.759" calcext:value-type="float">
            <text:p>270.759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5.698" calcext:value-type="float">
            <text:p>265.698</text:p>
          </table:table-cell>
          <table:table-cell office:value-type="float" office:value="268.119" calcext:value-type="float">
            <text:p>268.119</text:p>
          </table:table-cell>
          <table:table-cell office:value-type="float" office:value="223.613" calcext:value-type="float">
            <text:p>223.613</text:p>
          </table:table-cell>
          <table:table-cell office:value-type="float" office:value="286.425" calcext:value-type="float">
            <text:p>286.425</text:p>
          </table:table-cell>
          <table:table-cell table:formula="of:=LOG(AVERAGE([.B153:.U153]))^-1" office:value-type="float" office:value="0.412121984555933" calcext:value-type="float">
            <text:p>0.41212198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1.652" calcext:value-type="float">
            <text:p>251.652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043" calcext:value-type="float">
            <text:p>280.043</text:p>
          </table:table-cell>
          <table:table-cell office:value-type="float" office:value="285.361" calcext:value-type="float">
            <text:p>285.361</text:p>
          </table:table-cell>
          <table:table-cell office:value-type="float" office:value="269.443" calcext:value-type="float">
            <text:p>269.443</text:p>
          </table:table-cell>
          <table:table-cell office:value-type="float" office:value="308.793" calcext:value-type="float">
            <text:p>308.793</text:p>
          </table:table-cell>
          <table:table-cell office:value-type="float" office:value="245.961" calcext:value-type="float">
            <text:p>245.961</text:p>
          </table:table-cell>
          <table:table-cell office:value-type="float" office:value="272.573" calcext:value-type="float">
            <text:p>272.573</text:p>
          </table:table-cell>
          <table:table-cell office:value-type="float" office:value="214.101" calcext:value-type="float">
            <text:p>214.101</text:p>
          </table:table-cell>
          <table:table-cell office:value-type="float" office:value="272.848" calcext:value-type="float">
            <text:p>272.848</text:p>
          </table:table-cell>
          <table:table-cell office:value-type="float" office:value="249.796" calcext:value-type="float">
            <text:p>249.796</text:p>
          </table:table-cell>
          <table:table-cell office:value-type="float" office:value="277.154" calcext:value-type="float">
            <text:p>277.154</text:p>
          </table:table-cell>
          <table:table-cell office:value-type="float" office:value="275.469" calcext:value-type="float">
            <text:p>275.469</text:p>
          </table:table-cell>
          <table:table-cell office:value-type="float" office:value="271.137" calcext:value-type="float">
            <text:p>271.137</text:p>
          </table:table-cell>
          <table:table-cell office:value-type="float" office:value="270.759" calcext:value-type="float">
            <text:p>270.759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5.698" calcext:value-type="float">
            <text:p>265.698</text:p>
          </table:table-cell>
          <table:table-cell office:value-type="float" office:value="268.062" calcext:value-type="float">
            <text:p>268.062</text:p>
          </table:table-cell>
          <table:table-cell office:value-type="float" office:value="223.613" calcext:value-type="float">
            <text:p>223.613</text:p>
          </table:table-cell>
          <table:table-cell office:value-type="float" office:value="286.425" calcext:value-type="float">
            <text:p>286.425</text:p>
          </table:table-cell>
          <table:table-cell table:formula="of:=LOG(AVERAGE([.B154:.U154]))^-1" office:value-type="float" office:value="0.412145502177909" calcext:value-type="float">
            <text:p>0.4121455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1.324" calcext:value-type="float">
            <text:p>251.324</text:p>
          </table:table-cell>
          <table:table-cell office:value-type="float" office:value="254.457" calcext:value-type="float">
            <text:p>254.457</text:p>
          </table:table-cell>
          <table:table-cell office:value-type="float" office:value="280.043" calcext:value-type="float">
            <text:p>280.043</text:p>
          </table:table-cell>
          <table:table-cell office:value-type="float" office:value="285.361" calcext:value-type="float">
            <text:p>285.361</text:p>
          </table:table-cell>
          <table:table-cell office:value-type="float" office:value="268.756" calcext:value-type="float">
            <text:p>268.756</text:p>
          </table:table-cell>
          <table:table-cell office:value-type="float" office:value="308.793" calcext:value-type="float">
            <text:p>308.793</text:p>
          </table:table-cell>
          <table:table-cell office:value-type="float" office:value="245.961" calcext:value-type="float">
            <text:p>245.961</text:p>
          </table:table-cell>
          <table:table-cell office:value-type="float" office:value="272.212" calcext:value-type="float">
            <text:p>272.212</text:p>
          </table:table-cell>
          <table:table-cell office:value-type="float" office:value="214.101" calcext:value-type="float">
            <text:p>214.101</text:p>
          </table:table-cell>
          <table:table-cell office:value-type="float" office:value="272.848" calcext:value-type="float">
            <text:p>272.848</text:p>
          </table:table-cell>
          <table:table-cell office:value-type="float" office:value="249.851" calcext:value-type="float">
            <text:p>249.851</text:p>
          </table:table-cell>
          <table:table-cell office:value-type="float" office:value="276.884" calcext:value-type="float">
            <text:p>276.884</text:p>
          </table:table-cell>
          <table:table-cell office:value-type="float" office:value="275.469" calcext:value-type="float">
            <text:p>275.469</text:p>
          </table:table-cell>
          <table:table-cell office:value-type="float" office:value="270.454" calcext:value-type="float">
            <text:p>270.454</text:p>
          </table:table-cell>
          <table:table-cell office:value-type="float" office:value="270.754" calcext:value-type="float">
            <text:p>270.754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5.698" calcext:value-type="float">
            <text:p>265.698</text:p>
          </table:table-cell>
          <table:table-cell office:value-type="float" office:value="268.062" calcext:value-type="float">
            <text:p>268.062</text:p>
          </table:table-cell>
          <table:table-cell office:value-type="float" office:value="223.613" calcext:value-type="float">
            <text:p>223.613</text:p>
          </table:table-cell>
          <table:table-cell office:value-type="float" office:value="286.425" calcext:value-type="float">
            <text:p>286.425</text:p>
          </table:table-cell>
          <table:table-cell table:formula="of:=LOG(AVERAGE([.B155:.U155]))^-1" office:value-type="float" office:value="0.412177008529515" calcext:value-type="float">
            <text:p>0.41217700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1.324" calcext:value-type="float">
            <text:p>251.324</text:p>
          </table:table-cell>
          <table:table-cell office:value-type="float" office:value="254.359" calcext:value-type="float">
            <text:p>254.359</text:p>
          </table:table-cell>
          <table:table-cell office:value-type="float" office:value="279.906" calcext:value-type="float">
            <text:p>279.906</text:p>
          </table:table-cell>
          <table:table-cell office:value-type="float" office:value="285.361" calcext:value-type="float">
            <text:p>285.361</text:p>
          </table:table-cell>
          <table:table-cell office:value-type="float" office:value="268.756" calcext:value-type="float">
            <text:p>268.756</text:p>
          </table:table-cell>
          <table:table-cell office:value-type="float" office:value="308.793" calcext:value-type="float">
            <text:p>308.793</text:p>
          </table:table-cell>
          <table:table-cell office:value-type="float" office:value="245.832" calcext:value-type="float">
            <text:p>245.832</text:p>
          </table:table-cell>
          <table:table-cell office:value-type="float" office:value="272.212" calcext:value-type="float">
            <text:p>272.212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271.808" calcext:value-type="float">
            <text:p>271.808</text:p>
          </table:table-cell>
          <table:table-cell office:value-type="float" office:value="249.851" calcext:value-type="float">
            <text:p>249.851</text:p>
          </table:table-cell>
          <table:table-cell office:value-type="float" office:value="276.496" calcext:value-type="float">
            <text:p>276.496</text:p>
          </table:table-cell>
          <table:table-cell office:value-type="float" office:value="275.452" calcext:value-type="float">
            <text:p>275.452</text:p>
          </table:table-cell>
          <table:table-cell office:value-type="float" office:value="270.367" calcext:value-type="float">
            <text:p>270.367</text:p>
          </table:table-cell>
          <table:table-cell office:value-type="float" office:value="270.754" calcext:value-type="float">
            <text:p>270.754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5.698" calcext:value-type="float">
            <text:p>265.698</text:p>
          </table:table-cell>
          <table:table-cell office:value-type="float" office:value="268.062" calcext:value-type="float">
            <text:p>268.062</text:p>
          </table:table-cell>
          <table:table-cell office:value-type="float" office:value="223.613" calcext:value-type="float">
            <text:p>223.613</text:p>
          </table:table-cell>
          <table:table-cell office:value-type="float" office:value="286.425" calcext:value-type="float">
            <text:p>286.425</text:p>
          </table:table-cell>
          <table:table-cell table:formula="of:=LOG(AVERAGE([.B156:.U156]))^-1" office:value-type="float" office:value="0.412204880403043" calcext:value-type="float">
            <text:p>0.41220488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1.14" calcext:value-type="float">
            <text:p>251.14</text:p>
          </table:table-cell>
          <table:table-cell office:value-type="float" office:value="254.359" calcext:value-type="float">
            <text:p>254.359</text:p>
          </table:table-cell>
          <table:table-cell office:value-type="float" office:value="279.298" calcext:value-type="float">
            <text:p>279.298</text:p>
          </table:table-cell>
          <table:table-cell office:value-type="float" office:value="285.361" calcext:value-type="float">
            <text:p>285.361</text:p>
          </table:table-cell>
          <table:table-cell office:value-type="float" office:value="268.756" calcext:value-type="float">
            <text:p>268.756</text:p>
          </table:table-cell>
          <table:table-cell office:value-type="float" office:value="308.357" calcext:value-type="float">
            <text:p>308.357</text:p>
          </table:table-cell>
          <table:table-cell office:value-type="float" office:value="245.873" calcext:value-type="float">
            <text:p>245.873</text:p>
          </table:table-cell>
          <table:table-cell office:value-type="float" office:value="272.212" calcext:value-type="float">
            <text:p>272.212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271.808" calcext:value-type="float">
            <text:p>271.808</text:p>
          </table:table-cell>
          <table:table-cell office:value-type="float" office:value="249.851" calcext:value-type="float">
            <text:p>249.851</text:p>
          </table:table-cell>
          <table:table-cell office:value-type="float" office:value="276.496" calcext:value-type="float">
            <text:p>276.496</text:p>
          </table:table-cell>
          <table:table-cell office:value-type="float" office:value="275.452" calcext:value-type="float">
            <text:p>275.452</text:p>
          </table:table-cell>
          <table:table-cell office:value-type="float" office:value="270.454" calcext:value-type="float">
            <text:p>270.454</text:p>
          </table:table-cell>
          <table:table-cell office:value-type="float" office:value="270.634" calcext:value-type="float">
            <text:p>270.634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5.59" calcext:value-type="float">
            <text:p>265.59</text:p>
          </table:table-cell>
          <table:table-cell office:value-type="float" office:value="268.062" calcext:value-type="float">
            <text:p>268.062</text:p>
          </table:table-cell>
          <table:table-cell office:value-type="float" office:value="223.376" calcext:value-type="float">
            <text:p>223.376</text:p>
          </table:table-cell>
          <table:table-cell office:value-type="float" office:value="286.425" calcext:value-type="float">
            <text:p>286.425</text:p>
          </table:table-cell>
          <table:table-cell table:formula="of:=LOG(AVERAGE([.B157:.U157]))^-1" office:value-type="float" office:value="0.412226537657024" calcext:value-type="float">
            <text:p>0.41222653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0.332" calcext:value-type="float">
            <text:p>250.332</text:p>
          </table:table-cell>
          <table:table-cell office:value-type="float" office:value="254.359" calcext:value-type="float">
            <text:p>254.359</text:p>
          </table:table-cell>
          <table:table-cell office:value-type="float" office:value="279.298" calcext:value-type="float">
            <text:p>279.298</text:p>
          </table:table-cell>
          <table:table-cell office:value-type="float" office:value="285.349" calcext:value-type="float">
            <text:p>285.349</text:p>
          </table:table-cell>
          <table:table-cell office:value-type="float" office:value="268.756" calcext:value-type="float">
            <text:p>268.756</text:p>
          </table:table-cell>
          <table:table-cell office:value-type="float" office:value="308.295" calcext:value-type="float">
            <text:p>308.295</text:p>
          </table:table-cell>
          <table:table-cell office:value-type="float" office:value="245.56" calcext:value-type="float">
            <text:p>245.56</text:p>
          </table:table-cell>
          <table:table-cell office:value-type="float" office:value="272.062" calcext:value-type="float">
            <text:p>272.062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271.662" calcext:value-type="float">
            <text:p>271.662</text:p>
          </table:table-cell>
          <table:table-cell office:value-type="float" office:value="249.778" calcext:value-type="float">
            <text:p>249.778</text:p>
          </table:table-cell>
          <table:table-cell office:value-type="float" office:value="276.096" calcext:value-type="float">
            <text:p>276.096</text:p>
          </table:table-cell>
          <table:table-cell office:value-type="float" office:value="275.419" calcext:value-type="float">
            <text:p>275.419</text:p>
          </table:table-cell>
          <table:table-cell office:value-type="float" office:value="270.454" calcext:value-type="float">
            <text:p>270.454</text:p>
          </table:table-cell>
          <table:table-cell office:value-type="float" office:value="270.634" calcext:value-type="float">
            <text:p>270.634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5.59" calcext:value-type="float">
            <text:p>265.59</text:p>
          </table:table-cell>
          <table:table-cell office:value-type="float" office:value="268.062" calcext:value-type="float">
            <text:p>268.062</text:p>
          </table:table-cell>
          <table:table-cell office:value-type="float" office:value="223.187" calcext:value-type="float">
            <text:p>223.187</text:p>
          </table:table-cell>
          <table:table-cell office:value-type="float" office:value="286.425" calcext:value-type="float">
            <text:p>286.425</text:p>
          </table:table-cell>
          <table:table-cell table:formula="of:=LOG(AVERAGE([.B158:.U158]))^-1" office:value-type="float" office:value="0.412256803075164" calcext:value-type="float">
            <text:p>0.41225680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0.332" calcext:value-type="float">
            <text:p>250.332</text:p>
          </table:table-cell>
          <table:table-cell office:value-type="float" office:value="254.359" calcext:value-type="float">
            <text:p>254.359</text:p>
          </table:table-cell>
          <table:table-cell office:value-type="float" office:value="279.276" calcext:value-type="float">
            <text:p>279.276</text:p>
          </table:table-cell>
          <table:table-cell office:value-type="float" office:value="285.189" calcext:value-type="float">
            <text:p>285.189</text:p>
          </table:table-cell>
          <table:table-cell office:value-type="float" office:value="268.057" calcext:value-type="float">
            <text:p>268.057</text:p>
          </table:table-cell>
          <table:table-cell office:value-type="float" office:value="308.295" calcext:value-type="float">
            <text:p>308.295</text:p>
          </table:table-cell>
          <table:table-cell office:value-type="float" office:value="245.56" calcext:value-type="float">
            <text:p>245.56</text:p>
          </table:table-cell>
          <table:table-cell office:value-type="float" office:value="271.796" calcext:value-type="float">
            <text:p>271.796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271.808" calcext:value-type="float">
            <text:p>271.808</text:p>
          </table:table-cell>
          <table:table-cell office:value-type="float" office:value="249.778" calcext:value-type="float">
            <text:p>249.778</text:p>
          </table:table-cell>
          <table:table-cell office:value-type="float" office:value="275.923" calcext:value-type="float">
            <text:p>275.923</text:p>
          </table:table-cell>
          <table:table-cell office:value-type="float" office:value="274.474" calcext:value-type="float">
            <text:p>274.474</text:p>
          </table:table-cell>
          <table:table-cell office:value-type="float" office:value="270.397" calcext:value-type="float">
            <text:p>270.397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94.397" calcext:value-type="float">
            <text:p>294.397</text:p>
          </table:table-cell>
          <table:table-cell office:value-type="float" office:value="265.59" calcext:value-type="float">
            <text:p>265.59</text:p>
          </table:table-cell>
          <table:table-cell office:value-type="float" office:value="268.035" calcext:value-type="float">
            <text:p>268.035</text:p>
          </table:table-cell>
          <table:table-cell office:value-type="float" office:value="223" calcext:value-type="float">
            <text:p>223</text:p>
          </table:table-cell>
          <table:table-cell office:value-type="float" office:value="286.425" calcext:value-type="float">
            <text:p>286.425</text:p>
          </table:table-cell>
          <table:table-cell table:formula="of:=LOG(AVERAGE([.B159:.U159]))^-1" office:value-type="float" office:value="0.412290023053654" calcext:value-type="float">
            <text:p>0.41229002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0.144" calcext:value-type="float">
            <text:p>250.144</text:p>
          </table:table-cell>
          <table:table-cell office:value-type="float" office:value="253.954" calcext:value-type="float">
            <text:p>253.954</text:p>
          </table:table-cell>
          <table:table-cell office:value-type="float" office:value="279.276" calcext:value-type="float">
            <text:p>279.276</text:p>
          </table:table-cell>
          <table:table-cell office:value-type="float" office:value="283.727" calcext:value-type="float">
            <text:p>283.727</text:p>
          </table:table-cell>
          <table:table-cell office:value-type="float" office:value="268.057" calcext:value-type="float">
            <text:p>268.057</text:p>
          </table:table-cell>
          <table:table-cell office:value-type="float" office:value="308.295" calcext:value-type="float">
            <text:p>308.295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271.585" calcext:value-type="float">
            <text:p>271.585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271.808" calcext:value-type="float">
            <text:p>271.808</text:p>
          </table:table-cell>
          <table:table-cell office:value-type="float" office:value="249.717" calcext:value-type="float">
            <text:p>249.717</text:p>
          </table:table-cell>
          <table:table-cell office:value-type="float" office:value="275.923" calcext:value-type="float">
            <text:p>275.923</text:p>
          </table:table-cell>
          <table:table-cell office:value-type="float" office:value="274.474" calcext:value-type="float">
            <text:p>274.474</text:p>
          </table:table-cell>
          <table:table-cell office:value-type="float" office:value="270.327" calcext:value-type="float">
            <text:p>270.327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90.478" calcext:value-type="float">
            <text:p>290.478</text:p>
          </table:table-cell>
          <table:table-cell office:value-type="float" office:value="265.59" calcext:value-type="float">
            <text:p>265.59</text:p>
          </table:table-cell>
          <table:table-cell office:value-type="float" office:value="268.035" calcext:value-type="float">
            <text:p>268.035</text:p>
          </table:table-cell>
          <table:table-cell office:value-type="float" office:value="221.28" calcext:value-type="float">
            <text:p>221.28</text:p>
          </table:table-cell>
          <table:table-cell office:value-type="float" office:value="286.425" calcext:value-type="float">
            <text:p>286.425</text:p>
          </table:table-cell>
          <table:table-cell table:formula="of:=LOG(AVERAGE([.B160:.U160]))^-1" office:value-type="float" office:value="0.412404300636248" calcext:value-type="float">
            <text:p>0.41240430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0.086" calcext:value-type="float">
            <text:p>250.086</text:p>
          </table:table-cell>
          <table:table-cell office:value-type="float" office:value="253.478" calcext:value-type="float">
            <text:p>253.478</text:p>
          </table:table-cell>
          <table:table-cell office:value-type="float" office:value="279.276" calcext:value-type="float">
            <text:p>279.276</text:p>
          </table:table-cell>
          <table:table-cell office:value-type="float" office:value="283.727" calcext:value-type="float">
            <text:p>283.727</text:p>
          </table:table-cell>
          <table:table-cell office:value-type="float" office:value="267.938" calcext:value-type="float">
            <text:p>267.938</text:p>
          </table:table-cell>
          <table:table-cell office:value-type="float" office:value="308.295" calcext:value-type="float">
            <text:p>308.295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271.585" calcext:value-type="float">
            <text:p>271.585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271.144" calcext:value-type="float">
            <text:p>271.144</text:p>
          </table:table-cell>
          <table:table-cell office:value-type="float" office:value="249.717" calcext:value-type="float">
            <text:p>249.717</text:p>
          </table:table-cell>
          <table:table-cell office:value-type="float" office:value="275.923" calcext:value-type="float">
            <text:p>275.923</text:p>
          </table:table-cell>
          <table:table-cell office:value-type="float" office:value="274.474" calcext:value-type="float">
            <text:p>274.474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270.638" calcext:value-type="float">
            <text:p>270.638</text:p>
          </table:table-cell>
          <table:table-cell office:value-type="float" office:value="290.478" calcext:value-type="float">
            <text:p>290.478</text:p>
          </table:table-cell>
          <table:table-cell office:value-type="float" office:value="265.384" calcext:value-type="float">
            <text:p>265.384</text:p>
          </table:table-cell>
          <table:table-cell office:value-type="float" office:value="267.538" calcext:value-type="float">
            <text:p>267.538</text:p>
          </table:table-cell>
          <table:table-cell office:value-type="float" office:value="221.28" calcext:value-type="float">
            <text:p>221.28</text:p>
          </table:table-cell>
          <table:table-cell office:value-type="float" office:value="286.425" calcext:value-type="float">
            <text:p>286.425</text:p>
          </table:table-cell>
          <table:table-cell table:formula="of:=LOG(AVERAGE([.B161:.U161]))^-1" office:value-type="float" office:value="0.412434192798092" calcext:value-type="float">
            <text:p>0.41243419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9.582" calcext:value-type="float">
            <text:p>249.582</text:p>
          </table:table-cell>
          <table:table-cell office:value-type="float" office:value="253.478" calcext:value-type="float">
            <text:p>253.478</text:p>
          </table:table-cell>
          <table:table-cell office:value-type="float" office:value="279.276" calcext:value-type="float">
            <text:p>279.276</text:p>
          </table:table-cell>
          <table:table-cell office:value-type="float" office:value="282.289" calcext:value-type="float">
            <text:p>282.289</text:p>
          </table:table-cell>
          <table:table-cell office:value-type="float" office:value="267.938" calcext:value-type="float">
            <text:p>267.938</text:p>
          </table:table-cell>
          <table:table-cell office:value-type="float" office:value="308.295" calcext:value-type="float">
            <text:p>308.295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271.585" calcext:value-type="float">
            <text:p>271.585</text:p>
          </table:table-cell>
          <table:table-cell office:value-type="float" office:value="213.89" calcext:value-type="float">
            <text:p>213.89</text:p>
          </table:table-cell>
          <table:table-cell office:value-type="float" office:value="269.625" calcext:value-type="float">
            <text:p>269.625</text:p>
          </table:table-cell>
          <table:table-cell office:value-type="float" office:value="249.625" calcext:value-type="float">
            <text:p>249.625</text:p>
          </table:table-cell>
          <table:table-cell office:value-type="float" office:value="275.714" calcext:value-type="float">
            <text:p>275.714</text:p>
          </table:table-cell>
          <table:table-cell office:value-type="float" office:value="274.337" calcext:value-type="float">
            <text:p>274.337</text:p>
          </table:table-cell>
          <table:table-cell office:value-type="float" office:value="269.743" calcext:value-type="float">
            <text:p>269.743</text:p>
          </table:table-cell>
          <table:table-cell office:value-type="float" office:value="270.638" calcext:value-type="float">
            <text:p>270.638</text:p>
          </table:table-cell>
          <table:table-cell office:value-type="float" office:value="290.478" calcext:value-type="float">
            <text:p>290.478</text:p>
          </table:table-cell>
          <table:table-cell office:value-type="float" office:value="265.384" calcext:value-type="float">
            <text:p>265.384</text:p>
          </table:table-cell>
          <table:table-cell office:value-type="float" office:value="267.538" calcext:value-type="float">
            <text:p>267.538</text:p>
          </table:table-cell>
          <table:table-cell office:value-type="float" office:value="221.28" calcext:value-type="float">
            <text:p>221.28</text:p>
          </table:table-cell>
          <table:table-cell office:value-type="float" office:value="286.425" calcext:value-type="float">
            <text:p>286.425</text:p>
          </table:table-cell>
          <table:table-cell table:formula="of:=LOG(AVERAGE([.B162:.U162]))^-1" office:value-type="float" office:value="0.412495792987794" calcext:value-type="float">
            <text:p>0.41249579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9.582" calcext:value-type="float">
            <text:p>249.582</text:p>
          </table:table-cell>
          <table:table-cell office:value-type="float" office:value="253.478" calcext:value-type="float">
            <text:p>253.478</text:p>
          </table:table-cell>
          <table:table-cell office:value-type="float" office:value="278.706" calcext:value-type="float">
            <text:p>278.706</text:p>
          </table:table-cell>
          <table:table-cell office:value-type="float" office:value="282.289" calcext:value-type="float">
            <text:p>282.289</text:p>
          </table:table-cell>
          <table:table-cell office:value-type="float" office:value="267.938" calcext:value-type="float">
            <text:p>267.938</text:p>
          </table:table-cell>
          <table:table-cell office:value-type="float" office:value="308.295" calcext:value-type="float">
            <text:p>308.295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271.309" calcext:value-type="float">
            <text:p>271.309</text:p>
          </table:table-cell>
          <table:table-cell office:value-type="float" office:value="213.89" calcext:value-type="float">
            <text:p>213.89</text:p>
          </table:table-cell>
          <table:table-cell office:value-type="float" office:value="269.32" calcext:value-type="float">
            <text:p>269.32</text:p>
          </table:table-cell>
          <table:table-cell office:value-type="float" office:value="249.625" calcext:value-type="float">
            <text:p>249.625</text:p>
          </table:table-cell>
          <table:table-cell office:value-type="float" office:value="275.472" calcext:value-type="float">
            <text:p>275.472</text:p>
          </table:table-cell>
          <table:table-cell office:value-type="float" office:value="273.958" calcext:value-type="float">
            <text:p>273.958</text:p>
          </table:table-cell>
          <table:table-cell office:value-type="float" office:value="269.743" calcext:value-type="float">
            <text:p>269.743</text:p>
          </table:table-cell>
          <table:table-cell office:value-type="float" office:value="270.638" calcext:value-type="float">
            <text:p>270.638</text:p>
          </table:table-cell>
          <table:table-cell office:value-type="float" office:value="290.478" calcext:value-type="float">
            <text:p>290.478</text:p>
          </table:table-cell>
          <table:table-cell office:value-type="float" office:value="265.158" calcext:value-type="float">
            <text:p>265.158</text:p>
          </table:table-cell>
          <table:table-cell office:value-type="float" office:value="267.482" calcext:value-type="float">
            <text:p>267.482</text:p>
          </table:table-cell>
          <table:table-cell office:value-type="float" office:value="221.28" calcext:value-type="float">
            <text:p>221.28</text:p>
          </table:table-cell>
          <table:table-cell office:value-type="float" office:value="286.425" calcext:value-type="float">
            <text:p>286.425</text:p>
          </table:table-cell>
          <table:table-cell table:formula="of:=LOG(AVERAGE([.B163:.U163]))^-1" office:value-type="float" office:value="0.412524371572114" calcext:value-type="float">
            <text:p>0.41252437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9.582" calcext:value-type="float">
            <text:p>249.582</text:p>
          </table:table-cell>
          <table:table-cell office:value-type="float" office:value="253.478" calcext:value-type="float">
            <text:p>253.478</text:p>
          </table:table-cell>
          <table:table-cell office:value-type="float" office:value="278.79" calcext:value-type="float">
            <text:p>278.79</text:p>
          </table:table-cell>
          <table:table-cell office:value-type="float" office:value="282.289" calcext:value-type="float">
            <text:p>282.289</text:p>
          </table:table-cell>
          <table:table-cell office:value-type="float" office:value="267.635" calcext:value-type="float">
            <text:p>267.635</text:p>
          </table:table-cell>
          <table:table-cell office:value-type="float" office:value="307.229" calcext:value-type="float">
            <text:p>307.229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271.309" calcext:value-type="float">
            <text:p>271.309</text:p>
          </table:table-cell>
          <table:table-cell office:value-type="float" office:value="213.817" calcext:value-type="float">
            <text:p>213.817</text:p>
          </table:table-cell>
          <table:table-cell office:value-type="float" office:value="269.313" calcext:value-type="float">
            <text:p>269.313</text:p>
          </table:table-cell>
          <table:table-cell office:value-type="float" office:value="249.625" calcext:value-type="float">
            <text:p>249.625</text:p>
          </table:table-cell>
          <table:table-cell office:value-type="float" office:value="275.472" calcext:value-type="float">
            <text:p>275.472</text:p>
          </table:table-cell>
          <table:table-cell office:value-type="float" office:value="273.958" calcext:value-type="float">
            <text:p>273.958</text:p>
          </table:table-cell>
          <table:table-cell office:value-type="float" office:value="269.536" calcext:value-type="float">
            <text:p>269.536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90.478" calcext:value-type="float">
            <text:p>290.478</text:p>
          </table:table-cell>
          <table:table-cell office:value-type="float" office:value="265.158" calcext:value-type="float">
            <text:p>265.158</text:p>
          </table:table-cell>
          <table:table-cell office:value-type="float" office:value="267.482" calcext:value-type="float">
            <text:p>267.482</text:p>
          </table:table-cell>
          <table:table-cell office:value-type="float" office:value="221.28" calcext:value-type="float">
            <text:p>221.28</text:p>
          </table:table-cell>
          <table:table-cell office:value-type="float" office:value="286.288" calcext:value-type="float">
            <text:p>286.288</text:p>
          </table:table-cell>
          <table:table-cell table:formula="of:=LOG(AVERAGE([.B164:.U164]))^-1" office:value-type="float" office:value="0.412555583061624" calcext:value-type="float">
            <text:p>0.41255558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9.273" calcext:value-type="float">
            <text:p>249.273</text:p>
          </table:table-cell>
          <table:table-cell office:value-type="float" office:value="253.478" calcext:value-type="float">
            <text:p>253.478</text:p>
          </table:table-cell>
          <table:table-cell office:value-type="float" office:value="278.711" calcext:value-type="float">
            <text:p>278.711</text:p>
          </table:table-cell>
          <table:table-cell office:value-type="float" office:value="282.289" calcext:value-type="float">
            <text:p>282.289</text:p>
          </table:table-cell>
          <table:table-cell office:value-type="float" office:value="267.635" calcext:value-type="float">
            <text:p>267.635</text:p>
          </table:table-cell>
          <table:table-cell office:value-type="float" office:value="307.229" calcext:value-type="float">
            <text:p>307.229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271.309" calcext:value-type="float">
            <text:p>271.309</text:p>
          </table:table-cell>
          <table:table-cell office:value-type="float" office:value="213.817" calcext:value-type="float">
            <text:p>213.817</text:p>
          </table:table-cell>
          <table:table-cell office:value-type="float" office:value="269.313" calcext:value-type="float">
            <text:p>269.313</text:p>
          </table:table-cell>
          <table:table-cell office:value-type="float" office:value="249.621" calcext:value-type="float">
            <text:p>249.621</text:p>
          </table:table-cell>
          <table:table-cell office:value-type="float" office:value="274.951" calcext:value-type="float">
            <text:p>274.951</text:p>
          </table:table-cell>
          <table:table-cell office:value-type="float" office:value="273.729" calcext:value-type="float">
            <text:p>273.729</text:p>
          </table:table-cell>
          <table:table-cell office:value-type="float" office:value="269.536" calcext:value-type="float">
            <text:p>269.536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90.478" calcext:value-type="float">
            <text:p>290.478</text:p>
          </table:table-cell>
          <table:table-cell office:value-type="float" office:value="265.158" calcext:value-type="float">
            <text:p>265.158</text:p>
          </table:table-cell>
          <table:table-cell office:value-type="float" office:value="267.482" calcext:value-type="float">
            <text:p>267.482</text:p>
          </table:table-cell>
          <table:table-cell office:value-type="float" office:value="220.844" calcext:value-type="float">
            <text:p>220.844</text:p>
          </table:table-cell>
          <table:table-cell office:value-type="float" office:value="286.288" calcext:value-type="float">
            <text:p>286.288</text:p>
          </table:table-cell>
          <table:table-cell table:formula="of:=LOG(AVERAGE([.B165:.U165]))^-1" office:value-type="float" office:value="0.4125775615662" calcext:value-type="float">
            <text:p>0.41257756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9.224" calcext:value-type="float">
            <text:p>249.224</text:p>
          </table:table-cell>
          <table:table-cell office:value-type="float" office:value="253.478" calcext:value-type="float">
            <text:p>253.478</text:p>
          </table:table-cell>
          <table:table-cell office:value-type="float" office:value="278.473" calcext:value-type="float">
            <text:p>278.473</text:p>
          </table:table-cell>
          <table:table-cell office:value-type="float" office:value="282.289" calcext:value-type="float">
            <text:p>282.289</text:p>
          </table:table-cell>
          <table:table-cell office:value-type="float" office:value="267.635" calcext:value-type="float">
            <text:p>267.635</text:p>
          </table:table-cell>
          <table:table-cell office:value-type="float" office:value="307.229" calcext:value-type="float">
            <text:p>307.229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271.052" calcext:value-type="float">
            <text:p>271.052</text:p>
          </table:table-cell>
          <table:table-cell office:value-type="float" office:value="213.736" calcext:value-type="float">
            <text:p>213.736</text:p>
          </table:table-cell>
          <table:table-cell office:value-type="float" office:value="269.313" calcext:value-type="float">
            <text:p>269.313</text:p>
          </table:table-cell>
          <table:table-cell office:value-type="float" office:value="249.516" calcext:value-type="float">
            <text:p>249.516</text:p>
          </table:table-cell>
          <table:table-cell office:value-type="float" office:value="274.276" calcext:value-type="float">
            <text:p>274.276</text:p>
          </table:table-cell>
          <table:table-cell office:value-type="float" office:value="273.729" calcext:value-type="float">
            <text:p>273.729</text:p>
          </table:table-cell>
          <table:table-cell office:value-type="float" office:value="269.437" calcext:value-type="float">
            <text:p>269.437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90.478" calcext:value-type="float">
            <text:p>290.478</text:p>
          </table:table-cell>
          <table:table-cell office:value-type="float" office:value="265.142" calcext:value-type="float">
            <text:p>265.142</text:p>
          </table:table-cell>
          <table:table-cell office:value-type="float" office:value="267.285" calcext:value-type="float">
            <text:p>267.285</text:p>
          </table:table-cell>
          <table:table-cell office:value-type="float" office:value="220.974" calcext:value-type="float">
            <text:p>220.974</text:p>
          </table:table-cell>
          <table:table-cell office:value-type="float" office:value="286.288" calcext:value-type="float">
            <text:p>286.288</text:p>
          </table:table-cell>
          <table:table-cell table:formula="of:=LOG(AVERAGE([.B166:.U166]))^-1" office:value-type="float" office:value="0.41259967437914" calcext:value-type="float">
            <text:p>0.41259967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9.062" calcext:value-type="float">
            <text:p>249.062</text:p>
          </table:table-cell>
          <table:table-cell office:value-type="float" office:value="251.143" calcext:value-type="float">
            <text:p>251.143</text:p>
          </table:table-cell>
          <table:table-cell office:value-type="float" office:value="278.473" calcext:value-type="float">
            <text:p>278.473</text:p>
          </table:table-cell>
          <table:table-cell office:value-type="float" office:value="280.889" calcext:value-type="float">
            <text:p>280.889</text:p>
          </table:table-cell>
          <table:table-cell office:value-type="float" office:value="267.635" calcext:value-type="float">
            <text:p>267.635</text:p>
          </table:table-cell>
          <table:table-cell office:value-type="float" office:value="307.135" calcext:value-type="float">
            <text:p>307.135</text:p>
          </table:table-cell>
          <table:table-cell office:value-type="float" office:value="244.52" calcext:value-type="float">
            <text:p>244.52</text:p>
          </table:table-cell>
          <table:table-cell office:value-type="float" office:value="271.052" calcext:value-type="float">
            <text:p>271.052</text:p>
          </table:table-cell>
          <table:table-cell office:value-type="float" office:value="213.736" calcext:value-type="float">
            <text:p>213.736</text:p>
          </table:table-cell>
          <table:table-cell office:value-type="float" office:value="268.984" calcext:value-type="float">
            <text:p>268.984</text:p>
          </table:table-cell>
          <table:table-cell office:value-type="float" office:value="249.49" calcext:value-type="float">
            <text:p>249.49</text:p>
          </table:table-cell>
          <table:table-cell office:value-type="float" office:value="274.276" calcext:value-type="float">
            <text:p>274.276</text:p>
          </table:table-cell>
          <table:table-cell office:value-type="float" office:value="273.729" calcext:value-type="float">
            <text:p>273.729</text:p>
          </table:table-cell>
          <table:table-cell office:value-type="float" office:value="268.761" calcext:value-type="float">
            <text:p>268.761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86.033" calcext:value-type="float">
            <text:p>286.033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953" calcext:value-type="float">
            <text:p>265.953</text:p>
          </table:table-cell>
          <table:table-cell office:value-type="float" office:value="220.895" calcext:value-type="float">
            <text:p>220.895</text:p>
          </table:table-cell>
          <table:table-cell office:value-type="float" office:value="284.875" calcext:value-type="float">
            <text:p>284.875</text:p>
          </table:table-cell>
          <table:table-cell table:formula="of:=LOG(AVERAGE([.B167:.U167]))^-1" office:value-type="float" office:value="0.412788367417" calcext:value-type="float">
            <text:p>0.41278836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9.062" calcext:value-type="float">
            <text:p>249.062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78.473" calcext:value-type="float">
            <text:p>278.473</text:p>
          </table:table-cell>
          <table:table-cell office:value-type="float" office:value="280.889" calcext:value-type="float">
            <text:p>280.889</text:p>
          </table:table-cell>
          <table:table-cell office:value-type="float" office:value="267.226" calcext:value-type="float">
            <text:p>267.226</text:p>
          </table:table-cell>
          <table:table-cell office:value-type="float" office:value="306.882" calcext:value-type="float">
            <text:p>306.882</text:p>
          </table:table-cell>
          <table:table-cell office:value-type="float" office:value="244.52" calcext:value-type="float">
            <text:p>244.52</text:p>
          </table:table-cell>
          <table:table-cell office:value-type="float" office:value="270.711" calcext:value-type="float">
            <text:p>270.711</text:p>
          </table:table-cell>
          <table:table-cell office:value-type="float" office:value="213.736" calcext:value-type="float">
            <text:p>213.736</text:p>
          </table:table-cell>
          <table:table-cell office:value-type="float" office:value="268.984" calcext:value-type="float">
            <text:p>268.984</text:p>
          </table:table-cell>
          <table:table-cell office:value-type="float" office:value="249.49" calcext:value-type="float">
            <text:p>249.49</text:p>
          </table:table-cell>
          <table:table-cell office:value-type="float" office:value="274.275" calcext:value-type="float">
            <text:p>274.275</text:p>
          </table:table-cell>
          <table:table-cell office:value-type="float" office:value="273.729" calcext:value-type="float">
            <text:p>273.729</text:p>
          </table:table-cell>
          <table:table-cell office:value-type="float" office:value="268.761" calcext:value-type="float">
            <text:p>268.761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86.033" calcext:value-type="float">
            <text:p>286.033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953" calcext:value-type="float">
            <text:p>265.953</text:p>
          </table:table-cell>
          <table:table-cell office:value-type="float" office:value="220.481" calcext:value-type="float">
            <text:p>220.481</text:p>
          </table:table-cell>
          <table:table-cell office:value-type="float" office:value="284.875" calcext:value-type="float">
            <text:p>284.875</text:p>
          </table:table-cell>
          <table:table-cell table:formula="of:=LOG(AVERAGE([.B168:.U168]))^-1" office:value-type="float" office:value="0.412810747903613" calcext:value-type="float">
            <text:p>0.41281074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9.062" calcext:value-type="float">
            <text:p>249.062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78.263" calcext:value-type="float">
            <text:p>278.263</text:p>
          </table:table-cell>
          <table:table-cell office:value-type="float" office:value="280.889" calcext:value-type="float">
            <text:p>280.889</text:p>
          </table:table-cell>
          <table:table-cell office:value-type="float" office:value="267.226" calcext:value-type="float">
            <text:p>267.226</text:p>
          </table:table-cell>
          <table:table-cell office:value-type="float" office:value="305.892" calcext:value-type="float">
            <text:p>305.892</text:p>
          </table:table-cell>
          <table:table-cell office:value-type="float" office:value="244.52" calcext:value-type="float">
            <text:p>244.52</text:p>
          </table:table-cell>
          <table:table-cell office:value-type="float" office:value="270.711" calcext:value-type="float">
            <text:p>270.711</text:p>
          </table:table-cell>
          <table:table-cell office:value-type="float" office:value="213.736" calcext:value-type="float">
            <text:p>213.736</text:p>
          </table:table-cell>
          <table:table-cell office:value-type="float" office:value="268.425" calcext:value-type="float">
            <text:p>268.425</text:p>
          </table:table-cell>
          <table:table-cell office:value-type="float" office:value="246.939" calcext:value-type="float">
            <text:p>246.939</text:p>
          </table:table-cell>
          <table:table-cell office:value-type="float" office:value="274.275" calcext:value-type="float">
            <text:p>274.275</text:p>
          </table:table-cell>
          <table:table-cell office:value-type="float" office:value="273.686" calcext:value-type="float">
            <text:p>273.686</text:p>
          </table:table-cell>
          <table:table-cell office:value-type="float" office:value="268.761" calcext:value-type="float">
            <text:p>268.761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86.033" calcext:value-type="float">
            <text:p>286.033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953" calcext:value-type="float">
            <text:p>265.953</text:p>
          </table:table-cell>
          <table:table-cell office:value-type="float" office:value="219.741" calcext:value-type="float">
            <text:p>219.741</text:p>
          </table:table-cell>
          <table:table-cell office:value-type="float" office:value="284.875" calcext:value-type="float">
            <text:p>284.875</text:p>
          </table:table-cell>
          <table:table-cell table:formula="of:=LOG(AVERAGE([.B169:.U169]))^-1" office:value-type="float" office:value="0.412882049062562" calcext:value-type="float">
            <text:p>0.41288204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9.057" calcext:value-type="float">
            <text:p>249.057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78.263" calcext:value-type="float">
            <text:p>278.263</text:p>
          </table:table-cell>
          <table:table-cell office:value-type="float" office:value="280.889" calcext:value-type="float">
            <text:p>280.889</text:p>
          </table:table-cell>
          <table:table-cell office:value-type="float" office:value="267.226" calcext:value-type="float">
            <text:p>267.226</text:p>
          </table:table-cell>
          <table:table-cell office:value-type="float" office:value="305.801" calcext:value-type="float">
            <text:p>305.801</text:p>
          </table:table-cell>
          <table:table-cell office:value-type="float" office:value="244.52" calcext:value-type="float">
            <text:p>244.52</text:p>
          </table:table-cell>
          <table:table-cell office:value-type="float" office:value="270.711" calcext:value-type="float">
            <text:p>270.711</text:p>
          </table:table-cell>
          <table:table-cell office:value-type="float" office:value="213.735" calcext:value-type="float">
            <text:p>213.735</text:p>
          </table:table-cell>
          <table:table-cell office:value-type="float" office:value="268.425" calcext:value-type="float">
            <text:p>268.425</text:p>
          </table:table-cell>
          <table:table-cell office:value-type="float" office:value="246.939" calcext:value-type="float">
            <text:p>246.939</text:p>
          </table:table-cell>
          <table:table-cell office:value-type="float" office:value="273.936" calcext:value-type="float">
            <text:p>273.936</text:p>
          </table:table-cell>
          <table:table-cell office:value-type="float" office:value="273.686" calcext:value-type="float">
            <text:p>273.686</text:p>
          </table:table-cell>
          <table:table-cell office:value-type="float" office:value="268.761" calcext:value-type="float">
            <text:p>268.761</text:p>
          </table:table-cell>
          <table:table-cell office:value-type="float" office:value="270.626" calcext:value-type="float">
            <text:p>270.626</text:p>
          </table:table-cell>
          <table:table-cell office:value-type="float" office:value="286.033" calcext:value-type="float">
            <text:p>286.033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953" calcext:value-type="float">
            <text:p>265.953</text:p>
          </table:table-cell>
          <table:table-cell office:value-type="float" office:value="219.741" calcext:value-type="float">
            <text:p>219.741</text:p>
          </table:table-cell>
          <table:table-cell office:value-type="float" office:value="284.875" calcext:value-type="float">
            <text:p>284.875</text:p>
          </table:table-cell>
          <table:table-cell table:formula="of:=LOG(AVERAGE([.B170:.U170]))^-1" office:value-type="float" office:value="0.412888157328403" calcext:value-type="float">
            <text:p>0.41288815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9.057" calcext:value-type="float">
            <text:p>249.057</text:p>
          </table:table-cell>
          <table:table-cell office:value-type="float" office:value="250.961" calcext:value-type="float">
            <text:p>250.961</text:p>
          </table:table-cell>
          <table:table-cell office:value-type="float" office:value="278.104" calcext:value-type="float">
            <text:p>278.104</text:p>
          </table:table-cell>
          <table:table-cell office:value-type="float" office:value="280.889" calcext:value-type="float">
            <text:p>280.889</text:p>
          </table:table-cell>
          <table:table-cell office:value-type="float" office:value="267.215" calcext:value-type="float">
            <text:p>267.215</text:p>
          </table:table-cell>
          <table:table-cell office:value-type="float" office:value="305.825" calcext:value-type="float">
            <text:p>305.825</text:p>
          </table:table-cell>
          <table:table-cell office:value-type="float" office:value="244.502" calcext:value-type="float">
            <text:p>244.502</text:p>
          </table:table-cell>
          <table:table-cell office:value-type="float" office:value="270.711" calcext:value-type="float">
            <text:p>270.711</text:p>
          </table:table-cell>
          <table:table-cell office:value-type="float" office:value="213.736" calcext:value-type="float">
            <text:p>213.736</text:p>
          </table:table-cell>
          <table:table-cell office:value-type="float" office:value="268.077" calcext:value-type="float">
            <text:p>268.077</text:p>
          </table:table-cell>
          <table:table-cell office:value-type="float" office:value="246.939" calcext:value-type="float">
            <text:p>246.939</text:p>
          </table:table-cell>
          <table:table-cell office:value-type="float" office:value="273.487" calcext:value-type="float">
            <text:p>273.487</text:p>
          </table:table-cell>
          <table:table-cell office:value-type="float" office:value="273.446" calcext:value-type="float">
            <text:p>273.446</text:p>
          </table:table-cell>
          <table:table-cell office:value-type="float" office:value="268.654" calcext:value-type="float">
            <text:p>268.654</text:p>
          </table:table-cell>
          <table:table-cell office:value-type="float" office:value="270.539" calcext:value-type="float">
            <text:p>270.539</text:p>
          </table:table-cell>
          <table:table-cell office:value-type="float" office:value="286.033" calcext:value-type="float">
            <text:p>286.033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898" calcext:value-type="float">
            <text:p>265.898</text:p>
          </table:table-cell>
          <table:table-cell office:value-type="float" office:value="219.741" calcext:value-type="float">
            <text:p>219.741</text:p>
          </table:table-cell>
          <table:table-cell office:value-type="float" office:value="284.875" calcext:value-type="float">
            <text:p>284.875</text:p>
          </table:table-cell>
          <table:table-cell table:formula="of:=LOG(AVERAGE([.B171:.U171]))^-1" office:value-type="float" office:value="0.412908462425648" calcext:value-type="float">
            <text:p>0.41290846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8.988" calcext:value-type="float">
            <text:p>248.988</text:p>
          </table:table-cell>
          <table:table-cell office:value-type="float" office:value="250.586" calcext:value-type="float">
            <text:p>250.586</text:p>
          </table:table-cell>
          <table:table-cell office:value-type="float" office:value="277.9" calcext:value-type="float">
            <text:p>277.9</text:p>
          </table:table-cell>
          <table:table-cell office:value-type="float" office:value="280.871" calcext:value-type="float">
            <text:p>280.871</text:p>
          </table:table-cell>
          <table:table-cell office:value-type="float" office:value="267.148" calcext:value-type="float">
            <text:p>267.148</text:p>
          </table:table-cell>
          <table:table-cell office:value-type="float" office:value="305.825" calcext:value-type="float">
            <text:p>305.825</text:p>
          </table:table-cell>
          <table:table-cell office:value-type="float" office:value="244.279" calcext:value-type="float">
            <text:p>244.279</text:p>
          </table:table-cell>
          <table:table-cell office:value-type="float" office:value="270.711" calcext:value-type="float">
            <text:p>270.711</text:p>
          </table:table-cell>
          <table:table-cell office:value-type="float" office:value="213.687" calcext:value-type="float">
            <text:p>213.687</text:p>
          </table:table-cell>
          <table:table-cell office:value-type="float" office:value="268.077" calcext:value-type="float">
            <text:p>268.077</text:p>
          </table:table-cell>
          <table:table-cell office:value-type="float" office:value="246.626" calcext:value-type="float">
            <text:p>246.626</text:p>
          </table:table-cell>
          <table:table-cell office:value-type="float" office:value="273.053" calcext:value-type="float">
            <text:p>273.053</text:p>
          </table:table-cell>
          <table:table-cell office:value-type="float" office:value="273.446" calcext:value-type="float">
            <text:p>273.446</text:p>
          </table:table-cell>
          <table:table-cell office:value-type="float" office:value="268.654" calcext:value-type="float">
            <text:p>268.654</text:p>
          </table:table-cell>
          <table:table-cell office:value-type="float" office:value="270.539" calcext:value-type="float">
            <text:p>270.539</text:p>
          </table:table-cell>
          <table:table-cell office:value-type="float" office:value="286.033" calcext:value-type="float">
            <text:p>286.033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898" calcext:value-type="float">
            <text:p>265.898</text:p>
          </table:table-cell>
          <table:table-cell office:value-type="float" office:value="220.086" calcext:value-type="float">
            <text:p>220.086</text:p>
          </table:table-cell>
          <table:table-cell office:value-type="float" office:value="284.743" calcext:value-type="float">
            <text:p>284.743</text:p>
          </table:table-cell>
          <table:table-cell table:formula="of:=LOG(AVERAGE([.B172:.U172]))^-1" office:value-type="float" office:value="0.412930036996974" calcext:value-type="float">
            <text:p>0.4129300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8.988" calcext:value-type="float">
            <text:p>248.988</text:p>
          </table:table-cell>
          <table:table-cell office:value-type="float" office:value="250.586" calcext:value-type="float">
            <text:p>250.586</text:p>
          </table:table-cell>
          <table:table-cell office:value-type="float" office:value="277.9" calcext:value-type="float">
            <text:p>277.9</text:p>
          </table:table-cell>
          <table:table-cell office:value-type="float" office:value="280.859" calcext:value-type="float">
            <text:p>280.859</text:p>
          </table:table-cell>
          <table:table-cell office:value-type="float" office:value="267.044" calcext:value-type="float">
            <text:p>267.044</text:p>
          </table:table-cell>
          <table:table-cell office:value-type="float" office:value="305.613" calcext:value-type="float">
            <text:p>305.613</text:p>
          </table:table-cell>
          <table:table-cell office:value-type="float" office:value="244.279" calcext:value-type="float">
            <text:p>244.279</text:p>
          </table:table-cell>
          <table:table-cell office:value-type="float" office:value="270.59" calcext:value-type="float">
            <text:p>270.59</text:p>
          </table:table-cell>
          <table:table-cell office:value-type="float" office:value="213.138" calcext:value-type="float">
            <text:p>213.138</text:p>
          </table:table-cell>
          <table:table-cell office:value-type="float" office:value="268.077" calcext:value-type="float">
            <text:p>268.077</text:p>
          </table:table-cell>
          <table:table-cell office:value-type="float" office:value="246.539" calcext:value-type="float">
            <text:p>246.539</text:p>
          </table:table-cell>
          <table:table-cell office:value-type="float" office:value="273.053" calcext:value-type="float">
            <text:p>273.053</text:p>
          </table:table-cell>
          <table:table-cell office:value-type="float" office:value="273.446" calcext:value-type="float">
            <text:p>273.446</text:p>
          </table:table-cell>
          <table:table-cell office:value-type="float" office:value="268.654" calcext:value-type="float">
            <text:p>268.654</text:p>
          </table:table-cell>
          <table:table-cell office:value-type="float" office:value="270.453" calcext:value-type="float">
            <text:p>270.453</text:p>
          </table:table-cell>
          <table:table-cell office:value-type="float" office:value="285.78" calcext:value-type="float">
            <text:p>285.78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898" calcext:value-type="float">
            <text:p>265.898</text:p>
          </table:table-cell>
          <table:table-cell office:value-type="float" office:value="219.619" calcext:value-type="float">
            <text:p>219.619</text:p>
          </table:table-cell>
          <table:table-cell office:value-type="float" office:value="284.516" calcext:value-type="float">
            <text:p>284.516</text:p>
          </table:table-cell>
          <table:table-cell table:formula="of:=LOG(AVERAGE([.B173:.U173]))^-1" office:value-type="float" office:value="0.412959742287914" calcext:value-type="float">
            <text:p>0.41295974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8.937" calcext:value-type="float">
            <text:p>248.937</text:p>
          </table:table-cell>
          <table:table-cell office:value-type="float" office:value="250.586" calcext:value-type="float">
            <text:p>250.586</text:p>
          </table:table-cell>
          <table:table-cell office:value-type="float" office:value="277.745" calcext:value-type="float">
            <text:p>277.745</text:p>
          </table:table-cell>
          <table:table-cell office:value-type="float" office:value="280.859" calcext:value-type="float">
            <text:p>280.859</text:p>
          </table:table-cell>
          <table:table-cell office:value-type="float" office:value="266.858" calcext:value-type="float">
            <text:p>266.858</text:p>
          </table:table-cell>
          <table:table-cell office:value-type="float" office:value="305.613" calcext:value-type="float">
            <text:p>305.613</text:p>
          </table:table-cell>
          <table:table-cell office:value-type="float" office:value="244.225" calcext:value-type="float">
            <text:p>244.225</text:p>
          </table:table-cell>
          <table:table-cell office:value-type="float" office:value="270.59" calcext:value-type="float">
            <text:p>270.59</text:p>
          </table:table-cell>
          <table:table-cell office:value-type="float" office:value="213.687" calcext:value-type="float">
            <text:p>213.687</text:p>
          </table:table-cell>
          <table:table-cell office:value-type="float" office:value="268.077" calcext:value-type="float">
            <text:p>268.077</text:p>
          </table:table-cell>
          <table:table-cell office:value-type="float" office:value="246.539" calcext:value-type="float">
            <text:p>246.539</text:p>
          </table:table-cell>
          <table:table-cell office:value-type="float" office:value="272.692" calcext:value-type="float">
            <text:p>272.692</text:p>
          </table:table-cell>
          <table:table-cell office:value-type="float" office:value="273.432" calcext:value-type="float">
            <text:p>273.432</text:p>
          </table:table-cell>
          <table:table-cell office:value-type="float" office:value="268.538" calcext:value-type="float">
            <text:p>268.538</text:p>
          </table:table-cell>
          <table:table-cell office:value-type="float" office:value="270.539" calcext:value-type="float">
            <text:p>270.539</text:p>
          </table:table-cell>
          <table:table-cell office:value-type="float" office:value="285.78" calcext:value-type="float">
            <text:p>285.78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898" calcext:value-type="float">
            <text:p>265.898</text:p>
          </table:table-cell>
          <table:table-cell office:value-type="float" office:value="219.619" calcext:value-type="float">
            <text:p>219.619</text:p>
          </table:table-cell>
          <table:table-cell office:value-type="float" office:value="284.516" calcext:value-type="float">
            <text:p>284.516</text:p>
          </table:table-cell>
          <table:table-cell table:formula="of:=LOG(AVERAGE([.B174:.U174]))^-1" office:value-type="float" office:value="0.412963979205532" calcext:value-type="float">
            <text:p>0.412963979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8.936" calcext:value-type="float">
            <text:p>248.936</text:p>
          </table:table-cell>
          <table:table-cell office:value-type="float" office:value="250.586" calcext:value-type="float">
            <text:p>250.586</text:p>
          </table:table-cell>
          <table:table-cell office:value-type="float" office:value="277.689" calcext:value-type="float">
            <text:p>277.689</text:p>
          </table:table-cell>
          <table:table-cell office:value-type="float" office:value="280.575" calcext:value-type="float">
            <text:p>280.575</text:p>
          </table:table-cell>
          <table:table-cell office:value-type="float" office:value="265.962" calcext:value-type="float">
            <text:p>265.962</text:p>
          </table:table-cell>
          <table:table-cell office:value-type="float" office:value="305.601" calcext:value-type="float">
            <text:p>305.601</text:p>
          </table:table-cell>
          <table:table-cell office:value-type="float" office:value="244.225" calcext:value-type="float">
            <text:p>244.225</text:p>
          </table:table-cell>
          <table:table-cell office:value-type="float" office:value="270.34" calcext:value-type="float">
            <text:p>270.34</text:p>
          </table:table-cell>
          <table:table-cell office:value-type="float" office:value="213.57" calcext:value-type="float">
            <text:p>213.57</text:p>
          </table:table-cell>
          <table:table-cell office:value-type="float" office:value="268.039" calcext:value-type="float">
            <text:p>268.039</text:p>
          </table:table-cell>
          <table:table-cell office:value-type="float" office:value="246.509" calcext:value-type="float">
            <text:p>246.509</text:p>
          </table:table-cell>
          <table:table-cell office:value-type="float" office:value="272.692" calcext:value-type="float">
            <text:p>272.692</text:p>
          </table:table-cell>
          <table:table-cell office:value-type="float" office:value="273.432" calcext:value-type="float">
            <text:p>273.432</text:p>
          </table:table-cell>
          <table:table-cell office:value-type="float" office:value="268.538" calcext:value-type="float">
            <text:p>268.538</text:p>
          </table:table-cell>
          <table:table-cell office:value-type="float" office:value="270.539" calcext:value-type="float">
            <text:p>270.539</text:p>
          </table:table-cell>
          <table:table-cell office:value-type="float" office:value="285.78" calcext:value-type="float">
            <text:p>285.78</text:p>
          </table:table-cell>
          <table:table-cell office:value-type="float" office:value="264.234" calcext:value-type="float">
            <text:p>264.234</text:p>
          </table:table-cell>
          <table:table-cell office:value-type="float" office:value="265.546" calcext:value-type="float">
            <text:p>265.546</text:p>
          </table:table-cell>
          <table:table-cell office:value-type="float" office:value="219.619" calcext:value-type="float">
            <text:p>219.619</text:p>
          </table:table-cell>
          <table:table-cell office:value-type="float" office:value="284.402" calcext:value-type="float">
            <text:p>284.402</text:p>
          </table:table-cell>
          <table:table-cell table:formula="of:=LOG(AVERAGE([.B175:.U175]))^-1" office:value-type="float" office:value="0.412994152212928" calcext:value-type="float">
            <text:p>0.41299415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8.936" calcext:value-type="float">
            <text:p>248.936</text:p>
          </table:table-cell>
          <table:table-cell office:value-type="float" office:value="250.586" calcext:value-type="float">
            <text:p>250.586</text:p>
          </table:table-cell>
          <table:table-cell office:value-type="float" office:value="277.596" calcext:value-type="float">
            <text:p>277.596</text:p>
          </table:table-cell>
          <table:table-cell office:value-type="float" office:value="280.575" calcext:value-type="float">
            <text:p>280.575</text:p>
          </table:table-cell>
          <table:table-cell office:value-type="float" office:value="265.962" calcext:value-type="float">
            <text:p>265.962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44.225" calcext:value-type="float">
            <text:p>244.225</text:p>
          </table:table-cell>
          <table:table-cell office:value-type="float" office:value="270.338" calcext:value-type="float">
            <text:p>270.338</text:p>
          </table:table-cell>
          <table:table-cell office:value-type="float" office:value="213.57" calcext:value-type="float">
            <text:p>213.57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246.509" calcext:value-type="float">
            <text:p>246.509</text:p>
          </table:table-cell>
          <table:table-cell office:value-type="float" office:value="272.252" calcext:value-type="float">
            <text:p>272.252</text:p>
          </table:table-cell>
          <table:table-cell office:value-type="float" office:value="273.415" calcext:value-type="float">
            <text:p>273.415</text:p>
          </table:table-cell>
          <table:table-cell office:value-type="float" office:value="268.538" calcext:value-type="float">
            <text:p>268.538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5.78" calcext:value-type="float">
            <text:p>285.78</text:p>
          </table:table-cell>
          <table:table-cell office:value-type="float" office:value="263.884" calcext:value-type="float">
            <text:p>263.884</text:p>
          </table:table-cell>
          <table:table-cell office:value-type="float" office:value="265.546" calcext:value-type="float">
            <text:p>265.546</text:p>
          </table:table-cell>
          <table:table-cell office:value-type="float" office:value="219.619" calcext:value-type="float">
            <text:p>219.619</text:p>
          </table:table-cell>
          <table:table-cell office:value-type="float" office:value="284.402" calcext:value-type="float">
            <text:p>284.402</text:p>
          </table:table-cell>
          <table:table-cell table:formula="of:=LOG(AVERAGE([.B176:.U176]))^-1" office:value-type="float" office:value="0.413021181756637" calcext:value-type="float">
            <text:p>0.41302118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8.931" calcext:value-type="float">
            <text:p>248.931</text:p>
          </table:table-cell>
          <table:table-cell office:value-type="float" office:value="250.586" calcext:value-type="float">
            <text:p>250.586</text:p>
          </table:table-cell>
          <table:table-cell office:value-type="float" office:value="277.596" calcext:value-type="float">
            <text:p>277.596</text:p>
          </table:table-cell>
          <table:table-cell office:value-type="float" office:value="280.575" calcext:value-type="float">
            <text:p>280.575</text:p>
          </table:table-cell>
          <table:table-cell office:value-type="float" office:value="265.817" calcext:value-type="float">
            <text:p>265.817</text:p>
          </table:table-cell>
          <table:table-cell office:value-type="float" office:value="304.615" calcext:value-type="float">
            <text:p>304.615</text:p>
          </table:table-cell>
          <table:table-cell office:value-type="float" office:value="244.009" calcext:value-type="float">
            <text:p>244.009</text:p>
          </table:table-cell>
          <table:table-cell office:value-type="float" office:value="270.338" calcext:value-type="float">
            <text:p>270.338</text:p>
          </table:table-cell>
          <table:table-cell office:value-type="float" office:value="213.57" calcext:value-type="float">
            <text:p>213.57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246.173" calcext:value-type="float">
            <text:p>246.173</text:p>
          </table:table-cell>
          <table:table-cell office:value-type="float" office:value="272.252" calcext:value-type="float">
            <text:p>272.252</text:p>
          </table:table-cell>
          <table:table-cell office:value-type="float" office:value="273.415" calcext:value-type="float">
            <text:p>273.415</text:p>
          </table:table-cell>
          <table:table-cell office:value-type="float" office:value="268.467" calcext:value-type="float">
            <text:p>268.467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5.649" calcext:value-type="float">
            <text:p>285.649</text:p>
          </table:table-cell>
          <table:table-cell office:value-type="float" office:value="263.884" calcext:value-type="float">
            <text:p>263.884</text:p>
          </table:table-cell>
          <table:table-cell office:value-type="float" office:value="265.546" calcext:value-type="float">
            <text:p>265.546</text:p>
          </table:table-cell>
          <table:table-cell office:value-type="float" office:value="219.606" calcext:value-type="float">
            <text:p>219.606</text:p>
          </table:table-cell>
          <table:table-cell office:value-type="float" office:value="284.402" calcext:value-type="float">
            <text:p>284.402</text:p>
          </table:table-cell>
          <table:table-cell table:formula="of:=LOG(AVERAGE([.B177:.U177]))^-1" office:value-type="float" office:value="0.413045681395418" calcext:value-type="float">
            <text:p>0.41304568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8.869" calcext:value-type="float">
            <text:p>248.869</text:p>
          </table:table-cell>
          <table:table-cell office:value-type="float" office:value="250.447" calcext:value-type="float">
            <text:p>250.447</text:p>
          </table:table-cell>
          <table:table-cell office:value-type="float" office:value="277.485" calcext:value-type="float">
            <text:p>277.485</text:p>
          </table:table-cell>
          <table:table-cell office:value-type="float" office:value="280.575" calcext:value-type="float">
            <text:p>280.575</text:p>
          </table:table-cell>
          <table:table-cell office:value-type="float" office:value="264.199" calcext:value-type="float">
            <text:p>264.19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43.8" calcext:value-type="float">
            <text:p>243.8</text:p>
          </table:table-cell>
          <table:table-cell office:value-type="float" office:value="270.338" calcext:value-type="float">
            <text:p>270.338</text:p>
          </table:table-cell>
          <table:table-cell office:value-type="float" office:value="213.57" calcext:value-type="float">
            <text:p>213.57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246.051" calcext:value-type="float">
            <text:p>246.051</text:p>
          </table:table-cell>
          <table:table-cell office:value-type="float" office:value="272.099" calcext:value-type="float">
            <text:p>272.099</text:p>
          </table:table-cell>
          <table:table-cell office:value-type="float" office:value="273.415" calcext:value-type="float">
            <text:p>273.415</text:p>
          </table:table-cell>
          <table:table-cell office:value-type="float" office:value="268.206" calcext:value-type="float">
            <text:p>268.206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5.649" calcext:value-type="float">
            <text:p>285.649</text:p>
          </table:table-cell>
          <table:table-cell office:value-type="float" office:value="263.884" calcext:value-type="float">
            <text:p>263.884</text:p>
          </table:table-cell>
          <table:table-cell office:value-type="float" office:value="265.546" calcext:value-type="float">
            <text:p>265.546</text:p>
          </table:table-cell>
          <table:table-cell office:value-type="float" office:value="219.606" calcext:value-type="float">
            <text:p>219.606</text:p>
          </table:table-cell>
          <table:table-cell office:value-type="float" office:value="284.402" calcext:value-type="float">
            <text:p>284.402</text:p>
          </table:table-cell>
          <table:table-cell table:formula="of:=LOG(AVERAGE([.B178:.U178]))^-1" office:value-type="float" office:value="0.413071654038976" calcext:value-type="float">
            <text:p>0.4130716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8.869" calcext:value-type="float">
            <text:p>248.869</text:p>
          </table:table-cell>
          <table:table-cell office:value-type="float" office:value="250.447" calcext:value-type="float">
            <text:p>250.447</text:p>
          </table:table-cell>
          <table:table-cell office:value-type="float" office:value="277.163" calcext:value-type="float">
            <text:p>277.163</text:p>
          </table:table-cell>
          <table:table-cell office:value-type="float" office:value="280.575" calcext:value-type="float">
            <text:p>280.575</text:p>
          </table:table-cell>
          <table:table-cell office:value-type="float" office:value="264.199" calcext:value-type="float">
            <text:p>264.199</text:p>
          </table:table-cell>
          <table:table-cell office:value-type="float" office:value="305.169" calcext:value-type="float">
            <text:p>305.169</text:p>
          </table:table-cell>
          <table:table-cell office:value-type="float" office:value="243.798" calcext:value-type="float">
            <text:p>243.798</text:p>
          </table:table-cell>
          <table:table-cell office:value-type="float" office:value="270.338" calcext:value-type="float">
            <text:p>270.338</text:p>
          </table:table-cell>
          <table:table-cell office:value-type="float" office:value="213.51" calcext:value-type="float">
            <text:p>213.51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246.051" calcext:value-type="float">
            <text:p>246.051</text:p>
          </table:table-cell>
          <table:table-cell office:value-type="float" office:value="272.099" calcext:value-type="float">
            <text:p>272.099</text:p>
          </table:table-cell>
          <table:table-cell office:value-type="float" office:value="273.415" calcext:value-type="float">
            <text:p>273.415</text:p>
          </table:table-cell>
          <table:table-cell office:value-type="float" office:value="268.206" calcext:value-type="float">
            <text:p>268.206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5.649" calcext:value-type="float">
            <text:p>285.649</text:p>
          </table:table-cell>
          <table:table-cell office:value-type="float" office:value="263.174" calcext:value-type="float">
            <text:p>263.174</text:p>
          </table:table-cell>
          <table:table-cell office:value-type="float" office:value="265.307" calcext:value-type="float">
            <text:p>265.307</text:p>
          </table:table-cell>
          <table:table-cell office:value-type="float" office:value="219.463" calcext:value-type="float">
            <text:p>219.463</text:p>
          </table:table-cell>
          <table:table-cell office:value-type="float" office:value="284.402" calcext:value-type="float">
            <text:p>284.402</text:p>
          </table:table-cell>
          <table:table-cell table:formula="of:=LOG(AVERAGE([.B179:.U179]))^-1" office:value-type="float" office:value="0.413096246689372" calcext:value-type="float">
            <text:p>0.413096246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8.853" calcext:value-type="float">
            <text:p>248.853</text:p>
          </table:table-cell>
          <table:table-cell office:value-type="float" office:value="250.447" calcext:value-type="float">
            <text:p>250.447</text:p>
          </table:table-cell>
          <table:table-cell office:value-type="float" office:value="277.042" calcext:value-type="float">
            <text:p>277.042</text:p>
          </table:table-cell>
          <table:table-cell office:value-type="float" office:value="280.258" calcext:value-type="float">
            <text:p>280.258</text:p>
          </table:table-cell>
          <table:table-cell office:value-type="float" office:value="264.199" calcext:value-type="float">
            <text:p>264.199</text:p>
          </table:table-cell>
          <table:table-cell office:value-type="float" office:value="305.169" calcext:value-type="float">
            <text:p>305.169</text:p>
          </table:table-cell>
          <table:table-cell office:value-type="float" office:value="243.661" calcext:value-type="float">
            <text:p>243.661</text:p>
          </table:table-cell>
          <table:table-cell office:value-type="float" office:value="270.336" calcext:value-type="float">
            <text:p>270.336</text:p>
          </table:table-cell>
          <table:table-cell office:value-type="float" office:value="213.509" calcext:value-type="float">
            <text:p>213.509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246.051" calcext:value-type="float">
            <text:p>246.051</text:p>
          </table:table-cell>
          <table:table-cell office:value-type="float" office:value="271.791" calcext:value-type="float">
            <text:p>271.791</text:p>
          </table:table-cell>
          <table:table-cell office:value-type="float" office:value="273.415" calcext:value-type="float">
            <text:p>273.415</text:p>
          </table:table-cell>
          <table:table-cell office:value-type="float" office:value="268.206" calcext:value-type="float">
            <text:p>268.206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5.458" calcext:value-type="float">
            <text:p>285.458</text:p>
          </table:table-cell>
          <table:table-cell office:value-type="float" office:value="263.174" calcext:value-type="float">
            <text:p>263.174</text:p>
          </table:table-cell>
          <table:table-cell office:value-type="float" office:value="265.307" calcext:value-type="float">
            <text:p>265.307</text:p>
          </table:table-cell>
          <table:table-cell office:value-type="float" office:value="219.33" calcext:value-type="float">
            <text:p>219.33</text:p>
          </table:table-cell>
          <table:table-cell office:value-type="float" office:value="284.402" calcext:value-type="float">
            <text:p>284.402</text:p>
          </table:table-cell>
          <table:table-cell table:formula="of:=LOG(AVERAGE([.B180:.U180]))^-1" office:value-type="float" office:value="0.413113492061516" calcext:value-type="float">
            <text:p>0.41311349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8.812" calcext:value-type="float">
            <text:p>248.812</text:p>
          </table:table-cell>
          <table:table-cell office:value-type="float" office:value="250.447" calcext:value-type="float">
            <text:p>250.447</text:p>
          </table:table-cell>
          <table:table-cell office:value-type="float" office:value="276.756" calcext:value-type="float">
            <text:p>276.756</text:p>
          </table:table-cell>
          <table:table-cell office:value-type="float" office:value="280.258" calcext:value-type="float">
            <text:p>280.258</text:p>
          </table:table-cell>
          <table:table-cell office:value-type="float" office:value="264.199" calcext:value-type="float">
            <text:p>264.199</text:p>
          </table:table-cell>
          <table:table-cell office:value-type="float" office:value="305.065" calcext:value-type="float">
            <text:p>305.065</text:p>
          </table:table-cell>
          <table:table-cell office:value-type="float" office:value="243.528" calcext:value-type="float">
            <text:p>243.528</text:p>
          </table:table-cell>
          <table:table-cell office:value-type="float" office:value="270.336" calcext:value-type="float">
            <text:p>270.336</text:p>
          </table:table-cell>
          <table:table-cell office:value-type="float" office:value="212.741" calcext:value-type="float">
            <text:p>212.741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245.888" calcext:value-type="float">
            <text:p>245.888</text:p>
          </table:table-cell>
          <table:table-cell office:value-type="float" office:value="271.791" calcext:value-type="float">
            <text:p>271.791</text:p>
          </table:table-cell>
          <table:table-cell office:value-type="float" office:value="273.411" calcext:value-type="float">
            <text:p>273.411</text:p>
          </table:table-cell>
          <table:table-cell office:value-type="float" office:value="267.98" calcext:value-type="float">
            <text:p>267.98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5.649" calcext:value-type="float">
            <text:p>285.649</text:p>
          </table:table-cell>
          <table:table-cell office:value-type="float" office:value="263.016" calcext:value-type="float">
            <text:p>263.016</text:p>
          </table:table-cell>
          <table:table-cell office:value-type="float" office:value="265.307" calcext:value-type="float">
            <text:p>265.307</text:p>
          </table:table-cell>
          <table:table-cell office:value-type="float" office:value="219.33" calcext:value-type="float">
            <text:p>219.33</text:p>
          </table:table-cell>
          <table:table-cell office:value-type="float" office:value="284.402" calcext:value-type="float">
            <text:p>284.402</text:p>
          </table:table-cell>
          <table:table-cell table:formula="of:=LOG(AVERAGE([.B181:.U181]))^-1" office:value-type="float" office:value="0.413137301321404" calcext:value-type="float">
            <text:p>0.41313730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8.551" calcext:value-type="float">
            <text:p>248.551</text:p>
          </table:table-cell>
          <table:table-cell office:value-type="float" office:value="250.447" calcext:value-type="float">
            <text:p>250.447</text:p>
          </table:table-cell>
          <table:table-cell office:value-type="float" office:value="276.393" calcext:value-type="float">
            <text:p>276.393</text:p>
          </table:table-cell>
          <table:table-cell office:value-type="float" office:value="280.258" calcext:value-type="float">
            <text:p>280.258</text:p>
          </table:table-cell>
          <table:table-cell office:value-type="float" office:value="263.344" calcext:value-type="float">
            <text:p>263.344</text:p>
          </table:table-cell>
          <table:table-cell office:value-type="float" office:value="304.973" calcext:value-type="float">
            <text:p>304.973</text:p>
          </table:table-cell>
          <table:table-cell office:value-type="float" office:value="243.311" calcext:value-type="float">
            <text:p>243.311</text:p>
          </table:table-cell>
          <table:table-cell office:value-type="float" office:value="270.336" calcext:value-type="float">
            <text:p>270.336</text:p>
          </table:table-cell>
          <table:table-cell office:value-type="float" office:value="212.727" calcext:value-type="float">
            <text:p>212.727</text:p>
          </table:table-cell>
          <table:table-cell office:value-type="float" office:value="267.176" calcext:value-type="float">
            <text:p>267.176</text:p>
          </table:table-cell>
          <table:table-cell office:value-type="float" office:value="245.505" calcext:value-type="float">
            <text:p>245.505</text:p>
          </table:table-cell>
          <table:table-cell office:value-type="float" office:value="270.862" calcext:value-type="float">
            <text:p>270.862</text:p>
          </table:table-cell>
          <table:table-cell office:value-type="float" office:value="273.411" calcext:value-type="float">
            <text:p>273.411</text:p>
          </table:table-cell>
          <table:table-cell office:value-type="float" office:value="267.98" calcext:value-type="float">
            <text:p>267.98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5.649" calcext:value-type="float">
            <text:p>285.649</text:p>
          </table:table-cell>
          <table:table-cell office:value-type="float" office:value="263.016" calcext:value-type="float">
            <text:p>263.016</text:p>
          </table:table-cell>
          <table:table-cell office:value-type="float" office:value="265.307" calcext:value-type="float">
            <text:p>265.307</text:p>
          </table:table-cell>
          <table:table-cell office:value-type="float" office:value="219.33" calcext:value-type="float">
            <text:p>219.33</text:p>
          </table:table-cell>
          <table:table-cell office:value-type="float" office:value="284.402" calcext:value-type="float">
            <text:p>284.402</text:p>
          </table:table-cell>
          <table:table-cell table:formula="of:=LOG(AVERAGE([.B182:.U182]))^-1" office:value-type="float" office:value="0.413181147670882" calcext:value-type="float">
            <text:p>0.41318114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8.476" calcext:value-type="float">
            <text:p>248.476</text:p>
          </table:table-cell>
          <table:table-cell office:value-type="float" office:value="250.447" calcext:value-type="float">
            <text:p>250.447</text:p>
          </table:table-cell>
          <table:table-cell office:value-type="float" office:value="275.526" calcext:value-type="float">
            <text:p>275.526</text:p>
          </table:table-cell>
          <table:table-cell office:value-type="float" office:value="279.341" calcext:value-type="float">
            <text:p>279.341</text:p>
          </table:table-cell>
          <table:table-cell office:value-type="float" office:value="263.344" calcext:value-type="float">
            <text:p>263.344</text:p>
          </table:table-cell>
          <table:table-cell office:value-type="float" office:value="304.973" calcext:value-type="float">
            <text:p>304.973</text:p>
          </table:table-cell>
          <table:table-cell office:value-type="float" office:value="243.311" calcext:value-type="float">
            <text:p>243.311</text:p>
          </table:table-cell>
          <table:table-cell office:value-type="float" office:value="270.336" calcext:value-type="float">
            <text:p>270.336</text:p>
          </table:table-cell>
          <table:table-cell office:value-type="float" office:value="212.727" calcext:value-type="float">
            <text:p>212.727</text:p>
          </table:table-cell>
          <table:table-cell office:value-type="float" office:value="266.241" calcext:value-type="float">
            <text:p>266.241</text:p>
          </table:table-cell>
          <table:table-cell office:value-type="float" office:value="245.472" calcext:value-type="float">
            <text:p>245.472</text:p>
          </table:table-cell>
          <table:table-cell office:value-type="float" office:value="270.862" calcext:value-type="float">
            <text:p>270.862</text:p>
          </table:table-cell>
          <table:table-cell office:value-type="float" office:value="273.411" calcext:value-type="float">
            <text:p>273.411</text:p>
          </table:table-cell>
          <table:table-cell office:value-type="float" office:value="267.98" calcext:value-type="float">
            <text:p>267.98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5.649" calcext:value-type="float">
            <text:p>285.649</text:p>
          </table:table-cell>
          <table:table-cell office:value-type="float" office:value="263.016" calcext:value-type="float">
            <text:p>263.016</text:p>
          </table:table-cell>
          <table:table-cell office:value-type="float" office:value="265.307" calcext:value-type="float">
            <text:p>265.307</text:p>
          </table:table-cell>
          <table:table-cell office:value-type="float" office:value="219.13" calcext:value-type="float">
            <text:p>219.13</text:p>
          </table:table-cell>
          <table:table-cell office:value-type="float" office:value="284.402" calcext:value-type="float">
            <text:p>284.402</text:p>
          </table:table-cell>
          <table:table-cell table:formula="of:=LOG(AVERAGE([.B183:.U183]))^-1" office:value-type="float" office:value="0.413223802825633" calcext:value-type="float">
            <text:p>0.41322380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8.476" calcext:value-type="float">
            <text:p>248.476</text:p>
          </table:table-cell>
          <table:table-cell office:value-type="float" office:value="250.447" calcext:value-type="float">
            <text:p>250.447</text:p>
          </table:table-cell>
          <table:table-cell office:value-type="float" office:value="275.526" calcext:value-type="float">
            <text:p>275.526</text:p>
          </table:table-cell>
          <table:table-cell office:value-type="float" office:value="279.341" calcext:value-type="float">
            <text:p>279.341</text:p>
          </table:table-cell>
          <table:table-cell office:value-type="float" office:value="263.04" calcext:value-type="float">
            <text:p>263.04</text:p>
          </table:table-cell>
          <table:table-cell office:value-type="float" office:value="304.471" calcext:value-type="float">
            <text:p>304.471</text:p>
          </table:table-cell>
          <table:table-cell office:value-type="float" office:value="242.476" calcext:value-type="float">
            <text:p>242.476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212.698" calcext:value-type="float">
            <text:p>212.698</text:p>
          </table:table-cell>
          <table:table-cell office:value-type="float" office:value="267.124" calcext:value-type="float">
            <text:p>267.124</text:p>
          </table:table-cell>
          <table:table-cell office:value-type="float" office:value="245.472" calcext:value-type="float">
            <text:p>245.472</text:p>
          </table:table-cell>
          <table:table-cell office:value-type="float" office:value="270.862" calcext:value-type="float">
            <text:p>270.862</text:p>
          </table:table-cell>
          <table:table-cell office:value-type="float" office:value="273.399" calcext:value-type="float">
            <text:p>273.399</text:p>
          </table:table-cell>
          <table:table-cell office:value-type="float" office:value="267.872" calcext:value-type="float">
            <text:p>267.872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807" calcext:value-type="float">
            <text:p>281.807</text:p>
          </table:table-cell>
          <table:table-cell office:value-type="float" office:value="262.954" calcext:value-type="float">
            <text:p>262.954</text:p>
          </table:table-cell>
          <table:table-cell office:value-type="float" office:value="265.307" calcext:value-type="float">
            <text:p>265.307</text:p>
          </table:table-cell>
          <table:table-cell office:value-type="float" office:value="217.946" calcext:value-type="float">
            <text:p>217.946</text:p>
          </table:table-cell>
          <table:table-cell office:value-type="float" office:value="284.402" calcext:value-type="float">
            <text:p>284.402</text:p>
          </table:table-cell>
          <table:table-cell table:formula="of:=LOG(AVERAGE([.B184:.U184]))^-1" office:value-type="float" office:value="0.413310540499473" calcext:value-type="float">
            <text:p>0.41331054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8.473" calcext:value-type="float">
            <text:p>248.473</text:p>
          </table:table-cell>
          <table:table-cell office:value-type="float" office:value="250.445" calcext:value-type="float">
            <text:p>250.445</text:p>
          </table:table-cell>
          <table:table-cell office:value-type="float" office:value="275.526" calcext:value-type="float">
            <text:p>275.526</text:p>
          </table:table-cell>
          <table:table-cell office:value-type="float" office:value="279.341" calcext:value-type="float">
            <text:p>279.341</text:p>
          </table:table-cell>
          <table:table-cell office:value-type="float" office:value="263.04" calcext:value-type="float">
            <text:p>263.04</text:p>
          </table:table-cell>
          <table:table-cell office:value-type="float" office:value="304.471" calcext:value-type="float">
            <text:p>304.471</text:p>
          </table:table-cell>
          <table:table-cell office:value-type="float" office:value="242.476" calcext:value-type="float">
            <text:p>242.476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212.698" calcext:value-type="float">
            <text:p>212.698</text:p>
          </table:table-cell>
          <table:table-cell office:value-type="float" office:value="267.124" calcext:value-type="float">
            <text:p>267.124</text:p>
          </table:table-cell>
          <table:table-cell office:value-type="float" office:value="245.265" calcext:value-type="float">
            <text:p>245.265</text:p>
          </table:table-cell>
          <table:table-cell office:value-type="float" office:value="270.516" calcext:value-type="float">
            <text:p>270.516</text:p>
          </table:table-cell>
          <table:table-cell office:value-type="float" office:value="273.399" calcext:value-type="float">
            <text:p>273.399</text:p>
          </table:table-cell>
          <table:table-cell office:value-type="float" office:value="267.333" calcext:value-type="float">
            <text:p>267.333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807" calcext:value-type="float">
            <text:p>281.807</text:p>
          </table:table-cell>
          <table:table-cell office:value-type="float" office:value="262.954" calcext:value-type="float">
            <text:p>262.954</text:p>
          </table:table-cell>
          <table:table-cell office:value-type="float" office:value="265.307" calcext:value-type="float">
            <text:p>265.307</text:p>
          </table:table-cell>
          <table:table-cell office:value-type="float" office:value="217.946" calcext:value-type="float">
            <text:p>217.946</text:p>
          </table:table-cell>
          <table:table-cell office:value-type="float" office:value="284.402" calcext:value-type="float">
            <text:p>284.402</text:p>
          </table:table-cell>
          <table:table-cell table:formula="of:=LOG(AVERAGE([.B185:.U185]))^-1" office:value-type="float" office:value="0.41332603177805" calcext:value-type="float">
            <text:p>0.41332603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8.115" calcext:value-type="float">
            <text:p>248.115</text:p>
          </table:table-cell>
          <table:table-cell office:value-type="float" office:value="250.445" calcext:value-type="float">
            <text:p>250.445</text:p>
          </table:table-cell>
          <table:table-cell office:value-type="float" office:value="275.526" calcext:value-type="float">
            <text:p>275.526</text:p>
          </table:table-cell>
          <table:table-cell office:value-type="float" office:value="279.341" calcext:value-type="float">
            <text:p>279.341</text:p>
          </table:table-cell>
          <table:table-cell office:value-type="float" office:value="260.964" calcext:value-type="float">
            <text:p>260.964</text:p>
          </table:table-cell>
          <table:table-cell office:value-type="float" office:value="304.471" calcext:value-type="float">
            <text:p>304.471</text:p>
          </table:table-cell>
          <table:table-cell office:value-type="float" office:value="242.08" calcext:value-type="float">
            <text:p>242.08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212.698" calcext:value-type="float">
            <text:p>212.698</text:p>
          </table:table-cell>
          <table:table-cell office:value-type="float" office:value="267.107" calcext:value-type="float">
            <text:p>267.107</text:p>
          </table:table-cell>
          <table:table-cell office:value-type="float" office:value="244.932" calcext:value-type="float">
            <text:p>244.932</text:p>
          </table:table-cell>
          <table:table-cell office:value-type="float" office:value="270.4" calcext:value-type="float">
            <text:p>270.4</text:p>
          </table:table-cell>
          <table:table-cell office:value-type="float" office:value="273.396" calcext:value-type="float">
            <text:p>273.396</text:p>
          </table:table-cell>
          <table:table-cell office:value-type="float" office:value="267.333" calcext:value-type="float">
            <text:p>267.333</text:p>
          </table:table-cell>
          <table:table-cell office:value-type="float" office:value="270.534" calcext:value-type="float">
            <text:p>270.534</text:p>
          </table:table-cell>
          <table:table-cell office:value-type="float" office:value="281.807" calcext:value-type="float">
            <text:p>281.807</text:p>
          </table:table-cell>
          <table:table-cell office:value-type="float" office:value="262.826" calcext:value-type="float">
            <text:p>262.826</text:p>
          </table:table-cell>
          <table:table-cell office:value-type="float" office:value="264.095" calcext:value-type="float">
            <text:p>264.095</text:p>
          </table:table-cell>
          <table:table-cell office:value-type="float" office:value="219.005" calcext:value-type="float">
            <text:p>219.005</text:p>
          </table:table-cell>
          <table:table-cell office:value-type="float" office:value="284.402" calcext:value-type="float">
            <text:p>284.402</text:p>
          </table:table-cell>
          <table:table-cell table:formula="of:=LOG(AVERAGE([.B186:.U186]))^-1" office:value-type="float" office:value="0.413376673871924" calcext:value-type="float">
            <text:p>0.413376673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8.115" calcext:value-type="float">
            <text:p>248.115</text:p>
          </table:table-cell>
          <table:table-cell office:value-type="float" office:value="250.445" calcext:value-type="float">
            <text:p>250.445</text:p>
          </table:table-cell>
          <table:table-cell office:value-type="float" office:value="275.526" calcext:value-type="float">
            <text:p>275.526</text:p>
          </table:table-cell>
          <table:table-cell office:value-type="float" office:value="277.836" calcext:value-type="float">
            <text:p>277.836</text:p>
          </table:table-cell>
          <table:table-cell office:value-type="float" office:value="261.295" calcext:value-type="float">
            <text:p>261.295</text:p>
          </table:table-cell>
          <table:table-cell office:value-type="float" office:value="304.319" calcext:value-type="float">
            <text:p>304.319</text:p>
          </table:table-cell>
          <table:table-cell office:value-type="float" office:value="242.08" calcext:value-type="float">
            <text:p>242.08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212.588" calcext:value-type="float">
            <text:p>212.588</text:p>
          </table:table-cell>
          <table:table-cell office:value-type="float" office:value="267.069" calcext:value-type="float">
            <text:p>267.069</text:p>
          </table:table-cell>
          <table:table-cell office:value-type="float" office:value="244.932" calcext:value-type="float">
            <text:p>244.932</text:p>
          </table:table-cell>
          <table:table-cell office:value-type="float" office:value="270.059" calcext:value-type="float">
            <text:p>270.059</text:p>
          </table:table-cell>
          <table:table-cell office:value-type="float" office:value="273.396" calcext:value-type="float">
            <text:p>273.396</text:p>
          </table:table-cell>
          <table:table-cell office:value-type="float" office:value="267.316" calcext:value-type="float">
            <text:p>267.316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807" calcext:value-type="float">
            <text:p>281.807</text:p>
          </table:table-cell>
          <table:table-cell office:value-type="float" office:value="262.826" calcext:value-type="float">
            <text:p>262.826</text:p>
          </table:table-cell>
          <table:table-cell office:value-type="float" office:value="264.095" calcext:value-type="float">
            <text:p>264.095</text:p>
          </table:table-cell>
          <table:table-cell office:value-type="float" office:value="218.759" calcext:value-type="float">
            <text:p>218.759</text:p>
          </table:table-cell>
          <table:table-cell office:value-type="float" office:value="284.402" calcext:value-type="float">
            <text:p>284.402</text:p>
          </table:table-cell>
          <table:table-cell table:formula="of:=LOG(AVERAGE([.B187:.U187]))^-1" office:value-type="float" office:value="0.413406001060578" calcext:value-type="float">
            <text:p>0.41340600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8.115" calcext:value-type="float">
            <text:p>248.115</text:p>
          </table:table-cell>
          <table:table-cell office:value-type="float" office:value="250.445" calcext:value-type="float">
            <text:p>250.445</text:p>
          </table:table-cell>
          <table:table-cell office:value-type="float" office:value="275.449" calcext:value-type="float">
            <text:p>275.449</text:p>
          </table:table-cell>
          <table:table-cell office:value-type="float" office:value="277.613" calcext:value-type="float">
            <text:p>277.613</text:p>
          </table:table-cell>
          <table:table-cell office:value-type="float" office:value="261.295" calcext:value-type="float">
            <text:p>261.295</text:p>
          </table:table-cell>
          <table:table-cell office:value-type="float" office:value="302.595" calcext:value-type="float">
            <text:p>302.595</text:p>
          </table:table-cell>
          <table:table-cell office:value-type="float" office:value="242.08" calcext:value-type="float">
            <text:p>242.08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212.338" calcext:value-type="float">
            <text:p>212.338</text:p>
          </table:table-cell>
          <table:table-cell office:value-type="float" office:value="267.046" calcext:value-type="float">
            <text:p>267.046</text:p>
          </table:table-cell>
          <table:table-cell office:value-type="float" office:value="244.932" calcext:value-type="float">
            <text:p>244.932</text:p>
          </table:table-cell>
          <table:table-cell office:value-type="float" office:value="269.542" calcext:value-type="float">
            <text:p>269.542</text:p>
          </table:table-cell>
          <table:table-cell office:value-type="float" office:value="273.396" calcext:value-type="float">
            <text:p>273.396</text:p>
          </table:table-cell>
          <table:table-cell office:value-type="float" office:value="267.316" calcext:value-type="float">
            <text:p>267.316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807" calcext:value-type="float">
            <text:p>281.807</text:p>
          </table:table-cell>
          <table:table-cell office:value-type="float" office:value="262.801" calcext:value-type="float">
            <text:p>262.801</text:p>
          </table:table-cell>
          <table:table-cell office:value-type="float" office:value="264.093" calcext:value-type="float">
            <text:p>264.093</text:p>
          </table:table-cell>
          <table:table-cell office:value-type="float" office:value="218.697" calcext:value-type="float">
            <text:p>218.697</text:p>
          </table:table-cell>
          <table:table-cell office:value-type="float" office:value="284.402" calcext:value-type="float">
            <text:p>284.402</text:p>
          </table:table-cell>
          <table:table-cell table:formula="of:=LOG(AVERAGE([.B188:.U188]))^-1" office:value-type="float" office:value="0.413447077107381" calcext:value-type="float">
            <text:p>0.41344707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8.115" calcext:value-type="float">
            <text:p>248.115</text:p>
          </table:table-cell>
          <table:table-cell office:value-type="float" office:value="250.195" calcext:value-type="float">
            <text:p>250.195</text:p>
          </table:table-cell>
          <table:table-cell office:value-type="float" office:value="275.408" calcext:value-type="float">
            <text:p>275.408</text:p>
          </table:table-cell>
          <table:table-cell office:value-type="float" office:value="277.613" calcext:value-type="float">
            <text:p>277.613</text:p>
          </table:table-cell>
          <table:table-cell office:value-type="float" office:value="261.295" calcext:value-type="float">
            <text:p>261.295</text:p>
          </table:table-cell>
          <table:table-cell office:value-type="float" office:value="302.378" calcext:value-type="float">
            <text:p>302.378</text:p>
          </table:table-cell>
          <table:table-cell office:value-type="float" office:value="241.814" calcext:value-type="float">
            <text:p>241.814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212.338" calcext:value-type="float">
            <text:p>212.338</text:p>
          </table:table-cell>
          <table:table-cell office:value-type="float" office:value="266.984" calcext:value-type="float">
            <text:p>266.984</text:p>
          </table:table-cell>
          <table:table-cell office:value-type="float" office:value="244.636" calcext:value-type="float">
            <text:p>244.636</text:p>
          </table:table-cell>
          <table:table-cell office:value-type="float" office:value="269.392" calcext:value-type="float">
            <text:p>269.392</text:p>
          </table:table-cell>
          <table:table-cell office:value-type="float" office:value="273.235" calcext:value-type="float">
            <text:p>273.235</text:p>
          </table:table-cell>
          <table:table-cell office:value-type="float" office:value="266.248" calcext:value-type="float">
            <text:p>266.248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646" calcext:value-type="float">
            <text:p>281.646</text:p>
          </table:table-cell>
          <table:table-cell office:value-type="float" office:value="262.801" calcext:value-type="float">
            <text:p>262.801</text:p>
          </table:table-cell>
          <table:table-cell office:value-type="float" office:value="264.032" calcext:value-type="float">
            <text:p>264.032</text:p>
          </table:table-cell>
          <table:table-cell office:value-type="float" office:value="218.694" calcext:value-type="float">
            <text:p>218.694</text:p>
          </table:table-cell>
          <table:table-cell office:value-type="float" office:value="284.402" calcext:value-type="float">
            <text:p>284.402</text:p>
          </table:table-cell>
          <table:table-cell table:formula="of:=LOG(AVERAGE([.B189:.U189]))^-1" office:value-type="float" office:value="0.413485818480527" calcext:value-type="float">
            <text:p>0.41348581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7.959" calcext:value-type="float">
            <text:p>247.959</text:p>
          </table:table-cell>
          <table:table-cell office:value-type="float" office:value="250.086" calcext:value-type="float">
            <text:p>250.086</text:p>
          </table:table-cell>
          <table:table-cell office:value-type="float" office:value="275.408" calcext:value-type="float">
            <text:p>275.408</text:p>
          </table:table-cell>
          <table:table-cell office:value-type="float" office:value="277.425" calcext:value-type="float">
            <text:p>277.425</text:p>
          </table:table-cell>
          <table:table-cell office:value-type="float" office:value="260.568" calcext:value-type="float">
            <text:p>260.568</text:p>
          </table:table-cell>
          <table:table-cell office:value-type="float" office:value="302.378" calcext:value-type="float">
            <text:p>302.378</text:p>
          </table:table-cell>
          <table:table-cell office:value-type="float" office:value="241.58" calcext:value-type="float">
            <text:p>241.58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212.338" calcext:value-type="float">
            <text:p>212.338</text:p>
          </table:table-cell>
          <table:table-cell office:value-type="float" office:value="266.984" calcext:value-type="float">
            <text:p>266.984</text:p>
          </table:table-cell>
          <table:table-cell office:value-type="float" office:value="244.636" calcext:value-type="float">
            <text:p>244.636</text:p>
          </table:table-cell>
          <table:table-cell office:value-type="float" office:value="269.346" calcext:value-type="float">
            <text:p>269.346</text:p>
          </table:table-cell>
          <table:table-cell office:value-type="float" office:value="273.154" calcext:value-type="float">
            <text:p>273.154</text:p>
          </table:table-cell>
          <table:table-cell office:value-type="float" office:value="266.248" calcext:value-type="float">
            <text:p>266.248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2.696" calcext:value-type="float">
            <text:p>262.696</text:p>
          </table:table-cell>
          <table:table-cell office:value-type="float" office:value="264.032" calcext:value-type="float">
            <text:p>264.032</text:p>
          </table:table-cell>
          <table:table-cell office:value-type="float" office:value="218.694" calcext:value-type="float">
            <text:p>218.694</text:p>
          </table:table-cell>
          <table:table-cell office:value-type="float" office:value="284.402" calcext:value-type="float">
            <text:p>284.402</text:p>
          </table:table-cell>
          <table:table-cell table:formula="of:=LOG(AVERAGE([.B190:.U190]))^-1" office:value-type="float" office:value="0.413511732192255" calcext:value-type="float">
            <text:p>0.41351173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7.572" calcext:value-type="float">
            <text:p>247.572</text:p>
          </table:table-cell>
          <table:table-cell office:value-type="float" office:value="249.767" calcext:value-type="float">
            <text:p>249.767</text:p>
          </table:table-cell>
          <table:table-cell office:value-type="float" office:value="275.026" calcext:value-type="float">
            <text:p>275.026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260.568" calcext:value-type="float">
            <text:p>260.568</text:p>
          </table:table-cell>
          <table:table-cell office:value-type="float" office:value="302.378" calcext:value-type="float">
            <text:p>302.378</text:p>
          </table:table-cell>
          <table:table-cell office:value-type="float" office:value="241.58" calcext:value-type="float">
            <text:p>241.58</text:p>
          </table:table-cell>
          <table:table-cell office:value-type="float" office:value="270.181" calcext:value-type="float">
            <text:p>270.181</text:p>
          </table:table-cell>
          <table:table-cell office:value-type="float" office:value="212.278" calcext:value-type="float">
            <text:p>212.278</text:p>
          </table:table-cell>
          <table:table-cell office:value-type="float" office:value="266.984" calcext:value-type="float">
            <text:p>266.984</text:p>
          </table:table-cell>
          <table:table-cell office:value-type="float" office:value="244.542" calcext:value-type="float">
            <text:p>244.542</text:p>
          </table:table-cell>
          <table:table-cell office:value-type="float" office:value="267.661" calcext:value-type="float">
            <text:p>267.661</text:p>
          </table:table-cell>
          <table:table-cell office:value-type="float" office:value="273.154" calcext:value-type="float">
            <text:p>273.154</text:p>
          </table:table-cell>
          <table:table-cell office:value-type="float" office:value="266.248" calcext:value-type="float">
            <text:p>266.248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1.875" calcext:value-type="float">
            <text:p>261.875</text:p>
          </table:table-cell>
          <table:table-cell office:value-type="float" office:value="264.032" calcext:value-type="float">
            <text:p>264.032</text:p>
          </table:table-cell>
          <table:table-cell office:value-type="float" office:value="218.084" calcext:value-type="float">
            <text:p>218.084</text:p>
          </table:table-cell>
          <table:table-cell office:value-type="float" office:value="284.402" calcext:value-type="float">
            <text:p>284.402</text:p>
          </table:table-cell>
          <table:table-cell table:formula="of:=LOG(AVERAGE([.B191:.U191]))^-1" office:value-type="float" office:value="0.41359660092503" calcext:value-type="float">
            <text:p>0.41359660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7.572" calcext:value-type="float">
            <text:p>247.572</text:p>
          </table:table-cell>
          <table:table-cell office:value-type="float" office:value="249.767" calcext:value-type="float">
            <text:p>249.767</text:p>
          </table:table-cell>
          <table:table-cell office:value-type="float" office:value="274.782" calcext:value-type="float">
            <text:p>274.782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260.568" calcext:value-type="float">
            <text:p>260.568</text:p>
          </table:table-cell>
          <table:table-cell office:value-type="float" office:value="302.378" calcext:value-type="float">
            <text:p>302.378</text:p>
          </table:table-cell>
          <table:table-cell office:value-type="float" office:value="241.58" calcext:value-type="float">
            <text:p>241.58</text:p>
          </table:table-cell>
          <table:table-cell office:value-type="float" office:value="270.181" calcext:value-type="float">
            <text:p>270.181</text:p>
          </table:table-cell>
          <table:table-cell office:value-type="float" office:value="212.278" calcext:value-type="float">
            <text:p>212.278</text:p>
          </table:table-cell>
          <table:table-cell office:value-type="float" office:value="266.984" calcext:value-type="float">
            <text:p>266.984</text:p>
          </table:table-cell>
          <table:table-cell office:value-type="float" office:value="243.761" calcext:value-type="float">
            <text:p>243.761</text:p>
          </table:table-cell>
          <table:table-cell office:value-type="float" office:value="267.661" calcext:value-type="float">
            <text:p>267.661</text:p>
          </table:table-cell>
          <table:table-cell office:value-type="float" office:value="272.688" calcext:value-type="float">
            <text:p>272.688</text:p>
          </table:table-cell>
          <table:table-cell office:value-type="float" office:value="266.071" calcext:value-type="float">
            <text:p>266.071</text:p>
          </table:table-cell>
          <table:table-cell office:value-type="float" office:value="270.537" calcext:value-type="float">
            <text:p>270.537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1.875" calcext:value-type="float">
            <text:p>261.875</text:p>
          </table:table-cell>
          <table:table-cell office:value-type="float" office:value="264.032" calcext:value-type="float">
            <text:p>264.032</text:p>
          </table:table-cell>
          <table:table-cell office:value-type="float" office:value="218.048" calcext:value-type="float">
            <text:p>218.048</text:p>
          </table:table-cell>
          <table:table-cell office:value-type="float" office:value="284.402" calcext:value-type="float">
            <text:p>284.402</text:p>
          </table:table-cell>
          <table:table-cell table:formula="of:=LOG(AVERAGE([.B192:.U192]))^-1" office:value-type="float" office:value="0.41362080641846" calcext:value-type="float">
            <text:p>0.41362080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7.572" calcext:value-type="float">
            <text:p>247.572</text:p>
          </table:table-cell>
          <table:table-cell office:value-type="float" office:value="249.734" calcext:value-type="float">
            <text:p>249.734</text:p>
          </table:table-cell>
          <table:table-cell office:value-type="float" office:value="274.782" calcext:value-type="float">
            <text:p>274.782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260.437" calcext:value-type="float">
            <text:p>260.437</text:p>
          </table:table-cell>
          <table:table-cell office:value-type="float" office:value="302.241" calcext:value-type="float">
            <text:p>302.241</text:p>
          </table:table-cell>
          <table:table-cell office:value-type="float" office:value="241.405" calcext:value-type="float">
            <text:p>241.405</text:p>
          </table:table-cell>
          <table:table-cell office:value-type="float" office:value="270.18" calcext:value-type="float">
            <text:p>270.18</text:p>
          </table:table-cell>
          <table:table-cell office:value-type="float" office:value="212.256" calcext:value-type="float">
            <text:p>212.256</text:p>
          </table:table-cell>
          <table:table-cell office:value-type="float" office:value="266.692" calcext:value-type="float">
            <text:p>266.692</text:p>
          </table:table-cell>
          <table:table-cell office:value-type="float" office:value="244.104" calcext:value-type="float">
            <text:p>244.104</text:p>
          </table:table-cell>
          <table:table-cell office:value-type="float" office:value="267.661" calcext:value-type="float">
            <text:p>267.661</text:p>
          </table:table-cell>
          <table:table-cell office:value-type="float" office:value="272.688" calcext:value-type="float">
            <text:p>272.688</text:p>
          </table:table-cell>
          <table:table-cell office:value-type="float" office:value="266.071" calcext:value-type="float">
            <text:p>266.071</text:p>
          </table:table-cell>
          <table:table-cell office:value-type="float" office:value="270.537" calcext:value-type="float">
            <text:p>270.537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1.455" calcext:value-type="float">
            <text:p>261.455</text:p>
          </table:table-cell>
          <table:table-cell office:value-type="float" office:value="263.909" calcext:value-type="float">
            <text:p>263.909</text:p>
          </table:table-cell>
          <table:table-cell office:value-type="float" office:value="217.248" calcext:value-type="float">
            <text:p>217.248</text:p>
          </table:table-cell>
          <table:table-cell office:value-type="float" office:value="284.402" calcext:value-type="float">
            <text:p>284.402</text:p>
          </table:table-cell>
          <table:table-cell table:formula="of:=LOG(AVERAGE([.B193:.U193]))^-1" office:value-type="float" office:value="0.413646244382751" calcext:value-type="float">
            <text:p>0.41364624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7.457" calcext:value-type="float">
            <text:p>247.457</text:p>
          </table:table-cell>
          <table:table-cell office:value-type="float" office:value="249.511" calcext:value-type="float">
            <text:p>249.511</text:p>
          </table:table-cell>
          <table:table-cell office:value-type="float" office:value="274.782" calcext:value-type="float">
            <text:p>274.782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260.437" calcext:value-type="float">
            <text:p>260.437</text:p>
          </table:table-cell>
          <table:table-cell office:value-type="float" office:value="302.241" calcext:value-type="float">
            <text:p>302.241</text:p>
          </table:table-cell>
          <table:table-cell office:value-type="float" office:value="241.405" calcext:value-type="float">
            <text:p>241.405</text:p>
          </table:table-cell>
          <table:table-cell office:value-type="float" office:value="270.18" calcext:value-type="float">
            <text:p>270.18</text:p>
          </table:table-cell>
          <table:table-cell office:value-type="float" office:value="212.256" calcext:value-type="float">
            <text:p>212.256</text:p>
          </table:table-cell>
          <table:table-cell office:value-type="float" office:value="266.692" calcext:value-type="float">
            <text:p>266.692</text:p>
          </table:table-cell>
          <table:table-cell office:value-type="float" office:value="244.104" calcext:value-type="float">
            <text:p>244.104</text:p>
          </table:table-cell>
          <table:table-cell office:value-type="float" office:value="267.661" calcext:value-type="float">
            <text:p>267.661</text:p>
          </table:table-cell>
          <table:table-cell office:value-type="float" office:value="272.688" calcext:value-type="float">
            <text:p>272.688</text:p>
          </table:table-cell>
          <table:table-cell office:value-type="float" office:value="265.897" calcext:value-type="float">
            <text:p>265.897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1.455" calcext:value-type="float">
            <text:p>261.455</text:p>
          </table:table-cell>
          <table:table-cell office:value-type="float" office:value="263.81" calcext:value-type="float">
            <text:p>263.81</text:p>
          </table:table-cell>
          <table:table-cell office:value-type="float" office:value="217.248" calcext:value-type="float">
            <text:p>217.248</text:p>
          </table:table-cell>
          <table:table-cell office:value-type="float" office:value="284.402" calcext:value-type="float">
            <text:p>284.402</text:p>
          </table:table-cell>
          <table:table-cell table:formula="of:=LOG(AVERAGE([.B194:.U194]))^-1" office:value-type="float" office:value="0.413654911049096" calcext:value-type="float">
            <text:p>0.4136549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7.457" calcext:value-type="float">
            <text:p>247.457</text:p>
          </table:table-cell>
          <table:table-cell office:value-type="float" office:value="249.511" calcext:value-type="float">
            <text:p>249.511</text:p>
          </table:table-cell>
          <table:table-cell office:value-type="float" office:value="274.782" calcext:value-type="float">
            <text:p>274.782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259.7" calcext:value-type="float">
            <text:p>259.7</text:p>
          </table:table-cell>
          <table:table-cell office:value-type="float" office:value="301.83" calcext:value-type="float">
            <text:p>301.83</text:p>
          </table:table-cell>
          <table:table-cell office:value-type="float" office:value="241.393" calcext:value-type="float">
            <text:p>241.393</text:p>
          </table:table-cell>
          <table:table-cell office:value-type="float" office:value="270.175" calcext:value-type="float">
            <text:p>270.175</text:p>
          </table:table-cell>
          <table:table-cell office:value-type="float" office:value="212.256" calcext:value-type="float">
            <text:p>212.256</text:p>
          </table:table-cell>
          <table:table-cell office:value-type="float" office:value="266.692" calcext:value-type="float">
            <text:p>266.692</text:p>
          </table:table-cell>
          <table:table-cell office:value-type="float" office:value="244.104" calcext:value-type="float">
            <text:p>244.104</text:p>
          </table:table-cell>
          <table:table-cell office:value-type="float" office:value="267.661" calcext:value-type="float">
            <text:p>267.661</text:p>
          </table:table-cell>
          <table:table-cell office:value-type="float" office:value="272.688" calcext:value-type="float">
            <text:p>272.688</text:p>
          </table:table-cell>
          <table:table-cell office:value-type="float" office:value="265.897" calcext:value-type="float">
            <text:p>265.897</text:p>
          </table:table-cell>
          <table:table-cell office:value-type="float" office:value="270.538" calcext:value-type="float">
            <text:p>270.538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1.455" calcext:value-type="float">
            <text:p>261.455</text:p>
          </table:table-cell>
          <table:table-cell office:value-type="float" office:value="263.732" calcext:value-type="float">
            <text:p>263.732</text:p>
          </table:table-cell>
          <table:table-cell office:value-type="float" office:value="217.248" calcext:value-type="float">
            <text:p>217.248</text:p>
          </table:table-cell>
          <table:table-cell office:value-type="float" office:value="284.402" calcext:value-type="float">
            <text:p>284.402</text:p>
          </table:table-cell>
          <table:table-cell table:formula="of:=LOG(AVERAGE([.B195:.U195]))^-1" office:value-type="float" office:value="0.413672575411027" calcext:value-type="float">
            <text:p>0.41367257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7.457" calcext:value-type="float">
            <text:p>247.457</text:p>
          </table:table-cell>
          <table:table-cell office:value-type="float" office:value="249.511" calcext:value-type="float">
            <text:p>249.511</text:p>
          </table:table-cell>
          <table:table-cell office:value-type="float" office:value="274.656" calcext:value-type="float">
            <text:p>274.656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259.7" calcext:value-type="float">
            <text:p>259.7</text:p>
          </table:table-cell>
          <table:table-cell office:value-type="float" office:value="301.694" calcext:value-type="float">
            <text:p>301.694</text:p>
          </table:table-cell>
          <table:table-cell office:value-type="float" office:value="241.393" calcext:value-type="float">
            <text:p>241.393</text:p>
          </table:table-cell>
          <table:table-cell office:value-type="float" office:value="270.18" calcext:value-type="float">
            <text:p>270.18</text:p>
          </table:table-cell>
          <table:table-cell office:value-type="float" office:value="212.256" calcext:value-type="float">
            <text:p>212.256</text:p>
          </table:table-cell>
          <table:table-cell office:value-type="float" office:value="266.369" calcext:value-type="float">
            <text:p>266.369</text:p>
          </table:table-cell>
          <table:table-cell office:value-type="float" office:value="244.1" calcext:value-type="float">
            <text:p>244.1</text:p>
          </table:table-cell>
          <table:table-cell office:value-type="float" office:value="267.561" calcext:value-type="float">
            <text:p>267.561</text:p>
          </table:table-cell>
          <table:table-cell office:value-type="float" office:value="272.412" calcext:value-type="float">
            <text:p>272.412</text:p>
          </table:table-cell>
          <table:table-cell office:value-type="float" office:value="265.897" calcext:value-type="float">
            <text:p>265.897</text:p>
          </table:table-cell>
          <table:table-cell office:value-type="float" office:value="270.534" calcext:value-type="float">
            <text:p>270.534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1.455" calcext:value-type="float">
            <text:p>261.455</text:p>
          </table:table-cell>
          <table:table-cell office:value-type="float" office:value="263.81" calcext:value-type="float">
            <text:p>263.81</text:p>
          </table:table-cell>
          <table:table-cell office:value-type="float" office:value="217.248" calcext:value-type="float">
            <text:p>217.248</text:p>
          </table:table-cell>
          <table:table-cell office:value-type="float" office:value="284.402" calcext:value-type="float">
            <text:p>284.402</text:p>
          </table:table-cell>
          <table:table-cell table:formula="of:=LOG(AVERAGE([.B196:.U196]))^-1" office:value-type="float" office:value="0.413685169905159" calcext:value-type="float">
            <text:p>0.41368516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7.327" calcext:value-type="float">
            <text:p>247.327</text:p>
          </table:table-cell>
          <table:table-cell office:value-type="float" office:value="248.438" calcext:value-type="float">
            <text:p>248.438</text:p>
          </table:table-cell>
          <table:table-cell office:value-type="float" office:value="274.656" calcext:value-type="float">
            <text:p>274.656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259.7" calcext:value-type="float">
            <text:p>259.7</text:p>
          </table:table-cell>
          <table:table-cell office:value-type="float" office:value="301.694" calcext:value-type="float">
            <text:p>301.694</text:p>
          </table:table-cell>
          <table:table-cell office:value-type="float" office:value="241.243" calcext:value-type="float">
            <text:p>241.243</text:p>
          </table:table-cell>
          <table:table-cell office:value-type="float" office:value="270.18" calcext:value-type="float">
            <text:p>270.18</text:p>
          </table:table-cell>
          <table:table-cell office:value-type="float" office:value="212.092" calcext:value-type="float">
            <text:p>212.092</text:p>
          </table:table-cell>
          <table:table-cell office:value-type="float" office:value="266.369" calcext:value-type="float">
            <text:p>266.369</text:p>
          </table:table-cell>
          <table:table-cell office:value-type="float" office:value="244.1" calcext:value-type="float">
            <text:p>244.1</text:p>
          </table:table-cell>
          <table:table-cell office:value-type="float" office:value="267.321" calcext:value-type="float">
            <text:p>267.321</text:p>
          </table:table-cell>
          <table:table-cell office:value-type="float" office:value="272.508" calcext:value-type="float">
            <text:p>272.508</text:p>
          </table:table-cell>
          <table:table-cell office:value-type="float" office:value="264.926" calcext:value-type="float">
            <text:p>264.926</text:p>
          </table:table-cell>
          <table:table-cell office:value-type="float" office:value="270.537" calcext:value-type="float">
            <text:p>270.537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1.262" calcext:value-type="float">
            <text:p>261.262</text:p>
          </table:table-cell>
          <table:table-cell office:value-type="float" office:value="263.326" calcext:value-type="float">
            <text:p>263.326</text:p>
          </table:table-cell>
          <table:table-cell office:value-type="float" office:value="217.247" calcext:value-type="float">
            <text:p>217.247</text:p>
          </table:table-cell>
          <table:table-cell office:value-type="float" office:value="284.402" calcext:value-type="float">
            <text:p>284.402</text:p>
          </table:table-cell>
          <table:table-cell table:formula="of:=LOG(AVERAGE([.B197:.U197]))^-1" office:value-type="float" office:value="0.413732204563501" calcext:value-type="float">
            <text:p>0.41373220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7.145" calcext:value-type="float">
            <text:p>247.145</text:p>
          </table:table-cell>
          <table:table-cell office:value-type="float" office:value="248.438" calcext:value-type="float">
            <text:p>248.438</text:p>
          </table:table-cell>
          <table:table-cell office:value-type="float" office:value="274.656" calcext:value-type="float">
            <text:p>274.656</text:p>
          </table:table-cell>
          <table:table-cell office:value-type="float" office:value="275.691" calcext:value-type="float">
            <text:p>275.691</text:p>
          </table:table-cell>
          <table:table-cell office:value-type="float" office:value="259.7" calcext:value-type="float">
            <text:p>259.7</text:p>
          </table:table-cell>
          <table:table-cell office:value-type="float" office:value="301.69" calcext:value-type="float">
            <text:p>301.69</text:p>
          </table:table-cell>
          <table:table-cell office:value-type="float" office:value="241.114" calcext:value-type="float">
            <text:p>241.114</text:p>
          </table:table-cell>
          <table:table-cell office:value-type="float" office:value="270.084" calcext:value-type="float">
            <text:p>270.084</text:p>
          </table:table-cell>
          <table:table-cell office:value-type="float" office:value="211.789" calcext:value-type="float">
            <text:p>211.789</text:p>
          </table:table-cell>
          <table:table-cell office:value-type="float" office:value="266.369" calcext:value-type="float">
            <text:p>266.369</text:p>
          </table:table-cell>
          <table:table-cell office:value-type="float" office:value="243.787" calcext:value-type="float">
            <text:p>243.787</text:p>
          </table:table-cell>
          <table:table-cell office:value-type="float" office:value="267.321" calcext:value-type="float">
            <text:p>267.321</text:p>
          </table:table-cell>
          <table:table-cell office:value-type="float" office:value="272.508" calcext:value-type="float">
            <text:p>272.508</text:p>
          </table:table-cell>
          <table:table-cell office:value-type="float" office:value="264.926" calcext:value-type="float">
            <text:p>264.926</text:p>
          </table:table-cell>
          <table:table-cell office:value-type="float" office:value="270.446" calcext:value-type="float">
            <text:p>270.446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1.262" calcext:value-type="float">
            <text:p>261.262</text:p>
          </table:table-cell>
          <table:table-cell office:value-type="float" office:value="263.326" calcext:value-type="float">
            <text:p>263.326</text:p>
          </table:table-cell>
          <table:table-cell office:value-type="float" office:value="217.247" calcext:value-type="float">
            <text:p>217.247</text:p>
          </table:table-cell>
          <table:table-cell office:value-type="float" office:value="284.402" calcext:value-type="float">
            <text:p>284.402</text:p>
          </table:table-cell>
          <table:table-cell table:formula="of:=LOG(AVERAGE([.B198:.U198]))^-1" office:value-type="float" office:value="0.413749680414751" calcext:value-type="float">
            <text:p>0.41374968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7.145" calcext:value-type="float">
            <text:p>247.145</text:p>
          </table:table-cell>
          <table:table-cell office:value-type="float" office:value="248.438" calcext:value-type="float">
            <text:p>248.438</text:p>
          </table:table-cell>
          <table:table-cell office:value-type="float" office:value="274.648" calcext:value-type="float">
            <text:p>274.648</text:p>
          </table:table-cell>
          <table:table-cell office:value-type="float" office:value="275.648" calcext:value-type="float">
            <text:p>275.648</text:p>
          </table:table-cell>
          <table:table-cell office:value-type="float" office:value="259.7" calcext:value-type="float">
            <text:p>259.7</text:p>
          </table:table-cell>
          <table:table-cell office:value-type="float" office:value="300.325" calcext:value-type="float">
            <text:p>300.325</text:p>
          </table:table-cell>
          <table:table-cell office:value-type="float" office:value="241.013" calcext:value-type="float">
            <text:p>241.013</text:p>
          </table:table-cell>
          <table:table-cell office:value-type="float" office:value="270.096" calcext:value-type="float">
            <text:p>270.096</text:p>
          </table:table-cell>
          <table:table-cell office:value-type="float" office:value="211.789" calcext:value-type="float">
            <text:p>211.789</text:p>
          </table:table-cell>
          <table:table-cell office:value-type="float" office:value="266.369" calcext:value-type="float">
            <text:p>266.369</text:p>
          </table:table-cell>
          <table:table-cell office:value-type="float" office:value="243.787" calcext:value-type="float">
            <text:p>243.787</text:p>
          </table:table-cell>
          <table:table-cell office:value-type="float" office:value="267.321" calcext:value-type="float">
            <text:p>267.321</text:p>
          </table:table-cell>
          <table:table-cell office:value-type="float" office:value="272.508" calcext:value-type="float">
            <text:p>272.508</text:p>
          </table:table-cell>
          <table:table-cell office:value-type="float" office:value="264.926" calcext:value-type="float">
            <text:p>264.926</text:p>
          </table:table-cell>
          <table:table-cell office:value-type="float" office:value="270.446" calcext:value-type="float">
            <text:p>270.446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0.789" calcext:value-type="float">
            <text:p>260.789</text:p>
          </table:table-cell>
          <table:table-cell office:value-type="float" office:value="263.326" calcext:value-type="float">
            <text:p>263.326</text:p>
          </table:table-cell>
          <table:table-cell office:value-type="float" office:value="216.924" calcext:value-type="float">
            <text:p>216.924</text:p>
          </table:table-cell>
          <table:table-cell office:value-type="float" office:value="284.319" calcext:value-type="float">
            <text:p>284.319</text:p>
          </table:table-cell>
          <table:table-cell table:formula="of:=LOG(AVERAGE([.B199:.U199]))^-1" office:value-type="float" office:value="0.413783623425973" calcext:value-type="float">
            <text:p>0.413783623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7.145" calcext:value-type="float">
            <text:p>247.145</text:p>
          </table:table-cell>
          <table:table-cell office:value-type="float" office:value="248.438" calcext:value-type="float">
            <text:p>248.438</text:p>
          </table:table-cell>
          <table:table-cell office:value-type="float" office:value="274.641" calcext:value-type="float">
            <text:p>274.641</text:p>
          </table:table-cell>
          <table:table-cell office:value-type="float" office:value="275.525" calcext:value-type="float">
            <text:p>275.525</text:p>
          </table:table-cell>
          <table:table-cell office:value-type="float" office:value="259.65" calcext:value-type="float">
            <text:p>259.65</text:p>
          </table:table-cell>
          <table:table-cell office:value-type="float" office:value="300.325" calcext:value-type="float">
            <text:p>300.325</text:p>
          </table:table-cell>
          <table:table-cell office:value-type="float" office:value="240.849" calcext:value-type="float">
            <text:p>240.849</text:p>
          </table:table-cell>
          <table:table-cell office:value-type="float" office:value="270.096" calcext:value-type="float">
            <text:p>270.096</text:p>
          </table:table-cell>
          <table:table-cell office:value-type="float" office:value="211.789" calcext:value-type="float">
            <text:p>211.789</text:p>
          </table:table-cell>
          <table:table-cell office:value-type="float" office:value="266.369" calcext:value-type="float">
            <text:p>266.369</text:p>
          </table:table-cell>
          <table:table-cell office:value-type="float" office:value="243.784" calcext:value-type="float">
            <text:p>243.784</text:p>
          </table:table-cell>
          <table:table-cell office:value-type="float" office:value="267.321" calcext:value-type="float">
            <text:p>267.321</text:p>
          </table:table-cell>
          <table:table-cell office:value-type="float" office:value="272.508" calcext:value-type="float">
            <text:p>272.508</text:p>
          </table:table-cell>
          <table:table-cell office:value-type="float" office:value="264.926" calcext:value-type="float">
            <text:p>264.926</text:p>
          </table:table-cell>
          <table:table-cell office:value-type="float" office:value="270.446" calcext:value-type="float">
            <text:p>270.446</text:p>
          </table:table-cell>
          <table:table-cell office:value-type="float" office:value="281.463" calcext:value-type="float">
            <text:p>281.463</text:p>
          </table:table-cell>
          <table:table-cell office:value-type="float" office:value="260.789" calcext:value-type="float">
            <text:p>260.789</text:p>
          </table:table-cell>
          <table:table-cell office:value-type="float" office:value="263.326" calcext:value-type="float">
            <text:p>263.326</text:p>
          </table:table-cell>
          <table:table-cell office:value-type="float" office:value="216.924" calcext:value-type="float">
            <text:p>216.924</text:p>
          </table:table-cell>
          <table:table-cell office:value-type="float" office:value="284.319" calcext:value-type="float">
            <text:p>284.319</text:p>
          </table:table-cell>
          <table:table-cell table:formula="of:=LOG(AVERAGE([.B200:.U200]))^-1" office:value-type="float" office:value="0.413788565713105" calcext:value-type="float">
            <text:p>0.41378856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7.039" calcext:value-type="float">
            <text:p>247.039</text:p>
          </table:table-cell>
          <table:table-cell office:value-type="float" office:value="248.438" calcext:value-type="float">
            <text:p>248.438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275.525" calcext:value-type="float">
            <text:p>275.525</text:p>
          </table:table-cell>
          <table:table-cell office:value-type="float" office:value="259.315" calcext:value-type="float">
            <text:p>259.315</text:p>
          </table:table-cell>
          <table:table-cell office:value-type="float" office:value="299.452" calcext:value-type="float">
            <text:p>299.452</text:p>
          </table:table-cell>
          <table:table-cell office:value-type="float" office:value="240.849" calcext:value-type="float">
            <text:p>240.849</text:p>
          </table:table-cell>
          <table:table-cell office:value-type="float" office:value="270.086" calcext:value-type="float">
            <text:p>270.086</text:p>
          </table:table-cell>
          <table:table-cell office:value-type="float" office:value="211.789" calcext:value-type="float">
            <text:p>211.789</text:p>
          </table:table-cell>
          <table:table-cell office:value-type="float" office:value="266.369" calcext:value-type="float">
            <text:p>266.369</text:p>
          </table:table-cell>
          <table:table-cell office:value-type="float" office:value="242.965" calcext:value-type="float">
            <text:p>242.965</text:p>
          </table:table-cell>
          <table:table-cell office:value-type="float" office:value="267.119" calcext:value-type="float">
            <text:p>267.119</text:p>
          </table:table-cell>
          <table:table-cell office:value-type="float" office:value="272.508" calcext:value-type="float">
            <text:p>272.508</text:p>
          </table:table-cell>
          <table:table-cell office:value-type="float" office:value="264.531" calcext:value-type="float">
            <text:p>264.531</text:p>
          </table:table-cell>
          <table:table-cell office:value-type="float" office:value="270.446" calcext:value-type="float">
            <text:p>270.446</text:p>
          </table:table-cell>
          <table:table-cell office:value-type="float" office:value="281.423" calcext:value-type="float">
            <text:p>281.423</text:p>
          </table:table-cell>
          <table:table-cell office:value-type="float" office:value="260.72" calcext:value-type="float">
            <text:p>260.72</text:p>
          </table:table-cell>
          <table:table-cell office:value-type="float" office:value="263.171" calcext:value-type="float">
            <text:p>263.171</text:p>
          </table:table-cell>
          <table:table-cell office:value-type="float" office:value="216.924" calcext:value-type="float">
            <text:p>216.924</text:p>
          </table:table-cell>
          <table:table-cell office:value-type="float" office:value="284.319" calcext:value-type="float">
            <text:p>284.319</text:p>
          </table:table-cell>
          <table:table-cell table:formula="of:=LOG(AVERAGE([.B201:.U201]))^-1" office:value-type="float" office:value="0.413832325140129" calcext:value-type="float">
            <text:p>0.41383232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6.881" calcext:value-type="float">
            <text:p>246.881</text:p>
          </table:table-cell>
          <table:table-cell office:value-type="float" office:value="247.651" calcext:value-type="float">
            <text:p>247.651</text:p>
          </table:table-cell>
          <table:table-cell office:value-type="float" office:value="274.399" calcext:value-type="float">
            <text:p>274.399</text:p>
          </table:table-cell>
          <table:table-cell office:value-type="float" office:value="275.383" calcext:value-type="float">
            <text:p>275.383</text:p>
          </table:table-cell>
          <table:table-cell office:value-type="float" office:value="259.315" calcext:value-type="float">
            <text:p>259.315</text:p>
          </table:table-cell>
          <table:table-cell office:value-type="float" office:value="299.384" calcext:value-type="float">
            <text:p>299.384</text:p>
          </table:table-cell>
          <table:table-cell office:value-type="float" office:value="240.778" calcext:value-type="float">
            <text:p>240.778</text:p>
          </table:table-cell>
          <table:table-cell office:value-type="float" office:value="270.073" calcext:value-type="float">
            <text:p>270.073</text:p>
          </table:table-cell>
          <table:table-cell office:value-type="float" office:value="211.771" calcext:value-type="float">
            <text:p>211.771</text:p>
          </table:table-cell>
          <table:table-cell office:value-type="float" office:value="266.369" calcext:value-type="float">
            <text:p>266.369</text:p>
          </table:table-cell>
          <table:table-cell office:value-type="float" office:value="242.786" calcext:value-type="float">
            <text:p>242.786</text:p>
          </table:table-cell>
          <table:table-cell office:value-type="float" office:value="267.119" calcext:value-type="float">
            <text:p>267.119</text:p>
          </table:table-cell>
          <table:table-cell office:value-type="float" office:value="272.048" calcext:value-type="float">
            <text:p>272.048</text:p>
          </table:table-cell>
          <table:table-cell office:value-type="float" office:value="264.531" calcext:value-type="float">
            <text:p>264.531</text:p>
          </table:table-cell>
          <table:table-cell office:value-type="float" office:value="270.446" calcext:value-type="float">
            <text:p>270.446</text:p>
          </table:table-cell>
          <table:table-cell office:value-type="float" office:value="281.423" calcext:value-type="float">
            <text:p>281.423</text:p>
          </table:table-cell>
          <table:table-cell office:value-type="float" office:value="260.72" calcext:value-type="float">
            <text:p>260.72</text:p>
          </table:table-cell>
          <table:table-cell office:value-type="float" office:value="263.326" calcext:value-type="float">
            <text:p>263.326</text:p>
          </table:table-cell>
          <table:table-cell office:value-type="float" office:value="216.171" calcext:value-type="float">
            <text:p>216.171</text:p>
          </table:table-cell>
          <table:table-cell office:value-type="float" office:value="284.319" calcext:value-type="float">
            <text:p>284.319</text:p>
          </table:table-cell>
          <table:table-cell table:formula="of:=LOG(AVERAGE([.B202:.U202]))^-1" office:value-type="float" office:value="0.413870384820098" calcext:value-type="float">
            <text:p>0.41387038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00-00-00</text:date>, <text:time style:data-style-name="N2" text:time-value="22:33:59.640090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8T22:42:32.147552133</dc:date>
    <dc:creator>zafrik </dc:creator>
    <meta:editing-duration>PT15M20S</meta:editing-duration>
    <meta:editing-cycles>5</meta:editing-cycles>
    <meta:generator>LibreOffice/4.3.3.2$Linux_X86_64 LibreOffice_project/430m0$Build-2</meta:generator>
    <meta:document-statistic meta:table-count="1" meta:cell-count="4444" meta:object-count="0"/>
  </office:meta>
</office:document-meta>
</file>